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62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41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2.3516in"/>
    </style:style>
    <style:style style:name="co17" style:family="table-column">
      <style:table-column-properties fo:break-before="auto" style:column-width="2.298in"/>
    </style:style>
    <style:style style:name="co18" style:family="table-column">
      <style:table-column-properties fo:break-before="auto" style:column-width="1.9437in"/>
    </style:style>
    <style:style style:name="co19" style:family="table-column">
      <style:table-column-properties fo:break-before="auto" style:column-width="1.0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its-dcca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its-dcca-10//M4570.fst</text:p>
          </table:table-cell>
          <table:table-cell office:value-type="float" office:value="732.76183494299">
            <text:p>732.761834943</text:p>
          </table:table-cell>
          <table:table-cell office:value-type="float" office:value="0.734531302275008">
            <text:p>0.7345313023</text:p>
          </table:table-cell>
          <table:table-cell table:style-name="ce1" office:value-type="string">
            <text:p><text:s/>8.123476848090983E-4</text:p>
          </table:table-cell>
          <table:table-cell office:value-type="float" office:value="0.0892857142857142">
            <text:p>0.0892857143</text:p>
          </table:table-cell>
          <table:table-cell office:value-type="float" office:value="3.81153533712429">
            <text:p>3.8115353371</text:p>
          </table:table-cell>
          <table:table-cell office:value-type="float" office:value="4692">
            <text:p>4692</text:p>
          </table:table-cell>
          <table:table-cell office:value-type="float" office:value="1231">
            <text:p>1231</text:p>
          </table:table-cell>
          <table:table-cell office:value-type="float" office:value="560">
            <text:p>560</text:p>
          </table:table-cell>
          <table:table-cell office:value-type="float" office:value="610">
            <text:p>610</text:p>
          </table:table-cell>
          <table:table-cell office:value-type="float" office:value="524">
            <text:p>524</text:p>
          </table:table-cell>
          <table:table-cell office:value-type="float" office:value="457">
            <text:p>45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ts-dcca-10//M588.fst</text:p>
          </table:table-cell>
          <table:table-cell office:value-type="float" office:value="127.057268333786">
            <text:p>127.0572683338</text:p>
          </table:table-cell>
          <table:table-cell office:value-type="float" office:value="0.132196699854629">
            <text:p>0.1321966999</text:p>
          </table:table-cell>
          <table:table-cell table:style-name="ce1" office:value-type="string">
            <text:p><text:s/>2.748007694421544E-4</text:p>
          </table:table-cell>
          <table:table-cell office:value-type="float" office:value="0.257246376811594">
            <text:p>0.2572463768</text:p>
          </table:table-cell>
          <table:table-cell office:value-type="float" office:value="16.0821654300632">
            <text:p>16.0821654301</text:p>
          </table:table-cell>
          <table:table-cell office:value-type="float" office:value="58523">
            <text:p>58523</text:p>
          </table:table-cell>
          <table:table-cell office:value-type="float" office:value="3639">
            <text:p>3639</text:p>
          </table:table-cell>
          <table:table-cell office:value-type="float" office:value="1104">
            <text:p>1104</text:p>
          </table:table-cell>
          <table:table-cell office:value-type="float" office:value="1388">
            <text:p>1388</text:p>
          </table:table-cell>
          <table:table-cell office:value-type="float" office:value="2341">
            <text:p>2341</text:p>
          </table:table-cell>
          <table:table-cell office:value-type="float" office:value="2107">
            <text:p>210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its-dcca-10//M4313.fst</text:p>
          </table:table-cell>
          <table:table-cell office:value-type="float" office:value="858.589803956023">
            <text:p>858.589803956</text:p>
          </table:table-cell>
          <table:table-cell office:value-type="float" office:value="0.859301364717665">
            <text:p>0.8593013647</text:p>
          </table:table-cell>
          <table:table-cell office:value-type="float" office:value="0.00263852242744063">
            <text:p>0.0026385224</text:p>
          </table:table-cell>
          <table:table-cell office:value-type="float" office:value="0.0382165605095541">
            <text:p>0.0382165605</text:p>
          </table:table-cell>
          <table:table-cell office:value-type="float" office:value="4.83641160949868">
            <text:p>4.8364116095</text:p>
          </table:table-cell>
          <table:table-cell office:value-type="float" office:value="1833">
            <text:p>1833</text:p>
          </table:table-cell>
          <table:table-cell office:value-type="float" office:value="379">
            <text:p>379</text:p>
          </table:table-cell>
          <table:table-cell office:value-type="float" office:value="471">
            <text:p>471</text:p>
          </table:table-cell>
          <table:table-cell office:value-type="float" office:value="489">
            <text:p>489</text:p>
          </table:table-cell>
          <table:table-cell office:value-type="float" office:value="189">
            <text:p>189</text:p>
          </table:table-cell>
          <table:table-cell office:value-type="float" office:value="165">
            <text:p>16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its-dcca-10//M4832.fst</text:p>
          </table:table-cell>
          <table:table-cell office:value-type="float" office:value="925.368802673214">
            <text:p>925.3688026732</text:p>
          </table:table-cell>
          <table:table-cell office:value-type="float" office:value="0.925592954865108">
            <text:p>0.9255929549</text:p>
          </table:table-cell>
          <table:table-cell office:value-type="float" office:value="0.00161290322580645">
            <text:p>0.0016129032</text:p>
          </table:table-cell>
          <table:table-cell office:value-type="float" office:value="0.0128205128205128">
            <text:p>0.0128205128</text:p>
          </table:table-cell>
          <table:table-cell office:value-type="float" office:value="2.36129032258065">
            <text:p>2.3612903226</text:p>
          </table:table-cell>
          <table:table-cell office:value-type="float" office:value="1464">
            <text:p>1464</text:p>
          </table:table-cell>
          <table:table-cell office:value-type="float" office:value="620">
            <text:p>620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182">
            <text:p>182</text:p>
          </table:table-cell>
          <table:table-cell office:value-type="float" office:value="157">
            <text:p>15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its-dcca-10//M575.fst</text:p>
          </table:table-cell>
          <table:table-cell office:value-type="float" office:value="929.625198503438">
            <text:p>929.6251985034</text:p>
          </table:table-cell>
          <table:table-cell office:value-type="float" office:value="0.929084657962898">
            <text:p>0.929084658</text:p>
          </table:table-cell>
          <table:table-cell office:value-type="float" office:value="0.027027027027027">
            <text:p>0.027027027</text:p>
          </table:table-cell>
          <table:table-cell office:value-type="float" office:value="0">
            <text:p>0</text:p>
          </table:table-cell>
          <table:table-cell office:value-type="float" office:value="1.13513513513514">
            <text:p>1.1351351351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table:number-columns-repeated="2" office:value-type="float" office:value="626">
            <text:p>626</text:p>
          </table:table-cell>
          <table:table-cell office:value-type="float" office:value="228">
            <text:p>228</text:p>
          </table:table-cell>
          <table:table-cell office:value-type="float" office:value="217">
            <text:p>21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ts-dcca-10//M4887.fst</text:p>
          </table:table-cell>
          <table:table-cell office:value-type="float" office:value="637.429864754073">
            <text:p>637.4298647541</text:p>
          </table:table-cell>
          <table:table-cell office:value-type="float" office:value="0.637058479382687">
            <text:p>0.6370584794</text:p>
          </table:table-cell>
          <table:table-cell office:value-type="float" office:value="0.0227272727272727">
            <text:p>0.0227272727</text:p>
          </table:table-cell>
          <table:table-cell office:value-type="float" office:value="0.00415800415800405">
            <text:p>0.0041580042</text:p>
          </table:table-cell>
          <table:table-cell office:value-type="float" office:value="1.02272727272727">
            <text:p>1.022727272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81">
            <text:p>481</text:p>
          </table:table-cell>
          <table:table-cell office:value-type="float" office:value="483">
            <text:p>483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s-dcca-10//M4353.fst</text:p>
          </table:table-cell>
          <table:table-cell office:value-type="float" office:value="697.894150870287">
            <text:p>697.8941508703</text:p>
          </table:table-cell>
          <table:table-cell office:value-type="float" office:value="0.701324069613394">
            <text:p>0.7013240696</text:p>
          </table:table-cell>
          <table:table-cell office:value-type="float" office:value="0.00141242937853107">
            <text:p>0.0014124294</text:p>
          </table:table-cell>
          <table:table-cell office:value-type="float" office:value="0.172908366533864">
            <text:p>0.1729083665</text:p>
          </table:table-cell>
          <table:table-cell office:value-type="float" office:value="8.44491525423729">
            <text:p>8.4449152542</text:p>
          </table:table-cell>
          <table:table-cell office:value-type="float" office:value="5979">
            <text:p>5979</text:p>
          </table:table-cell>
          <table:table-cell office:value-type="float" office:value="708">
            <text:p>708</text:p>
          </table:table-cell>
          <table:table-cell office:value-type="float" office:value="1255">
            <text:p>1255</text:p>
          </table:table-cell>
          <table:table-cell office:value-type="float" office:value="1472">
            <text:p>1472</text:p>
          </table:table-cell>
          <table:table-cell office:value-type="float" office:value="742">
            <text:p>742</text:p>
          </table:table-cell>
          <table:table-cell office:value-type="float" office:value="650">
            <text:p>650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its-dcca-10//M4473.fst</text:p>
          </table:table-cell>
          <table:table-cell office:value-type="float" office:value="711.529754712079">
            <text:p>711.5297547121</text:p>
          </table:table-cell>
          <table:table-cell office:value-type="float" office:value="0.713831770360751">
            <text:p>0.7138317704</text:p>
          </table:table-cell>
          <table:table-cell table:style-name="ce1" office:value-type="string">
            <text:p><text:s/>4.2716787697565144E-4</text:p>
          </table:table-cell>
          <table:table-cell office:value-type="float" office:value="0.115527950310559">
            <text:p>0.1155279503</text:p>
          </table:table-cell>
          <table:table-cell office:value-type="float" office:value="3.38872276804784">
            <text:p>3.388722768</text:p>
          </table:table-cell>
          <table:table-cell office:value-type="float" office:value="7933">
            <text:p>7933</text:p>
          </table:table-cell>
          <table:table-cell office:value-type="float" office:value="2341">
            <text:p>2341</text:p>
          </table:table-cell>
          <table:table-cell office:value-type="float" office:value="805">
            <text:p>805</text:p>
          </table:table-cell>
          <table:table-cell office:value-type="float" office:value="898">
            <text:p>898</text:p>
          </table:table-cell>
          <table:table-cell office:value-type="float" office:value="704">
            <text:p>704</text:p>
          </table:table-cell>
          <table:table-cell office:value-type="float" office:value="600">
            <text:p>60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its-dcca-10//M7816.fst</text:p>
          </table:table-cell>
          <table:table-cell office:value-type="float" office:value="852.208701512504">
            <text:p>852.2087015125</text:p>
          </table:table-cell>
          <table:table-cell office:value-type="float" office:value="0.853550579211088">
            <text:p>0.8535505792</text:p>
          </table:table-cell>
          <table:table-cell table:style-name="ce1" office:value-type="string">
            <text:p><text:s/>3.9077764751856197E-4</text:p>
          </table:table-cell>
          <table:table-cell office:value-type="float" office:value="0.0674846625766872">
            <text:p>0.0674846626</text:p>
          </table:table-cell>
          <table:table-cell office:value-type="float" office:value="1.73153575615475">
            <text:p>1.7315357562</text:p>
          </table:table-cell>
          <table:table-cell office:value-type="float" office:value="4431">
            <text:p>4431</text:p>
          </table:table-cell>
          <table:table-cell office:value-type="float" office:value="2559">
            <text:p>2559</text:p>
          </table:table-cell>
          <table:table-cell office:value-type="float" office:value="652">
            <text:p>652</text:p>
          </table:table-cell>
          <table:table-cell office:value-type="float" office:value="696">
            <text:p>696</text:p>
          </table:table-cell>
          <table:table-cell office:value-type="float" office:value="485">
            <text:p>485</text:p>
          </table:table-cell>
          <table:table-cell office:value-type="float" office:value="425">
            <text:p>4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ts-dcca-10//M4526.fst</text:p>
          </table:table-cell>
          <table:table-cell office:value-type="float" office:value="770.654085292562">
            <text:p>770.6540852926</text:p>
          </table:table-cell>
          <table:table-cell office:value-type="float" office:value="0.772221262669879">
            <text:p>0.7722212627</text:p>
          </table:table-cell>
          <table:table-cell table:style-name="ce1" office:value-type="string">
            <text:p><text:s/>9.68054211035818E-4</text:p>
          </table:table-cell>
          <table:table-cell office:value-type="float" office:value="0.0793269230769231">
            <text:p>0.0793269231</text:p>
          </table:table-cell>
          <table:table-cell office:value-type="float" office:value="3.46950629235237">
            <text:p>3.4695062924</text:p>
          </table:table-cell>
          <table:table-cell office:value-type="float" office:value="3584">
            <text:p>3584</text:p>
          </table:table-cell>
          <table:table-cell office:value-type="float" office:value="1033">
            <text:p>1033</text:p>
          </table:table-cell>
          <table:table-cell office:value-type="float" office:value="832">
            <text:p>832</text:p>
          </table:table-cell>
          <table:table-cell office:value-type="float" office:value="898">
            <text:p>898</text:p>
          </table:table-cell>
          <table:table-cell office:value-type="float" office:value="550">
            <text:p>550</text:p>
          </table:table-cell>
          <table:table-cell office:value-type="float" office:value="472">
            <text:p>47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ts-dcca-10//M4693.fst</text:p>
          </table:table-cell>
          <table:table-cell office:value-type="float" office:value="859.426534143764">
            <text:p>859.4265341438</text:p>
          </table:table-cell>
          <table:table-cell office:value-type="float" office:value="0.8596258548535">
            <text:p>0.8596258549</text:p>
          </table:table-cell>
          <table:table-cell table:style-name="ce1" office:value-type="string">
            <text:p><text:s/>5.46448087431694E-4</text:p>
          </table:table-cell>
          <table:table-cell office:value-type="float" office:value="0.0105124835742445">
            <text:p>0.0105124836</text:p>
          </table:table-cell>
          <table:table-cell office:value-type="float" office:value="1.83551912568306">
            <text:p>1.8355191257</text:p>
          </table:table-cell>
          <table:table-cell office:value-type="float" office:value="3359">
            <text:p>3359</text:p>
          </table:table-cell>
          <table:table-cell office:value-type="float" office:value="1830">
            <text:p>1830</text:p>
          </table:table-cell>
          <table:table-cell office:value-type="float" office:value="761">
            <text:p>761</text:p>
          </table:table-cell>
          <table:table-cell office:value-type="float" office:value="769">
            <text:p>769</text:p>
          </table:table-cell>
          <table:table-cell office:value-type="float" office:value="328">
            <text:p>328</text:p>
          </table:table-cell>
          <table:table-cell office:value-type="float" office:value="291">
            <text:p>29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ts-dcca-10//M131.fst</text:p>
          </table:table-cell>
          <table:table-cell office:value-type="float" office:value="801.592489138289">
            <text:p>801.5924891383</text:p>
          </table:table-cell>
          <table:table-cell office:value-type="float" office:value="0.802617481832341">
            <text:p>0.8026174818</text:p>
          </table:table-cell>
          <table:table-cell office:value-type="float" office:value="0.0023696682464455">
            <text:p>0.0023696682</text:p>
          </table:table-cell>
          <table:table-cell office:value-type="float" office:value="0.0536193029490617">
            <text:p>0.0536193029</text:p>
          </table:table-cell>
          <table:table-cell office:value-type="float" office:value="2.06161137440758">
            <text:p>2.0616113744</text:p>
          </table:table-cell>
          <table:table-cell office:value-type="float" office:value="870">
            <text:p>870</text:p>
          </table:table-cell>
          <table:table-cell office:value-type="float" office:value="422">
            <text:p>422</text:p>
          </table:table-cell>
          <table:table-cell office:value-type="float" office:value="746">
            <text:p>746</text:p>
          </table:table-cell>
          <table:table-cell office:value-type="float" office:value="786">
            <text:p>786</text:p>
          </table:table-cell>
          <table:table-cell office:value-type="float" office:value="545">
            <text:p>545</text:p>
          </table:table-cell>
          <table:table-cell office:value-type="float" office:value="489">
            <text:p>48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ts-dcca-10//M4866.fst</text:p>
          </table:table-cell>
          <table:table-cell office:value-type="float" office:value="983.912886944728">
            <text:p>983.9128869447</text:p>
          </table:table-cell>
          <table:table-cell office:value-type="float" office:value="0.983782894970319">
            <text:p>0.983782895</text:p>
          </table:table-cell>
          <table:table-cell office:value-type="float" office:value="0.00900900900900901">
            <text:p>0.009009009</text:p>
          </table:table-cell>
          <table:table-cell office:value-type="float" office:value="0.00250941028858209">
            <text:p>0.0025094103</text:p>
          </table:table-cell>
          <table:table-cell office:value-type="float" office:value="1">
            <text:p>1</text:p>
          </table:table-cell>
          <table:table-cell table:number-columns-repeated="2" office:value-type="float" office:value="111">
            <text:p>111</text:p>
          </table:table-cell>
          <table:table-cell office:value-type="float" office:value="797">
            <text:p>797</text:p>
          </table:table-cell>
          <table:table-cell office:value-type="float" office:value="799">
            <text:p>79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s-dcca-10//M4321.fst</text:p>
          </table:table-cell>
          <table:table-cell office:value-type="float" office:value="751.228232768731">
            <text:p>751.2282327687</text:p>
          </table:table-cell>
          <table:table-cell office:value-type="float" office:value="0.751935454990953">
            <text:p>0.751935455</text:p>
          </table:table-cell>
          <table:table-cell table:style-name="ce1" office:value-type="string">
            <text:p><text:s/>8.888888888888889E-4</text:p>
          </table:table-cell>
          <table:table-cell office:value-type="float" office:value="0.0362499999999999">
            <text:p>0.03625</text:p>
          </table:table-cell>
          <table:table-cell office:value-type="float" office:value="4.06222222222222">
            <text:p>4.0622222222</text:p>
          </table:table-cell>
          <table:table-cell office:value-type="float" office:value="4570">
            <text:p>4570</text:p>
          </table:table-cell>
          <table:table-cell office:value-type="float" office:value="1125">
            <text:p>1125</text:p>
          </table:table-cell>
          <table:table-cell office:value-type="float" office:value="800">
            <text:p>800</text:p>
          </table:table-cell>
          <table:table-cell office:value-type="float" office:value="829">
            <text:p>829</text:p>
          </table:table-cell>
          <table:table-cell office:value-type="float" office:value="452">
            <text:p>452</text:p>
          </table:table-cell>
          <table:table-cell office:value-type="float" office:value="399">
            <text:p>3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ts-dcca-10//M4156.fst</text:p>
          </table:table-cell>
          <table:table-cell office:value-type="float" office:value="310.889964846517">
            <text:p>310.8899648465</text:p>
          </table:table-cell>
          <table:table-cell office:value-type="float" office:value="0.319350293306845">
            <text:p>0.3193502933</text:p>
          </table:table-cell>
          <table:table-cell table:style-name="ce1" office:value-type="string">
            <text:p><text:s/>4.07000407000407E-4</text:p>
          </table:table-cell>
          <table:table-cell office:value-type="float" office:value="0.423423423423423">
            <text:p>0.4234234234</text:p>
          </table:table-cell>
          <table:table-cell office:value-type="float" office:value="11.1676841676842">
            <text:p>11.1676841677</text:p>
          </table:table-cell>
          <table:table-cell office:value-type="float" office:value="27439">
            <text:p>27439</text:p>
          </table:table-cell>
          <table:table-cell office:value-type="float" office:value="2457">
            <text:p>2457</text:p>
          </table:table-cell>
          <table:table-cell office:value-type="float" office:value="777">
            <text:p>777</text:p>
          </table:table-cell>
          <table:table-cell office:value-type="float" office:value="1106">
            <text:p>1106</text:p>
          </table:table-cell>
          <table:table-cell office:value-type="float" office:value="1647">
            <text:p>1647</text:p>
          </table:table-cell>
          <table:table-cell office:value-type="float" office:value="1457">
            <text:p>145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its-dcca-10//M4314.fst</text:p>
          </table:table-cell>
          <table:table-cell office:value-type="float" office:value="816.358081900007">
            <text:p>816.3580819</text:p>
          </table:table-cell>
          <table:table-cell office:value-type="float" office:value="0.817652122198572">
            <text:p>0.8176521222</text:p>
          </table:table-cell>
          <table:table-cell table:style-name="ce1" office:value-type="string">
            <text:p><text:s/>6.574621959237344E-4</text:p>
          </table:table-cell>
          <table:table-cell office:value-type="float" office:value="0.065359477124183">
            <text:p>0.0653594771</text:p>
          </table:table-cell>
          <table:table-cell office:value-type="float" office:value="2.47271531886916">
            <text:p>2.4727153189</text:p>
          </table:table-cell>
          <table:table-cell office:value-type="float" office:value="3761">
            <text:p>3761</text:p>
          </table:table-cell>
          <table:table-cell office:value-type="float" office:value="1521">
            <text:p>1521</text:p>
          </table:table-cell>
          <table:table-cell office:value-type="float" office:value="612">
            <text:p>612</text:p>
          </table:table-cell>
          <table:table-cell office:value-type="float" office:value="652">
            <text:p>652</text:p>
          </table:table-cell>
          <table:table-cell office:value-type="float" office:value="629">
            <text:p>629</text:p>
          </table:table-cell>
          <table:table-cell office:value-type="float" office:value="571">
            <text:p>57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ts-dcca-10//M4628.fst</text:p>
          </table:table-cell>
          <table:table-cell office:value-type="float" office:value="951.106728191083">
            <text:p>951.1067281911</text:p>
          </table:table-cell>
          <table:table-cell office:value-type="float" office:value="0.950968036868181">
            <text:p>0.9509680369</text:p>
          </table:table-cell>
          <table:table-cell office:value-type="float" office:value="0.0135135135135135">
            <text:p>0.0135135135</text:p>
          </table:table-cell>
          <table:table-cell office:value-type="float" office:value="0.00657894736842102">
            <text:p>0.0065789474</text:p>
          </table:table-cell>
          <table:table-cell office:value-type="float" office:value="1.7027027027027">
            <text:p>1.7027027027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ts-dcca-10//M4422.fst</text:p>
          </table:table-cell>
          <table:table-cell office:value-type="float" office:value="503.027560062674">
            <text:p>503.0275600627</text:p>
          </table:table-cell>
          <table:table-cell office:value-type="float" office:value="0.503819867499238">
            <text:p>0.5038198675</text:p>
          </table:table-cell>
          <table:table-cell office:value-type="float" office:value="0.00237529691211401">
            <text:p>0.0023752969</text:p>
          </table:table-cell>
          <table:table-cell office:value-type="float" office:value="0.04199066874028">
            <text:p>0.0419906687</text:p>
          </table:table-cell>
          <table:table-cell office:value-type="float" office:value="7.87885985748219">
            <text:p>7.8788598575</text:p>
          </table:table-cell>
          <table:table-cell office:value-type="float" office:value="3317">
            <text:p>3317</text:p>
          </table:table-cell>
          <table:table-cell office:value-type="float" office:value="421">
            <text:p>421</text:p>
          </table:table-cell>
          <table:table-cell office:value-type="float" office:value="643">
            <text:p>643</text:p>
          </table:table-cell>
          <table:table-cell office:value-type="float" office:value="670">
            <text:p>670</text:p>
          </table:table-cell>
          <table:table-cell office:value-type="float" office:value="273">
            <text:p>273</text:p>
          </table:table-cell>
          <table:table-cell office:value-type="float" office:value="216">
            <text:p>21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ts-dcca-10//M4653.fst</text:p>
          </table:table-cell>
          <table:table-cell office:value-type="float" office:value="745.725011451599">
            <text:p>745.7250114516</text:p>
          </table:table-cell>
          <table:table-cell office:value-type="float" office:value="0.746568417546864">
            <text:p>0.7465684175</text:p>
          </table:table-cell>
          <table:table-cell table:style-name="ce1" office:value-type="string">
            <text:p><text:s/>9.066183136899365E-4</text:p>
          </table:table-cell>
          <table:table-cell office:value-type="float" office:value="0.043076923076923">
            <text:p>0.0430769231</text:p>
          </table:table-cell>
          <table:table-cell office:value-type="float" office:value="1.83499546690843">
            <text:p>1.8349954669</text:p>
          </table:table-cell>
          <table:table-cell office:value-type="float" office:value="2024">
            <text:p>2024</text:p>
          </table:table-cell>
          <table:table-cell office:value-type="float" office:value="1103">
            <text:p>1103</text:p>
          </table:table-cell>
          <table:table-cell office:value-type="float" office:value="650">
            <text:p>650</text:p>
          </table:table-cell>
          <table:table-cell office:value-type="float" office:value="678">
            <text:p>678</text:p>
          </table:table-cell>
          <table:table-cell office:value-type="float" office:value="308">
            <text:p>308</text:p>
          </table:table-cell>
          <table:table-cell office:value-type="float" office:value="239">
            <text:p>23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ts-dcca-10//M4595.fst</text:p>
          </table:table-cell>
          <table:table-cell office:value-type="float" office:value="852.187556818263">
            <text:p>852.1875568183</text:p>
          </table:table-cell>
          <table:table-cell office:value-type="float" office:value="0.853559969466939">
            <text:p>0.8535599695</text:p>
          </table:table-cell>
          <table:table-cell table:style-name="ce1" office:value-type="string">
            <text:p><text:s/>3.977724741447892E-4</text:p>
          </table:table-cell>
          <table:table-cell office:value-type="float" office:value="0.0690184049079754">
            <text:p>0.0690184049</text:p>
          </table:table-cell>
          <table:table-cell office:value-type="float" office:value="1.74622116149562">
            <text:p>1.7462211615</text:p>
          </table:table-cell>
          <table:table-cell office:value-type="float" office:value="4390">
            <text:p>4390</text:p>
          </table:table-cell>
          <table:table-cell office:value-type="float" office:value="2514">
            <text:p>2514</text:p>
          </table:table-cell>
          <table:table-cell office:value-type="float" office:value="652">
            <text:p>652</text:p>
          </table:table-cell>
          <table:table-cell office:value-type="float" office:value="697">
            <text:p>697</text:p>
          </table:table-cell>
          <table:table-cell office:value-type="float" office:value="511">
            <text:p>511</text:p>
          </table:table-cell>
          <table:table-cell office:value-type="float" office:value="445">
            <text:p>4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ts-dcca-10//M4828.fst</text:p>
          </table:table-cell>
          <table:table-cell office:value-type="float" office:value="568.745385313069">
            <text:p>568.7453853131</text:p>
          </table:table-cell>
          <table:table-cell office:value-type="float" office:value="0.572402907671938">
            <text:p>0.5724029077</text:p>
          </table:table-cell>
          <table:table-cell table:style-name="ce1" office:value-type="string">
            <text:p><text:s/>6.961849067112225E-5</text:p>
          </table:table-cell>
          <table:table-cell office:value-type="float" office:value="0.182945736434109">
            <text:p>0.1829457364</text:p>
          </table:table-cell>
          <table:table-cell office:value-type="float" office:value="2.55318852687274">
            <text:p>2.5531885269</text:p>
          </table:table-cell>
          <table:table-cell office:value-type="float" office:value="36674">
            <text:p>36674</text:p>
          </table:table-cell>
          <table:table-cell office:value-type="float" office:value="14364">
            <text:p>14364</text:p>
          </table:table-cell>
          <table:table-cell office:value-type="float" office:value="645">
            <text:p>645</text:p>
          </table:table-cell>
          <table:table-cell office:value-type="float" office:value="763">
            <text:p>763</text:p>
          </table:table-cell>
          <table:table-cell office:value-type="float" office:value="1359">
            <text:p>1359</text:p>
          </table:table-cell>
          <table:table-cell office:value-type="float" office:value="1099">
            <text:p>109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its-dcca-10//M570.fst</text:p>
          </table:table-cell>
          <table:table-cell office:value-type="float" office:value="819.959234672375">
            <text:p>819.9592346724</text:p>
          </table:table-cell>
          <table:table-cell office:value-type="float" office:value="0.821457131561447">
            <text:p>0.8214571316</text:p>
          </table:table-cell>
          <table:table-cell office:value-type="float" office:value="0.00148588410104012">
            <text:p>0.0014858841</text:p>
          </table:table-cell>
          <table:table-cell office:value-type="float" office:value="0.0763807285546416">
            <text:p>0.0763807286</text:p>
          </table:table-cell>
          <table:table-cell office:value-type="float" office:value="3.09806835066865">
            <text:p>3.0980683507</text:p>
          </table:table-cell>
          <table:table-cell office:value-type="float" office:value="2085">
            <text:p>2085</text:p>
          </table:table-cell>
          <table:table-cell office:value-type="float" office:value="673">
            <text:p>673</text:p>
          </table:table-cell>
          <table:table-cell office:value-type="float" office:value="851">
            <text:p>851</text:p>
          </table:table-cell>
          <table:table-cell office:value-type="float" office:value="916">
            <text:p>916</text:p>
          </table:table-cell>
          <table:table-cell office:value-type="float" office:value="675">
            <text:p>675</text:p>
          </table:table-cell>
          <table:table-cell office:value-type="float" office:value="593">
            <text:p>59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ts-dcca-10//M4624.fst</text:p>
          </table:table-cell>
          <table:table-cell office:value-type="float" office:value="693.034021954273">
            <text:p>693.0340219543</text:p>
          </table:table-cell>
          <table:table-cell office:value-type="float" office:value="0.694756251475392">
            <text:p>0.6947562515</text:p>
          </table:table-cell>
          <table:table-cell table:style-name="ce1" office:value-type="string">
            <text:p><text:s/>4.269854824935952E-4</text:p>
          </table:table-cell>
          <table:table-cell office:value-type="float" office:value="0.0865384615384614">
            <text:p>0.0865384615</text:p>
          </table:table-cell>
          <table:table-cell office:value-type="float" office:value="3.13877028181042">
            <text:p>3.1387702818</text:p>
          </table:table-cell>
          <table:table-cell office:value-type="float" office:value="7351">
            <text:p>7351</text:p>
          </table:table-cell>
          <table:table-cell office:value-type="float" office:value="2342">
            <text:p>2342</text:p>
          </table:table-cell>
          <table:table-cell office:value-type="float" office:value="624">
            <text:p>624</text:p>
          </table:table-cell>
          <table:table-cell office:value-type="float" office:value="678">
            <text:p>678</text:p>
          </table:table-cell>
          <table:table-cell office:value-type="float" office:value="690">
            <text:p>690</text:p>
          </table:table-cell>
          <table:table-cell office:value-type="float" office:value="569">
            <text:p>56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its-dcca-10//M4674.fst</text:p>
          </table:table-cell>
          <table:table-cell office:value-type="float" office:value="646.229575867722">
            <text:p>646.2295758677</text:p>
          </table:table-cell>
          <table:table-cell office:value-type="float" office:value="0.647678190466198">
            <text:p>0.6476781905</text:p>
          </table:table-cell>
          <table:table-cell table:style-name="ce1" office:value-type="string">
            <text:p><text:s/>5.175983436853002E-4</text:p>
          </table:table-cell>
          <table:table-cell office:value-type="float" office:value="0.0729483282674772">
            <text:p>0.0729483283</text:p>
          </table:table-cell>
          <table:table-cell office:value-type="float" office:value="2.28623188405797">
            <text:p>2.2862318841</text:p>
          </table:table-cell>
          <table:table-cell office:value-type="float" office:value="4417">
            <text:p>4417</text:p>
          </table:table-cell>
          <table:table-cell office:value-type="float" office:value="1932">
            <text:p>1932</text:p>
          </table:table-cell>
          <table:table-cell office:value-type="float" office:value="658">
            <text:p>658</text:p>
          </table:table-cell>
          <table:table-cell office:value-type="float" office:value="706">
            <text:p>706</text:p>
          </table:table-cell>
          <table:table-cell office:value-type="float" office:value="598">
            <text:p>598</text:p>
          </table:table-cell>
          <table:table-cell office:value-type="float" office:value="512">
            <text:p>512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ts-dcca-10//M4466.fst</text:p>
          </table:table-cell>
          <table:table-cell office:value-type="float" office:value="915.111194364666">
            <text:p>915.1111943647</text:p>
          </table:table-cell>
          <table:table-cell office:value-type="float" office:value="0.915639318909281">
            <text:p>0.9156393189</text:p>
          </table:table-cell>
          <table:table-cell office:value-type="float" office:value="0.00105042016806723">
            <text:p>0.0010504202</text:p>
          </table:table-cell>
          <table:table-cell office:value-type="float" office:value="0.027456647398844">
            <text:p>0.0274566474</text:p>
          </table:table-cell>
          <table:table-cell office:value-type="float" office:value="2.6281512605042">
            <text:p>2.6281512605</text:p>
          </table:table-cell>
          <table:table-cell office:value-type="float" office:value="2502">
            <text:p>2502</text:p>
          </table:table-cell>
          <table:table-cell office:value-type="float" office:value="952">
            <text:p>952</text:p>
          </table:table-cell>
          <table:table-cell office:value-type="float" office:value="692">
            <text:p>692</text:p>
          </table:table-cell>
          <table:table-cell office:value-type="float" office:value="711">
            <text:p>711</text:p>
          </table:table-cell>
          <table:table-cell office:value-type="float" office:value="251">
            <text:p>251</text:p>
          </table:table-cell>
          <table:table-cell office:value-type="float" office:value="220">
            <text:p>2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ts-dcca-10//M4297.fst</text:p>
          </table:table-cell>
          <table:table-cell office:value-type="float" office:value="730.557228725637">
            <text:p>730.5572287256</text:p>
          </table:table-cell>
          <table:table-cell office:value-type="float" office:value="0.7309977550688">
            <text:p>0.7309977551</text:p>
          </table:table-cell>
          <table:table-cell office:value-type="float" office:value="0.00980392156862745">
            <text:p>0.0098039216</text:p>
          </table:table-cell>
          <table:table-cell office:value-type="float" office:value="0.0318302387267904">
            <text:p>0.0318302387</text:p>
          </table:table-cell>
          <table:table-cell office:value-type="float" office:value="4.79411764705882">
            <text:p>4.7941176471</text:p>
          </table:table-cell>
          <table:table-cell office:value-type="float" office:value="489">
            <text:p>489</text:p>
          </table:table-cell>
          <table:table-cell office:value-type="float" office:value="102">
            <text:p>102</text:p>
          </table:table-cell>
          <table:table-cell office:value-type="float" office:value="377">
            <text:p>377</text:p>
          </table:table-cell>
          <table:table-cell office:value-type="float" office:value="389">
            <text:p>389</text:p>
          </table:table-cell>
          <table:table-cell office:value-type="float" office:value="401">
            <text:p>401</text:p>
          </table:table-cell>
          <table:table-cell office:value-type="float" office:value="386">
            <text:p>38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its-dcca-10//M4587.fst</text:p>
          </table:table-cell>
          <table:table-cell office:value-type="float" office:value="741.076061561171">
            <text:p>741.0760615612</text:p>
          </table:table-cell>
          <table:table-cell office:value-type="float" office:value="0.742862366173251">
            <text:p>0.7428623662</text:p>
          </table:table-cell>
          <table:table-cell table:style-name="ce1" office:value-type="string">
            <text:p><text:s/>5.724098454493417E-4</text:p>
          </table:table-cell>
          <table:table-cell office:value-type="float" office:value="0.0898876404494382">
            <text:p>0.0898876404</text:p>
          </table:table-cell>
          <table:table-cell office:value-type="float" office:value="4.16256439610761">
            <text:p>4.1625643961</text:p>
          </table:table-cell>
          <table:table-cell office:value-type="float" office:value="7272">
            <text:p>7272</text:p>
          </table:table-cell>
          <table:table-cell office:value-type="float" office:value="1747">
            <text:p>1747</text:p>
          </table:table-cell>
          <table:table-cell office:value-type="float" office:value="623">
            <text:p>623</text:p>
          </table:table-cell>
          <table:table-cell office:value-type="float" office:value="679">
            <text:p>679</text:p>
          </table:table-cell>
          <table:table-cell office:value-type="float" office:value="728">
            <text:p>728</text:p>
          </table:table-cell>
          <table:table-cell office:value-type="float" office:value="610">
            <text:p>61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its-dcca-10//M124.fst</text:p>
          </table:table-cell>
          <table:table-cell office:value-type="float" office:value="634.75322619963">
            <text:p>634.7532261996</text:p>
          </table:table-cell>
          <table:table-cell office:value-type="float" office:value="0.635749159726684">
            <text:p>0.6357491597</text:p>
          </table:table-cell>
          <table:table-cell office:value-type="float" office:value="0.004149377593361">
            <text:p>0.0041493776</text:p>
          </table:table-cell>
          <table:table-cell office:value-type="float" office:value="0.0539460539460539">
            <text:p>0.0539460539</text:p>
          </table:table-cell>
          <table:table-cell office:value-type="float" office:value="1.59751037344398">
            <text:p>1.5975103734</text:p>
          </table:table-cell>
          <table:table-cell office:value-type="float" office:value="385">
            <text:p>385</text:p>
          </table:table-cell>
          <table:table-cell office:value-type="float" office:value="241">
            <text:p>241</text:p>
          </table:table-cell>
          <table:table-cell office:value-type="float" office:value="1001">
            <text:p>1001</text:p>
          </table:table-cell>
          <table:table-cell office:value-type="float" office:value="1055">
            <text:p>1055</text:p>
          </table:table-cell>
          <table:table-cell office:value-type="float" office:value="213">
            <text:p>213</text:p>
          </table:table-cell>
          <table:table-cell office:value-type="float" office:value="182">
            <text:p>18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ts-dcca-10//M4447.fst</text:p>
          </table:table-cell>
          <table:table-cell office:value-type="float" office:value="419.331015494807">
            <text:p>419.3310154948</text:p>
          </table:table-cell>
          <table:table-cell office:value-type="float" office:value="0.424766560130352">
            <text:p>0.4247665601</text:p>
          </table:table-cell>
          <table:table-cell office:value-type="float" office:value="0.00606060606060606">
            <text:p>0.0060606061</text:p>
          </table:table-cell>
          <table:table-cell office:value-type="float" office:value="0.277837837837838">
            <text:p>0.2778378378</text:p>
          </table:table-cell>
          <table:table-cell office:value-type="float" office:value="17.8060606060606">
            <text:p>17.8060606061</text:p>
          </table:table-cell>
          <table:table-cell office:value-type="float" office:value="2938">
            <text:p>2938</text:p>
          </table:table-cell>
          <table:table-cell office:value-type="float" office:value="165">
            <text:p>165</text:p>
          </table:table-cell>
          <table:table-cell office:value-type="float" office:value="925">
            <text:p>925</text:p>
          </table:table-cell>
          <table:table-cell office:value-type="float" office:value="1182">
            <text:p>1182</text:p>
          </table:table-cell>
          <table:table-cell office:value-type="float" office:value="881">
            <text:p>881</text:p>
          </table:table-cell>
          <table:table-cell office:value-type="float" office:value="822">
            <text:p>82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ts-dcca-10//M646.fst</text:p>
          </table:table-cell>
          <table:table-cell office:value-type="float" office:value="795.403992783438">
            <text:p>795.4039927834</text:p>
          </table:table-cell>
          <table:table-cell office:value-type="float" office:value="0.795321377840909">
            <text:p>0.7953213778</text:p>
          </table:table-cell>
          <table:table-cell office:value-type="float" office:value="0.015625">
            <text:p>0.015625</text:p>
          </table:table-cell>
          <table:table-cell office:value-type="float" office:value="0.0114942528735633">
            <text:p>0.0114942529</text:p>
          </table:table-cell>
          <table:table-cell office:value-type="float" office:value="4.53125">
            <text:p>4.53125</text:p>
          </table:table-cell>
          <table:table-cell office:value-type="float" office:value="290">
            <text:p>290</text:p>
          </table:table-cell>
          <table:table-cell office:value-type="float" office:value="64">
            <text:p>64</text:p>
          </table:table-cell>
          <table:table-cell office:value-type="float" office:value="696">
            <text:p>696</text:p>
          </table:table-cell>
          <table:table-cell office:value-type="float" office:value="704">
            <text:p>704</text:p>
          </table:table-cell>
          <table:table-cell office:value-type="float" office:value="253">
            <text:p>253</text:p>
          </table:table-cell>
          <table:table-cell office:value-type="float" office:value="222">
            <text:p>222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726.092514958447">
            <text:p>726.0925149584</text:p>
          </table:table-cell>
          <table:table-cell table:formula="of:=AVERAGE([.C2:.C31])" office:value-type="float" office:value="0.727673485115704">
            <text:p>0.7276734851</text:p>
          </table:table-cell>
          <table:table-cell table:formula="of:=AVERAGE([.D2:.D31])" office:value-type="float" office:value="0.00805739013059078">
            <text:p>0.0080573901</text:p>
          </table:table-cell>
          <table:table-cell table:formula="of:=AVERAGE([.E2:.E31])" office:value-type="float" office:value="0.0833526679521241">
            <text:p>0.083352668</text:p>
          </table:table-cell>
          <table:table-cell table:formula="of:=AVERAGE([.F2:.F31])" office:value-type="float" office:value="4.28807966339872">
            <text:p>4.2880796634</text:p>
          </table:table-cell>
          <table:table-cell table:formula="of:=AVERAGE([.G2:.G31])" office:value-type="float" office:value="6763.2">
            <text:p>6763.2</text:p>
          </table:table-cell>
          <table:table-cell table:formula="of:=AVERAGE([.H2:.H31])" office:value-type="float" office:value="1558.36666666667">
            <text:p>1558.3666666667</text:p>
          </table:table-cell>
          <table:table-cell table:formula="of:=AVERAGE([.I2:.I31])" office:value-type="float" office:value="726.066666666667">
            <text:p>726.0666666667</text:p>
          </table:table-cell>
          <table:table-cell table:formula="of:=AVERAGE([.J2:.J31])" office:value-type="float" office:value="793.666666666667">
            <text:p>793.6666666667</text:p>
          </table:table-cell>
          <table:table-cell table:formula="of:=AVERAGE([.K2:.K31])" office:value-type="float" office:value="561.6">
            <text:p>561.6</text:p>
          </table:table-cell>
          <table:table-cell table:formula="of:=AVERAGE([.L2:.L31])" office:value-type="float" office:value="490.366666666667">
            <text:p>490.3666666667</text:p>
          </table:table-cell>
          <table:table-cell table:formula="of:=AVERAGE([.M2:.M31])" office:value-type="float" office:value="71.2333333333333">
            <text:p>71.2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its-dcca-10//M4570.fst">
            <text:p>its-dcca-10//M4570.fst</text:p>
          </table:table-cell>
          <table:table-cell table:formula="of:=[.B2]" office:value-type="float" office:value="732.76183494299">
            <text:p>732.761834943</text:p>
          </table:table-cell>
          <table:table-cell table:formula="of:=[.C2]" office:value-type="float" office:value="0.734531302275008">
            <text:p>0.7345313023</text:p>
          </table:table-cell>
          <table:table-cell table:formula="of:=[.E2]" office:value-type="float" office:value="0.0892857142857142">
            <text:p>0.0892857143</text:p>
          </table:table-cell>
          <table:table-cell table:formula="of:=[.F2]" office:value-type="float" office:value="3.81153533712429">
            <text:p>3.8115353371</text:p>
          </table:table-cell>
          <table:table-cell table:formula="of:=[.G2]" office:value-type="float" office:value="4692">
            <text:p>4692</text:p>
          </table:table-cell>
          <table:table-cell table:formula="of:=[.H2]" office:value-type="float" office:value="1231">
            <text:p>1231</text:p>
          </table:table-cell>
          <table:table-cell table:formula="of:=[.K2]" office:value-type="float" office:value="524">
            <text:p>524</text:p>
          </table:table-cell>
          <table:table-cell table:formula="of:=[.L2]" office:value-type="float" office:value="457">
            <text:p>457</text:p>
          </table:table-cell>
          <table:table-cell table:formula="of:=[.M2]" office:value-type="float" office:value="67">
            <text:p>67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its-dcca-10//M588.fst">
            <text:p>its-dcca-10//M588.fst</text:p>
          </table:table-cell>
          <table:table-cell table:formula="of:=[.B3]" office:value-type="float" office:value="127.057268333786">
            <text:p>127.0572683338</text:p>
          </table:table-cell>
          <table:table-cell table:formula="of:=[.C3]" office:value-type="float" office:value="0.132196699854629">
            <text:p>0.1321966999</text:p>
          </table:table-cell>
          <table:table-cell table:formula="of:=[.E3]" office:value-type="float" office:value="0.257246376811594">
            <text:p>0.2572463768</text:p>
          </table:table-cell>
          <table:table-cell table:formula="of:=[.F3]" office:value-type="float" office:value="16.0821654300632">
            <text:p>16.0821654301</text:p>
          </table:table-cell>
          <table:table-cell table:formula="of:=[.G3]" office:value-type="float" office:value="58523">
            <text:p>58523</text:p>
          </table:table-cell>
          <table:table-cell table:formula="of:=[.H3]" office:value-type="float" office:value="3639">
            <text:p>3639</text:p>
          </table:table-cell>
          <table:table-cell table:formula="of:=[.K3]" office:value-type="float" office:value="2341">
            <text:p>2341</text:p>
          </table:table-cell>
          <table:table-cell table:formula="of:=[.L3]" office:value-type="float" office:value="2107">
            <text:p>2107</text:p>
          </table:table-cell>
          <table:table-cell table:formula="of:=[.M3]" office:value-type="float" office:value="234">
            <text:p>234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its-dcca-10//M4313.fst">
            <text:p>its-dcca-10//M4313.fst</text:p>
          </table:table-cell>
          <table:table-cell table:formula="of:=[.B4]" office:value-type="float" office:value="858.589803956023">
            <text:p>858.589803956</text:p>
          </table:table-cell>
          <table:table-cell table:formula="of:=[.C4]" office:value-type="float" office:value="0.859301364717665">
            <text:p>0.8593013647</text:p>
          </table:table-cell>
          <table:table-cell table:formula="of:=[.E4]" office:value-type="float" office:value="0.0382165605095541">
            <text:p>0.0382165605</text:p>
          </table:table-cell>
          <table:table-cell table:formula="of:=[.F4]" office:value-type="float" office:value="4.83641160949868">
            <text:p>4.8364116095</text:p>
          </table:table-cell>
          <table:table-cell table:formula="of:=[.G4]" office:value-type="float" office:value="1833">
            <text:p>1833</text:p>
          </table:table-cell>
          <table:table-cell table:formula="of:=[.H4]" office:value-type="float" office:value="379">
            <text:p>379</text:p>
          </table:table-cell>
          <table:table-cell table:formula="of:=[.K4]" office:value-type="float" office:value="189">
            <text:p>189</text:p>
          </table:table-cell>
          <table:table-cell table:formula="of:=[.L4]" office:value-type="float" office:value="165">
            <text:p>165</text:p>
          </table:table-cell>
          <table:table-cell table:formula="of:=[.M4]" office:value-type="float" office:value="24">
            <text:p>24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its-dcca-10//M4832.fst">
            <text:p>its-dcca-10//M4832.fst</text:p>
          </table:table-cell>
          <table:table-cell table:formula="of:=[.B5]" office:value-type="float" office:value="925.368802673214">
            <text:p>925.3688026732</text:p>
          </table:table-cell>
          <table:table-cell table:formula="of:=[.C5]" office:value-type="float" office:value="0.925592954865108">
            <text:p>0.9255929549</text:p>
          </table:table-cell>
          <table:table-cell table:formula="of:=[.E5]" office:value-type="float" office:value="0.0128205128205128">
            <text:p>0.0128205128</text:p>
          </table:table-cell>
          <table:table-cell table:formula="of:=[.F5]" office:value-type="float" office:value="2.36129032258065">
            <text:p>2.3612903226</text:p>
          </table:table-cell>
          <table:table-cell table:formula="of:=[.G5]" office:value-type="float" office:value="1464">
            <text:p>1464</text:p>
          </table:table-cell>
          <table:table-cell table:formula="of:=[.H5]" office:value-type="float" office:value="620">
            <text:p>620</text:p>
          </table:table-cell>
          <table:table-cell table:formula="of:=[.K5]" office:value-type="float" office:value="182">
            <text:p>182</text:p>
          </table:table-cell>
          <table:table-cell table:formula="of:=[.L5]" office:value-type="float" office:value="157">
            <text:p>157</text:p>
          </table:table-cell>
          <table:table-cell table:formula="of:=[.M5]" office:value-type="float" office:value="25">
            <text:p>25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its-dcca-10//M575.fst">
            <text:p>its-dcca-10//M575.fst</text:p>
          </table:table-cell>
          <table:table-cell table:formula="of:=[.B6]" office:value-type="float" office:value="929.625198503438">
            <text:p>929.6251985034</text:p>
          </table:table-cell>
          <table:table-cell table:formula="of:=[.C6]" office:value-type="float" office:value="0.929084657962898">
            <text:p>0.929084658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1.13513513513514">
            <text:p>1.1351351351</text:p>
          </table:table-cell>
          <table:table-cell table:formula="of:=[.G6]" office:value-type="float" office:value="42">
            <text:p>42</text:p>
          </table:table-cell>
          <table:table-cell table:formula="of:=[.H6]" office:value-type="float" office:value="37">
            <text:p>37</text:p>
          </table:table-cell>
          <table:table-cell table:formula="of:=[.K6]" office:value-type="float" office:value="228">
            <text:p>228</text:p>
          </table:table-cell>
          <table:table-cell table:formula="of:=[.L6]" office:value-type="float" office:value="217">
            <text:p>217</text:p>
          </table:table-cell>
          <table:table-cell table:formula="of:=[.M6]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its-dcca-10//M4887.fst">
            <text:p>its-dcca-10//M4887.fst</text:p>
          </table:table-cell>
          <table:table-cell table:formula="of:=[.B7]" office:value-type="float" office:value="637.429864754073">
            <text:p>637.4298647541</text:p>
          </table:table-cell>
          <table:table-cell table:formula="of:=[.C7]" office:value-type="float" office:value="0.637058479382687">
            <text:p>0.6370584794</text:p>
          </table:table-cell>
          <table:table-cell table:formula="of:=[.E7]" office:value-type="float" office:value="0.00415800415800405">
            <text:p>0.0041580042</text:p>
          </table:table-cell>
          <table:table-cell table:formula="of:=[.F7]" office:value-type="float" office:value="1.02272727272727">
            <text:p>1.0227272727</text:p>
          </table:table-cell>
          <table:table-cell table:formula="of:=[.G7]" office:value-type="float" office:value="45">
            <text:p>45</text:p>
          </table:table-cell>
          <table:table-cell table:formula="of:=[.H7]" office:value-type="float" office:value="44">
            <text:p>44</text:p>
          </table:table-cell>
          <table:table-cell table:formula="of:=[.K7]" office:value-type="float" office:value="20">
            <text:p>20</text:p>
          </table:table-cell>
          <table:table-cell table:formula="of:=[.L7]" office:value-type="float" office:value="15">
            <text:p>15</text:p>
          </table:table-cell>
          <table:table-cell table:formula="of:=[.M7]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its-dcca-10//M4353.fst">
            <text:p>its-dcca-10//M4353.fst</text:p>
          </table:table-cell>
          <table:table-cell table:formula="of:=[.B8]" office:value-type="float" office:value="697.894150870287">
            <text:p>697.8941508703</text:p>
          </table:table-cell>
          <table:table-cell table:formula="of:=[.C8]" office:value-type="float" office:value="0.701324069613394">
            <text:p>0.7013240696</text:p>
          </table:table-cell>
          <table:table-cell table:formula="of:=[.E8]" office:value-type="float" office:value="0.172908366533864">
            <text:p>0.1729083665</text:p>
          </table:table-cell>
          <table:table-cell table:formula="of:=[.F8]" office:value-type="float" office:value="8.44491525423729">
            <text:p>8.4449152542</text:p>
          </table:table-cell>
          <table:table-cell table:formula="of:=[.G8]" office:value-type="float" office:value="5979">
            <text:p>5979</text:p>
          </table:table-cell>
          <table:table-cell table:formula="of:=[.H8]" office:value-type="float" office:value="708">
            <text:p>708</text:p>
          </table:table-cell>
          <table:table-cell table:formula="of:=[.K8]" office:value-type="float" office:value="742">
            <text:p>742</text:p>
          </table:table-cell>
          <table:table-cell table:formula="of:=[.L8]" office:value-type="float" office:value="650">
            <text:p>650</text:p>
          </table:table-cell>
          <table:table-cell table:formula="of:=[.M8]" office:value-type="float" office:value="92">
            <text:p>92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its-dcca-10//M4473.fst">
            <text:p>its-dcca-10//M4473.fst</text:p>
          </table:table-cell>
          <table:table-cell table:formula="of:=[.B9]" office:value-type="float" office:value="711.529754712079">
            <text:p>711.5297547121</text:p>
          </table:table-cell>
          <table:table-cell table:formula="of:=[.C9]" office:value-type="float" office:value="0.713831770360751">
            <text:p>0.7138317704</text:p>
          </table:table-cell>
          <table:table-cell table:formula="of:=[.E9]" office:value-type="float" office:value="0.115527950310559">
            <text:p>0.1155279503</text:p>
          </table:table-cell>
          <table:table-cell table:formula="of:=[.F9]" office:value-type="float" office:value="3.38872276804784">
            <text:p>3.388722768</text:p>
          </table:table-cell>
          <table:table-cell table:formula="of:=[.G9]" office:value-type="float" office:value="7933">
            <text:p>7933</text:p>
          </table:table-cell>
          <table:table-cell table:formula="of:=[.H9]" office:value-type="float" office:value="2341">
            <text:p>2341</text:p>
          </table:table-cell>
          <table:table-cell table:formula="of:=[.K9]" office:value-type="float" office:value="704">
            <text:p>704</text:p>
          </table:table-cell>
          <table:table-cell table:formula="of:=[.L9]" office:value-type="float" office:value="600">
            <text:p>600</text:p>
          </table:table-cell>
          <table:table-cell table:formula="of:=[.M9]" office:value-type="float" office:value="104">
            <text:p>104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its-dcca-10//M7816.fst">
            <text:p>its-dcca-10//M7816.fst</text:p>
          </table:table-cell>
          <table:table-cell table:formula="of:=[.B10]" office:value-type="float" office:value="852.208701512504">
            <text:p>852.2087015125</text:p>
          </table:table-cell>
          <table:table-cell table:formula="of:=[.C10]" office:value-type="float" office:value="0.853550579211088">
            <text:p>0.8535505792</text:p>
          </table:table-cell>
          <table:table-cell table:formula="of:=[.E10]" office:value-type="float" office:value="0.0674846625766872">
            <text:p>0.0674846626</text:p>
          </table:table-cell>
          <table:table-cell table:formula="of:=[.F10]" office:value-type="float" office:value="1.73153575615475">
            <text:p>1.7315357562</text:p>
          </table:table-cell>
          <table:table-cell table:formula="of:=[.G10]" office:value-type="float" office:value="4431">
            <text:p>4431</text:p>
          </table:table-cell>
          <table:table-cell table:formula="of:=[.H10]" office:value-type="float" office:value="2559">
            <text:p>2559</text:p>
          </table:table-cell>
          <table:table-cell table:formula="of:=[.K10]" office:value-type="float" office:value="485">
            <text:p>485</text:p>
          </table:table-cell>
          <table:table-cell table:formula="of:=[.L10]" office:value-type="float" office:value="425">
            <text:p>425</text:p>
          </table:table-cell>
          <table:table-cell table:formula="of:=[.M10]" office:value-type="float" office:value="60">
            <text:p>60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its-dcca-10//M4526.fst">
            <text:p>its-dcca-10//M4526.fst</text:p>
          </table:table-cell>
          <table:table-cell table:formula="of:=[.B11]" office:value-type="float" office:value="770.654085292562">
            <text:p>770.6540852926</text:p>
          </table:table-cell>
          <table:table-cell table:formula="of:=[.C11]" office:value-type="float" office:value="0.772221262669879">
            <text:p>0.7722212627</text:p>
          </table:table-cell>
          <table:table-cell table:formula="of:=[.E11]" office:value-type="float" office:value="0.0793269230769231">
            <text:p>0.0793269231</text:p>
          </table:table-cell>
          <table:table-cell table:formula="of:=[.F11]" office:value-type="float" office:value="3.46950629235237">
            <text:p>3.4695062924</text:p>
          </table:table-cell>
          <table:table-cell table:formula="of:=[.G11]" office:value-type="float" office:value="3584">
            <text:p>3584</text:p>
          </table:table-cell>
          <table:table-cell table:formula="of:=[.H11]" office:value-type="float" office:value="1033">
            <text:p>1033</text:p>
          </table:table-cell>
          <table:table-cell table:formula="of:=[.K11]" office:value-type="float" office:value="550">
            <text:p>550</text:p>
          </table:table-cell>
          <table:table-cell table:formula="of:=[.L11]" office:value-type="float" office:value="472">
            <text:p>472</text:p>
          </table:table-cell>
          <table:table-cell table:formula="of:=[.M11]" office:value-type="float" office:value="78">
            <text:p>78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its-dcca-10//M4693.fst">
            <text:p>its-dcca-10//M4693.fst</text:p>
          </table:table-cell>
          <table:table-cell table:formula="of:=[.B12]" office:value-type="float" office:value="859.426534143764">
            <text:p>859.4265341438</text:p>
          </table:table-cell>
          <table:table-cell table:formula="of:=[.C12]" office:value-type="float" office:value="0.8596258548535">
            <text:p>0.8596258549</text:p>
          </table:table-cell>
          <table:table-cell table:formula="of:=[.E12]" office:value-type="float" office:value="0.0105124835742445">
            <text:p>0.0105124836</text:p>
          </table:table-cell>
          <table:table-cell table:formula="of:=[.F12]" office:value-type="float" office:value="1.83551912568306">
            <text:p>1.8355191257</text:p>
          </table:table-cell>
          <table:table-cell table:formula="of:=[.G12]" office:value-type="float" office:value="3359">
            <text:p>3359</text:p>
          </table:table-cell>
          <table:table-cell table:formula="of:=[.H12]" office:value-type="float" office:value="1830">
            <text:p>1830</text:p>
          </table:table-cell>
          <table:table-cell table:formula="of:=[.K12]" office:value-type="float" office:value="328">
            <text:p>328</text:p>
          </table:table-cell>
          <table:table-cell table:formula="of:=[.L12]" office:value-type="float" office:value="291">
            <text:p>291</text:p>
          </table:table-cell>
          <table:table-cell table:formula="of:=[.M12]" office:value-type="float" office:value="37">
            <text:p>37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its-dcca-10//M131.fst">
            <text:p>its-dcca-10//M131.fst</text:p>
          </table:table-cell>
          <table:table-cell table:formula="of:=[.B13]" office:value-type="float" office:value="801.592489138289">
            <text:p>801.5924891383</text:p>
          </table:table-cell>
          <table:table-cell table:formula="of:=[.C13]" office:value-type="float" office:value="0.802617481832341">
            <text:p>0.8026174818</text:p>
          </table:table-cell>
          <table:table-cell table:formula="of:=[.E13]" office:value-type="float" office:value="0.0536193029490617">
            <text:p>0.0536193029</text:p>
          </table:table-cell>
          <table:table-cell table:formula="of:=[.F13]" office:value-type="float" office:value="2.06161137440758">
            <text:p>2.0616113744</text:p>
          </table:table-cell>
          <table:table-cell table:formula="of:=[.G13]" office:value-type="float" office:value="870">
            <text:p>870</text:p>
          </table:table-cell>
          <table:table-cell table:formula="of:=[.H13]" office:value-type="float" office:value="422">
            <text:p>422</text:p>
          </table:table-cell>
          <table:table-cell table:formula="of:=[.K13]" office:value-type="float" office:value="545">
            <text:p>545</text:p>
          </table:table-cell>
          <table:table-cell table:formula="of:=[.L13]" office:value-type="float" office:value="489">
            <text:p>489</text:p>
          </table:table-cell>
          <table:table-cell table:formula="of:=[.M13]" office:value-type="float" office:value="56">
            <text:p>56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its-dcca-10//M4866.fst">
            <text:p>its-dcca-10//M4866.fst</text:p>
          </table:table-cell>
          <table:table-cell table:formula="of:=[.B14]" office:value-type="float" office:value="983.912886944728">
            <text:p>983.9128869447</text:p>
          </table:table-cell>
          <table:table-cell table:formula="of:=[.C14]" office:value-type="float" office:value="0.983782894970319">
            <text:p>0.983782895</text:p>
          </table:table-cell>
          <table:table-cell table:formula="of:=[.E14]" office:value-type="float" office:value="0.00250941028858209">
            <text:p>0.0025094103</text:p>
          </table:table-cell>
          <table:table-cell table:formula="of:=[.F14]" office:value-type="float" office:value="1">
            <text:p>1</text:p>
          </table:table-cell>
          <table:table-cell table:formula="of:=[.G14]" office:value-type="float" office:value="111">
            <text:p>111</text:p>
          </table:table-cell>
          <table:table-cell table:formula="of:=[.H14]" office:value-type="float" office:value="111">
            <text:p>111</text:p>
          </table:table-cell>
          <table:table-cell table:formula="of:=[.K14]" office:value-type="float" office:value="42">
            <text:p>42</text:p>
          </table:table-cell>
          <table:table-cell table:formula="of:=[.L14]" office:value-type="float" office:value="37">
            <text:p>37</text:p>
          </table:table-cell>
          <table:table-cell table:formula="of:=[.M14]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its-dcca-10//M4321.fst">
            <text:p>its-dcca-10//M4321.fst</text:p>
          </table:table-cell>
          <table:table-cell table:formula="of:=[.B15]" office:value-type="float" office:value="751.228232768731">
            <text:p>751.2282327687</text:p>
          </table:table-cell>
          <table:table-cell table:formula="of:=[.C15]" office:value-type="float" office:value="0.751935454990953">
            <text:p>0.751935455</text:p>
          </table:table-cell>
          <table:table-cell table:formula="of:=[.E15]" office:value-type="float" office:value="0.0362499999999999">
            <text:p>0.03625</text:p>
          </table:table-cell>
          <table:table-cell table:formula="of:=[.F15]" office:value-type="float" office:value="4.06222222222222">
            <text:p>4.0622222222</text:p>
          </table:table-cell>
          <table:table-cell table:formula="of:=[.G15]" office:value-type="float" office:value="4570">
            <text:p>4570</text:p>
          </table:table-cell>
          <table:table-cell table:formula="of:=[.H15]" office:value-type="float" office:value="1125">
            <text:p>1125</text:p>
          </table:table-cell>
          <table:table-cell table:formula="of:=[.K15]" office:value-type="float" office:value="452">
            <text:p>452</text:p>
          </table:table-cell>
          <table:table-cell table:formula="of:=[.L15]" office:value-type="float" office:value="399">
            <text:p>399</text:p>
          </table:table-cell>
          <table:table-cell table:formula="of:=[.M15]" office:value-type="float" office:value="53">
            <text:p>53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its-dcca-10//M4156.fst">
            <text:p>its-dcca-10//M4156.fst</text:p>
          </table:table-cell>
          <table:table-cell table:formula="of:=[.B16]" office:value-type="float" office:value="310.889964846517">
            <text:p>310.8899648465</text:p>
          </table:table-cell>
          <table:table-cell table:formula="of:=[.C16]" office:value-type="float" office:value="0.319350293306845">
            <text:p>0.3193502933</text:p>
          </table:table-cell>
          <table:table-cell table:formula="of:=[.E16]" office:value-type="float" office:value="0.423423423423423">
            <text:p>0.4234234234</text:p>
          </table:table-cell>
          <table:table-cell table:formula="of:=[.F16]" office:value-type="float" office:value="11.1676841676842">
            <text:p>11.1676841677</text:p>
          </table:table-cell>
          <table:table-cell table:formula="of:=[.G16]" office:value-type="float" office:value="27439">
            <text:p>27439</text:p>
          </table:table-cell>
          <table:table-cell table:formula="of:=[.H16]" office:value-type="float" office:value="2457">
            <text:p>2457</text:p>
          </table:table-cell>
          <table:table-cell table:formula="of:=[.K16]" office:value-type="float" office:value="1647">
            <text:p>1647</text:p>
          </table:table-cell>
          <table:table-cell table:formula="of:=[.L16]" office:value-type="float" office:value="1457">
            <text:p>1457</text:p>
          </table:table-cell>
          <table:table-cell table:formula="of:=[.M16]" office:value-type="float" office:value="190">
            <text:p>190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its-dcca-10//M4314.fst">
            <text:p>its-dcca-10//M4314.fst</text:p>
          </table:table-cell>
          <table:table-cell table:formula="of:=[.B17]" office:value-type="float" office:value="816.358081900007">
            <text:p>816.3580819</text:p>
          </table:table-cell>
          <table:table-cell table:formula="of:=[.C17]" office:value-type="float" office:value="0.817652122198572">
            <text:p>0.8176521222</text:p>
          </table:table-cell>
          <table:table-cell table:formula="of:=[.E17]" office:value-type="float" office:value="0.065359477124183">
            <text:p>0.0653594771</text:p>
          </table:table-cell>
          <table:table-cell table:formula="of:=[.F17]" office:value-type="float" office:value="2.47271531886916">
            <text:p>2.4727153189</text:p>
          </table:table-cell>
          <table:table-cell table:formula="of:=[.G17]" office:value-type="float" office:value="3761">
            <text:p>3761</text:p>
          </table:table-cell>
          <table:table-cell table:formula="of:=[.H17]" office:value-type="float" office:value="1521">
            <text:p>1521</text:p>
          </table:table-cell>
          <table:table-cell table:formula="of:=[.K17]" office:value-type="float" office:value="629">
            <text:p>629</text:p>
          </table:table-cell>
          <table:table-cell table:formula="of:=[.L17]" office:value-type="float" office:value="571">
            <text:p>571</text:p>
          </table:table-cell>
          <table:table-cell table:formula="of:=[.M17]" office:value-type="float" office:value="58">
            <text:p>58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its-dcca-10//M4628.fst">
            <text:p>its-dcca-10//M4628.fst</text:p>
          </table:table-cell>
          <table:table-cell table:formula="of:=[.B18]" office:value-type="float" office:value="951.106728191083">
            <text:p>951.1067281911</text:p>
          </table:table-cell>
          <table:table-cell table:formula="of:=[.C18]" office:value-type="float" office:value="0.950968036868181">
            <text:p>0.9509680369</text:p>
          </table:table-cell>
          <table:table-cell table:formula="of:=[.E18]" office:value-type="float" office:value="0.00657894736842102">
            <text:p>0.0065789474</text:p>
          </table:table-cell>
          <table:table-cell table:formula="of:=[.F18]" office:value-type="float" office:value="1.7027027027027">
            <text:p>1.7027027027</text:p>
          </table:table-cell>
          <table:table-cell table:formula="of:=[.G18]" office:value-type="float" office:value="126">
            <text:p>126</text:p>
          </table:table-cell>
          <table:table-cell table:formula="of:=[.H18]" office:value-type="float" office:value="74">
            <text:p>74</text:p>
          </table:table-cell>
          <table:table-cell table:formula="of:=[.K18]" office:value-type="float" office:value="99">
            <text:p>99</text:p>
          </table:table-cell>
          <table:table-cell table:formula="of:=[.L18]" office:value-type="float" office:value="87">
            <text:p>87</text:p>
          </table:table-cell>
          <table:table-cell table:formula="of:=[.M18]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its-dcca-10//M4422.fst">
            <text:p>its-dcca-10//M4422.fst</text:p>
          </table:table-cell>
          <table:table-cell table:formula="of:=[.B19]" office:value-type="float" office:value="503.027560062674">
            <text:p>503.0275600627</text:p>
          </table:table-cell>
          <table:table-cell table:formula="of:=[.C19]" office:value-type="float" office:value="0.503819867499238">
            <text:p>0.5038198675</text:p>
          </table:table-cell>
          <table:table-cell table:formula="of:=[.E19]" office:value-type="float" office:value="0.04199066874028">
            <text:p>0.0419906687</text:p>
          </table:table-cell>
          <table:table-cell table:formula="of:=[.F19]" office:value-type="float" office:value="7.87885985748219">
            <text:p>7.8788598575</text:p>
          </table:table-cell>
          <table:table-cell table:formula="of:=[.G19]" office:value-type="float" office:value="3317">
            <text:p>3317</text:p>
          </table:table-cell>
          <table:table-cell table:formula="of:=[.H19]" office:value-type="float" office:value="421">
            <text:p>421</text:p>
          </table:table-cell>
          <table:table-cell table:formula="of:=[.K19]" office:value-type="float" office:value="273">
            <text:p>273</text:p>
          </table:table-cell>
          <table:table-cell table:formula="of:=[.L19]" office:value-type="float" office:value="216">
            <text:p>216</text:p>
          </table:table-cell>
          <table:table-cell table:formula="of:=[.M19]" office:value-type="float" office:value="57">
            <text:p>57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its-dcca-10//M4653.fst">
            <text:p>its-dcca-10//M4653.fst</text:p>
          </table:table-cell>
          <table:table-cell table:formula="of:=[.B20]" office:value-type="float" office:value="745.725011451599">
            <text:p>745.7250114516</text:p>
          </table:table-cell>
          <table:table-cell table:formula="of:=[.C20]" office:value-type="float" office:value="0.746568417546864">
            <text:p>0.7465684175</text:p>
          </table:table-cell>
          <table:table-cell table:formula="of:=[.E20]" office:value-type="float" office:value="0.043076923076923">
            <text:p>0.0430769231</text:p>
          </table:table-cell>
          <table:table-cell table:formula="of:=[.F20]" office:value-type="float" office:value="1.83499546690843">
            <text:p>1.8349954669</text:p>
          </table:table-cell>
          <table:table-cell table:formula="of:=[.G20]" office:value-type="float" office:value="2024">
            <text:p>2024</text:p>
          </table:table-cell>
          <table:table-cell table:formula="of:=[.H20]" office:value-type="float" office:value="1103">
            <text:p>1103</text:p>
          </table:table-cell>
          <table:table-cell table:formula="of:=[.K20]" office:value-type="float" office:value="308">
            <text:p>308</text:p>
          </table:table-cell>
          <table:table-cell table:formula="of:=[.L20]" office:value-type="float" office:value="239">
            <text:p>239</text:p>
          </table:table-cell>
          <table:table-cell table:formula="of:=[.M20]" office:value-type="float" office:value="69">
            <text:p>69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its-dcca-10//M4595.fst">
            <text:p>its-dcca-10//M4595.fst</text:p>
          </table:table-cell>
          <table:table-cell table:formula="of:=[.B21]" office:value-type="float" office:value="852.187556818263">
            <text:p>852.1875568183</text:p>
          </table:table-cell>
          <table:table-cell table:formula="of:=[.C21]" office:value-type="float" office:value="0.853559969466939">
            <text:p>0.8535599695</text:p>
          </table:table-cell>
          <table:table-cell table:formula="of:=[.E21]" office:value-type="float" office:value="0.0690184049079754">
            <text:p>0.0690184049</text:p>
          </table:table-cell>
          <table:table-cell table:formula="of:=[.F21]" office:value-type="float" office:value="1.74622116149562">
            <text:p>1.7462211615</text:p>
          </table:table-cell>
          <table:table-cell table:formula="of:=[.G21]" office:value-type="float" office:value="4390">
            <text:p>4390</text:p>
          </table:table-cell>
          <table:table-cell table:formula="of:=[.H21]" office:value-type="float" office:value="2514">
            <text:p>2514</text:p>
          </table:table-cell>
          <table:table-cell table:formula="of:=[.K21]" office:value-type="float" office:value="511">
            <text:p>511</text:p>
          </table:table-cell>
          <table:table-cell table:formula="of:=[.L21]" office:value-type="float" office:value="445">
            <text:p>445</text:p>
          </table:table-cell>
          <table:table-cell table:formula="of:=[.M21]" office:value-type="float" office:value="66">
            <text:p>66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its-dcca-10//M4828.fst">
            <text:p>its-dcca-10//M4828.fst</text:p>
          </table:table-cell>
          <table:table-cell table:formula="of:=[.B22]" office:value-type="float" office:value="568.745385313069">
            <text:p>568.7453853131</text:p>
          </table:table-cell>
          <table:table-cell table:formula="of:=[.C22]" office:value-type="float" office:value="0.572402907671938">
            <text:p>0.5724029077</text:p>
          </table:table-cell>
          <table:table-cell table:formula="of:=[.E22]" office:value-type="float" office:value="0.182945736434109">
            <text:p>0.1829457364</text:p>
          </table:table-cell>
          <table:table-cell table:formula="of:=[.F22]" office:value-type="float" office:value="2.55318852687274">
            <text:p>2.5531885269</text:p>
          </table:table-cell>
          <table:table-cell table:formula="of:=[.G22]" office:value-type="float" office:value="36674">
            <text:p>36674</text:p>
          </table:table-cell>
          <table:table-cell table:formula="of:=[.H22]" office:value-type="float" office:value="14364">
            <text:p>14364</text:p>
          </table:table-cell>
          <table:table-cell table:formula="of:=[.K22]" office:value-type="float" office:value="1359">
            <text:p>1359</text:p>
          </table:table-cell>
          <table:table-cell table:formula="of:=[.L22]" office:value-type="float" office:value="1099">
            <text:p>1099</text:p>
          </table:table-cell>
          <table:table-cell table:formula="of:=[.M22]" office:value-type="float" office:value="260">
            <text:p>260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its-dcca-10//M570.fst">
            <text:p>its-dcca-10//M570.fst</text:p>
          </table:table-cell>
          <table:table-cell table:formula="of:=[.B23]" office:value-type="float" office:value="819.959234672375">
            <text:p>819.9592346724</text:p>
          </table:table-cell>
          <table:table-cell table:formula="of:=[.C23]" office:value-type="float" office:value="0.821457131561447">
            <text:p>0.8214571316</text:p>
          </table:table-cell>
          <table:table-cell table:formula="of:=[.E23]" office:value-type="float" office:value="0.0763807285546416">
            <text:p>0.0763807286</text:p>
          </table:table-cell>
          <table:table-cell table:formula="of:=[.F23]" office:value-type="float" office:value="3.09806835066865">
            <text:p>3.0980683507</text:p>
          </table:table-cell>
          <table:table-cell table:formula="of:=[.G23]" office:value-type="float" office:value="2085">
            <text:p>2085</text:p>
          </table:table-cell>
          <table:table-cell table:formula="of:=[.H23]" office:value-type="float" office:value="673">
            <text:p>673</text:p>
          </table:table-cell>
          <table:table-cell table:formula="of:=[.K23]" office:value-type="float" office:value="675">
            <text:p>675</text:p>
          </table:table-cell>
          <table:table-cell table:formula="of:=[.L23]" office:value-type="float" office:value="593">
            <text:p>593</text:p>
          </table:table-cell>
          <table:table-cell table:formula="of:=[.M23]" office:value-type="float" office:value="82">
            <text:p>82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its-dcca-10//M4624.fst">
            <text:p>its-dcca-10//M4624.fst</text:p>
          </table:table-cell>
          <table:table-cell table:formula="of:=[.B24]" office:value-type="float" office:value="693.034021954273">
            <text:p>693.0340219543</text:p>
          </table:table-cell>
          <table:table-cell table:formula="of:=[.C24]" office:value-type="float" office:value="0.694756251475392">
            <text:p>0.6947562515</text:p>
          </table:table-cell>
          <table:table-cell table:formula="of:=[.E24]" office:value-type="float" office:value="0.0865384615384614">
            <text:p>0.0865384615</text:p>
          </table:table-cell>
          <table:table-cell table:formula="of:=[.F24]" office:value-type="float" office:value="3.13877028181042">
            <text:p>3.1387702818</text:p>
          </table:table-cell>
          <table:table-cell table:formula="of:=[.G24]" office:value-type="float" office:value="7351">
            <text:p>7351</text:p>
          </table:table-cell>
          <table:table-cell table:formula="of:=[.H24]" office:value-type="float" office:value="2342">
            <text:p>2342</text:p>
          </table:table-cell>
          <table:table-cell table:formula="of:=[.K24]" office:value-type="float" office:value="690">
            <text:p>690</text:p>
          </table:table-cell>
          <table:table-cell table:formula="of:=[.L24]" office:value-type="float" office:value="569">
            <text:p>569</text:p>
          </table:table-cell>
          <table:table-cell table:formula="of:=[.M24]" office:value-type="float" office:value="121">
            <text:p>121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its-dcca-10//M4674.fst">
            <text:p>its-dcca-10//M4674.fst</text:p>
          </table:table-cell>
          <table:table-cell table:formula="of:=[.B25]" office:value-type="float" office:value="646.229575867722">
            <text:p>646.2295758677</text:p>
          </table:table-cell>
          <table:table-cell table:formula="of:=[.C25]" office:value-type="float" office:value="0.647678190466198">
            <text:p>0.6476781905</text:p>
          </table:table-cell>
          <table:table-cell table:formula="of:=[.E25]" office:value-type="float" office:value="0.0729483282674772">
            <text:p>0.0729483283</text:p>
          </table:table-cell>
          <table:table-cell table:formula="of:=[.F25]" office:value-type="float" office:value="2.28623188405797">
            <text:p>2.2862318841</text:p>
          </table:table-cell>
          <table:table-cell table:formula="of:=[.G25]" office:value-type="float" office:value="4417">
            <text:p>4417</text:p>
          </table:table-cell>
          <table:table-cell table:formula="of:=[.H25]" office:value-type="float" office:value="1932">
            <text:p>1932</text:p>
          </table:table-cell>
          <table:table-cell table:formula="of:=[.K25]" office:value-type="float" office:value="598">
            <text:p>598</text:p>
          </table:table-cell>
          <table:table-cell table:formula="of:=[.L25]" office:value-type="float" office:value="512">
            <text:p>512</text:p>
          </table:table-cell>
          <table:table-cell table:formula="of:=[.M25]" office:value-type="float" office:value="86">
            <text:p>86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its-dcca-10//M4466.fst">
            <text:p>its-dcca-10//M4466.fst</text:p>
          </table:table-cell>
          <table:table-cell table:formula="of:=[.B26]" office:value-type="float" office:value="915.111194364666">
            <text:p>915.1111943647</text:p>
          </table:table-cell>
          <table:table-cell table:formula="of:=[.C26]" office:value-type="float" office:value="0.915639318909281">
            <text:p>0.9156393189</text:p>
          </table:table-cell>
          <table:table-cell table:formula="of:=[.E26]" office:value-type="float" office:value="0.027456647398844">
            <text:p>0.0274566474</text:p>
          </table:table-cell>
          <table:table-cell table:formula="of:=[.F26]" office:value-type="float" office:value="2.6281512605042">
            <text:p>2.6281512605</text:p>
          </table:table-cell>
          <table:table-cell table:formula="of:=[.G26]" office:value-type="float" office:value="2502">
            <text:p>2502</text:p>
          </table:table-cell>
          <table:table-cell table:formula="of:=[.H26]" office:value-type="float" office:value="952">
            <text:p>952</text:p>
          </table:table-cell>
          <table:table-cell table:formula="of:=[.K26]" office:value-type="float" office:value="251">
            <text:p>251</text:p>
          </table:table-cell>
          <table:table-cell table:formula="of:=[.L26]" office:value-type="float" office:value="220">
            <text:p>220</text:p>
          </table:table-cell>
          <table:table-cell table:formula="of:=[.M26]"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its-dcca-10//M4297.fst">
            <text:p>its-dcca-10//M4297.fst</text:p>
          </table:table-cell>
          <table:table-cell table:formula="of:=[.B27]" office:value-type="float" office:value="730.557228725637">
            <text:p>730.5572287256</text:p>
          </table:table-cell>
          <table:table-cell table:formula="of:=[.C27]" office:value-type="float" office:value="0.7309977550688">
            <text:p>0.7309977551</text:p>
          </table:table-cell>
          <table:table-cell table:formula="of:=[.E27]" office:value-type="float" office:value="0.0318302387267904">
            <text:p>0.0318302387</text:p>
          </table:table-cell>
          <table:table-cell table:formula="of:=[.F27]" office:value-type="float" office:value="4.79411764705882">
            <text:p>4.7941176471</text:p>
          </table:table-cell>
          <table:table-cell table:formula="of:=[.G27]" office:value-type="float" office:value="489">
            <text:p>489</text:p>
          </table:table-cell>
          <table:table-cell table:formula="of:=[.H27]" office:value-type="float" office:value="102">
            <text:p>102</text:p>
          </table:table-cell>
          <table:table-cell table:formula="of:=[.K27]" office:value-type="float" office:value="401">
            <text:p>401</text:p>
          </table:table-cell>
          <table:table-cell table:formula="of:=[.L27]" office:value-type="float" office:value="386">
            <text:p>386</text:p>
          </table:table-cell>
          <table:table-cell table:formula="of:=[.M27]"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its-dcca-10//M4587.fst">
            <text:p>its-dcca-10//M4587.fst</text:p>
          </table:table-cell>
          <table:table-cell table:formula="of:=[.B28]" office:value-type="float" office:value="741.076061561171">
            <text:p>741.0760615612</text:p>
          </table:table-cell>
          <table:table-cell table:formula="of:=[.C28]" office:value-type="float" office:value="0.742862366173251">
            <text:p>0.7428623662</text:p>
          </table:table-cell>
          <table:table-cell table:formula="of:=[.E28]" office:value-type="float" office:value="0.0898876404494382">
            <text:p>0.0898876404</text:p>
          </table:table-cell>
          <table:table-cell table:formula="of:=[.F28]" office:value-type="float" office:value="4.16256439610761">
            <text:p>4.1625643961</text:p>
          </table:table-cell>
          <table:table-cell table:formula="of:=[.G28]" office:value-type="float" office:value="7272">
            <text:p>7272</text:p>
          </table:table-cell>
          <table:table-cell table:formula="of:=[.H28]" office:value-type="float" office:value="1747">
            <text:p>1747</text:p>
          </table:table-cell>
          <table:table-cell table:formula="of:=[.K28]" office:value-type="float" office:value="728">
            <text:p>728</text:p>
          </table:table-cell>
          <table:table-cell table:formula="of:=[.L28]" office:value-type="float" office:value="610">
            <text:p>610</text:p>
          </table:table-cell>
          <table:table-cell table:formula="of:=[.M28]" office:value-type="float" office:value="118">
            <text:p>118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its-dcca-10//M124.fst">
            <text:p>its-dcca-10//M124.fst</text:p>
          </table:table-cell>
          <table:table-cell table:formula="of:=[.B29]" office:value-type="float" office:value="634.75322619963">
            <text:p>634.7532261996</text:p>
          </table:table-cell>
          <table:table-cell table:formula="of:=[.C29]" office:value-type="float" office:value="0.635749159726684">
            <text:p>0.6357491597</text:p>
          </table:table-cell>
          <table:table-cell table:formula="of:=[.E29]" office:value-type="float" office:value="0.0539460539460539">
            <text:p>0.0539460539</text:p>
          </table:table-cell>
          <table:table-cell table:formula="of:=[.F29]" office:value-type="float" office:value="1.59751037344398">
            <text:p>1.5975103734</text:p>
          </table:table-cell>
          <table:table-cell table:formula="of:=[.G29]" office:value-type="float" office:value="385">
            <text:p>385</text:p>
          </table:table-cell>
          <table:table-cell table:formula="of:=[.H29]" office:value-type="float" office:value="241">
            <text:p>241</text:p>
          </table:table-cell>
          <table:table-cell table:formula="of:=[.K29]" office:value-type="float" office:value="213">
            <text:p>213</text:p>
          </table:table-cell>
          <table:table-cell table:formula="of:=[.L29]" office:value-type="float" office:value="182">
            <text:p>182</text:p>
          </table:table-cell>
          <table:table-cell table:formula="of:=[.M29]"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its-dcca-10//M4447.fst">
            <text:p>its-dcca-10//M4447.fst</text:p>
          </table:table-cell>
          <table:table-cell table:formula="of:=[.B30]" office:value-type="float" office:value="419.331015494807">
            <text:p>419.3310154948</text:p>
          </table:table-cell>
          <table:table-cell table:formula="of:=[.C30]" office:value-type="float" office:value="0.424766560130352">
            <text:p>0.4247665601</text:p>
          </table:table-cell>
          <table:table-cell table:formula="of:=[.E30]" office:value-type="float" office:value="0.277837837837838">
            <text:p>0.2778378378</text:p>
          </table:table-cell>
          <table:table-cell table:formula="of:=[.F30]" office:value-type="float" office:value="17.8060606060606">
            <text:p>17.8060606061</text:p>
          </table:table-cell>
          <table:table-cell table:formula="of:=[.G30]" office:value-type="float" office:value="2938">
            <text:p>2938</text:p>
          </table:table-cell>
          <table:table-cell table:formula="of:=[.H30]" office:value-type="float" office:value="165">
            <text:p>165</text:p>
          </table:table-cell>
          <table:table-cell table:formula="of:=[.K30]" office:value-type="float" office:value="881">
            <text:p>881</text:p>
          </table:table-cell>
          <table:table-cell table:formula="of:=[.L30]" office:value-type="float" office:value="822">
            <text:p>822</text:p>
          </table:table-cell>
          <table:table-cell table:formula="of:=[.M30]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its-dcca-10//M646.fst">
            <text:p>its-dcca-10//M646.fst</text:p>
          </table:table-cell>
          <table:table-cell table:formula="of:=[.B31]" office:value-type="float" office:value="795.403992783438">
            <text:p>795.4039927834</text:p>
          </table:table-cell>
          <table:table-cell table:formula="of:=[.C31]" office:value-type="float" office:value="0.795321377840909">
            <text:p>0.7953213778</text:p>
          </table:table-cell>
          <table:table-cell table:formula="of:=[.E31]" office:value-type="float" office:value="0.0114942528735633">
            <text:p>0.0114942529</text:p>
          </table:table-cell>
          <table:table-cell table:formula="of:=[.F31]" office:value-type="float" office:value="4.53125">
            <text:p>4.53125</text:p>
          </table:table-cell>
          <table:table-cell table:formula="of:=[.G31]" office:value-type="float" office:value="290">
            <text:p>290</text:p>
          </table:table-cell>
          <table:table-cell table:formula="of:=[.H31]" office:value-type="float" office:value="64">
            <text:p>64</text:p>
          </table:table-cell>
          <table:table-cell table:formula="of:=[.K31]" office:value-type="float" office:value="253">
            <text:p>253</text:p>
          </table:table-cell>
          <table:table-cell table:formula="of:=[.L31]" office:value-type="float" office:value="222">
            <text:p>222</text:p>
          </table:table-cell>
          <table:table-cell table:formula="of:=[.M31]"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726.092514958447">
            <text:p>726.0925149584</text:p>
          </table:table-cell>
          <table:table-cell table:formula="of:=[.C33]" office:value-type="float" office:value="0.727673485115704">
            <text:p>0.7276734851</text:p>
          </table:table-cell>
          <table:table-cell table:formula="of:=[.E33]" office:value-type="float" office:value="0.0833526679521241">
            <text:p>0.083352668</text:p>
          </table:table-cell>
          <table:table-cell table:formula="of:=[.F33]" office:value-type="float" office:value="4.28807966339872">
            <text:p>4.2880796634</text:p>
          </table:table-cell>
          <table:table-cell table:formula="of:=[.G33]" office:value-type="float" office:value="6763.2">
            <text:p>6763.2</text:p>
          </table:table-cell>
          <table:table-cell table:formula="of:=[.H33]" office:value-type="float" office:value="1558.36666666667">
            <text:p>1558.3666666667</text:p>
          </table:table-cell>
          <table:table-cell table:formula="of:=[.K33]" office:value-type="float" office:value="561.6">
            <text:p>561.6</text:p>
          </table:table-cell>
          <table:table-cell table:formula="of:=[.L33]" office:value-type="float" office:value="490.366666666667">
            <text:p>490.3666666667</text:p>
          </table:table-cell>
          <table:table-cell table:formula="of:=[.M33]" office:value-type="float" office:value="71.2333333333333">
            <text:p>71.2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its-dcca-10//M4570.fst">
            <text:p>its-dcca-10//M4570.fst</text:p>
          </table:table-cell>
          <table:table-cell table:formula="of:=[.C2]" office:value-type="float" office:value="0.734531302275008">
            <text:p>0.7345313023</text:p>
          </table:table-cell>
          <table:table-cell table:formula="of:=[.L2]" office:value-type="float" office:value="457">
            <text:p>457</text:p>
          </table:table-cell>
          <table:table-cell table:formula="of:=[.M2]" office:value-type="float" office:value="67">
            <text:p>67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its-dcca-10//M588.fst">
            <text:p>its-dcca-10//M588.fst</text:p>
          </table:table-cell>
          <table:table-cell table:formula="of:=[.C3]" office:value-type="float" office:value="0.132196699854629">
            <text:p>0.1321966999</text:p>
          </table:table-cell>
          <table:table-cell table:formula="of:=[.L3]" office:value-type="float" office:value="2107">
            <text:p>2107</text:p>
          </table:table-cell>
          <table:table-cell table:formula="of:=[.M3]" office:value-type="float" office:value="234">
            <text:p>234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its-dcca-10//M4313.fst">
            <text:p>its-dcca-10//M4313.fst</text:p>
          </table:table-cell>
          <table:table-cell table:formula="of:=[.C4]" office:value-type="float" office:value="0.859301364717665">
            <text:p>0.8593013647</text:p>
          </table:table-cell>
          <table:table-cell table:formula="of:=[.L4]" office:value-type="float" office:value="165">
            <text:p>165</text:p>
          </table:table-cell>
          <table:table-cell table:formula="of:=[.M4]" office:value-type="float" office:value="24">
            <text:p>24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its-dcca-10//M4832.fst">
            <text:p>its-dcca-10//M4832.fst</text:p>
          </table:table-cell>
          <table:table-cell table:formula="of:=[.C5]" office:value-type="float" office:value="0.925592954865108">
            <text:p>0.9255929549</text:p>
          </table:table-cell>
          <table:table-cell table:formula="of:=[.L5]" office:value-type="float" office:value="157">
            <text:p>157</text:p>
          </table:table-cell>
          <table:table-cell table:formula="of:=[.M5]" office:value-type="float" office:value="25">
            <text:p>25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its-dcca-10//M575.fst">
            <text:p>its-dcca-10//M575.fst</text:p>
          </table:table-cell>
          <table:table-cell table:formula="of:=[.C6]" office:value-type="float" office:value="0.929084657962898">
            <text:p>0.929084658</text:p>
          </table:table-cell>
          <table:table-cell table:formula="of:=[.L6]" office:value-type="float" office:value="217">
            <text:p>217</text:p>
          </table:table-cell>
          <table:table-cell table:formula="of:=[.M6]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its-dcca-10//M4887.fst">
            <text:p>its-dcca-10//M4887.fst</text:p>
          </table:table-cell>
          <table:table-cell table:formula="of:=[.C7]" office:value-type="float" office:value="0.637058479382687">
            <text:p>0.6370584794</text:p>
          </table:table-cell>
          <table:table-cell table:formula="of:=[.L7]" office:value-type="float" office:value="15">
            <text:p>15</text:p>
          </table:table-cell>
          <table:table-cell table:formula="of:=[.M7]"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its-dcca-10//M4353.fst">
            <text:p>its-dcca-10//M4353.fst</text:p>
          </table:table-cell>
          <table:table-cell table:formula="of:=[.C8]" office:value-type="float" office:value="0.701324069613394">
            <text:p>0.7013240696</text:p>
          </table:table-cell>
          <table:table-cell table:formula="of:=[.L8]" office:value-type="float" office:value="650">
            <text:p>650</text:p>
          </table:table-cell>
          <table:table-cell table:formula="of:=[.M8]" office:value-type="float" office:value="92">
            <text:p>92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its-dcca-10//M4473.fst">
            <text:p>its-dcca-10//M4473.fst</text:p>
          </table:table-cell>
          <table:table-cell table:formula="of:=[.C9]" office:value-type="float" office:value="0.713831770360751">
            <text:p>0.7138317704</text:p>
          </table:table-cell>
          <table:table-cell table:formula="of:=[.L9]" office:value-type="float" office:value="600">
            <text:p>600</text:p>
          </table:table-cell>
          <table:table-cell table:formula="of:=[.M9]" office:value-type="float" office:value="104">
            <text:p>104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its-dcca-10//M7816.fst">
            <text:p>its-dcca-10//M7816.fst</text:p>
          </table:table-cell>
          <table:table-cell table:formula="of:=[.C10]" office:value-type="float" office:value="0.853550579211088">
            <text:p>0.8535505792</text:p>
          </table:table-cell>
          <table:table-cell table:formula="of:=[.L10]" office:value-type="float" office:value="425">
            <text:p>425</text:p>
          </table:table-cell>
          <table:table-cell table:formula="of:=[.M10]" office:value-type="float" office:value="60">
            <text:p>60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its-dcca-10//M4526.fst">
            <text:p>its-dcca-10//M4526.fst</text:p>
          </table:table-cell>
          <table:table-cell table:formula="of:=[.C11]" office:value-type="float" office:value="0.772221262669879">
            <text:p>0.7722212627</text:p>
          </table:table-cell>
          <table:table-cell table:formula="of:=[.L11]" office:value-type="float" office:value="472">
            <text:p>472</text:p>
          </table:table-cell>
          <table:table-cell table:formula="of:=[.M11]" office:value-type="float" office:value="78">
            <text:p>78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its-dcca-10//M4693.fst">
            <text:p>its-dcca-10//M4693.fst</text:p>
          </table:table-cell>
          <table:table-cell table:formula="of:=[.C12]" office:value-type="float" office:value="0.8596258548535">
            <text:p>0.8596258549</text:p>
          </table:table-cell>
          <table:table-cell table:formula="of:=[.L12]" office:value-type="float" office:value="291">
            <text:p>291</text:p>
          </table:table-cell>
          <table:table-cell table:formula="of:=[.M12]" office:value-type="float" office:value="37">
            <text:p>37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its-dcca-10//M131.fst">
            <text:p>its-dcca-10//M131.fst</text:p>
          </table:table-cell>
          <table:table-cell table:formula="of:=[.C13]" office:value-type="float" office:value="0.802617481832341">
            <text:p>0.8026174818</text:p>
          </table:table-cell>
          <table:table-cell table:formula="of:=[.L13]" office:value-type="float" office:value="489">
            <text:p>489</text:p>
          </table:table-cell>
          <table:table-cell table:formula="of:=[.M13]" office:value-type="float" office:value="56">
            <text:p>56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its-dcca-10//M4866.fst">
            <text:p>its-dcca-10//M4866.fst</text:p>
          </table:table-cell>
          <table:table-cell table:formula="of:=[.C14]" office:value-type="float" office:value="0.983782894970319">
            <text:p>0.983782895</text:p>
          </table:table-cell>
          <table:table-cell table:formula="of:=[.L14]" office:value-type="float" office:value="37">
            <text:p>37</text:p>
          </table:table-cell>
          <table:table-cell table:formula="of:=[.M14]"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its-dcca-10//M4321.fst">
            <text:p>its-dcca-10//M4321.fst</text:p>
          </table:table-cell>
          <table:table-cell table:formula="of:=[.C15]" office:value-type="float" office:value="0.751935454990953">
            <text:p>0.751935455</text:p>
          </table:table-cell>
          <table:table-cell table:formula="of:=[.L15]" office:value-type="float" office:value="399">
            <text:p>399</text:p>
          </table:table-cell>
          <table:table-cell table:formula="of:=[.M15]" office:value-type="float" office:value="53">
            <text:p>53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its-dcca-10//M4156.fst">
            <text:p>its-dcca-10//M4156.fst</text:p>
          </table:table-cell>
          <table:table-cell table:formula="of:=[.C16]" office:value-type="float" office:value="0.319350293306845">
            <text:p>0.3193502933</text:p>
          </table:table-cell>
          <table:table-cell table:formula="of:=[.L16]" office:value-type="float" office:value="1457">
            <text:p>1457</text:p>
          </table:table-cell>
          <table:table-cell table:formula="of:=[.M16]" office:value-type="float" office:value="190">
            <text:p>190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its-dcca-10//M4314.fst">
            <text:p>its-dcca-10//M4314.fst</text:p>
          </table:table-cell>
          <table:table-cell table:formula="of:=[.C17]" office:value-type="float" office:value="0.817652122198572">
            <text:p>0.8176521222</text:p>
          </table:table-cell>
          <table:table-cell table:formula="of:=[.L17]" office:value-type="float" office:value="571">
            <text:p>571</text:p>
          </table:table-cell>
          <table:table-cell table:formula="of:=[.M17]" office:value-type="float" office:value="58">
            <text:p>58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its-dcca-10//M4628.fst">
            <text:p>its-dcca-10//M4628.fst</text:p>
          </table:table-cell>
          <table:table-cell table:formula="of:=[.C18]" office:value-type="float" office:value="0.950968036868181">
            <text:p>0.9509680369</text:p>
          </table:table-cell>
          <table:table-cell table:formula="of:=[.L18]" office:value-type="float" office:value="87">
            <text:p>87</text:p>
          </table:table-cell>
          <table:table-cell table:formula="of:=[.M18]" office:value-type="float" office:value="12">
            <text:p>12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its-dcca-10//M4422.fst">
            <text:p>its-dcca-10//M4422.fst</text:p>
          </table:table-cell>
          <table:table-cell table:formula="of:=[.C19]" office:value-type="float" office:value="0.503819867499238">
            <text:p>0.5038198675</text:p>
          </table:table-cell>
          <table:table-cell table:formula="of:=[.L19]" office:value-type="float" office:value="216">
            <text:p>216</text:p>
          </table:table-cell>
          <table:table-cell table:formula="of:=[.M19]" office:value-type="float" office:value="57">
            <text:p>57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its-dcca-10//M4653.fst">
            <text:p>its-dcca-10//M4653.fst</text:p>
          </table:table-cell>
          <table:table-cell table:formula="of:=[.C20]" office:value-type="float" office:value="0.746568417546864">
            <text:p>0.7465684175</text:p>
          </table:table-cell>
          <table:table-cell table:formula="of:=[.L20]" office:value-type="float" office:value="239">
            <text:p>239</text:p>
          </table:table-cell>
          <table:table-cell table:formula="of:=[.M20]" office:value-type="float" office:value="69">
            <text:p>69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its-dcca-10//M4595.fst">
            <text:p>its-dcca-10//M4595.fst</text:p>
          </table:table-cell>
          <table:table-cell table:formula="of:=[.C21]" office:value-type="float" office:value="0.853559969466939">
            <text:p>0.8535599695</text:p>
          </table:table-cell>
          <table:table-cell table:formula="of:=[.L21]" office:value-type="float" office:value="445">
            <text:p>445</text:p>
          </table:table-cell>
          <table:table-cell table:formula="of:=[.M21]" office:value-type="float" office:value="66">
            <text:p>66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its-dcca-10//M4828.fst">
            <text:p>its-dcca-10//M4828.fst</text:p>
          </table:table-cell>
          <table:table-cell table:formula="of:=[.C22]" office:value-type="float" office:value="0.572402907671938">
            <text:p>0.5724029077</text:p>
          </table:table-cell>
          <table:table-cell table:formula="of:=[.L22]" office:value-type="float" office:value="1099">
            <text:p>1099</text:p>
          </table:table-cell>
          <table:table-cell table:formula="of:=[.M22]" office:value-type="float" office:value="260">
            <text:p>260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its-dcca-10//M570.fst">
            <text:p>its-dcca-10//M570.fst</text:p>
          </table:table-cell>
          <table:table-cell table:formula="of:=[.C23]" office:value-type="float" office:value="0.821457131561447">
            <text:p>0.8214571316</text:p>
          </table:table-cell>
          <table:table-cell table:formula="of:=[.L23]" office:value-type="float" office:value="593">
            <text:p>593</text:p>
          </table:table-cell>
          <table:table-cell table:formula="of:=[.M23]" office:value-type="float" office:value="82">
            <text:p>82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its-dcca-10//M4624.fst">
            <text:p>its-dcca-10//M4624.fst</text:p>
          </table:table-cell>
          <table:table-cell table:formula="of:=[.C24]" office:value-type="float" office:value="0.694756251475392">
            <text:p>0.6947562515</text:p>
          </table:table-cell>
          <table:table-cell table:formula="of:=[.L24]" office:value-type="float" office:value="569">
            <text:p>569</text:p>
          </table:table-cell>
          <table:table-cell table:formula="of:=[.M24]" office:value-type="float" office:value="121">
            <text:p>121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its-dcca-10//M4674.fst">
            <text:p>its-dcca-10//M4674.fst</text:p>
          </table:table-cell>
          <table:table-cell table:formula="of:=[.C25]" office:value-type="float" office:value="0.647678190466198">
            <text:p>0.6476781905</text:p>
          </table:table-cell>
          <table:table-cell table:formula="of:=[.L25]" office:value-type="float" office:value="512">
            <text:p>512</text:p>
          </table:table-cell>
          <table:table-cell table:formula="of:=[.M25]" office:value-type="float" office:value="86">
            <text:p>86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its-dcca-10//M4466.fst">
            <text:p>its-dcca-10//M4466.fst</text:p>
          </table:table-cell>
          <table:table-cell table:formula="of:=[.C26]" office:value-type="float" office:value="0.915639318909281">
            <text:p>0.9156393189</text:p>
          </table:table-cell>
          <table:table-cell table:formula="of:=[.L26]" office:value-type="float" office:value="220">
            <text:p>220</text:p>
          </table:table-cell>
          <table:table-cell table:formula="of:=[.M26]" office:value-type="float" office:value="31">
            <text:p>31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its-dcca-10//M4297.fst">
            <text:p>its-dcca-10//M4297.fst</text:p>
          </table:table-cell>
          <table:table-cell table:formula="of:=[.C27]" office:value-type="float" office:value="0.7309977550688">
            <text:p>0.7309977551</text:p>
          </table:table-cell>
          <table:table-cell table:formula="of:=[.L27]" office:value-type="float" office:value="386">
            <text:p>386</text:p>
          </table:table-cell>
          <table:table-cell table:formula="of:=[.M27]" office:value-type="float" office:value="15">
            <text:p>15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its-dcca-10//M4587.fst">
            <text:p>its-dcca-10//M4587.fst</text:p>
          </table:table-cell>
          <table:table-cell table:formula="of:=[.C28]" office:value-type="float" office:value="0.742862366173251">
            <text:p>0.7428623662</text:p>
          </table:table-cell>
          <table:table-cell table:formula="of:=[.L28]" office:value-type="float" office:value="610">
            <text:p>610</text:p>
          </table:table-cell>
          <table:table-cell table:formula="of:=[.M28]" office:value-type="float" office:value="118">
            <text:p>118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its-dcca-10//M124.fst">
            <text:p>its-dcca-10//M124.fst</text:p>
          </table:table-cell>
          <table:table-cell table:formula="of:=[.C29]" office:value-type="float" office:value="0.635749159726684">
            <text:p>0.6357491597</text:p>
          </table:table-cell>
          <table:table-cell table:formula="of:=[.L29]" office:value-type="float" office:value="182">
            <text:p>182</text:p>
          </table:table-cell>
          <table:table-cell table:formula="of:=[.M29]" office:value-type="float" office:value="31">
            <text:p>31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its-dcca-10//M4447.fst">
            <text:p>its-dcca-10//M4447.fst</text:p>
          </table:table-cell>
          <table:table-cell table:formula="of:=[.C30]" office:value-type="float" office:value="0.424766560130352">
            <text:p>0.4247665601</text:p>
          </table:table-cell>
          <table:table-cell table:formula="of:=[.L30]" office:value-type="float" office:value="822">
            <text:p>822</text:p>
          </table:table-cell>
          <table:table-cell table:formula="of:=[.M30]" office:value-type="float" office:value="59">
            <text:p>59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its-dcca-10//M646.fst">
            <text:p>its-dcca-10//M646.fst</text:p>
          </table:table-cell>
          <table:table-cell table:formula="of:=[.C31]" office:value-type="float" office:value="0.795321377840909">
            <text:p>0.7953213778</text:p>
          </table:table-cell>
          <table:table-cell table:formula="of:=[.L31]" office:value-type="float" office:value="222">
            <text:p>222</text:p>
          </table:table-cell>
          <table:table-cell table:formula="of:=[.M31]" office:value-type="float" office:value="31">
            <text:p>31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727673485115704">
            <text:p>0.7276734851</text:p>
          </table:table-cell>
          <table:table-cell table:formula="of:=[.L33]" office:value-type="float" office:value="490.366666666667">
            <text:p>490.3666666667</text:p>
          </table:table-cell>
          <table:table-cell table:formula="of:=[.M33]" office:value-type="float" office:value="71.2333333333333">
            <text:p>71.2333333333</text:p>
          </table:table-cell>
          <table:table-cell table:number-columns-repeated="9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ts-einsi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its-einsi/M4570.fst</text:p>
          </table:table-cell>
          <table:table-cell office:value-type="float" office:value="728.449912156854">
            <text:p>728.4499121569</text:p>
          </table:table-cell>
          <table:table-cell office:value-type="float" office:value="0.730363063384963">
            <text:p>0.7303630634</text:p>
          </table:table-cell>
          <table:table-cell table:style-name="ce1" office:value-type="string">
            <text:p><text:s/>7.710100231303007E-4</text:p>
          </table:table-cell>
          <table:table-cell office:value-type="float" office:value="0.0964285714285715">
            <text:p>0.0964285714</text:p>
          </table:table-cell>
          <table:table-cell office:value-type="float" office:value="3.79028527370856">
            <text:p>3.7902852737</text:p>
          </table:table-cell>
          <table:table-cell office:value-type="float" office:value="4916">
            <text:p>4916</text:p>
          </table:table-cell>
          <table:table-cell office:value-type="float" office:value="1297">
            <text:p>1297</text:p>
          </table:table-cell>
          <table:table-cell office:value-type="float" office:value="560">
            <text:p>560</text:p>
          </table:table-cell>
          <table:table-cell office:value-type="float" office:value="614">
            <text:p>614</text:p>
          </table:table-cell>
          <table:table-cell office:value-type="float" office:value="519">
            <text:p>519</text:p>
          </table:table-cell>
          <table:table-cell office:value-type="float" office:value="444">
            <text:p>44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ts-einsi/M588.fst</text:p>
          </table:table-cell>
          <table:table-cell office:value-type="float" office:value="127.057268333786">
            <text:p>127.0572683338</text:p>
          </table:table-cell>
          <table:table-cell office:value-type="float" office:value="0.132196699854629">
            <text:p>0.1321966999</text:p>
          </table:table-cell>
          <table:table-cell table:style-name="ce1" office:value-type="string">
            <text:p><text:s/>2.748007694421544E-4</text:p>
          </table:table-cell>
          <table:table-cell office:value-type="float" office:value="0.257246376811594">
            <text:p>0.2572463768</text:p>
          </table:table-cell>
          <table:table-cell office:value-type="float" office:value="16.0821654300632">
            <text:p>16.0821654301</text:p>
          </table:table-cell>
          <table:table-cell office:value-type="float" office:value="58523">
            <text:p>58523</text:p>
          </table:table-cell>
          <table:table-cell office:value-type="float" office:value="3639">
            <text:p>3639</text:p>
          </table:table-cell>
          <table:table-cell office:value-type="float" office:value="1104">
            <text:p>1104</text:p>
          </table:table-cell>
          <table:table-cell office:value-type="float" office:value="1388">
            <text:p>1388</text:p>
          </table:table-cell>
          <table:table-cell office:value-type="float" office:value="2341">
            <text:p>2341</text:p>
          </table:table-cell>
          <table:table-cell office:value-type="float" office:value="2107">
            <text:p>210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its-einsi/M4313.fst</text:p>
          </table:table-cell>
          <table:table-cell office:value-type="float" office:value="876.319362760312">
            <text:p>876.3193627603</text:p>
          </table:table-cell>
          <table:table-cell office:value-type="float" office:value="0.876610285032592">
            <text:p>0.876610285</text:p>
          </table:table-cell>
          <table:table-cell office:value-type="float" office:value="0.0024390243902439">
            <text:p>0.0024390244</text:p>
          </table:table-cell>
          <table:table-cell office:value-type="float" office:value="0.0169851380042463">
            <text:p>0.016985138</text:p>
          </table:table-cell>
          <table:table-cell office:value-type="float" office:value="3.71707317073171">
            <text:p>3.7170731707</text:p>
          </table:table-cell>
          <table:table-cell office:value-type="float" office:value="1524">
            <text:p>1524</text:p>
          </table:table-cell>
          <table:table-cell office:value-type="float" office:value="410">
            <text:p>410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office:value-type="float" office:value="199">
            <text:p>199</text:p>
          </table:table-cell>
          <table:table-cell office:value-type="float" office:value="177">
            <text:p>17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ts-einsi/M4832.fst</text:p>
          </table:table-cell>
          <table:table-cell office:value-type="float" office:value="922.893240015769">
            <text:p>922.8932400158</text:p>
          </table:table-cell>
          <table:table-cell office:value-type="float" office:value="0.923141163793105">
            <text:p>0.9231411638</text:p>
          </table:table-cell>
          <table:table-cell office:value-type="float" office:value="0.00158982511923688">
            <text:p>0.0015898251</text:p>
          </table:table-cell>
          <table:table-cell office:value-type="float" office:value="0.013986013986014">
            <text:p>0.013986014</text:p>
          </table:table-cell>
          <table:table-cell office:value-type="float" office:value="2.40381558028617">
            <text:p>2.4038155803</text:p>
          </table:table-cell>
          <table:table-cell office:value-type="float" office:value="1512">
            <text:p>1512</text:p>
          </table:table-cell>
          <table:table-cell office:value-type="float" office:value="629">
            <text:p>629</text:p>
          </table:table-cell>
          <table:table-cell office:value-type="float" office:value="858">
            <text:p>858</text:p>
          </table:table-cell>
          <table:table-cell office:value-type="float" office:value="870">
            <text:p>870</text:p>
          </table:table-cell>
          <table:table-cell office:value-type="float" office:value="186">
            <text:p>186</text:p>
          </table:table-cell>
          <table:table-cell office:value-type="float" office:value="160">
            <text:p>16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ts-einsi/M575.fst</text:p>
          </table:table-cell>
          <table:table-cell office:value-type="float" office:value="930.040117304347">
            <text:p>930.0401173043</text:p>
          </table:table-cell>
          <table:table-cell office:value-type="float" office:value="0.929527296791526">
            <text:p>0.9295272968</text:p>
          </table:table-cell>
          <table:table-cell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1.07692307692308">
            <text:p>1.076923076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ts-einsi/M4887.fst</text:p>
          </table:table-cell>
          <table:table-cell office:value-type="float" office:value="638.865923470963">
            <text:p>638.865923471</text:p>
          </table:table-cell>
          <table:table-cell office:value-type="float" office:value="0.638138272743313">
            <text:p>0.6381382727</text:p>
          </table:table-cell>
          <table:table-cell office:value-type="float" office:value="0.0384615384615385">
            <text:p>0.0384615385</text:p>
          </table:table-cell>
          <table:table-cell office:value-type="float" office:value="0.00207900207900202">
            <text:p>0.0020790021</text:p>
          </table:table-cell>
          <table:table-cell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ts-einsi/M4353.fst</text:p>
          </table:table-cell>
          <table:table-cell office:value-type="float" office:value="731.115513470249">
            <text:p>731.1155134703</text:p>
          </table:table-cell>
          <table:table-cell office:value-type="float" office:value="0.733589415614481">
            <text:p>0.7335894156</text:p>
          </table:table-cell>
          <table:table-cell office:value-type="float" office:value="0.00140449438202247">
            <text:p>0.0014044944</text:p>
          </table:table-cell>
          <table:table-cell office:value-type="float" office:value="0.125099601593625">
            <text:p>0.1250996016</text:p>
          </table:table-cell>
          <table:table-cell office:value-type="float" office:value="6.79634831460674">
            <text:p>6.7963483146</text:p>
          </table:table-cell>
          <table:table-cell office:value-type="float" office:value="4839">
            <text:p>4839</text:p>
          </table:table-cell>
          <table:table-cell office:value-type="float" office:value="712">
            <text:p>712</text:p>
          </table:table-cell>
          <table:table-cell office:value-type="float" office:value="1255">
            <text:p>1255</text:p>
          </table:table-cell>
          <table:table-cell office:value-type="float" office:value="1412">
            <text:p>1412</text:p>
          </table:table-cell>
          <table:table-cell office:value-type="float" office:value="769">
            <text:p>769</text:p>
          </table:table-cell>
          <table:table-cell office:value-type="float" office:value="681">
            <text:p>681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its-einsi/M4473.fst</text:p>
          </table:table-cell>
          <table:table-cell office:value-type="float" office:value="729.801806285047">
            <text:p>729.801806285</text:p>
          </table:table-cell>
          <table:table-cell office:value-type="float" office:value="0.731606164227063">
            <text:p>0.7316061642</text:p>
          </table:table-cell>
          <table:table-cell table:style-name="ce1" office:value-type="string">
            <text:p><text:s/>4.6533271288971617E-4</text:p>
          </table:table-cell>
          <table:table-cell office:value-type="float" office:value="0.0906832298136646">
            <text:p>0.0906832298</text:p>
          </table:table-cell>
          <table:table-cell office:value-type="float" office:value="3.05118659841787">
            <text:p>3.0511865984</text:p>
          </table:table-cell>
          <table:table-cell office:value-type="float" office:value="6557">
            <text:p>6557</text:p>
          </table:table-cell>
          <table:table-cell office:value-type="float" office:value="2149">
            <text:p>2149</text:p>
          </table:table-cell>
          <table:table-cell office:value-type="float" office:value="805">
            <text:p>805</text:p>
          </table:table-cell>
          <table:table-cell office:value-type="float" office:value="878">
            <text:p>878</text:p>
          </table:table-cell>
          <table:table-cell office:value-type="float" office:value="715">
            <text:p>715</text:p>
          </table:table-cell>
          <table:table-cell office:value-type="float" office:value="614">
            <text:p>61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its-einsi/M7816.fst</text:p>
          </table:table-cell>
          <table:table-cell office:value-type="float" office:value="854.434265079863">
            <text:p>854.4342650799</text:p>
          </table:table-cell>
          <table:table-cell office:value-type="float" office:value="0.855776402607936">
            <text:p>0.8557764026</text:p>
          </table:table-cell>
          <table:table-cell table:style-name="ce1" office:value-type="string">
            <text:p><text:s/>3.7778617302606723E-4</text:p>
          </table:table-cell>
          <table:table-cell office:value-type="float" office:value="0.0674846625766872">
            <text:p>0.0674846626</text:p>
          </table:table-cell>
          <table:table-cell office:value-type="float" office:value="1.67170381564035">
            <text:p>1.6717038156</text:p>
          </table:table-cell>
          <table:table-cell office:value-type="float" office:value="4425">
            <text:p>4425</text:p>
          </table:table-cell>
          <table:table-cell office:value-type="float" office:value="2647">
            <text:p>2647</text:p>
          </table:table-cell>
          <table:table-cell office:value-type="float" office:value="652">
            <text:p>652</text:p>
          </table:table-cell>
          <table:table-cell office:value-type="float" office:value="696">
            <text:p>696</text:p>
          </table:table-cell>
          <table:table-cell office:value-type="float" office:value="477">
            <text:p>477</text:p>
          </table:table-cell>
          <table:table-cell office:value-type="float" office:value="417">
            <text:p>4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ts-einsi/M4526.fst</text:p>
          </table:table-cell>
          <table:table-cell office:value-type="float" office:value="777.929678219123">
            <text:p>777.9296782191</text:p>
          </table:table-cell>
          <table:table-cell office:value-type="float" office:value="0.779378842242384">
            <text:p>0.7793788422</text:p>
          </table:table-cell>
          <table:table-cell table:style-name="ce1" office:value-type="string">
            <text:p><text:s/>8.59106529209622E-4</text:p>
          </table:table-cell>
          <table:table-cell office:value-type="float" office:value="0.0733173076923077">
            <text:p>0.0733173077</text:p>
          </table:table-cell>
          <table:table-cell office:value-type="float" office:value="2.9286941580756">
            <text:p>2.9286941581</text:p>
          </table:table-cell>
          <table:table-cell office:value-type="float" office:value="3409">
            <text:p>3409</text:p>
          </table:table-cell>
          <table:table-cell office:value-type="float" office:value="1164">
            <text:p>1164</text:p>
          </table:table-cell>
          <table:table-cell office:value-type="float" office:value="832">
            <text:p>832</text:p>
          </table:table-cell>
          <table:table-cell office:value-type="float" office:value="893">
            <text:p>893</text:p>
          </table:table-cell>
          <table:table-cell office:value-type="float" office:value="554">
            <text:p>554</text:p>
          </table:table-cell>
          <table:table-cell office:value-type="float" office:value="469">
            <text:p>46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its-einsi/M4693.fst</text:p>
          </table:table-cell>
          <table:table-cell office:value-type="float" office:value="856.482317484556">
            <text:p>856.4823174846</text:p>
          </table:table-cell>
          <table:table-cell office:value-type="float" office:value="0.856762764003773">
            <text:p>0.856762764</text:p>
          </table:table-cell>
          <table:table-cell table:style-name="ce1" office:value-type="string">
            <text:p><text:s/>4.3233895373973193E-4</text:p>
          </table:table-cell>
          <table:table-cell office:value-type="float" office:value="0.014454664914586">
            <text:p>0.0144546649</text:p>
          </table:table-cell>
          <table:table-cell office:value-type="float" office:value="1.76048421962819">
            <text:p>1.7604842196</text:p>
          </table:table-cell>
          <table:table-cell office:value-type="float" office:value="4072">
            <text:p>4072</text:p>
          </table:table-cell>
          <table:table-cell office:value-type="float" office:value="2313">
            <text:p>2313</text:p>
          </table:table-cell>
          <table:table-cell office:value-type="float" office:value="761">
            <text:p>761</text:p>
          </table:table-cell>
          <table:table-cell office:value-type="float" office:value="772">
            <text:p>772</text:p>
          </table:table-cell>
          <table:table-cell office:value-type="float" office:value="323">
            <text:p>323</text:p>
          </table:table-cell>
          <table:table-cell office:value-type="float" office:value="282">
            <text:p>28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ts-einsi/M131.fst</text:p>
          </table:table-cell>
          <table:table-cell office:value-type="float" office:value="804.284386287804">
            <text:p>804.2843862878</text:p>
          </table:table-cell>
          <table:table-cell office:value-type="float" office:value="0.805170230651092">
            <text:p>0.8051702307</text:p>
          </table:table-cell>
          <table:table-cell office:value-type="float" office:value="0.0026246719160105">
            <text:p>0.0026246719</text:p>
          </table:table-cell>
          <table:table-cell office:value-type="float" office:value="0.0469168900804289">
            <text:p>0.0469168901</text:p>
          </table:table-cell>
          <table:table-cell office:value-type="float" office:value="2.03412073490814">
            <text:p>2.0341207349</text:p>
          </table:table-cell>
          <table:table-cell office:value-type="float" office:value="775">
            <text:p>775</text:p>
          </table:table-cell>
          <table:table-cell office:value-type="float" office:value="381">
            <text:p>381</text:p>
          </table:table-cell>
          <table:table-cell office:value-type="float" office:value="746">
            <text:p>746</text:p>
          </table:table-cell>
          <table:table-cell office:value-type="float" office:value="781">
            <text:p>781</text:p>
          </table:table-cell>
          <table:table-cell office:value-type="float" office:value="562">
            <text:p>562</text:p>
          </table:table-cell>
          <table:table-cell office:value-type="float" office:value="510">
            <text:p>5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ts-einsi/M4866.fst</text:p>
          </table:table-cell>
          <table:table-cell office:value-type="float" office:value="983.912886944728">
            <text:p>983.9128869447</text:p>
          </table:table-cell>
          <table:table-cell office:value-type="float" office:value="0.983782894970319">
            <text:p>0.983782895</text:p>
          </table:table-cell>
          <table:table-cell office:value-type="float" office:value="0.00900900900900901">
            <text:p>0.009009009</text:p>
          </table:table-cell>
          <table:table-cell office:value-type="float" office:value="0.00250941028858209">
            <text:p>0.0025094103</text:p>
          </table:table-cell>
          <table:table-cell office:value-type="float" office:value="1">
            <text:p>1</text:p>
          </table:table-cell>
          <table:table-cell table:number-columns-repeated="2" office:value-type="float" office:value="111">
            <text:p>111</text:p>
          </table:table-cell>
          <table:table-cell office:value-type="float" office:value="797">
            <text:p>797</text:p>
          </table:table-cell>
          <table:table-cell office:value-type="float" office:value="799">
            <text:p>799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s-einsi/M4321.fst</text:p>
          </table:table-cell>
          <table:table-cell office:value-type="float" office:value="741.834499555284">
            <text:p>741.8344995553</text:p>
          </table:table-cell>
          <table:table-cell office:value-type="float" office:value="0.742841831710761">
            <text:p>0.7428418317</text:p>
          </table:table-cell>
          <table:table-cell table:style-name="ce1" office:value-type="string">
            <text:p><text:s/>8.833922261484099E-4</text:p>
          </table:table-cell>
          <table:table-cell office:value-type="float" office:value="0.05125">
            <text:p>0.05125</text:p>
          </table:table-cell>
          <table:table-cell office:value-type="float" office:value="4.67314487632509">
            <text:p>4.6731448763</text:p>
          </table:table-cell>
          <table:table-cell office:value-type="float" office:value="5290">
            <text:p>5290</text:p>
          </table:table-cell>
          <table:table-cell office:value-type="float" office:value="1132">
            <text:p>1132</text:p>
          </table:table-cell>
          <table:table-cell office:value-type="float" office:value="800">
            <text:p>800</text:p>
          </table:table-cell>
          <table:table-cell office:value-type="float" office:value="841">
            <text:p>841</text:p>
          </table:table-cell>
          <table:table-cell office:value-type="float" office:value="446">
            <text:p>446</text:p>
          </table:table-cell>
          <table:table-cell office:value-type="float" office:value="391">
            <text:p>3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ts-einsi/M4156.fst</text:p>
          </table:table-cell>
          <table:table-cell office:value-type="float" office:value="321.837036015396">
            <text:p>321.8370360154</text:p>
          </table:table-cell>
          <table:table-cell office:value-type="float" office:value="0.329242584800256">
            <text:p>0.3292425848</text:p>
          </table:table-cell>
          <table:table-cell table:style-name="ce1" office:value-type="string">
            <text:p><text:s/>3.7893141341417203E-4</text:p>
          </table:table-cell>
          <table:table-cell office:value-type="float" office:value="0.370656370656371">
            <text:p>0.3706563707</text:p>
          </table:table-cell>
          <table:table-cell office:value-type="float" office:value="9.304660856385">
            <text:p>9.3046608564</text:p>
          </table:table-cell>
          <table:table-cell office:value-type="float" office:value="24555">
            <text:p>24555</text:p>
          </table:table-cell>
          <table:table-cell office:value-type="float" office:value="2639">
            <text:p>2639</text:p>
          </table:table-cell>
          <table:table-cell office:value-type="float" office:value="777">
            <text:p>777</text:p>
          </table:table-cell>
          <table:table-cell office:value-type="float" office:value="1065">
            <text:p>1065</text:p>
          </table:table-cell>
          <table:table-cell office:value-type="float" office:value="1609">
            <text:p>1609</text:p>
          </table:table-cell>
          <table:table-cell office:value-type="float" office:value="1416">
            <text:p>141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its-einsi/M4314.fst</text:p>
          </table:table-cell>
          <table:table-cell office:value-type="float" office:value="804.79823468902">
            <text:p>804.798234689</text:p>
          </table:table-cell>
          <table:table-cell office:value-type="float" office:value="0.806389823705578">
            <text:p>0.8063898237</text:p>
          </table:table-cell>
          <table:table-cell table:style-name="ce1" office:value-type="string">
            <text:p><text:s/>4.8590864917395527E-4</text:p>
          </table:table-cell>
          <table:table-cell office:value-type="float" office:value="0.0800653594771241">
            <text:p>0.0800653595</text:p>
          </table:table-cell>
          <table:table-cell office:value-type="float" office:value="2.13362487852284">
            <text:p>2.1336248785</text:p>
          </table:table-cell>
          <table:table-cell office:value-type="float" office:value="4391">
            <text:p>4391</text:p>
          </table:table-cell>
          <table:table-cell office:value-type="float" office:value="2058">
            <text:p>2058</text:p>
          </table:table-cell>
          <table:table-cell office:value-type="float" office:value="612">
            <text:p>612</text:p>
          </table:table-cell>
          <table:table-cell office:value-type="float" office:value="661">
            <text:p>661</text:p>
          </table:table-cell>
          <table:table-cell office:value-type="float" office:value="633">
            <text:p>633</text:p>
          </table:table-cell>
          <table:table-cell office:value-type="float" office:value="569">
            <text:p>56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ts-einsi/M4628.fst</text:p>
          </table:table-cell>
          <table:table-cell office:value-type="float" office:value="953.824891700974">
            <text:p>953.824891701</text:p>
          </table:table-cell>
          <table:table-cell office:value-type="float" office:value="0.953686200378072">
            <text:p>0.9536862004</text:p>
          </table:table-cell>
          <table:table-cell office:value-type="float" office:value="0.0135135135135135">
            <text:p>0.0135135135</text:p>
          </table:table-cell>
          <table:table-cell office:value-type="float" office:value="0.00657894736842102">
            <text:p>0.0065789474</text:p>
          </table:table-cell>
          <table:table-cell office:value-type="float" office:value="1.7027027027027">
            <text:p>1.7027027027</text:p>
          </table:table-cell>
          <table:table-cell office:value-type="float" office:value="126">
            <text:p>126</text:p>
          </table:table-cell>
          <table:table-cell office:value-type="float" office:value="74">
            <text:p>74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ts-einsi/M4422.fst</text:p>
          </table:table-cell>
          <table:table-cell office:value-type="float" office:value="502.649055446306">
            <text:p>502.6490554463</text:p>
          </table:table-cell>
          <table:table-cell office:value-type="float" office:value="0.50344102193116">
            <text:p>0.5034410219</text:p>
          </table:table-cell>
          <table:table-cell office:value-type="float" office:value="0.00239234449760766">
            <text:p>0.0023923445</text:p>
          </table:table-cell>
          <table:table-cell office:value-type="float" office:value="0.04199066874028">
            <text:p>0.0419906687</text:p>
          </table:table-cell>
          <table:table-cell office:value-type="float" office:value="7.91387559808613">
            <text:p>7.9138755981</text:p>
          </table:table-cell>
          <table:table-cell office:value-type="float" office:value="3308">
            <text:p>3308</text:p>
          </table:table-cell>
          <table:table-cell office:value-type="float" office:value="418">
            <text:p>418</text:p>
          </table:table-cell>
          <table:table-cell office:value-type="float" office:value="643">
            <text:p>643</text:p>
          </table:table-cell>
          <table:table-cell office:value-type="float" office:value="670">
            <text:p>670</text:p>
          </table:table-cell>
          <table:table-cell office:value-type="float" office:value="278">
            <text:p>278</text:p>
          </table:table-cell>
          <table:table-cell office:value-type="float" office:value="221">
            <text:p>22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ts-einsi/M4653.fst</text:p>
          </table:table-cell>
          <table:table-cell office:value-type="float" office:value="747.202392714729">
            <text:p>747.2023927147</text:p>
          </table:table-cell>
          <table:table-cell office:value-type="float" office:value="0.748047180757507">
            <text:p>0.7480471808</text:p>
          </table:table-cell>
          <table:table-cell table:style-name="ce1" office:value-type="string">
            <text:p><text:s/>8.375209380234506E-4</text:p>
          </table:table-cell>
          <table:table-cell office:value-type="float" office:value="0.043076923076923">
            <text:p>0.0430769231</text:p>
          </table:table-cell>
          <table:table-cell office:value-type="float" office:value="1.69262981574539">
            <text:p>1.6926298157</text:p>
          </table:table-cell>
          <table:table-cell office:value-type="float" office:value="2021">
            <text:p>2021</text:p>
          </table:table-cell>
          <table:table-cell office:value-type="float" office:value="1194">
            <text:p>1194</text:p>
          </table:table-cell>
          <table:table-cell office:value-type="float" office:value="650">
            <text:p>650</text:p>
          </table:table-cell>
          <table:table-cell office:value-type="float" office:value="678">
            <text:p>678</text:p>
          </table:table-cell>
          <table:table-cell office:value-type="float" office:value="308">
            <text:p>308</text:p>
          </table:table-cell>
          <table:table-cell office:value-type="float" office:value="241">
            <text:p>24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ts-einsi/M4595.fst</text:p>
          </table:table-cell>
          <table:table-cell office:value-type="float" office:value="850.357799783228">
            <text:p>850.3577997832</text:p>
          </table:table-cell>
          <table:table-cell office:value-type="float" office:value="0.851823415057659">
            <text:p>0.8518234151</text:p>
          </table:table-cell>
          <table:table-cell table:style-name="ce1" office:value-type="string">
            <text:p><text:s/>3.3886818027787193E-4</text:p>
          </table:table-cell>
          <table:table-cell office:value-type="float" office:value="0.0736196319018405">
            <text:p>0.0736196319</text:p>
          </table:table-cell>
          <table:table-cell office:value-type="float" office:value="1.57404269739072">
            <text:p>1.5740426974</text:p>
          </table:table-cell>
          <table:table-cell office:value-type="float" office:value="4645">
            <text:p>4645</text:p>
          </table:table-cell>
          <table:table-cell office:value-type="float" office:value="2951">
            <text:p>2951</text:p>
          </table:table-cell>
          <table:table-cell office:value-type="float" office:value="652">
            <text:p>652</text:p>
          </table:table-cell>
          <table:table-cell office:value-type="float" office:value="700">
            <text:p>700</text:p>
          </table:table-cell>
          <table:table-cell office:value-type="float" office:value="497">
            <text:p>497</text:p>
          </table:table-cell>
          <table:table-cell office:value-type="float" office:value="429">
            <text:p>42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ts-einsi/M4828.fst</text:p>
          </table:table-cell>
          <table:table-cell office:value-type="float" office:value="563.622594036516">
            <text:p>563.6225940365</text:p>
          </table:table-cell>
          <table:table-cell office:value-type="float" office:value="0.567466316349737">
            <text:p>0.5674663163</text:p>
          </table:table-cell>
          <table:table-cell table:style-name="ce1" office:value-type="string">
            <text:p><text:s/>6.194635445704021E-5</text:p>
          </table:table-cell>
          <table:table-cell office:value-type="float" office:value="0.192248062015504">
            <text:p>0.192248062</text:p>
          </table:table-cell>
          <table:table-cell office:value-type="float" office:value="2.32961655206591">
            <text:p>2.3296165521</text:p>
          </table:table-cell>
          <table:table-cell office:value-type="float" office:value="37607">
            <text:p>37607</text:p>
          </table:table-cell>
          <table:table-cell office:value-type="float" office:value="16143">
            <text:p>16143</text:p>
          </table:table-cell>
          <table:table-cell office:value-type="float" office:value="645">
            <text:p>645</text:p>
          </table:table-cell>
          <table:table-cell office:value-type="float" office:value="769">
            <text:p>769</text:p>
          </table:table-cell>
          <table:table-cell office:value-type="float" office:value="1379">
            <text:p>1379</text:p>
          </table:table-cell>
          <table:table-cell office:value-type="float" office:value="1108">
            <text:p>1108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its-einsi/M570.fst</text:p>
          </table:table-cell>
          <table:table-cell office:value-type="float" office:value="811.858708364343">
            <text:p>811.8587083643</text:p>
          </table:table-cell>
          <table:table-cell office:value-type="float" office:value="0.813543281135872">
            <text:p>0.8135432811</text:p>
          </table:table-cell>
          <table:table-cell office:value-type="float" office:value="0.0015527950310559">
            <text:p>0.001552795</text:p>
          </table:table-cell>
          <table:table-cell office:value-type="float" office:value="0.0857814336075207">
            <text:p>0.0857814336</text:p>
          </table:table-cell>
          <table:table-cell office:value-type="float" office:value="3.57298136645963">
            <text:p>3.5729813665</text:p>
          </table:table-cell>
          <table:table-cell office:value-type="float" office:value="2301">
            <text:p>2301</text:p>
          </table:table-cell>
          <table:table-cell office:value-type="float" office:value="644">
            <text:p>644</text:p>
          </table:table-cell>
          <table:table-cell office:value-type="float" office:value="851">
            <text:p>851</text:p>
          </table:table-cell>
          <table:table-cell office:value-type="float" office:value="924">
            <text:p>924</text:p>
          </table:table-cell>
          <table:table-cell office:value-type="float" office:value="679">
            <text:p>679</text:p>
          </table:table-cell>
          <table:table-cell office:value-type="float" office:value="600">
            <text:p>60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ts-einsi/M4624.fst</text:p>
          </table:table-cell>
          <table:table-cell office:value-type="float" office:value="699.900720444488">
            <text:p>699.9007204445</text:p>
          </table:table-cell>
          <table:table-cell office:value-type="float" office:value="0.701494648968468">
            <text:p>0.701494649</text:p>
          </table:table-cell>
          <table:table-cell table:style-name="ce1" office:value-type="string">
            <text:p><text:s/>4.317789291882556E-4</text:p>
          </table:table-cell>
          <table:table-cell office:value-type="float" office:value="0.0801282051282051">
            <text:p>0.0801282051</text:p>
          </table:table-cell>
          <table:table-cell office:value-type="float" office:value="3.33246977547496">
            <text:p>3.3324697755</text:p>
          </table:table-cell>
          <table:table-cell office:value-type="float" office:value="7718">
            <text:p>7718</text:p>
          </table:table-cell>
          <table:table-cell office:value-type="float" office:value="2316">
            <text:p>2316</text:p>
          </table:table-cell>
          <table:table-cell office:value-type="float" office:value="624">
            <text:p>624</text:p>
          </table:table-cell>
          <table:table-cell office:value-type="float" office:value="674">
            <text:p>674</text:p>
          </table:table-cell>
          <table:table-cell office:value-type="float" office:value="691">
            <text:p>691</text:p>
          </table:table-cell>
          <table:table-cell office:value-type="float" office:value="573">
            <text:p>57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its-einsi/M4674.fst</text:p>
          </table:table-cell>
          <table:table-cell office:value-type="float" office:value="641.181295435448">
            <text:p>641.1812954354</text:p>
          </table:table-cell>
          <table:table-cell office:value-type="float" office:value="0.64290285331952">
            <text:p>0.6429028533</text:p>
          </table:table-cell>
          <table:table-cell table:style-name="ce1" office:value-type="string">
            <text:p><text:s/>5.482456140350877E-4</text:p>
          </table:table-cell>
          <table:table-cell office:value-type="float" office:value="0.0866261398176291">
            <text:p>0.0866261398</text:p>
          </table:table-cell>
          <table:table-cell office:value-type="float" office:value="2.77686403508772">
            <text:p>2.7768640351</text:p>
          </table:table-cell>
          <table:table-cell office:value-type="float" office:value="5065">
            <text:p>5065</text:p>
          </table:table-cell>
          <table:table-cell office:value-type="float" office:value="1824">
            <text:p>1824</text:p>
          </table:table-cell>
          <table:table-cell office:value-type="float" office:value="658">
            <text:p>658</text:p>
          </table:table-cell>
          <table:table-cell office:value-type="float" office:value="715">
            <text:p>715</text:p>
          </table:table-cell>
          <table:table-cell office:value-type="float" office:value="598">
            <text:p>598</text:p>
          </table:table-cell>
          <table:table-cell office:value-type="float" office:value="503">
            <text:p>503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its-einsi/M4466.fst</text:p>
          </table:table-cell>
          <table:table-cell office:value-type="float" office:value="915.300363926031">
            <text:p>915.300363926</text:p>
          </table:table-cell>
          <table:table-cell office:value-type="float" office:value="0.915855277220828">
            <text:p>0.9158552772</text:p>
          </table:table-cell>
          <table:table-cell office:value-type="float" office:value="0.00115606936416185">
            <text:p>0.0011560694</text:p>
          </table:table-cell>
          <table:table-cell office:value-type="float" office:value="0.0289017341040463">
            <text:p>0.0289017341</text:p>
          </table:table-cell>
          <table:table-cell office:value-type="float" office:value="3.00462427745665">
            <text:p>3.0046242775</text:p>
          </table:table-cell>
          <table:table-cell office:value-type="float" office:value="2599">
            <text:p>2599</text:p>
          </table:table-cell>
          <table:table-cell office:value-type="float" office:value="865">
            <text:p>865</text:p>
          </table:table-cell>
          <table:table-cell office:value-type="float" office:value="692">
            <text:p>692</text:p>
          </table:table-cell>
          <table:table-cell office:value-type="float" office:value="712">
            <text:p>712</text:p>
          </table:table-cell>
          <table:table-cell office:value-type="float" office:value="246">
            <text:p>246</text:p>
          </table:table-cell>
          <table:table-cell office:value-type="float" office:value="213">
            <text:p>21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ts-einsi/M4297.fst</text:p>
          </table:table-cell>
          <table:table-cell office:value-type="float" office:value="737.901793068717">
            <text:p>737.9017930687</text:p>
          </table:table-cell>
          <table:table-cell office:value-type="float" office:value="0.738225400495772">
            <text:p>0.7382254005</text:p>
          </table:table-cell>
          <table:table-cell office:value-type="float" office:value="0.00769230769230769">
            <text:p>0.0076923077</text:p>
          </table:table-cell>
          <table:table-cell office:value-type="float" office:value="0.0238726790450929">
            <text:p>0.023872679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130">
            <text:p>13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ts-einsi/M4587.fst</text:p>
          </table:table-cell>
          <table:table-cell office:value-type="float" office:value="734.772913745322">
            <text:p>734.7729137453</text:p>
          </table:table-cell>
          <table:table-cell office:value-type="float" office:value="0.736753037025063">
            <text:p>0.736753037</text:p>
          </table:table-cell>
          <table:table-cell table:style-name="ce1" office:value-type="string">
            <text:p><text:s/>5.122950819672131E-4</text:p>
          </table:table-cell>
          <table:table-cell office:value-type="float" office:value="0.0995184590690208">
            <text:p>0.0995184591</text:p>
          </table:table-cell>
          <table:table-cell office:value-type="float" office:value="3.94979508196721">
            <text:p>3.949795082</text:p>
          </table:table-cell>
          <table:table-cell office:value-type="float" office:value="7710">
            <text:p>7710</text:p>
          </table:table-cell>
          <table:table-cell office:value-type="float" office:value="1952">
            <text:p>1952</text:p>
          </table:table-cell>
          <table:table-cell office:value-type="float" office:value="623">
            <text:p>623</text:p>
          </table:table-cell>
          <table:table-cell office:value-type="float" office:value="685">
            <text:p>685</text:p>
          </table:table-cell>
          <table:table-cell office:value-type="float" office:value="724">
            <text:p>724</text:p>
          </table:table-cell>
          <table:table-cell office:value-type="float" office:value="603">
            <text:p>60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its-einsi/M124.fst</text:p>
          </table:table-cell>
          <table:table-cell office:value-type="float" office:value="634.978626580624">
            <text:p>634.9786265806</text:p>
          </table:table-cell>
          <table:table-cell office:value-type="float" office:value="0.636049460508601">
            <text:p>0.6360494605</text:p>
          </table:table-cell>
          <table:table-cell office:value-type="float" office:value="0.00340136054421769">
            <text:p>0.0034013605</text:p>
          </table:table-cell>
          <table:table-cell office:value-type="float" office:value="0.0569430569430569">
            <text:p>0.0569430569</text:p>
          </table:table-cell>
          <table:table-cell office:value-type="float" office:value="1.48639455782313">
            <text:p>1.4863945578</text:p>
          </table:table-cell>
          <table:table-cell office:value-type="float" office:value="437">
            <text:p>437</text:p>
          </table:table-cell>
          <table:table-cell office:value-type="float" office:value="294">
            <text:p>294</text:p>
          </table:table-cell>
          <table:table-cell office:value-type="float" office:value="1001">
            <text:p>1001</text:p>
          </table:table-cell>
          <table:table-cell office:value-type="float" office:value="1058">
            <text:p>1058</text:p>
          </table:table-cell>
          <table:table-cell office:value-type="float" office:value="212">
            <text:p>212</text:p>
          </table:table-cell>
          <table:table-cell office:value-type="float" office:value="181">
            <text:p>18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ts-einsi/M4447.fst</text:p>
          </table:table-cell>
          <table:table-cell office:value-type="float" office:value="419.331015494807">
            <text:p>419.3310154948</text:p>
          </table:table-cell>
          <table:table-cell office:value-type="float" office:value="0.424766560130352">
            <text:p>0.4247665601</text:p>
          </table:table-cell>
          <table:table-cell office:value-type="float" office:value="0.00606060606060606">
            <text:p>0.0060606061</text:p>
          </table:table-cell>
          <table:table-cell office:value-type="float" office:value="0.277837837837838">
            <text:p>0.2778378378</text:p>
          </table:table-cell>
          <table:table-cell office:value-type="float" office:value="17.8060606060606">
            <text:p>17.8060606061</text:p>
          </table:table-cell>
          <table:table-cell office:value-type="float" office:value="2938">
            <text:p>2938</text:p>
          </table:table-cell>
          <table:table-cell office:value-type="float" office:value="165">
            <text:p>165</text:p>
          </table:table-cell>
          <table:table-cell office:value-type="float" office:value="925">
            <text:p>925</text:p>
          </table:table-cell>
          <table:table-cell office:value-type="float" office:value="1182">
            <text:p>1182</text:p>
          </table:table-cell>
          <table:table-cell office:value-type="float" office:value="881">
            <text:p>881</text:p>
          </table:table-cell>
          <table:table-cell office:value-type="float" office:value="822">
            <text:p>82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ts-einsi/M646.fst</text:p>
          </table:table-cell>
          <table:table-cell office:value-type="float" office:value="797.214480472832">
            <text:p>797.2144804728</text:p>
          </table:table-cell>
          <table:table-cell office:value-type="float" office:value="0.797141335227273">
            <text:p>0.7971413352</text:p>
          </table:table-cell>
          <table:table-cell office:value-type="float" office:value="0.0151515151515152">
            <text:p>0.0151515152</text:p>
          </table:table-cell>
          <table:table-cell office:value-type="float" office:value="0.0114942528735633">
            <text:p>0.0114942529</text:p>
          </table:table-cell>
          <table:table-cell office:value-type="float" office:value="4.40909090909091">
            <text:p>4.4090909091</text:p>
          </table:table-cell>
          <table:table-cell office:value-type="float" office:value="291">
            <text:p>291</text:p>
          </table:table-cell>
          <table:table-cell office:value-type="float" office:value="66">
            <text:p>66</text:p>
          </table:table-cell>
          <table:table-cell office:value-type="float" office:value="696">
            <text:p>696</text:p>
          </table:table-cell>
          <table:table-cell office:value-type="float" office:value="704">
            <text:p>704</text:p>
          </table:table-cell>
          <table:table-cell office:value-type="float" office:value="250">
            <text:p>250</text:p>
          </table:table-cell>
          <table:table-cell office:value-type="float" office:value="217">
            <text:p>217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728.005103309582">
            <text:p>728.0051033096</text:p>
          </table:table-cell>
          <table:table-cell table:formula="of:=AVERAGE([.C2:.C31])" office:value-type="float" office:value="0.729523790821322">
            <text:p>0.7295237908</text:p>
          </table:table-cell>
          <table:table-cell table:formula="of:=AVERAGE([.D2:.D31])" office:value-type="float" office:value="0.00880600671827149">
            <text:p>0.0088060067</text:p>
          </table:table-cell>
          <table:table-cell table:formula="of:=AVERAGE([.E2:.E31])" office:value-type="float" office:value="0.0805926876977249">
            <text:p>0.0805926877</text:p>
          </table:table-cell>
          <table:table-cell table:formula="of:=AVERAGE([.F2:.F31])" office:value-type="float" office:value="4.06712801660319">
            <text:p>4.0671280166</text:p>
          </table:table-cell>
          <table:table-cell table:formula="of:=AVERAGE([.G2:.G31])" office:value-type="float" office:value="6737.46666666667">
            <text:p>6737.4666666667</text:p>
          </table:table-cell>
          <table:table-cell table:formula="of:=AVERAGE([.H2:.H31])" office:value-type="float" office:value="1679.4">
            <text:p>1679.4</text:p>
          </table:table-cell>
          <table:table-cell table:formula="of:=AVERAGE([.I2:.I31])" office:value-type="float" office:value="726.066666666667">
            <text:p>726.0666666667</text:p>
          </table:table-cell>
          <table:table-cell table:formula="of:=AVERAGE([.J2:.J31])" office:value-type="float" office:value="790.866666666667">
            <text:p>790.8666666667</text:p>
          </table:table-cell>
          <table:table-cell table:formula="of:=AVERAGE([.K2:.K31])" office:value-type="float" office:value="561.833333333333">
            <text:p>561.8333333333</text:p>
          </table:table-cell>
          <table:table-cell table:formula="of:=AVERAGE([.L2:.L31])" office:value-type="float" office:value="489.433333333333">
            <text:p>489.4333333333</text:p>
          </table:table-cell>
          <table:table-cell table:formula="of:=AVERAGE([.M2:.M31])" office:value-type="float" office:value="72.4">
            <text:p>72.4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its-einsi/M4570.fst">
            <text:p>its-einsi/M4570.fst</text:p>
          </table:table-cell>
          <table:table-cell table:formula="of:=[.B2]" office:value-type="float" office:value="728.449912156854">
            <text:p>728.4499121569</text:p>
          </table:table-cell>
          <table:table-cell table:formula="of:=[.C2]" office:value-type="float" office:value="0.730363063384963">
            <text:p>0.7303630634</text:p>
          </table:table-cell>
          <table:table-cell table:formula="of:=[.E2]" office:value-type="float" office:value="0.0964285714285715">
            <text:p>0.0964285714</text:p>
          </table:table-cell>
          <table:table-cell table:formula="of:=[.F2]" office:value-type="float" office:value="3.79028527370856">
            <text:p>3.7902852737</text:p>
          </table:table-cell>
          <table:table-cell table:formula="of:=[.G2]" office:value-type="float" office:value="4916">
            <text:p>4916</text:p>
          </table:table-cell>
          <table:table-cell table:formula="of:=[.H2]" office:value-type="float" office:value="1297">
            <text:p>1297</text:p>
          </table:table-cell>
          <table:table-cell table:formula="of:=[.K2]" office:value-type="float" office:value="519">
            <text:p>519</text:p>
          </table:table-cell>
          <table:table-cell table:formula="of:=[.L2]" office:value-type="float" office:value="444">
            <text:p>444</text:p>
          </table:table-cell>
          <table:table-cell table:formula="of:=[.M2]" office:value-type="float" office:value="75">
            <text:p>75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its-einsi/M588.fst">
            <text:p>its-einsi/M588.fst</text:p>
          </table:table-cell>
          <table:table-cell table:formula="of:=[.B3]" office:value-type="float" office:value="127.057268333786">
            <text:p>127.0572683338</text:p>
          </table:table-cell>
          <table:table-cell table:formula="of:=[.C3]" office:value-type="float" office:value="0.132196699854629">
            <text:p>0.1321966999</text:p>
          </table:table-cell>
          <table:table-cell table:formula="of:=[.E3]" office:value-type="float" office:value="0.257246376811594">
            <text:p>0.2572463768</text:p>
          </table:table-cell>
          <table:table-cell table:formula="of:=[.F3]" office:value-type="float" office:value="16.0821654300632">
            <text:p>16.0821654301</text:p>
          </table:table-cell>
          <table:table-cell table:formula="of:=[.G3]" office:value-type="float" office:value="58523">
            <text:p>58523</text:p>
          </table:table-cell>
          <table:table-cell table:formula="of:=[.H3]" office:value-type="float" office:value="3639">
            <text:p>3639</text:p>
          </table:table-cell>
          <table:table-cell table:formula="of:=[.K3]" office:value-type="float" office:value="2341">
            <text:p>2341</text:p>
          </table:table-cell>
          <table:table-cell table:formula="of:=[.L3]" office:value-type="float" office:value="2107">
            <text:p>2107</text:p>
          </table:table-cell>
          <table:table-cell table:formula="of:=[.M3]" office:value-type="float" office:value="234">
            <text:p>234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its-einsi/M4313.fst">
            <text:p>its-einsi/M4313.fst</text:p>
          </table:table-cell>
          <table:table-cell table:formula="of:=[.B4]" office:value-type="float" office:value="876.319362760312">
            <text:p>876.3193627603</text:p>
          </table:table-cell>
          <table:table-cell table:formula="of:=[.C4]" office:value-type="float" office:value="0.876610285032592">
            <text:p>0.876610285</text:p>
          </table:table-cell>
          <table:table-cell table:formula="of:=[.E4]" office:value-type="float" office:value="0.0169851380042463">
            <text:p>0.016985138</text:p>
          </table:table-cell>
          <table:table-cell table:formula="of:=[.F4]" office:value-type="float" office:value="3.71707317073171">
            <text:p>3.7170731707</text:p>
          </table:table-cell>
          <table:table-cell table:formula="of:=[.G4]" office:value-type="float" office:value="1524">
            <text:p>1524</text:p>
          </table:table-cell>
          <table:table-cell table:formula="of:=[.H4]" office:value-type="float" office:value="410">
            <text:p>410</text:p>
          </table:table-cell>
          <table:table-cell table:formula="of:=[.K4]" office:value-type="float" office:value="199">
            <text:p>199</text:p>
          </table:table-cell>
          <table:table-cell table:formula="of:=[.L4]" office:value-type="float" office:value="177">
            <text:p>177</text:p>
          </table:table-cell>
          <table:table-cell table:formula="of:=[.M4]"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its-einsi/M4832.fst">
            <text:p>its-einsi/M4832.fst</text:p>
          </table:table-cell>
          <table:table-cell table:formula="of:=[.B5]" office:value-type="float" office:value="922.893240015769">
            <text:p>922.8932400158</text:p>
          </table:table-cell>
          <table:table-cell table:formula="of:=[.C5]" office:value-type="float" office:value="0.923141163793105">
            <text:p>0.9231411638</text:p>
          </table:table-cell>
          <table:table-cell table:formula="of:=[.E5]" office:value-type="float" office:value="0.013986013986014">
            <text:p>0.013986014</text:p>
          </table:table-cell>
          <table:table-cell table:formula="of:=[.F5]" office:value-type="float" office:value="2.40381558028617">
            <text:p>2.4038155803</text:p>
          </table:table-cell>
          <table:table-cell table:formula="of:=[.G5]" office:value-type="float" office:value="1512">
            <text:p>1512</text:p>
          </table:table-cell>
          <table:table-cell table:formula="of:=[.H5]" office:value-type="float" office:value="629">
            <text:p>629</text:p>
          </table:table-cell>
          <table:table-cell table:formula="of:=[.K5]" office:value-type="float" office:value="186">
            <text:p>186</text:p>
          </table:table-cell>
          <table:table-cell table:formula="of:=[.L5]" office:value-type="float" office:value="160">
            <text:p>160</text:p>
          </table:table-cell>
          <table:table-cell table:formula="of:=[.M5]"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its-einsi/M575.fst">
            <text:p>its-einsi/M575.fst</text:p>
          </table:table-cell>
          <table:table-cell table:formula="of:=[.B6]" office:value-type="float" office:value="930.040117304347">
            <text:p>930.0401173043</text:p>
          </table:table-cell>
          <table:table-cell table:formula="of:=[.C6]" office:value-type="float" office:value="0.929527296791526">
            <text:p>0.9295272968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1.07692307692308">
            <text:p>1.0769230769</text:p>
          </table:table-cell>
          <table:table-cell table:formula="of:=[.G6]" office:value-type="float" office:value="42">
            <text:p>42</text:p>
          </table:table-cell>
          <table:table-cell table:formula="of:=[.H6]" office:value-type="float" office:value="39">
            <text:p>39</text:p>
          </table:table-cell>
          <table:table-cell table:formula="of:=[.K6]" office:value-type="float" office:value="225">
            <text:p>225</text:p>
          </table:table-cell>
          <table:table-cell table:formula="of:=[.L6]" office:value-type="float" office:value="214">
            <text:p>214</text:p>
          </table:table-cell>
          <table:table-cell table:formula="of:=[.M6]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its-einsi/M4887.fst">
            <text:p>its-einsi/M4887.fst</text:p>
          </table:table-cell>
          <table:table-cell table:formula="of:=[.B7]" office:value-type="float" office:value="638.865923470963">
            <text:p>638.865923471</text:p>
          </table:table-cell>
          <table:table-cell table:formula="of:=[.C7]" office:value-type="float" office:value="0.638138272743313">
            <text:p>0.6381382727</text:p>
          </table:table-cell>
          <table:table-cell table:formula="of:=[.E7]" office:value-type="float" office:value="0.00207900207900202">
            <text:p>0.0020790021</text:p>
          </table:table-cell>
          <table:table-cell table:formula="of:=[.F7]" office:value-type="float" office:value="1.03846153846154">
            <text:p>1.0384615385</text:p>
          </table:table-cell>
          <table:table-cell table:formula="of:=[.G7]" office:value-type="float" office:value="27">
            <text:p>27</text:p>
          </table:table-cell>
          <table:table-cell table:formula="of:=[.H7]" office:value-type="float" office:value="26">
            <text:p>26</text:p>
          </table:table-cell>
          <table:table-cell table:formula="of:=[.K7]" office:value-type="float" office:value="22">
            <text:p>22</text:p>
          </table:table-cell>
          <table:table-cell table:formula="of:=[.L7]" office:value-type="float" office:value="19">
            <text:p>19</text:p>
          </table:table-cell>
          <table:table-cell table:formula="of:=[.M7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its-einsi/M4353.fst">
            <text:p>its-einsi/M4353.fst</text:p>
          </table:table-cell>
          <table:table-cell table:formula="of:=[.B8]" office:value-type="float" office:value="731.115513470249">
            <text:p>731.1155134703</text:p>
          </table:table-cell>
          <table:table-cell table:formula="of:=[.C8]" office:value-type="float" office:value="0.733589415614481">
            <text:p>0.7335894156</text:p>
          </table:table-cell>
          <table:table-cell table:formula="of:=[.E8]" office:value-type="float" office:value="0.125099601593625">
            <text:p>0.1250996016</text:p>
          </table:table-cell>
          <table:table-cell table:formula="of:=[.F8]" office:value-type="float" office:value="6.79634831460674">
            <text:p>6.7963483146</text:p>
          </table:table-cell>
          <table:table-cell table:formula="of:=[.G8]" office:value-type="float" office:value="4839">
            <text:p>4839</text:p>
          </table:table-cell>
          <table:table-cell table:formula="of:=[.H8]" office:value-type="float" office:value="712">
            <text:p>712</text:p>
          </table:table-cell>
          <table:table-cell table:formula="of:=[.K8]" office:value-type="float" office:value="769">
            <text:p>769</text:p>
          </table:table-cell>
          <table:table-cell table:formula="of:=[.L8]" office:value-type="float" office:value="681">
            <text:p>681</text:p>
          </table:table-cell>
          <table:table-cell table:formula="of:=[.M8]" office:value-type="float" office:value="88">
            <text:p>88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its-einsi/M4473.fst">
            <text:p>its-einsi/M4473.fst</text:p>
          </table:table-cell>
          <table:table-cell table:formula="of:=[.B9]" office:value-type="float" office:value="729.801806285047">
            <text:p>729.801806285</text:p>
          </table:table-cell>
          <table:table-cell table:formula="of:=[.C9]" office:value-type="float" office:value="0.731606164227063">
            <text:p>0.7316061642</text:p>
          </table:table-cell>
          <table:table-cell table:formula="of:=[.E9]" office:value-type="float" office:value="0.0906832298136646">
            <text:p>0.0906832298</text:p>
          </table:table-cell>
          <table:table-cell table:formula="of:=[.F9]" office:value-type="float" office:value="3.05118659841787">
            <text:p>3.0511865984</text:p>
          </table:table-cell>
          <table:table-cell table:formula="of:=[.G9]" office:value-type="float" office:value="6557">
            <text:p>6557</text:p>
          </table:table-cell>
          <table:table-cell table:formula="of:=[.H9]" office:value-type="float" office:value="2149">
            <text:p>2149</text:p>
          </table:table-cell>
          <table:table-cell table:formula="of:=[.K9]" office:value-type="float" office:value="715">
            <text:p>715</text:p>
          </table:table-cell>
          <table:table-cell table:formula="of:=[.L9]" office:value-type="float" office:value="614">
            <text:p>614</text:p>
          </table:table-cell>
          <table:table-cell table:formula="of:=[.M9]" office:value-type="float" office:value="101">
            <text:p>101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its-einsi/M7816.fst">
            <text:p>its-einsi/M7816.fst</text:p>
          </table:table-cell>
          <table:table-cell table:formula="of:=[.B10]" office:value-type="float" office:value="854.434265079863">
            <text:p>854.4342650799</text:p>
          </table:table-cell>
          <table:table-cell table:formula="of:=[.C10]" office:value-type="float" office:value="0.855776402607936">
            <text:p>0.8557764026</text:p>
          </table:table-cell>
          <table:table-cell table:formula="of:=[.E10]" office:value-type="float" office:value="0.0674846625766872">
            <text:p>0.0674846626</text:p>
          </table:table-cell>
          <table:table-cell table:formula="of:=[.F10]" office:value-type="float" office:value="1.67170381564035">
            <text:p>1.6717038156</text:p>
          </table:table-cell>
          <table:table-cell table:formula="of:=[.G10]" office:value-type="float" office:value="4425">
            <text:p>4425</text:p>
          </table:table-cell>
          <table:table-cell table:formula="of:=[.H10]" office:value-type="float" office:value="2647">
            <text:p>2647</text:p>
          </table:table-cell>
          <table:table-cell table:formula="of:=[.K10]" office:value-type="float" office:value="477">
            <text:p>477</text:p>
          </table:table-cell>
          <table:table-cell table:formula="of:=[.L10]" office:value-type="float" office:value="417">
            <text:p>417</text:p>
          </table:table-cell>
          <table:table-cell table:formula="of:=[.M10]" office:value-type="float" office:value="60">
            <text:p>60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its-einsi/M4526.fst">
            <text:p>its-einsi/M4526.fst</text:p>
          </table:table-cell>
          <table:table-cell table:formula="of:=[.B11]" office:value-type="float" office:value="777.929678219123">
            <text:p>777.9296782191</text:p>
          </table:table-cell>
          <table:table-cell table:formula="of:=[.C11]" office:value-type="float" office:value="0.779378842242384">
            <text:p>0.7793788422</text:p>
          </table:table-cell>
          <table:table-cell table:formula="of:=[.E11]" office:value-type="float" office:value="0.0733173076923077">
            <text:p>0.0733173077</text:p>
          </table:table-cell>
          <table:table-cell table:formula="of:=[.F11]" office:value-type="float" office:value="2.9286941580756">
            <text:p>2.9286941581</text:p>
          </table:table-cell>
          <table:table-cell table:formula="of:=[.G11]" office:value-type="float" office:value="3409">
            <text:p>3409</text:p>
          </table:table-cell>
          <table:table-cell table:formula="of:=[.H11]" office:value-type="float" office:value="1164">
            <text:p>1164</text:p>
          </table:table-cell>
          <table:table-cell table:formula="of:=[.K11]" office:value-type="float" office:value="554">
            <text:p>554</text:p>
          </table:table-cell>
          <table:table-cell table:formula="of:=[.L11]" office:value-type="float" office:value="469">
            <text:p>469</text:p>
          </table:table-cell>
          <table:table-cell table:formula="of:=[.M11]" office:value-type="float" office:value="85">
            <text:p>85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its-einsi/M4693.fst">
            <text:p>its-einsi/M4693.fst</text:p>
          </table:table-cell>
          <table:table-cell table:formula="of:=[.B12]" office:value-type="float" office:value="856.482317484556">
            <text:p>856.4823174846</text:p>
          </table:table-cell>
          <table:table-cell table:formula="of:=[.C12]" office:value-type="float" office:value="0.856762764003773">
            <text:p>0.856762764</text:p>
          </table:table-cell>
          <table:table-cell table:formula="of:=[.E12]" office:value-type="float" office:value="0.014454664914586">
            <text:p>0.0144546649</text:p>
          </table:table-cell>
          <table:table-cell table:formula="of:=[.F12]" office:value-type="float" office:value="1.76048421962819">
            <text:p>1.7604842196</text:p>
          </table:table-cell>
          <table:table-cell table:formula="of:=[.G12]" office:value-type="float" office:value="4072">
            <text:p>4072</text:p>
          </table:table-cell>
          <table:table-cell table:formula="of:=[.H12]" office:value-type="float" office:value="2313">
            <text:p>2313</text:p>
          </table:table-cell>
          <table:table-cell table:formula="of:=[.K12]" office:value-type="float" office:value="323">
            <text:p>323</text:p>
          </table:table-cell>
          <table:table-cell table:formula="of:=[.L12]" office:value-type="float" office:value="282">
            <text:p>282</text:p>
          </table:table-cell>
          <table:table-cell table:formula="of:=[.M12]" office:value-type="float" office:value="41">
            <text:p>41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its-einsi/M131.fst">
            <text:p>its-einsi/M131.fst</text:p>
          </table:table-cell>
          <table:table-cell table:formula="of:=[.B13]" office:value-type="float" office:value="804.284386287804">
            <text:p>804.2843862878</text:p>
          </table:table-cell>
          <table:table-cell table:formula="of:=[.C13]" office:value-type="float" office:value="0.805170230651092">
            <text:p>0.8051702307</text:p>
          </table:table-cell>
          <table:table-cell table:formula="of:=[.E13]" office:value-type="float" office:value="0.0469168900804289">
            <text:p>0.0469168901</text:p>
          </table:table-cell>
          <table:table-cell table:formula="of:=[.F13]" office:value-type="float" office:value="2.03412073490814">
            <text:p>2.0341207349</text:p>
          </table:table-cell>
          <table:table-cell table:formula="of:=[.G13]" office:value-type="float" office:value="775">
            <text:p>775</text:p>
          </table:table-cell>
          <table:table-cell table:formula="of:=[.H13]" office:value-type="float" office:value="381">
            <text:p>381</text:p>
          </table:table-cell>
          <table:table-cell table:formula="of:=[.K13]" office:value-type="float" office:value="562">
            <text:p>562</text:p>
          </table:table-cell>
          <table:table-cell table:formula="of:=[.L13]" office:value-type="float" office:value="510">
            <text:p>510</text:p>
          </table:table-cell>
          <table:table-cell table:formula="of:=[.M13]" office:value-type="float" office:value="52">
            <text:p>52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its-einsi/M4866.fst">
            <text:p>its-einsi/M4866.fst</text:p>
          </table:table-cell>
          <table:table-cell table:formula="of:=[.B14]" office:value-type="float" office:value="983.912886944728">
            <text:p>983.9128869447</text:p>
          </table:table-cell>
          <table:table-cell table:formula="of:=[.C14]" office:value-type="float" office:value="0.983782894970319">
            <text:p>0.983782895</text:p>
          </table:table-cell>
          <table:table-cell table:formula="of:=[.E14]" office:value-type="float" office:value="0.00250941028858209">
            <text:p>0.0025094103</text:p>
          </table:table-cell>
          <table:table-cell table:formula="of:=[.F14]" office:value-type="float" office:value="1">
            <text:p>1</text:p>
          </table:table-cell>
          <table:table-cell table:formula="of:=[.G14]" office:value-type="float" office:value="111">
            <text:p>111</text:p>
          </table:table-cell>
          <table:table-cell table:formula="of:=[.H14]" office:value-type="float" office:value="111">
            <text:p>111</text:p>
          </table:table-cell>
          <table:table-cell table:formula="of:=[.K14]" office:value-type="float" office:value="42">
            <text:p>42</text:p>
          </table:table-cell>
          <table:table-cell table:formula="of:=[.L14]" office:value-type="float" office:value="37">
            <text:p>37</text:p>
          </table:table-cell>
          <table:table-cell table:formula="of:=[.M14]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its-einsi/M4321.fst">
            <text:p>its-einsi/M4321.fst</text:p>
          </table:table-cell>
          <table:table-cell table:formula="of:=[.B15]" office:value-type="float" office:value="741.834499555284">
            <text:p>741.8344995553</text:p>
          </table:table-cell>
          <table:table-cell table:formula="of:=[.C15]" office:value-type="float" office:value="0.742841831710761">
            <text:p>0.7428418317</text:p>
          </table:table-cell>
          <table:table-cell table:formula="of:=[.E15]" office:value-type="float" office:value="0.05125">
            <text:p>0.05125</text:p>
          </table:table-cell>
          <table:table-cell table:formula="of:=[.F15]" office:value-type="float" office:value="4.67314487632509">
            <text:p>4.6731448763</text:p>
          </table:table-cell>
          <table:table-cell table:formula="of:=[.G15]" office:value-type="float" office:value="5290">
            <text:p>5290</text:p>
          </table:table-cell>
          <table:table-cell table:formula="of:=[.H15]" office:value-type="float" office:value="1132">
            <text:p>1132</text:p>
          </table:table-cell>
          <table:table-cell table:formula="of:=[.K15]" office:value-type="float" office:value="446">
            <text:p>446</text:p>
          </table:table-cell>
          <table:table-cell table:formula="of:=[.L15]" office:value-type="float" office:value="391">
            <text:p>391</text:p>
          </table:table-cell>
          <table:table-cell table:formula="of:=[.M15]" office:value-type="float" office:value="55">
            <text:p>55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its-einsi/M4156.fst">
            <text:p>its-einsi/M4156.fst</text:p>
          </table:table-cell>
          <table:table-cell table:formula="of:=[.B16]" office:value-type="float" office:value="321.837036015396">
            <text:p>321.8370360154</text:p>
          </table:table-cell>
          <table:table-cell table:formula="of:=[.C16]" office:value-type="float" office:value="0.329242584800256">
            <text:p>0.3292425848</text:p>
          </table:table-cell>
          <table:table-cell table:formula="of:=[.E16]" office:value-type="float" office:value="0.370656370656371">
            <text:p>0.3706563707</text:p>
          </table:table-cell>
          <table:table-cell table:formula="of:=[.F16]" office:value-type="float" office:value="9.304660856385">
            <text:p>9.3046608564</text:p>
          </table:table-cell>
          <table:table-cell table:formula="of:=[.G16]" office:value-type="float" office:value="24555">
            <text:p>24555</text:p>
          </table:table-cell>
          <table:table-cell table:formula="of:=[.H16]" office:value-type="float" office:value="2639">
            <text:p>2639</text:p>
          </table:table-cell>
          <table:table-cell table:formula="of:=[.K16]" office:value-type="float" office:value="1609">
            <text:p>1609</text:p>
          </table:table-cell>
          <table:table-cell table:formula="of:=[.L16]" office:value-type="float" office:value="1416">
            <text:p>1416</text:p>
          </table:table-cell>
          <table:table-cell table:formula="of:=[.M16]" office:value-type="float" office:value="193">
            <text:p>193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its-einsi/M4314.fst">
            <text:p>its-einsi/M4314.fst</text:p>
          </table:table-cell>
          <table:table-cell table:formula="of:=[.B17]" office:value-type="float" office:value="804.79823468902">
            <text:p>804.798234689</text:p>
          </table:table-cell>
          <table:table-cell table:formula="of:=[.C17]" office:value-type="float" office:value="0.806389823705578">
            <text:p>0.8063898237</text:p>
          </table:table-cell>
          <table:table-cell table:formula="of:=[.E17]" office:value-type="float" office:value="0.0800653594771241">
            <text:p>0.0800653595</text:p>
          </table:table-cell>
          <table:table-cell table:formula="of:=[.F17]" office:value-type="float" office:value="2.13362487852284">
            <text:p>2.1336248785</text:p>
          </table:table-cell>
          <table:table-cell table:formula="of:=[.G17]" office:value-type="float" office:value="4391">
            <text:p>4391</text:p>
          </table:table-cell>
          <table:table-cell table:formula="of:=[.H17]" office:value-type="float" office:value="2058">
            <text:p>2058</text:p>
          </table:table-cell>
          <table:table-cell table:formula="of:=[.K17]" office:value-type="float" office:value="633">
            <text:p>633</text:p>
          </table:table-cell>
          <table:table-cell table:formula="of:=[.L17]" office:value-type="float" office:value="569">
            <text:p>569</text:p>
          </table:table-cell>
          <table:table-cell table:formula="of:=[.M17]" office:value-type="float" office:value="64">
            <text:p>64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its-einsi/M4628.fst">
            <text:p>its-einsi/M4628.fst</text:p>
          </table:table-cell>
          <table:table-cell table:formula="of:=[.B18]" office:value-type="float" office:value="953.824891700974">
            <text:p>953.824891701</text:p>
          </table:table-cell>
          <table:table-cell table:formula="of:=[.C18]" office:value-type="float" office:value="0.953686200378072">
            <text:p>0.9536862004</text:p>
          </table:table-cell>
          <table:table-cell table:formula="of:=[.E18]" office:value-type="float" office:value="0.00657894736842102">
            <text:p>0.0065789474</text:p>
          </table:table-cell>
          <table:table-cell table:formula="of:=[.F18]" office:value-type="float" office:value="1.7027027027027">
            <text:p>1.7027027027</text:p>
          </table:table-cell>
          <table:table-cell table:formula="of:=[.G18]" office:value-type="float" office:value="126">
            <text:p>126</text:p>
          </table:table-cell>
          <table:table-cell table:formula="of:=[.H18]" office:value-type="float" office:value="74">
            <text:p>74</text:p>
          </table:table-cell>
          <table:table-cell table:formula="of:=[.K18]" office:value-type="float" office:value="94">
            <text:p>94</text:p>
          </table:table-cell>
          <table:table-cell table:formula="of:=[.L18]" office:value-type="float" office:value="82">
            <text:p>82</text:p>
          </table:table-cell>
          <table:table-cell table:formula="of:=[.M18]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its-einsi/M4422.fst">
            <text:p>its-einsi/M4422.fst</text:p>
          </table:table-cell>
          <table:table-cell table:formula="of:=[.B19]" office:value-type="float" office:value="502.649055446306">
            <text:p>502.6490554463</text:p>
          </table:table-cell>
          <table:table-cell table:formula="of:=[.C19]" office:value-type="float" office:value="0.50344102193116">
            <text:p>0.5034410219</text:p>
          </table:table-cell>
          <table:table-cell table:formula="of:=[.E19]" office:value-type="float" office:value="0.04199066874028">
            <text:p>0.0419906687</text:p>
          </table:table-cell>
          <table:table-cell table:formula="of:=[.F19]" office:value-type="float" office:value="7.91387559808613">
            <text:p>7.9138755981</text:p>
          </table:table-cell>
          <table:table-cell table:formula="of:=[.G19]" office:value-type="float" office:value="3308">
            <text:p>3308</text:p>
          </table:table-cell>
          <table:table-cell table:formula="of:=[.H19]" office:value-type="float" office:value="418">
            <text:p>418</text:p>
          </table:table-cell>
          <table:table-cell table:formula="of:=[.K19]" office:value-type="float" office:value="278">
            <text:p>278</text:p>
          </table:table-cell>
          <table:table-cell table:formula="of:=[.L19]" office:value-type="float" office:value="221">
            <text:p>221</text:p>
          </table:table-cell>
          <table:table-cell table:formula="of:=[.M19]" office:value-type="float" office:value="57">
            <text:p>57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its-einsi/M4653.fst">
            <text:p>its-einsi/M4653.fst</text:p>
          </table:table-cell>
          <table:table-cell table:formula="of:=[.B20]" office:value-type="float" office:value="747.202392714729">
            <text:p>747.2023927147</text:p>
          </table:table-cell>
          <table:table-cell table:formula="of:=[.C20]" office:value-type="float" office:value="0.748047180757507">
            <text:p>0.7480471808</text:p>
          </table:table-cell>
          <table:table-cell table:formula="of:=[.E20]" office:value-type="float" office:value="0.043076923076923">
            <text:p>0.0430769231</text:p>
          </table:table-cell>
          <table:table-cell table:formula="of:=[.F20]" office:value-type="float" office:value="1.69262981574539">
            <text:p>1.6926298157</text:p>
          </table:table-cell>
          <table:table-cell table:formula="of:=[.G20]" office:value-type="float" office:value="2021">
            <text:p>2021</text:p>
          </table:table-cell>
          <table:table-cell table:formula="of:=[.H20]" office:value-type="float" office:value="1194">
            <text:p>1194</text:p>
          </table:table-cell>
          <table:table-cell table:formula="of:=[.K20]" office:value-type="float" office:value="308">
            <text:p>308</text:p>
          </table:table-cell>
          <table:table-cell table:formula="of:=[.L20]" office:value-type="float" office:value="241">
            <text:p>241</text:p>
          </table:table-cell>
          <table:table-cell table:formula="of:=[.M20]" office:value-type="float" office:value="67">
            <text:p>67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its-einsi/M4595.fst">
            <text:p>its-einsi/M4595.fst</text:p>
          </table:table-cell>
          <table:table-cell table:formula="of:=[.B21]" office:value-type="float" office:value="850.357799783228">
            <text:p>850.3577997832</text:p>
          </table:table-cell>
          <table:table-cell table:formula="of:=[.C21]" office:value-type="float" office:value="0.851823415057659">
            <text:p>0.8518234151</text:p>
          </table:table-cell>
          <table:table-cell table:formula="of:=[.E21]" office:value-type="float" office:value="0.0736196319018405">
            <text:p>0.0736196319</text:p>
          </table:table-cell>
          <table:table-cell table:formula="of:=[.F21]" office:value-type="float" office:value="1.57404269739072">
            <text:p>1.5740426974</text:p>
          </table:table-cell>
          <table:table-cell table:formula="of:=[.G21]" office:value-type="float" office:value="4645">
            <text:p>4645</text:p>
          </table:table-cell>
          <table:table-cell table:formula="of:=[.H21]" office:value-type="float" office:value="2951">
            <text:p>2951</text:p>
          </table:table-cell>
          <table:table-cell table:formula="of:=[.K21]" office:value-type="float" office:value="497">
            <text:p>497</text:p>
          </table:table-cell>
          <table:table-cell table:formula="of:=[.L21]" office:value-type="float" office:value="429">
            <text:p>429</text:p>
          </table:table-cell>
          <table:table-cell table:formula="of:=[.M21]" office:value-type="float" office:value="68">
            <text:p>68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its-einsi/M4828.fst">
            <text:p>its-einsi/M4828.fst</text:p>
          </table:table-cell>
          <table:table-cell table:formula="of:=[.B22]" office:value-type="float" office:value="563.622594036516">
            <text:p>563.6225940365</text:p>
          </table:table-cell>
          <table:table-cell table:formula="of:=[.C22]" office:value-type="float" office:value="0.567466316349737">
            <text:p>0.5674663163</text:p>
          </table:table-cell>
          <table:table-cell table:formula="of:=[.E22]" office:value-type="float" office:value="0.192248062015504">
            <text:p>0.192248062</text:p>
          </table:table-cell>
          <table:table-cell table:formula="of:=[.F22]" office:value-type="float" office:value="2.32961655206591">
            <text:p>2.3296165521</text:p>
          </table:table-cell>
          <table:table-cell table:formula="of:=[.G22]" office:value-type="float" office:value="37607">
            <text:p>37607</text:p>
          </table:table-cell>
          <table:table-cell table:formula="of:=[.H22]" office:value-type="float" office:value="16143">
            <text:p>16143</text:p>
          </table:table-cell>
          <table:table-cell table:formula="of:=[.K22]" office:value-type="float" office:value="1379">
            <text:p>1379</text:p>
          </table:table-cell>
          <table:table-cell table:formula="of:=[.L22]" office:value-type="float" office:value="1108">
            <text:p>1108</text:p>
          </table:table-cell>
          <table:table-cell table:formula="of:=[.M22]" office:value-type="float" office:value="271">
            <text:p>271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its-einsi/M570.fst">
            <text:p>its-einsi/M570.fst</text:p>
          </table:table-cell>
          <table:table-cell table:formula="of:=[.B23]" office:value-type="float" office:value="811.858708364343">
            <text:p>811.8587083643</text:p>
          </table:table-cell>
          <table:table-cell table:formula="of:=[.C23]" office:value-type="float" office:value="0.813543281135872">
            <text:p>0.8135432811</text:p>
          </table:table-cell>
          <table:table-cell table:formula="of:=[.E23]" office:value-type="float" office:value="0.0857814336075207">
            <text:p>0.0857814336</text:p>
          </table:table-cell>
          <table:table-cell table:formula="of:=[.F23]" office:value-type="float" office:value="3.57298136645963">
            <text:p>3.5729813665</text:p>
          </table:table-cell>
          <table:table-cell table:formula="of:=[.G23]" office:value-type="float" office:value="2301">
            <text:p>2301</text:p>
          </table:table-cell>
          <table:table-cell table:formula="of:=[.H23]" office:value-type="float" office:value="644">
            <text:p>644</text:p>
          </table:table-cell>
          <table:table-cell table:formula="of:=[.K23]" office:value-type="float" office:value="679">
            <text:p>679</text:p>
          </table:table-cell>
          <table:table-cell table:formula="of:=[.L23]" office:value-type="float" office:value="600">
            <text:p>600</text:p>
          </table:table-cell>
          <table:table-cell table:formula="of:=[.M23]" office:value-type="float" office:value="79">
            <text:p>79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its-einsi/M4624.fst">
            <text:p>its-einsi/M4624.fst</text:p>
          </table:table-cell>
          <table:table-cell table:formula="of:=[.B24]" office:value-type="float" office:value="699.900720444488">
            <text:p>699.9007204445</text:p>
          </table:table-cell>
          <table:table-cell table:formula="of:=[.C24]" office:value-type="float" office:value="0.701494648968468">
            <text:p>0.701494649</text:p>
          </table:table-cell>
          <table:table-cell table:formula="of:=[.E24]" office:value-type="float" office:value="0.0801282051282051">
            <text:p>0.0801282051</text:p>
          </table:table-cell>
          <table:table-cell table:formula="of:=[.F24]" office:value-type="float" office:value="3.33246977547496">
            <text:p>3.3324697755</text:p>
          </table:table-cell>
          <table:table-cell table:formula="of:=[.G24]" office:value-type="float" office:value="7718">
            <text:p>7718</text:p>
          </table:table-cell>
          <table:table-cell table:formula="of:=[.H24]" office:value-type="float" office:value="2316">
            <text:p>2316</text:p>
          </table:table-cell>
          <table:table-cell table:formula="of:=[.K24]" office:value-type="float" office:value="691">
            <text:p>691</text:p>
          </table:table-cell>
          <table:table-cell table:formula="of:=[.L24]" office:value-type="float" office:value="573">
            <text:p>573</text:p>
          </table:table-cell>
          <table:table-cell table:formula="of:=[.M24]" office:value-type="float" office:value="118">
            <text:p>118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its-einsi/M4674.fst">
            <text:p>its-einsi/M4674.fst</text:p>
          </table:table-cell>
          <table:table-cell table:formula="of:=[.B25]" office:value-type="float" office:value="641.181295435448">
            <text:p>641.1812954354</text:p>
          </table:table-cell>
          <table:table-cell table:formula="of:=[.C25]" office:value-type="float" office:value="0.64290285331952">
            <text:p>0.6429028533</text:p>
          </table:table-cell>
          <table:table-cell table:formula="of:=[.E25]" office:value-type="float" office:value="0.0866261398176291">
            <text:p>0.0866261398</text:p>
          </table:table-cell>
          <table:table-cell table:formula="of:=[.F25]" office:value-type="float" office:value="2.77686403508772">
            <text:p>2.7768640351</text:p>
          </table:table-cell>
          <table:table-cell table:formula="of:=[.G25]" office:value-type="float" office:value="5065">
            <text:p>5065</text:p>
          </table:table-cell>
          <table:table-cell table:formula="of:=[.H25]" office:value-type="float" office:value="1824">
            <text:p>1824</text:p>
          </table:table-cell>
          <table:table-cell table:formula="of:=[.K25]" office:value-type="float" office:value="598">
            <text:p>598</text:p>
          </table:table-cell>
          <table:table-cell table:formula="of:=[.L25]" office:value-type="float" office:value="503">
            <text:p>503</text:p>
          </table:table-cell>
          <table:table-cell table:formula="of:=[.M25]" office:value-type="float" office:value="95">
            <text:p>95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its-einsi/M4466.fst">
            <text:p>its-einsi/M4466.fst</text:p>
          </table:table-cell>
          <table:table-cell table:formula="of:=[.B26]" office:value-type="float" office:value="915.300363926031">
            <text:p>915.300363926</text:p>
          </table:table-cell>
          <table:table-cell table:formula="of:=[.C26]" office:value-type="float" office:value="0.915855277220828">
            <text:p>0.9158552772</text:p>
          </table:table-cell>
          <table:table-cell table:formula="of:=[.E26]" office:value-type="float" office:value="0.0289017341040463">
            <text:p>0.0289017341</text:p>
          </table:table-cell>
          <table:table-cell table:formula="of:=[.F26]" office:value-type="float" office:value="3.00462427745665">
            <text:p>3.0046242775</text:p>
          </table:table-cell>
          <table:table-cell table:formula="of:=[.G26]" office:value-type="float" office:value="2599">
            <text:p>2599</text:p>
          </table:table-cell>
          <table:table-cell table:formula="of:=[.H26]" office:value-type="float" office:value="865">
            <text:p>865</text:p>
          </table:table-cell>
          <table:table-cell table:formula="of:=[.K26]" office:value-type="float" office:value="246">
            <text:p>246</text:p>
          </table:table-cell>
          <table:table-cell table:formula="of:=[.L26]" office:value-type="float" office:value="213">
            <text:p>213</text:p>
          </table:table-cell>
          <table:table-cell table:formula="of:=[.M26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its-einsi/M4297.fst">
            <text:p>its-einsi/M4297.fst</text:p>
          </table:table-cell>
          <table:table-cell table:formula="of:=[.B27]" office:value-type="float" office:value="737.901793068717">
            <text:p>737.9017930687</text:p>
          </table:table-cell>
          <table:table-cell table:formula="of:=[.C27]" office:value-type="float" office:value="0.738225400495772">
            <text:p>0.7382254005</text:p>
          </table:table-cell>
          <table:table-cell table:formula="of:=[.E27]" office:value-type="float" office:value="0.0238726790450929">
            <text:p>0.023872679</text:p>
          </table:table-cell>
          <table:table-cell table:formula="of:=[.F27]" office:value-type="float" office:value="3">
            <text:p>3</text:p>
          </table:table-cell>
          <table:table-cell table:formula="of:=[.G27]" office:value-type="float" office:value="390">
            <text:p>390</text:p>
          </table:table-cell>
          <table:table-cell table:formula="of:=[.H27]" office:value-type="float" office:value="130">
            <text:p>130</text:p>
          </table:table-cell>
          <table:table-cell table:formula="of:=[.K27]" office:value-type="float" office:value="396">
            <text:p>396</text:p>
          </table:table-cell>
          <table:table-cell table:formula="of:=[.L27]" office:value-type="float" office:value="383">
            <text:p>383</text:p>
          </table:table-cell>
          <table:table-cell table:formula="of:=[.M27]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its-einsi/M4587.fst">
            <text:p>its-einsi/M4587.fst</text:p>
          </table:table-cell>
          <table:table-cell table:formula="of:=[.B28]" office:value-type="float" office:value="734.772913745322">
            <text:p>734.7729137453</text:p>
          </table:table-cell>
          <table:table-cell table:formula="of:=[.C28]" office:value-type="float" office:value="0.736753037025063">
            <text:p>0.736753037</text:p>
          </table:table-cell>
          <table:table-cell table:formula="of:=[.E28]" office:value-type="float" office:value="0.0995184590690208">
            <text:p>0.0995184591</text:p>
          </table:table-cell>
          <table:table-cell table:formula="of:=[.F28]" office:value-type="float" office:value="3.94979508196721">
            <text:p>3.949795082</text:p>
          </table:table-cell>
          <table:table-cell table:formula="of:=[.G28]" office:value-type="float" office:value="7710">
            <text:p>7710</text:p>
          </table:table-cell>
          <table:table-cell table:formula="of:=[.H28]" office:value-type="float" office:value="1952">
            <text:p>1952</text:p>
          </table:table-cell>
          <table:table-cell table:formula="of:=[.K28]" office:value-type="float" office:value="724">
            <text:p>724</text:p>
          </table:table-cell>
          <table:table-cell table:formula="of:=[.L28]" office:value-type="float" office:value="603">
            <text:p>603</text:p>
          </table:table-cell>
          <table:table-cell table:formula="of:=[.M28]" office:value-type="float" office:value="121">
            <text:p>121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its-einsi/M124.fst">
            <text:p>its-einsi/M124.fst</text:p>
          </table:table-cell>
          <table:table-cell table:formula="of:=[.B29]" office:value-type="float" office:value="634.978626580624">
            <text:p>634.9786265806</text:p>
          </table:table-cell>
          <table:table-cell table:formula="of:=[.C29]" office:value-type="float" office:value="0.636049460508601">
            <text:p>0.6360494605</text:p>
          </table:table-cell>
          <table:table-cell table:formula="of:=[.E29]" office:value-type="float" office:value="0.0569430569430569">
            <text:p>0.0569430569</text:p>
          </table:table-cell>
          <table:table-cell table:formula="of:=[.F29]" office:value-type="float" office:value="1.48639455782313">
            <text:p>1.4863945578</text:p>
          </table:table-cell>
          <table:table-cell table:formula="of:=[.G29]" office:value-type="float" office:value="437">
            <text:p>437</text:p>
          </table:table-cell>
          <table:table-cell table:formula="of:=[.H29]" office:value-type="float" office:value="294">
            <text:p>294</text:p>
          </table:table-cell>
          <table:table-cell table:formula="of:=[.K29]" office:value-type="float" office:value="212">
            <text:p>212</text:p>
          </table:table-cell>
          <table:table-cell table:formula="of:=[.L29]" office:value-type="float" office:value="181">
            <text:p>181</text:p>
          </table:table-cell>
          <table:table-cell table:formula="of:=[.M29]"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its-einsi/M4447.fst">
            <text:p>its-einsi/M4447.fst</text:p>
          </table:table-cell>
          <table:table-cell table:formula="of:=[.B30]" office:value-type="float" office:value="419.331015494807">
            <text:p>419.3310154948</text:p>
          </table:table-cell>
          <table:table-cell table:formula="of:=[.C30]" office:value-type="float" office:value="0.424766560130352">
            <text:p>0.4247665601</text:p>
          </table:table-cell>
          <table:table-cell table:formula="of:=[.E30]" office:value-type="float" office:value="0.277837837837838">
            <text:p>0.2778378378</text:p>
          </table:table-cell>
          <table:table-cell table:formula="of:=[.F30]" office:value-type="float" office:value="17.8060606060606">
            <text:p>17.8060606061</text:p>
          </table:table-cell>
          <table:table-cell table:formula="of:=[.G30]" office:value-type="float" office:value="2938">
            <text:p>2938</text:p>
          </table:table-cell>
          <table:table-cell table:formula="of:=[.H30]" office:value-type="float" office:value="165">
            <text:p>165</text:p>
          </table:table-cell>
          <table:table-cell table:formula="of:=[.K30]" office:value-type="float" office:value="881">
            <text:p>881</text:p>
          </table:table-cell>
          <table:table-cell table:formula="of:=[.L30]" office:value-type="float" office:value="822">
            <text:p>822</text:p>
          </table:table-cell>
          <table:table-cell table:formula="of:=[.M30]" office:value-type="float" office:value="59">
            <text:p>59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its-einsi/M646.fst">
            <text:p>its-einsi/M646.fst</text:p>
          </table:table-cell>
          <table:table-cell table:formula="of:=[.B31]" office:value-type="float" office:value="797.214480472832">
            <text:p>797.2144804728</text:p>
          </table:table-cell>
          <table:table-cell table:formula="of:=[.C31]" office:value-type="float" office:value="0.797141335227273">
            <text:p>0.7971413352</text:p>
          </table:table-cell>
          <table:table-cell table:formula="of:=[.E31]" office:value-type="float" office:value="0.0114942528735633">
            <text:p>0.0114942529</text:p>
          </table:table-cell>
          <table:table-cell table:formula="of:=[.F31]" office:value-type="float" office:value="4.40909090909091">
            <text:p>4.4090909091</text:p>
          </table:table-cell>
          <table:table-cell table:formula="of:=[.G31]" office:value-type="float" office:value="291">
            <text:p>291</text:p>
          </table:table-cell>
          <table:table-cell table:formula="of:=[.H31]" office:value-type="float" office:value="66">
            <text:p>66</text:p>
          </table:table-cell>
          <table:table-cell table:formula="of:=[.K31]" office:value-type="float" office:value="250">
            <text:p>250</text:p>
          </table:table-cell>
          <table:table-cell table:formula="of:=[.L31]" office:value-type="float" office:value="217">
            <text:p>217</text:p>
          </table:table-cell>
          <table:table-cell table:formula="of:=[.M31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728.005103309582">
            <text:p>728.0051033096</text:p>
          </table:table-cell>
          <table:table-cell table:formula="of:=[.C33]" office:value-type="float" office:value="0.729523790821322">
            <text:p>0.7295237908</text:p>
          </table:table-cell>
          <table:table-cell table:formula="of:=[.E33]" office:value-type="float" office:value="0.0805926876977249">
            <text:p>0.0805926877</text:p>
          </table:table-cell>
          <table:table-cell table:formula="of:=[.F33]" office:value-type="float" office:value="4.06712801660319">
            <text:p>4.0671280166</text:p>
          </table:table-cell>
          <table:table-cell table:formula="of:=[.G33]" office:value-type="float" office:value="6737.46666666667">
            <text:p>6737.4666666667</text:p>
          </table:table-cell>
          <table:table-cell table:formula="of:=[.H33]" office:value-type="float" office:value="1679.4">
            <text:p>1679.4</text:p>
          </table:table-cell>
          <table:table-cell table:formula="of:=[.K33]" office:value-type="float" office:value="561.833333333333">
            <text:p>561.8333333333</text:p>
          </table:table-cell>
          <table:table-cell table:formula="of:=[.L33]" office:value-type="float" office:value="489.433333333333">
            <text:p>489.4333333333</text:p>
          </table:table-cell>
          <table:table-cell table:formula="of:=[.M33]" office:value-type="float" office:value="72.4">
            <text:p>72.4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its-einsi/M4570.fst">
            <text:p>its-einsi/M4570.fst</text:p>
          </table:table-cell>
          <table:table-cell table:formula="of:=[.C2]" office:value-type="float" office:value="0.730363063384963">
            <text:p>0.7303630634</text:p>
          </table:table-cell>
          <table:table-cell table:formula="of:=[.L2]" office:value-type="float" office:value="444">
            <text:p>444</text:p>
          </table:table-cell>
          <table:table-cell table:formula="of:=[.M2]" office:value-type="float" office:value="75">
            <text:p>75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its-einsi/M588.fst">
            <text:p>its-einsi/M588.fst</text:p>
          </table:table-cell>
          <table:table-cell table:formula="of:=[.C3]" office:value-type="float" office:value="0.132196699854629">
            <text:p>0.1321966999</text:p>
          </table:table-cell>
          <table:table-cell table:formula="of:=[.L3]" office:value-type="float" office:value="2107">
            <text:p>2107</text:p>
          </table:table-cell>
          <table:table-cell table:formula="of:=[.M3]" office:value-type="float" office:value="234">
            <text:p>234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its-einsi/M4313.fst">
            <text:p>its-einsi/M4313.fst</text:p>
          </table:table-cell>
          <table:table-cell table:formula="of:=[.C4]" office:value-type="float" office:value="0.876610285032592">
            <text:p>0.876610285</text:p>
          </table:table-cell>
          <table:table-cell table:formula="of:=[.L4]" office:value-type="float" office:value="177">
            <text:p>177</text:p>
          </table:table-cell>
          <table:table-cell table:formula="of:=[.M4]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its-einsi/M4832.fst">
            <text:p>its-einsi/M4832.fst</text:p>
          </table:table-cell>
          <table:table-cell table:formula="of:=[.C5]" office:value-type="float" office:value="0.923141163793105">
            <text:p>0.9231411638</text:p>
          </table:table-cell>
          <table:table-cell table:formula="of:=[.L5]" office:value-type="float" office:value="160">
            <text:p>160</text:p>
          </table:table-cell>
          <table:table-cell table:formula="of:=[.M5]" office:value-type="float" office:value="26">
            <text:p>26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its-einsi/M575.fst">
            <text:p>its-einsi/M575.fst</text:p>
          </table:table-cell>
          <table:table-cell table:formula="of:=[.C6]" office:value-type="float" office:value="0.929527296791526">
            <text:p>0.9295272968</text:p>
          </table:table-cell>
          <table:table-cell table:formula="of:=[.L6]" office:value-type="float" office:value="214">
            <text:p>214</text:p>
          </table:table-cell>
          <table:table-cell table:formula="of:=[.M6]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its-einsi/M4887.fst">
            <text:p>its-einsi/M4887.fst</text:p>
          </table:table-cell>
          <table:table-cell table:formula="of:=[.C7]" office:value-type="float" office:value="0.638138272743313">
            <text:p>0.6381382727</text:p>
          </table:table-cell>
          <table:table-cell table:formula="of:=[.L7]" office:value-type="float" office:value="19">
            <text:p>19</text:p>
          </table:table-cell>
          <table:table-cell table:formula="of:=[.M7]" office:value-type="float" office:value="3">
            <text:p>3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its-einsi/M4353.fst">
            <text:p>its-einsi/M4353.fst</text:p>
          </table:table-cell>
          <table:table-cell table:formula="of:=[.C8]" office:value-type="float" office:value="0.733589415614481">
            <text:p>0.7335894156</text:p>
          </table:table-cell>
          <table:table-cell table:formula="of:=[.L8]" office:value-type="float" office:value="681">
            <text:p>681</text:p>
          </table:table-cell>
          <table:table-cell table:formula="of:=[.M8]" office:value-type="float" office:value="88">
            <text:p>88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its-einsi/M4473.fst">
            <text:p>its-einsi/M4473.fst</text:p>
          </table:table-cell>
          <table:table-cell table:formula="of:=[.C9]" office:value-type="float" office:value="0.731606164227063">
            <text:p>0.7316061642</text:p>
          </table:table-cell>
          <table:table-cell table:formula="of:=[.L9]" office:value-type="float" office:value="614">
            <text:p>614</text:p>
          </table:table-cell>
          <table:table-cell table:formula="of:=[.M9]" office:value-type="float" office:value="101">
            <text:p>101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its-einsi/M7816.fst">
            <text:p>its-einsi/M7816.fst</text:p>
          </table:table-cell>
          <table:table-cell table:formula="of:=[.C10]" office:value-type="float" office:value="0.855776402607936">
            <text:p>0.8557764026</text:p>
          </table:table-cell>
          <table:table-cell table:formula="of:=[.L10]" office:value-type="float" office:value="417">
            <text:p>417</text:p>
          </table:table-cell>
          <table:table-cell table:formula="of:=[.M10]" office:value-type="float" office:value="60">
            <text:p>60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its-einsi/M4526.fst">
            <text:p>its-einsi/M4526.fst</text:p>
          </table:table-cell>
          <table:table-cell table:formula="of:=[.C11]" office:value-type="float" office:value="0.779378842242384">
            <text:p>0.7793788422</text:p>
          </table:table-cell>
          <table:table-cell table:formula="of:=[.L11]" office:value-type="float" office:value="469">
            <text:p>469</text:p>
          </table:table-cell>
          <table:table-cell table:formula="of:=[.M11]" office:value-type="float" office:value="85">
            <text:p>85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its-einsi/M4693.fst">
            <text:p>its-einsi/M4693.fst</text:p>
          </table:table-cell>
          <table:table-cell table:formula="of:=[.C12]" office:value-type="float" office:value="0.856762764003773">
            <text:p>0.856762764</text:p>
          </table:table-cell>
          <table:table-cell table:formula="of:=[.L12]" office:value-type="float" office:value="282">
            <text:p>282</text:p>
          </table:table-cell>
          <table:table-cell table:formula="of:=[.M12]" office:value-type="float" office:value="41">
            <text:p>41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its-einsi/M131.fst">
            <text:p>its-einsi/M131.fst</text:p>
          </table:table-cell>
          <table:table-cell table:formula="of:=[.C13]" office:value-type="float" office:value="0.805170230651092">
            <text:p>0.8051702307</text:p>
          </table:table-cell>
          <table:table-cell table:formula="of:=[.L13]" office:value-type="float" office:value="510">
            <text:p>510</text:p>
          </table:table-cell>
          <table:table-cell table:formula="of:=[.M13]" office:value-type="float" office:value="52">
            <text:p>52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its-einsi/M4866.fst">
            <text:p>its-einsi/M4866.fst</text:p>
          </table:table-cell>
          <table:table-cell table:formula="of:=[.C14]" office:value-type="float" office:value="0.983782894970319">
            <text:p>0.983782895</text:p>
          </table:table-cell>
          <table:table-cell table:formula="of:=[.L14]" office:value-type="float" office:value="37">
            <text:p>37</text:p>
          </table:table-cell>
          <table:table-cell table:formula="of:=[.M14]"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its-einsi/M4321.fst">
            <text:p>its-einsi/M4321.fst</text:p>
          </table:table-cell>
          <table:table-cell table:formula="of:=[.C15]" office:value-type="float" office:value="0.742841831710761">
            <text:p>0.7428418317</text:p>
          </table:table-cell>
          <table:table-cell table:formula="of:=[.L15]" office:value-type="float" office:value="391">
            <text:p>391</text:p>
          </table:table-cell>
          <table:table-cell table:formula="of:=[.M15]" office:value-type="float" office:value="55">
            <text:p>55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its-einsi/M4156.fst">
            <text:p>its-einsi/M4156.fst</text:p>
          </table:table-cell>
          <table:table-cell table:formula="of:=[.C16]" office:value-type="float" office:value="0.329242584800256">
            <text:p>0.3292425848</text:p>
          </table:table-cell>
          <table:table-cell table:formula="of:=[.L16]" office:value-type="float" office:value="1416">
            <text:p>1416</text:p>
          </table:table-cell>
          <table:table-cell table:formula="of:=[.M16]" office:value-type="float" office:value="193">
            <text:p>193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its-einsi/M4314.fst">
            <text:p>its-einsi/M4314.fst</text:p>
          </table:table-cell>
          <table:table-cell table:formula="of:=[.C17]" office:value-type="float" office:value="0.806389823705578">
            <text:p>0.8063898237</text:p>
          </table:table-cell>
          <table:table-cell table:formula="of:=[.L17]" office:value-type="float" office:value="569">
            <text:p>569</text:p>
          </table:table-cell>
          <table:table-cell table:formula="of:=[.M17]" office:value-type="float" office:value="64">
            <text:p>64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its-einsi/M4628.fst">
            <text:p>its-einsi/M4628.fst</text:p>
          </table:table-cell>
          <table:table-cell table:formula="of:=[.C18]" office:value-type="float" office:value="0.953686200378072">
            <text:p>0.9536862004</text:p>
          </table:table-cell>
          <table:table-cell table:formula="of:=[.L18]" office:value-type="float" office:value="82">
            <text:p>82</text:p>
          </table:table-cell>
          <table:table-cell table:formula="of:=[.M18]" office:value-type="float" office:value="12">
            <text:p>12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its-einsi/M4422.fst">
            <text:p>its-einsi/M4422.fst</text:p>
          </table:table-cell>
          <table:table-cell table:formula="of:=[.C19]" office:value-type="float" office:value="0.50344102193116">
            <text:p>0.5034410219</text:p>
          </table:table-cell>
          <table:table-cell table:formula="of:=[.L19]" office:value-type="float" office:value="221">
            <text:p>221</text:p>
          </table:table-cell>
          <table:table-cell table:formula="of:=[.M19]" office:value-type="float" office:value="57">
            <text:p>57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its-einsi/M4653.fst">
            <text:p>its-einsi/M4653.fst</text:p>
          </table:table-cell>
          <table:table-cell table:formula="of:=[.C20]" office:value-type="float" office:value="0.748047180757507">
            <text:p>0.7480471808</text:p>
          </table:table-cell>
          <table:table-cell table:formula="of:=[.L20]" office:value-type="float" office:value="241">
            <text:p>241</text:p>
          </table:table-cell>
          <table:table-cell table:formula="of:=[.M20]" office:value-type="float" office:value="67">
            <text:p>67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its-einsi/M4595.fst">
            <text:p>its-einsi/M4595.fst</text:p>
          </table:table-cell>
          <table:table-cell table:formula="of:=[.C21]" office:value-type="float" office:value="0.851823415057659">
            <text:p>0.8518234151</text:p>
          </table:table-cell>
          <table:table-cell table:formula="of:=[.L21]" office:value-type="float" office:value="429">
            <text:p>429</text:p>
          </table:table-cell>
          <table:table-cell table:formula="of:=[.M21]" office:value-type="float" office:value="68">
            <text:p>68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its-einsi/M4828.fst">
            <text:p>its-einsi/M4828.fst</text:p>
          </table:table-cell>
          <table:table-cell table:formula="of:=[.C22]" office:value-type="float" office:value="0.567466316349737">
            <text:p>0.5674663163</text:p>
          </table:table-cell>
          <table:table-cell table:formula="of:=[.L22]" office:value-type="float" office:value="1108">
            <text:p>1108</text:p>
          </table:table-cell>
          <table:table-cell table:formula="of:=[.M22]" office:value-type="float" office:value="271">
            <text:p>271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its-einsi/M570.fst">
            <text:p>its-einsi/M570.fst</text:p>
          </table:table-cell>
          <table:table-cell table:formula="of:=[.C23]" office:value-type="float" office:value="0.813543281135872">
            <text:p>0.8135432811</text:p>
          </table:table-cell>
          <table:table-cell table:formula="of:=[.L23]" office:value-type="float" office:value="600">
            <text:p>600</text:p>
          </table:table-cell>
          <table:table-cell table:formula="of:=[.M23]" office:value-type="float" office:value="79">
            <text:p>79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its-einsi/M4624.fst">
            <text:p>its-einsi/M4624.fst</text:p>
          </table:table-cell>
          <table:table-cell table:formula="of:=[.C24]" office:value-type="float" office:value="0.701494648968468">
            <text:p>0.701494649</text:p>
          </table:table-cell>
          <table:table-cell table:formula="of:=[.L24]" office:value-type="float" office:value="573">
            <text:p>573</text:p>
          </table:table-cell>
          <table:table-cell table:formula="of:=[.M24]" office:value-type="float" office:value="118">
            <text:p>118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its-einsi/M4674.fst">
            <text:p>its-einsi/M4674.fst</text:p>
          </table:table-cell>
          <table:table-cell table:formula="of:=[.C25]" office:value-type="float" office:value="0.64290285331952">
            <text:p>0.6429028533</text:p>
          </table:table-cell>
          <table:table-cell table:formula="of:=[.L25]" office:value-type="float" office:value="503">
            <text:p>503</text:p>
          </table:table-cell>
          <table:table-cell table:formula="of:=[.M25]" office:value-type="float" office:value="95">
            <text:p>95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its-einsi/M4466.fst">
            <text:p>its-einsi/M4466.fst</text:p>
          </table:table-cell>
          <table:table-cell table:formula="of:=[.C26]" office:value-type="float" office:value="0.915855277220828">
            <text:p>0.9158552772</text:p>
          </table:table-cell>
          <table:table-cell table:formula="of:=[.L26]" office:value-type="float" office:value="213">
            <text:p>213</text:p>
          </table:table-cell>
          <table:table-cell table:formula="of:=[.M26]" office:value-type="float" office:value="33">
            <text:p>33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its-einsi/M4297.fst">
            <text:p>its-einsi/M4297.fst</text:p>
          </table:table-cell>
          <table:table-cell table:formula="of:=[.C27]" office:value-type="float" office:value="0.738225400495772">
            <text:p>0.7382254005</text:p>
          </table:table-cell>
          <table:table-cell table:formula="of:=[.L27]" office:value-type="float" office:value="383">
            <text:p>383</text:p>
          </table:table-cell>
          <table:table-cell table:formula="of:=[.M27]" office:value-type="float" office:value="13">
            <text:p>13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its-einsi/M4587.fst">
            <text:p>its-einsi/M4587.fst</text:p>
          </table:table-cell>
          <table:table-cell table:formula="of:=[.C28]" office:value-type="float" office:value="0.736753037025063">
            <text:p>0.736753037</text:p>
          </table:table-cell>
          <table:table-cell table:formula="of:=[.L28]" office:value-type="float" office:value="603">
            <text:p>603</text:p>
          </table:table-cell>
          <table:table-cell table:formula="of:=[.M28]" office:value-type="float" office:value="121">
            <text:p>121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its-einsi/M124.fst">
            <text:p>its-einsi/M124.fst</text:p>
          </table:table-cell>
          <table:table-cell table:formula="of:=[.C29]" office:value-type="float" office:value="0.636049460508601">
            <text:p>0.6360494605</text:p>
          </table:table-cell>
          <table:table-cell table:formula="of:=[.L29]" office:value-type="float" office:value="181">
            <text:p>181</text:p>
          </table:table-cell>
          <table:table-cell table:formula="of:=[.M29]" office:value-type="float" office:value="31">
            <text:p>31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its-einsi/M4447.fst">
            <text:p>its-einsi/M4447.fst</text:p>
          </table:table-cell>
          <table:table-cell table:formula="of:=[.C30]" office:value-type="float" office:value="0.424766560130352">
            <text:p>0.4247665601</text:p>
          </table:table-cell>
          <table:table-cell table:formula="of:=[.L30]" office:value-type="float" office:value="822">
            <text:p>822</text:p>
          </table:table-cell>
          <table:table-cell table:formula="of:=[.M30]" office:value-type="float" office:value="59">
            <text:p>59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its-einsi/M646.fst">
            <text:p>its-einsi/M646.fst</text:p>
          </table:table-cell>
          <table:table-cell table:formula="of:=[.C31]" office:value-type="float" office:value="0.797141335227273">
            <text:p>0.7971413352</text:p>
          </table:table-cell>
          <table:table-cell table:formula="of:=[.L31]" office:value-type="float" office:value="217">
            <text:p>217</text:p>
          </table:table-cell>
          <table:table-cell table:formula="of:=[.M31]" office:value-type="float" office:value="33">
            <text:p>33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729523790821322">
            <text:p>0.7295237908</text:p>
          </table:table-cell>
          <table:table-cell table:formula="of:=[.L33]" office:value-type="float" office:value="489.433333333333">
            <text:p>489.4333333333</text:p>
          </table:table-cell>
          <table:table-cell table:formula="of:=[.M33]" office:value-type="float" office:value="72.4">
            <text:p>72.4</text:p>
          </table:table-cell>
          <table:table-cell table:number-columns-repeated="9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office:value-type="string">
            <text:p>Total time (user)</text:p>
          </table:table-cell>
          <table:table-cell office:value-type="string">
            <text:p>10m27.067s</text:p>
          </table:table-cell>
          <table:table-cell table:number-columns-repeated="11"/>
        </table:table-row>
        <table:table-row table:style-name="ro2" table:number-rows-repeated="104846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its-mafft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alignment-file-rated</text:p>
          </table:table-cell>
          <table:table-cell office:value-type="string">
            <text:p><text:s/>GLOCSA</text:p>
          </table:table-cell>
          <table:table-cell office:value-type="string">
            <text:p><text:s/>meanColumnValue</text:p>
          </table:table-cell>
          <table:table-cell office:value-type="string">
            <text:p><text:s/>gapConcentration</text:p>
          </table:table-cell>
          <table:table-cell office:value-type="string">
            <text:p><text:s/>columnIncrementRatio</text:p>
          </table:table-cell>
          <table:table-cell office:value-type="string">
            <text:p><text:s/>meanGapBlockSize</text:p>
          </table:table-cell>
          <table:table-cell office:value-type="string">
            <text:p><text:s/>totalGapPositions</text:p>
          </table:table-cell>
          <table:table-cell office:value-type="string">
            <text:p><text:s/>numberGapBlocks</text:p>
          </table:table-cell>
          <table:table-cell office:value-type="string">
            <text:p><text:s/>columnsNotAligned</text:p>
          </table:table-cell>
          <table:table-cell office:value-type="string">
            <text:p><text:s/>columnsAligned</text:p>
          </table:table-cell>
          <table:table-cell office:value-type="string">
            <text:p><text:s/>estimatedEvents</text:p>
          </table:table-cell>
          <table:table-cell office:value-type="string">
            <text:p><text:s/>substitutionEvents</text:p>
          </table:table-cell>
          <table:table-cell office:value-type="string">
            <text:p><text:s/>inDelEvents</text:p>
          </table:table-cell>
        </table:table-row>
        <table:table-row table:style-name="ro1">
          <table:table-cell office:value-type="string">
            <text:p>its-mafft/M4570.fst</text:p>
          </table:table-cell>
          <table:table-cell office:value-type="float" office:value="728.685495512809">
            <text:p>728.6854955128</text:p>
          </table:table-cell>
          <table:table-cell office:value-type="float" office:value="0.73045594262295">
            <text:p>0.7304559426</text:p>
          </table:table-cell>
          <table:table-cell table:style-name="ce1" office:value-type="string">
            <text:p><text:s/>7.633587786259542E-4</text:p>
          </table:table-cell>
          <table:table-cell office:value-type="float" office:value="0.0892857142857142">
            <text:p>0.0892857143</text:p>
          </table:table-cell>
          <table:table-cell office:value-type="float" office:value="3.58167938931298">
            <text:p>3.5816793893</text:p>
          </table:table-cell>
          <table:table-cell office:value-type="float" office:value="4692">
            <text:p>4692</text:p>
          </table:table-cell>
          <table:table-cell office:value-type="float" office:value="1310">
            <text:p>1310</text:p>
          </table:table-cell>
          <table:table-cell office:value-type="float" office:value="560">
            <text:p>560</text:p>
          </table:table-cell>
          <table:table-cell office:value-type="float" office:value="610">
            <text:p>610</text:p>
          </table:table-cell>
          <table:table-cell office:value-type="float" office:value="531">
            <text:p>531</text:p>
          </table:table-cell>
          <table:table-cell office:value-type="float" office:value="451">
            <text:p>45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ts-mafft/M588.fst</text:p>
          </table:table-cell>
          <table:table-cell office:value-type="float" office:value="86.6342022281588">
            <text:p>86.6342022282</text:p>
          </table:table-cell>
          <table:table-cell office:value-type="float" office:value="0.0994911919986613">
            <text:p>0.099491192</text:p>
          </table:table-cell>
          <table:table-cell table:style-name="ce1" office:value-type="string">
            <text:p><text:s/>2.664535038635758E-4</text:p>
          </table:table-cell>
          <table:table-cell office:value-type="float" office:value="0.643115942028986">
            <text:p>0.643115942</text:p>
          </table:table-cell>
          <table:table-cell office:value-type="float" office:value="29.0804689581668">
            <text:p>29.0804689582</text:p>
          </table:table-cell>
          <table:table-cell office:value-type="float" office:value="109139">
            <text:p>109139</text:p>
          </table:table-cell>
          <table:table-cell office:value-type="float" office:value="3753">
            <text:p>3753</text:p>
          </table:table-cell>
          <table:table-cell office:value-type="float" office:value="1104">
            <text:p>1104</text:p>
          </table:table-cell>
          <table:table-cell office:value-type="float" office:value="1814">
            <text:p>1814</text:p>
          </table:table-cell>
          <table:table-cell office:value-type="float" office:value="2503">
            <text:p>2503</text:p>
          </table:table-cell>
          <table:table-cell office:value-type="float" office:value="2243">
            <text:p>224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its-mafft/M4313.fst</text:p>
          </table:table-cell>
          <table:table-cell office:value-type="float" office:value="858.680371484879">
            <text:p>858.6803714849</text:p>
          </table:table-cell>
          <table:table-cell office:value-type="float" office:value="0.859391511205708">
            <text:p>0.8593915112</text:p>
          </table:table-cell>
          <table:table-cell office:value-type="float" office:value="0.00265957446808511">
            <text:p>0.0026595745</text:p>
          </table:table-cell>
          <table:table-cell office:value-type="float" office:value="0.0382165605095541">
            <text:p>0.0382165605</text:p>
          </table:table-cell>
          <table:table-cell office:value-type="float" office:value="3.99734042553191">
            <text:p>3.9973404255</text:p>
          </table:table-cell>
          <table:table-cell office:value-type="float" office:value="1503">
            <text:p>1503</text:p>
          </table:table-cell>
          <table:table-cell office:value-type="float" office:value="376">
            <text:p>376</text:p>
          </table:table-cell>
          <table:table-cell office:value-type="float" office:value="471">
            <text:p>471</text:p>
          </table:table-cell>
          <table:table-cell office:value-type="float" office:value="489">
            <text:p>489</text:p>
          </table:table-cell>
          <table:table-cell office:value-type="float" office:value="189">
            <text:p>189</text:p>
          </table:table-cell>
          <table:table-cell office:value-type="float" office:value="167">
            <text:p>16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ts-mafft/M4832.fst</text:p>
          </table:table-cell>
          <table:table-cell office:value-type="float" office:value="924.509685390947">
            <text:p>924.5096853909</text:p>
          </table:table-cell>
          <table:table-cell office:value-type="float" office:value="0.924733889528195">
            <text:p>0.9247338895</text:p>
          </table:table-cell>
          <table:table-cell office:value-type="float" office:value="0.00161030595813205">
            <text:p>0.001610306</text:p>
          </table:table-cell>
          <table:table-cell office:value-type="float" office:value="0.0128205128205128">
            <text:p>0.0128205128</text:p>
          </table:table-cell>
          <table:table-cell office:value-type="float" office:value="2.35748792270531">
            <text:p>2.3574879227</text:p>
          </table:table-cell>
          <table:table-cell office:value-type="float" office:value="1464">
            <text:p>1464</text:p>
          </table:table-cell>
          <table:table-cell office:value-type="float" office:value="621">
            <text:p>621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185">
            <text:p>185</text:p>
          </table:table-cell>
          <table:table-cell office:value-type="float" office:value="159">
            <text:p>15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its-mafft/M575.fst</text:p>
          </table:table-cell>
          <table:table-cell office:value-type="float" office:value="930.101473181582">
            <text:p>930.1014731816</text:p>
          </table:table-cell>
          <table:table-cell office:value-type="float" office:value="0.929588652668762">
            <text:p>0.9295886527</text:p>
          </table:table-cell>
          <table:table-cell office:value-type="float" office:value="0.0256410256410256">
            <text:p>0.0256410256</text:p>
          </table:table-cell>
          <table:table-cell office:value-type="float" office:value="0">
            <text:p>0</text:p>
          </table:table-cell>
          <table:table-cell office:value-type="float" office:value="1.07692307692308">
            <text:p>1.0769230769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626">
            <text:p>626</text:p>
          </table:table-cell>
          <table:table-cell office:value-type="float" office:value="225">
            <text:p>225</text:p>
          </table:table-cell>
          <table:table-cell office:value-type="float" office:value="214">
            <text:p>2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its-mafft/M4887.fst</text:p>
          </table:table-cell>
          <table:table-cell office:value-type="float" office:value="637.588907317839">
            <text:p>637.5889073178</text:p>
          </table:table-cell>
          <table:table-cell office:value-type="float" office:value="0.637217521946453">
            <text:p>0.6372175219</text:p>
          </table:table-cell>
          <table:table-cell office:value-type="float" office:value="0.0227272727272727">
            <text:p>0.0227272727</text:p>
          </table:table-cell>
          <table:table-cell office:value-type="float" office:value="0.00415800415800405">
            <text:p>0.0041580042</text:p>
          </table:table-cell>
          <table:table-cell office:value-type="float" office:value="1.02272727272727">
            <text:p>1.0227272727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81">
            <text:p>481</text:p>
          </table:table-cell>
          <table:table-cell office:value-type="float" office:value="483">
            <text:p>48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its-mafft/M4353.fst</text:p>
          </table:table-cell>
          <table:table-cell office:value-type="float" office:value="712.286707353819">
            <text:p>712.2867073538</text:p>
          </table:table-cell>
          <table:table-cell office:value-type="float" office:value="0.715302122964105">
            <text:p>0.715302123</text:p>
          </table:table-cell>
          <table:table-cell office:value-type="float" office:value="0.00142045454545455">
            <text:p>0.0014204545</text:p>
          </table:table-cell>
          <table:table-cell office:value-type="float" office:value="0.152191235059761">
            <text:p>0.1521912351</text:p>
          </table:table-cell>
          <table:table-cell office:value-type="float" office:value="7.79119318181818">
            <text:p>7.7911931818</text:p>
          </table:table-cell>
          <table:table-cell office:value-type="float" office:value="5485">
            <text:p>5485</text:p>
          </table:table-cell>
          <table:table-cell office:value-type="float" office:value="704">
            <text:p>704</text:p>
          </table:table-cell>
          <table:table-cell office:value-type="float" office:value="1255">
            <text:p>1255</text:p>
          </table:table-cell>
          <table:table-cell office:value-type="float" office:value="1446">
            <text:p>1446</text:p>
          </table:table-cell>
          <table:table-cell office:value-type="float" office:value="754">
            <text:p>754</text:p>
          </table:table-cell>
          <table:table-cell office:value-type="float" office:value="670">
            <text:p>67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its-mafft/M4473.fst</text:p>
          </table:table-cell>
          <table:table-cell office:value-type="float" office:value="718.782438871649">
            <text:p>718.7824388716</text:p>
          </table:table-cell>
          <table:table-cell office:value-type="float" office:value="0.720810476603063">
            <text:p>0.7208104766</text:p>
          </table:table-cell>
          <table:table-cell table:style-name="ce1" office:value-type="string">
            <text:p><text:s/>4.6146746654360867E-4</text:p>
          </table:table-cell>
          <table:table-cell office:value-type="float" office:value="0.101863354037267">
            <text:p>0.101863354</text:p>
          </table:table-cell>
          <table:table-cell office:value-type="float" office:value="3.36363636363636">
            <text:p>3.3636363636</text:p>
          </table:table-cell>
          <table:table-cell office:value-type="float" office:value="7289">
            <text:p>7289</text:p>
          </table:table-cell>
          <table:table-cell office:value-type="float" office:value="2167">
            <text:p>2167</text:p>
          </table:table-cell>
          <table:table-cell office:value-type="float" office:value="805">
            <text:p>805</text:p>
          </table:table-cell>
          <table:table-cell office:value-type="float" office:value="887">
            <text:p>887</text:p>
          </table:table-cell>
          <table:table-cell office:value-type="float" office:value="721">
            <text:p>721</text:p>
          </table:table-cell>
          <table:table-cell office:value-type="float" office:value="603">
            <text:p>60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its-mafft/M7816.fst</text:p>
          </table:table-cell>
          <table:table-cell office:value-type="float" office:value="856.148664358912">
            <text:p>856.1486643589</text:p>
          </table:table-cell>
          <table:table-cell office:value-type="float" office:value="0.857398265301307">
            <text:p>0.8573982653</text:p>
          </table:table-cell>
          <table:table-cell table:style-name="ce1" office:value-type="string">
            <text:p><text:s/>4.033884630899556E-4</text:p>
          </table:table-cell>
          <table:table-cell office:value-type="float" office:value="0.0628834355828221">
            <text:p>0.0628834356</text:p>
          </table:table-cell>
          <table:table-cell office:value-type="float" office:value="1.67970956030658">
            <text:p>1.6797095603</text:p>
          </table:table-cell>
          <table:table-cell office:value-type="float" office:value="4164">
            <text:p>4164</text:p>
          </table:table-cell>
          <table:table-cell office:value-type="float" office:value="2479">
            <text:p>2479</text:p>
          </table:table-cell>
          <table:table-cell office:value-type="float" office:value="652">
            <text:p>652</text:p>
          </table:table-cell>
          <table:table-cell office:value-type="float" office:value="693">
            <text:p>693</text:p>
          </table:table-cell>
          <table:table-cell office:value-type="float" office:value="483">
            <text:p>483</text:p>
          </table:table-cell>
          <table:table-cell office:value-type="float" office:value="418">
            <text:p>41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ts-mafft/M4526.fst</text:p>
          </table:table-cell>
          <table:table-cell office:value-type="float" office:value="776.956525682597">
            <text:p>776.9565256826</text:p>
          </table:table-cell>
          <table:table-cell office:value-type="float" office:value="0.778380159238584">
            <text:p>0.7783801592</text:p>
          </table:table-cell>
          <table:table-cell table:style-name="ce1" office:value-type="string">
            <text:p><text:s/>9.337068160597573E-4</text:p>
          </table:table-cell>
          <table:table-cell office:value-type="float" office:value="0.0721153846153846">
            <text:p>0.0721153846</text:p>
          </table:table-cell>
          <table:table-cell office:value-type="float" office:value="3.15032679738562">
            <text:p>3.1503267974</text:p>
          </table:table-cell>
          <table:table-cell office:value-type="float" office:value="3374">
            <text:p>3374</text:p>
          </table:table-cell>
          <table:table-cell office:value-type="float" office:value="1071">
            <text:p>1071</text:p>
          </table:table-cell>
          <table:table-cell office:value-type="float" office:value="832">
            <text:p>832</text:p>
          </table:table-cell>
          <table:table-cell office:value-type="float" office:value="892">
            <text:p>892</text:p>
          </table:table-cell>
          <table:table-cell office:value-type="float" office:value="550">
            <text:p>550</text:p>
          </table:table-cell>
          <table:table-cell office:value-type="float" office:value="456">
            <text:p>45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its-mafft/M4693.fst</text:p>
          </table:table-cell>
          <table:table-cell office:value-type="float" office:value="857.541750442328">
            <text:p>857.5417504423</text:p>
          </table:table-cell>
          <table:table-cell office:value-type="float" office:value="0.857794914678332">
            <text:p>0.8577949147</text:p>
          </table:table-cell>
          <table:table-cell table:style-name="ce1" office:value-type="string">
            <text:p><text:s/>4.82392667631452E-4</text:p>
          </table:table-cell>
          <table:table-cell office:value-type="float" office:value="0.0131406044678055">
            <text:p>0.0131406045</text:p>
          </table:table-cell>
          <table:table-cell office:value-type="float" office:value="1.84804630969609">
            <text:p>1.8480463097</text:p>
          </table:table-cell>
          <table:table-cell office:value-type="float" office:value="3831">
            <text:p>3831</text:p>
          </table:table-cell>
          <table:table-cell office:value-type="float" office:value="2073">
            <text:p>2073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office:value-type="float" office:value="325">
            <text:p>325</text:p>
          </table:table-cell>
          <table:table-cell office:value-type="float" office:value="284">
            <text:p>28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ts-mafft/M131.fst</text:p>
          </table:table-cell>
          <table:table-cell office:value-type="float" office:value="787.961913560773">
            <text:p>787.9619135608</text:p>
          </table:table-cell>
          <table:table-cell office:value-type="float" office:value="0.789284261965749">
            <text:p>0.789284262</text:p>
          </table:table-cell>
          <table:table-cell office:value-type="float" office:value="0.00224719101123596">
            <text:p>0.002247191</text:p>
          </table:table-cell>
          <table:table-cell office:value-type="float" office:value="0.0683646112600536">
            <text:p>0.0683646113</text:p>
          </table:table-cell>
          <table:table-cell office:value-type="float" office:value="2.4247191011236">
            <text:p>2.4247191011</text:p>
          </table:table-cell>
          <table:table-cell office:value-type="float" office:value="1079">
            <text:p>1079</text:p>
          </table:table-cell>
          <table:table-cell office:value-type="float" office:value="445">
            <text:p>445</text:p>
          </table:table-cell>
          <table:table-cell office:value-type="float" office:value="746">
            <text:p>746</text:p>
          </table:table-cell>
          <table:table-cell office:value-type="float" office:value="797">
            <text:p>797</text:p>
          </table:table-cell>
          <table:table-cell office:value-type="float" office:value="549">
            <text:p>549</text:p>
          </table:table-cell>
          <table:table-cell office:value-type="float" office:value="492">
            <text:p>4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ts-mafft/M4866.fst</text:p>
          </table:table-cell>
          <table:table-cell office:value-type="float" office:value="983.722704676416">
            <text:p>983.7227046764</text:p>
          </table:table-cell>
          <table:table-cell office:value-type="float" office:value="0.983587707697003">
            <text:p>0.9835877077</text:p>
          </table:table-cell>
          <table:table-cell office:value-type="float" office:value="0.00925925925925926">
            <text:p>0.0092592593</text:p>
          </table:table-cell>
          <table:table-cell office:value-type="float" office:value="0.00250941028858209">
            <text:p>0.0025094103</text:p>
          </table:table-cell>
          <table:table-cell office:value-type="float" office:value="1.02777777777778">
            <text:p>1.0277777778</text:p>
          </table:table-cell>
          <table:table-cell office:value-type="float" office:value="111">
            <text:p>111</text:p>
          </table:table-cell>
          <table:table-cell office:value-type="float" office:value="108">
            <text:p>108</text:p>
          </table:table-cell>
          <table:table-cell office:value-type="float" office:value="797">
            <text:p>797</text:p>
          </table:table-cell>
          <table:table-cell office:value-type="float" office:value="799">
            <text:p>799</text:p>
          </table:table-cell>
          <table:table-cell office:value-type="float" office:value="44">
            <text:p>44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ts-mafft/M4321.fst</text:p>
          </table:table-cell>
          <table:table-cell office:value-type="float" office:value="751.016847289248">
            <text:p>751.0168472892</text:p>
          </table:table-cell>
          <table:table-cell office:value-type="float" office:value="0.751827098026711">
            <text:p>0.751827098</text:p>
          </table:table-cell>
          <table:table-cell table:style-name="ce1" office:value-type="string">
            <text:p><text:s/>7.374631268436578E-4</text:p>
          </table:table-cell>
          <table:table-cell office:value-type="float" office:value="0.04125">
            <text:p>0.04125</text:p>
          </table:table-cell>
          <table:table-cell office:value-type="float" office:value="3.54719764011799">
            <text:p>3.5471976401</text:p>
          </table:table-cell>
          <table:table-cell office:value-type="float" office:value="4810">
            <text:p>4810</text:p>
          </table:table-cell>
          <table:table-cell office:value-type="float" office:value="1356">
            <text:p>1356</text:p>
          </table:table-cell>
          <table:table-cell office:value-type="float" office:value="800">
            <text:p>800</text:p>
          </table:table-cell>
          <table:table-cell office:value-type="float" office:value="833">
            <text:p>833</text:p>
          </table:table-cell>
          <table:table-cell office:value-type="float" office:value="444">
            <text:p>444</text:p>
          </table:table-cell>
          <table:table-cell office:value-type="float" office:value="383">
            <text:p>38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ts-mafft/M4156.fst</text:p>
          </table:table-cell>
          <table:table-cell office:value-type="float" office:value="299.200797515299">
            <text:p>299.2007975153</text:p>
          </table:table-cell>
          <table:table-cell office:value-type="float" office:value="0.308511528637054">
            <text:p>0.3085115286</text:p>
          </table:table-cell>
          <table:table-cell table:style-name="ce1" office:value-type="string">
            <text:p><text:s/>3.5790980672870435E-4</text:p>
          </table:table-cell>
          <table:table-cell office:value-type="float" office:value="0.465894465894466">
            <text:p>0.4658944659</text:p>
          </table:table-cell>
          <table:table-cell office:value-type="float" office:value="10.2315676449535">
            <text:p>10.231567645</text:p>
          </table:table-cell>
          <table:table-cell office:value-type="float" office:value="28587">
            <text:p>28587</text:p>
          </table:table-cell>
          <table:table-cell office:value-type="float" office:value="2794">
            <text:p>2794</text:p>
          </table:table-cell>
          <table:table-cell office:value-type="float" office:value="777">
            <text:p>777</text:p>
          </table:table-cell>
          <table:table-cell office:value-type="float" office:value="1139">
            <text:p>1139</text:p>
          </table:table-cell>
          <table:table-cell office:value-type="float" office:value="1573">
            <text:p>1573</text:p>
          </table:table-cell>
          <table:table-cell office:value-type="float" office:value="1352">
            <text:p>1352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its-mafft/M4314.fst</text:p>
          </table:table-cell>
          <table:table-cell office:value-type="float" office:value="813.282391964205">
            <text:p>813.2823919642</text:p>
          </table:table-cell>
          <table:table-cell office:value-type="float" office:value="0.814609650904772">
            <text:p>0.8146096509</text:p>
          </table:table-cell>
          <table:table-cell table:style-name="ce1" office:value-type="string">
            <text:p><text:s/>6.305170239596469E-4</text:p>
          </table:table-cell>
          <table:table-cell office:value-type="float" office:value="0.0669934640522876">
            <text:p>0.0669934641</text:p>
          </table:table-cell>
          <table:table-cell office:value-type="float" office:value="2.41551071878941">
            <text:p>2.4155107188</text:p>
          </table:table-cell>
          <table:table-cell office:value-type="float" office:value="3831">
            <text:p>3831</text:p>
          </table:table-cell>
          <table:table-cell office:value-type="float" office:value="1586">
            <text:p>1586</text:p>
          </table:table-cell>
          <table:table-cell office:value-type="float" office:value="612">
            <text:p>612</text:p>
          </table:table-cell>
          <table:table-cell office:value-type="float" office:value="653">
            <text:p>653</text:p>
          </table:table-cell>
          <table:table-cell office:value-type="float" office:value="639">
            <text:p>639</text:p>
          </table:table-cell>
          <table:table-cell office:value-type="float" office:value="574">
            <text:p>57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ts-mafft/M4628.fst</text:p>
          </table:table-cell>
          <table:table-cell office:value-type="float" office:value="954.367750827843">
            <text:p>954.3677508278</text:p>
          </table:table-cell>
          <table:table-cell office:value-type="float" office:value="0.954176579965905">
            <text:p>0.95417658</text:p>
          </table:table-cell>
          <table:table-cell office:value-type="float" office:value="0.0144927536231884">
            <text:p>0.0144927536</text:p>
          </table:table-cell>
          <table:table-cell office:value-type="float" office:value="0.00493421052631571">
            <text:p>0.0049342105</text:p>
          </table:table-cell>
          <table:table-cell office:value-type="float" office:value="1.49275362318841">
            <text:p>1.4927536232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608">
            <text:p>608</text:p>
          </table:table-cell>
          <table:table-cell office:value-type="float" office:value="611">
            <text:p>611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its-mafft/M4422.fst</text:p>
          </table:table-cell>
          <table:table-cell office:value-type="float" office:value="502.389568121533">
            <text:p>502.3895681215</text:p>
          </table:table-cell>
          <table:table-cell office:value-type="float" office:value="0.503217289151129">
            <text:p>0.5032172892</text:p>
          </table:table-cell>
          <table:table-cell office:value-type="float" office:value="0.00215982721382289">
            <text:p>0.0021598272</text:p>
          </table:table-cell>
          <table:table-cell office:value-type="float" office:value="0.0435458786936236">
            <text:p>0.0435458787</text:p>
          </table:table-cell>
          <table:table-cell office:value-type="float" office:value="7.20086393088553">
            <text:p>7.2008639309</text:p>
          </table:table-cell>
          <table:table-cell office:value-type="float" office:value="3334">
            <text:p>3334</text:p>
          </table:table-cell>
          <table:table-cell office:value-type="float" office:value="463">
            <text:p>463</text:p>
          </table:table-cell>
          <table:table-cell office:value-type="float" office:value="643">
            <text:p>643</text:p>
          </table:table-cell>
          <table:table-cell office:value-type="float" office:value="671">
            <text:p>671</text:p>
          </table:table-cell>
          <table:table-cell office:value-type="float" office:value="277">
            <text:p>277</text:p>
          </table:table-cell>
          <table:table-cell office:value-type="float" office:value="209">
            <text:p>20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ts-mafft/M4653.fst</text:p>
          </table:table-cell>
          <table:table-cell office:value-type="float" office:value="749.735982864381">
            <text:p>749.7359828644</text:p>
          </table:table-cell>
          <table:table-cell office:value-type="float" office:value="0.75045332507866">
            <text:p>0.7504533251</text:p>
          </table:table-cell>
          <table:table-cell office:value-type="float" office:value="0.00105596620908131">
            <text:p>0.0010559662</text:p>
          </table:table-cell>
          <table:table-cell office:value-type="float" office:value="0.0369230769230768">
            <text:p>0.0369230769</text:p>
          </table:table-cell>
          <table:table-cell office:value-type="float" office:value="1.90496304118268">
            <text:p>1.9049630412</text:p>
          </table:table-cell>
          <table:table-cell office:value-type="float" office:value="1804">
            <text:p>1804</text:p>
          </table:table-cell>
          <table:table-cell office:value-type="float" office:value="947">
            <text:p>947</text:p>
          </table:table-cell>
          <table:table-cell office:value-type="float" office:value="650">
            <text:p>650</text:p>
          </table:table-cell>
          <table:table-cell office:value-type="float" office:value="674">
            <text:p>674</text:p>
          </table:table-cell>
          <table:table-cell office:value-type="float" office:value="318">
            <text:p>318</text:p>
          </table:table-cell>
          <table:table-cell office:value-type="float" office:value="245">
            <text:p>24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ts-mafft/M4595.fst</text:p>
          </table:table-cell>
          <table:table-cell office:value-type="float" office:value="855.490972439806">
            <text:p>855.4909724398</text:p>
          </table:table-cell>
          <table:table-cell office:value-type="float" office:value="0.856771115916088">
            <text:p>0.8567711159</text:p>
          </table:table-cell>
          <table:table-cell table:style-name="ce1" office:value-type="string">
            <text:p><text:s/>4.100041000410004E-4</text:p>
          </table:table-cell>
          <table:table-cell office:value-type="float" office:value="0.0644171779141105">
            <text:p>0.0644171779</text:p>
          </table:table-cell>
          <table:table-cell office:value-type="float" office:value="1.69290692906929">
            <text:p>1.6929069291</text:p>
          </table:table-cell>
          <table:table-cell office:value-type="float" office:value="4129">
            <text:p>4129</text:p>
          </table:table-cell>
          <table:table-cell office:value-type="float" office:value="2439">
            <text:p>2439</text:p>
          </table:table-cell>
          <table:table-cell office:value-type="float" office:value="652">
            <text:p>652</text:p>
          </table:table-cell>
          <table:table-cell office:value-type="float" office:value="694">
            <text:p>694</text:p>
          </table:table-cell>
          <table:table-cell office:value-type="float" office:value="505">
            <text:p>505</text:p>
          </table:table-cell>
          <table:table-cell office:value-type="float" office:value="435">
            <text:p>43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ts-mafft/M4828.fst</text:p>
          </table:table-cell>
          <table:table-cell office:value-type="float" office:value="570.105766353206">
            <text:p>570.1057663532</text:p>
          </table:table-cell>
          <table:table-cell office:value-type="float" office:value="0.573422082951266">
            <text:p>0.573422083</text:p>
          </table:table-cell>
          <table:table-cell table:style-name="ce1" office:value-type="string">
            <text:p><text:s/>7.5642965204236E-5</text:p>
          </table:table-cell>
          <table:table-cell office:value-type="float" office:value="0.165891472868217">
            <text:p>0.1658914729</text:p>
          </table:table-cell>
          <table:table-cell office:value-type="float" office:value="2.58358547655068">
            <text:p>2.5835854766</text:p>
          </table:table-cell>
          <table:table-cell office:value-type="float" office:value="34155">
            <text:p>34155</text:p>
          </table:table-cell>
          <table:table-cell office:value-type="float" office:value="13220">
            <text:p>13220</text:p>
          </table:table-cell>
          <table:table-cell office:value-type="float" office:value="645">
            <text:p>645</text:p>
          </table:table-cell>
          <table:table-cell office:value-type="float" office:value="752">
            <text:p>752</text:p>
          </table:table-cell>
          <table:table-cell office:value-type="float" office:value="1438">
            <text:p>1438</text:p>
          </table:table-cell>
          <table:table-cell office:value-type="float" office:value="1114">
            <text:p>111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its-mafft/M570.fst</text:p>
          </table:table-cell>
          <table:table-cell office:value-type="float" office:value="832.112841534617">
            <text:p>832.1128415346</text:p>
          </table:table-cell>
          <table:table-cell office:value-type="float" office:value="0.833301432353971">
            <text:p>0.8333014324</text:p>
          </table:table-cell>
          <table:table-cell office:value-type="float" office:value="0.0016750418760469">
            <text:p>0.0016750419</text:p>
          </table:table-cell>
          <table:table-cell office:value-type="float" office:value="0.0611045828437134">
            <text:p>0.0611045828</text:p>
          </table:table-cell>
          <table:table-cell office:value-type="float" office:value="2.90117252931323">
            <text:p>2.9011725293</text:p>
          </table:table-cell>
          <table:table-cell office:value-type="float" office:value="1732">
            <text:p>1732</text:p>
          </table:table-cell>
          <table:table-cell office:value-type="float" office:value="597">
            <text:p>597</text:p>
          </table:table-cell>
          <table:table-cell office:value-type="float" office:value="851">
            <text:p>851</text:p>
          </table:table-cell>
          <table:table-cell office:value-type="float" office:value="903">
            <text:p>903</text:p>
          </table:table-cell>
          <table:table-cell office:value-type="float" office:value="677">
            <text:p>677</text:p>
          </table:table-cell>
          <table:table-cell office:value-type="float" office:value="594">
            <text:p>594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ts-mafft/M4624.fst</text:p>
          </table:table-cell>
          <table:table-cell office:value-type="float" office:value="712.9895166864">
            <text:p>712.9895166864</text:p>
          </table:table-cell>
          <table:table-cell office:value-type="float" office:value="0.714069290186413">
            <text:p>0.7140692902</text:p>
          </table:table-cell>
          <table:table-cell table:style-name="ce1" office:value-type="string">
            <text:p><text:s/>4.985044865403788E-4</text:p>
          </table:table-cell>
          <table:table-cell office:value-type="float" office:value="0.0544871794871795">
            <text:p>0.0544871795</text:p>
          </table:table-cell>
          <table:table-cell office:value-type="float" office:value="3.27068793619143">
            <text:p>3.2706879362</text:p>
          </table:table-cell>
          <table:table-cell office:value-type="float" office:value="6561">
            <text:p>6561</text:p>
          </table:table-cell>
          <table:table-cell office:value-type="float" office:value="2006">
            <text:p>2006</text:p>
          </table:table-cell>
          <table:table-cell office:value-type="float" office:value="624">
            <text:p>624</text:p>
          </table:table-cell>
          <table:table-cell office:value-type="float" office:value="658">
            <text:p>658</text:p>
          </table:table-cell>
          <table:table-cell office:value-type="float" office:value="719">
            <text:p>719</text:p>
          </table:table-cell>
          <table:table-cell office:value-type="float" office:value="594">
            <text:p>59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its-mafft/M4674.fst</text:p>
          </table:table-cell>
          <table:table-cell office:value-type="float" office:value="642.982203356841">
            <text:p>642.9822033568</text:p>
          </table:table-cell>
          <table:table-cell office:value-type="float" office:value="0.644553121196313">
            <text:p>0.6445531212</text:p>
          </table:table-cell>
          <table:table-cell table:style-name="ce1" office:value-type="string">
            <text:p><text:s/>4.8146364949446316E-4</text:p>
          </table:table-cell>
          <table:table-cell office:value-type="float" office:value="0.0790273556231003">
            <text:p>0.0790273556</text:p>
          </table:table-cell>
          <table:table-cell office:value-type="float" office:value="2.26624939817044">
            <text:p>2.2662493982</text:p>
          </table:table-cell>
          <table:table-cell office:value-type="float" office:value="4707">
            <text:p>4707</text:p>
          </table:table-cell>
          <table:table-cell office:value-type="float" office:value="2077">
            <text:p>2077</text:p>
          </table:table-cell>
          <table:table-cell office:value-type="float" office:value="658">
            <text:p>658</text:p>
          </table:table-cell>
          <table:table-cell office:value-type="float" office:value="710">
            <text:p>710</text:p>
          </table:table-cell>
          <table:table-cell office:value-type="float" office:value="629">
            <text:p>629</text:p>
          </table:table-cell>
          <table:table-cell office:value-type="float" office:value="503">
            <text:p>50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its-mafft/M4466.fst</text:p>
          </table:table-cell>
          <table:table-cell office:value-type="float" office:value="919.624284672329">
            <text:p>919.6242846723</text:p>
          </table:table-cell>
          <table:table-cell office:value-type="float" office:value="0.920092112389466">
            <text:p>0.9200921124</text:p>
          </table:table-cell>
          <table:table-cell office:value-type="float" office:value="0.00117508813160987">
            <text:p>0.0011750881</text:p>
          </table:table-cell>
          <table:table-cell office:value-type="float" office:value="0.0245664739884392">
            <text:p>0.024566474</text:p>
          </table:table-cell>
          <table:table-cell office:value-type="float" office:value="2.71210340775558">
            <text:p>2.7121034078</text:p>
          </table:table-cell>
          <table:table-cell office:value-type="float" office:value="2308">
            <text:p>2308</text:p>
          </table:table-cell>
          <table:table-cell office:value-type="float" office:value="851">
            <text:p>851</text:p>
          </table:table-cell>
          <table:table-cell office:value-type="float" office:value="692">
            <text:p>692</text:p>
          </table:table-cell>
          <table:table-cell office:value-type="float" office:value="709">
            <text:p>709</text:p>
          </table:table-cell>
          <table:table-cell office:value-type="float" office:value="245">
            <text:p>245</text:p>
          </table:table-cell>
          <table:table-cell office:value-type="float" office:value="214">
            <text:p>21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ts-mafft/M4297.fst</text:p>
          </table:table-cell>
          <table:table-cell office:value-type="float" office:value="679.084115858853">
            <text:p>679.0841158589</text:p>
          </table:table-cell>
          <table:table-cell office:value-type="float" office:value="0.681165724227925">
            <text:p>0.6811657242</text:p>
          </table:table-cell>
          <table:table-cell office:value-type="float" office:value="0.00467289719626168">
            <text:p>0.0046728972</text:p>
          </table:table-cell>
          <table:table-cell office:value-type="float" office:value="0.108753315649867">
            <text:p>0.1087533156</text:p>
          </table:table-cell>
          <table:table-cell office:value-type="float" office:value="6.75700934579439">
            <text:p>6.7570093458</text:p>
          </table:table-cell>
          <table:table-cell office:value-type="float" office:value="1446">
            <text:p>1446</text:p>
          </table:table-cell>
          <table:table-cell office:value-type="float" office:value="214">
            <text:p>214</text:p>
          </table:table-cell>
          <table:table-cell office:value-type="float" office:value="377">
            <text:p>377</text:p>
          </table:table-cell>
          <table:table-cell office:value-type="float" office:value="418">
            <text:p>418</text:p>
          </table:table-cell>
          <table:table-cell office:value-type="float" office:value="375">
            <text:p>375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ts-mafft/M4587.fst</text:p>
          </table:table-cell>
          <table:table-cell office:value-type="float" office:value="736.369732934469">
            <text:p>736.3697329345</text:p>
          </table:table-cell>
          <table:table-cell office:value-type="float" office:value="0.738284565213627">
            <text:p>0.7382845652</text:p>
          </table:table-cell>
          <table:table-cell table:style-name="ce1" office:value-type="string">
            <text:p><text:s/>5.665722379603399E-4</text:p>
          </table:table-cell>
          <table:table-cell office:value-type="float" office:value="0.0963081861958266">
            <text:p>0.0963081862</text:p>
          </table:table-cell>
          <table:table-cell office:value-type="float" office:value="4.26685552407932">
            <text:p>4.2668555241</text:p>
          </table:table-cell>
          <table:table-cell office:value-type="float" office:value="7531">
            <text:p>7531</text:p>
          </table:table-cell>
          <table:table-cell office:value-type="float" office:value="1765">
            <text:p>1765</text:p>
          </table:table-cell>
          <table:table-cell office:value-type="float" office:value="623">
            <text:p>623</text:p>
          </table:table-cell>
          <table:table-cell office:value-type="float" office:value="683">
            <text:p>683</text:p>
          </table:table-cell>
          <table:table-cell office:value-type="float" office:value="745">
            <text:p>745</text:p>
          </table:table-cell>
          <table:table-cell office:value-type="float" office:value="614">
            <text:p>6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its-mafft/M124.fst</text:p>
          </table:table-cell>
          <table:table-cell office:value-type="float" office:value="633.749334968674">
            <text:p>633.7493349687</text:p>
          </table:table-cell>
          <table:table-cell office:value-type="float" office:value="0.634770415055902">
            <text:p>0.6347704151</text:p>
          </table:table-cell>
          <table:table-cell office:value-type="float" office:value="0.00389105058365759">
            <text:p>0.0038910506</text:p>
          </table:table-cell>
          <table:table-cell office:value-type="float" office:value="0.054945054945055">
            <text:p>0.0549450549</text:p>
          </table:table-cell>
          <table:table-cell office:value-type="float" office:value="1.4863813229572">
            <text:p>1.486381323</text:p>
          </table:table-cell>
          <table:table-cell office:value-type="float" office:value="382">
            <text:p>382</text:p>
          </table:table-cell>
          <table:table-cell office:value-type="float" office:value="257">
            <text:p>257</text:p>
          </table:table-cell>
          <table:table-cell office:value-type="float" office:value="1001">
            <text:p>1001</text:p>
          </table:table-cell>
          <table:table-cell office:value-type="float" office:value="1056">
            <text:p>1056</text:p>
          </table:table-cell>
          <table:table-cell office:value-type="float" office:value="235">
            <text:p>235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ts-mafft/M4447.fst</text:p>
          </table:table-cell>
          <table:table-cell office:value-type="float" office:value="413.053097123052">
            <text:p>413.0530971231</text:p>
          </table:table-cell>
          <table:table-cell office:value-type="float" office:value="0.418910167453051">
            <text:p>0.4189101675</text:p>
          </table:table-cell>
          <table:table-cell office:value-type="float" office:value="0.00552486187845304">
            <text:p>0.0055248619</text:p>
          </table:table-cell>
          <table:table-cell office:value-type="float" office:value="0.298378378378378">
            <text:p>0.2983783784</text:p>
          </table:table-cell>
          <table:table-cell office:value-type="float" office:value="17.1933701657459">
            <text:p>17.1933701657</text:p>
          </table:table-cell>
          <table:table-cell office:value-type="float" office:value="3112">
            <text:p>3112</text:p>
          </table:table-cell>
          <table:table-cell office:value-type="float" office:value="181">
            <text:p>181</text:p>
          </table:table-cell>
          <table:table-cell office:value-type="float" office:value="925">
            <text:p>925</text:p>
          </table:table-cell>
          <table:table-cell office:value-type="float" office:value="1201">
            <text:p>1201</text:p>
          </table:table-cell>
          <table:table-cell office:value-type="float" office:value="867">
            <text:p>867</text:p>
          </table:table-cell>
          <table:table-cell office:value-type="float" office:value="801">
            <text:p>80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ts-mafft/M646.fst</text:p>
          </table:table-cell>
          <table:table-cell office:value-type="float" office:value="799.345162291014">
            <text:p>799.345162291</text:p>
          </table:table-cell>
          <table:table-cell office:value-type="float" office:value="0.799272017045455">
            <text:p>0.799272017</text:p>
          </table:table-cell>
          <table:table-cell office:value-type="float" office:value="0.0151515151515152">
            <text:p>0.0151515152</text:p>
          </table:table-cell>
          <table:table-cell office:value-type="float" office:value="0.0114942528735633">
            <text:p>0.0114942529</text:p>
          </table:table-cell>
          <table:table-cell office:value-type="float" office:value="4.40909090909091">
            <text:p>4.4090909091</text:p>
          </table:table-cell>
          <table:table-cell office:value-type="float" office:value="291">
            <text:p>291</text:p>
          </table:table-cell>
          <table:table-cell office:value-type="float" office:value="66">
            <text:p>66</text:p>
          </table:table-cell>
          <table:table-cell office:value-type="float" office:value="696">
            <text:p>696</text:p>
          </table:table-cell>
          <table:table-cell office:value-type="float" office:value="704">
            <text:p>704</text:p>
          </table:table-cell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  <table:table-cell office:value-type="float" office:value="33">
            <text:p>33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mean</text:p>
          </table:table-cell>
          <table:table-cell table:formula="of:=AVERAGE([.B2:.B31])" office:value-type="float" office:value="724.150040228816">
            <text:p>724.1500402288</text:p>
          </table:table-cell>
          <table:table-cell table:formula="of:=AVERAGE([.C2:.C31])" office:value-type="float" office:value="0.726028137805753">
            <text:p>0.7260281378</text:p>
          </table:table-cell>
          <table:table-cell table:formula="of:=AVERAGE([.D2:.D31])" office:value-type="float" office:value="0.00721025534213138">
            <text:p>0.0072102553</text:p>
          </table:table-cell>
          <table:table-cell table:formula="of:=AVERAGE([.E2:.E31])" office:value-type="float" office:value="0.0979859765323889">
            <text:p>0.0979859765</text:p>
          </table:table-cell>
          <table:table-cell table:formula="of:=AVERAGE([.F2:.F31])" office:value-type="float" office:value="4.62447685603158">
            <text:p>4.624476856</text:p>
          </table:table-cell>
          <table:table-cell table:formula="of:=AVERAGE([.G2:.G31])" office:value-type="float" office:value="8368.03333333333">
            <text:p>8368.0333333333</text:p>
          </table:table-cell>
          <table:table-cell table:formula="of:=AVERAGE([.H2:.H31])" office:value-type="float" office:value="1535.93333333333">
            <text:p>1535.9333333333</text:p>
          </table:table-cell>
          <table:table-cell table:formula="of:=AVERAGE([.I2:.I31])" office:value-type="float" office:value="726.066666666667">
            <text:p>726.0666666667</text:p>
          </table:table-cell>
          <table:table-cell table:formula="of:=AVERAGE([.J2:.J31])" office:value-type="float" office:value="808.166666666667">
            <text:p>808.1666666667</text:p>
          </table:table-cell>
          <table:table-cell table:formula="of:=AVERAGE([.K2:.K31])" office:value-type="float" office:value="570.2">
            <text:p>570.2</text:p>
          </table:table-cell>
          <table:table-cell table:formula="of:=AVERAGE([.L2:.L31])" office:value-type="float" office:value="489.666666666667">
            <text:p>489.6666666667</text:p>
          </table:table-cell>
          <table:table-cell table:formula="of:=AVERAGE([.M2:.M31])" office:value-type="float" office:value="80.5333333333333">
            <text:p>80.5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its-mafft/M4570.fst">
            <text:p>its-mafft/M4570.fst</text:p>
          </table:table-cell>
          <table:table-cell table:formula="of:=[.B2]" office:value-type="float" office:value="728.685495512809">
            <text:p>728.6854955128</text:p>
          </table:table-cell>
          <table:table-cell table:formula="of:=[.C2]" office:value-type="float" office:value="0.73045594262295">
            <text:p>0.7304559426</text:p>
          </table:table-cell>
          <table:table-cell table:formula="of:=[.E2]" office:value-type="float" office:value="0.0892857142857142">
            <text:p>0.0892857143</text:p>
          </table:table-cell>
          <table:table-cell table:formula="of:=[.F2]" office:value-type="float" office:value="3.58167938931298">
            <text:p>3.5816793893</text:p>
          </table:table-cell>
          <table:table-cell table:formula="of:=[.G2]" office:value-type="float" office:value="4692">
            <text:p>4692</text:p>
          </table:table-cell>
          <table:table-cell table:formula="of:=[.H2]" office:value-type="float" office:value="1310">
            <text:p>1310</text:p>
          </table:table-cell>
          <table:table-cell table:formula="of:=[.K2]" office:value-type="float" office:value="531">
            <text:p>531</text:p>
          </table:table-cell>
          <table:table-cell table:formula="of:=[.L2]" office:value-type="float" office:value="451">
            <text:p>451</text:p>
          </table:table-cell>
          <table:table-cell table:formula="of:=[.M2]" office:value-type="float" office:value="80">
            <text:p>80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its-mafft/M588.fst">
            <text:p>its-mafft/M588.fst</text:p>
          </table:table-cell>
          <table:table-cell table:formula="of:=[.B3]" office:value-type="float" office:value="86.6342022281588">
            <text:p>86.6342022282</text:p>
          </table:table-cell>
          <table:table-cell table:formula="of:=[.C3]" office:value-type="float" office:value="0.0994911919986613">
            <text:p>0.099491192</text:p>
          </table:table-cell>
          <table:table-cell table:formula="of:=[.E3]" office:value-type="float" office:value="0.643115942028986">
            <text:p>0.643115942</text:p>
          </table:table-cell>
          <table:table-cell table:formula="of:=[.F3]" office:value-type="float" office:value="29.0804689581668">
            <text:p>29.0804689582</text:p>
          </table:table-cell>
          <table:table-cell table:formula="of:=[.G3]" office:value-type="float" office:value="109139">
            <text:p>109139</text:p>
          </table:table-cell>
          <table:table-cell table:formula="of:=[.H3]" office:value-type="float" office:value="3753">
            <text:p>3753</text:p>
          </table:table-cell>
          <table:table-cell table:formula="of:=[.K3]" office:value-type="float" office:value="2503">
            <text:p>2503</text:p>
          </table:table-cell>
          <table:table-cell table:formula="of:=[.L3]" office:value-type="float" office:value="2243">
            <text:p>2243</text:p>
          </table:table-cell>
          <table:table-cell table:formula="of:=[.M3]" office:value-type="float" office:value="260">
            <text:p>260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its-mafft/M4313.fst">
            <text:p>its-mafft/M4313.fst</text:p>
          </table:table-cell>
          <table:table-cell table:formula="of:=[.B4]" office:value-type="float" office:value="858.680371484879">
            <text:p>858.6803714849</text:p>
          </table:table-cell>
          <table:table-cell table:formula="of:=[.C4]" office:value-type="float" office:value="0.859391511205708">
            <text:p>0.8593915112</text:p>
          </table:table-cell>
          <table:table-cell table:formula="of:=[.E4]" office:value-type="float" office:value="0.0382165605095541">
            <text:p>0.0382165605</text:p>
          </table:table-cell>
          <table:table-cell table:formula="of:=[.F4]" office:value-type="float" office:value="3.99734042553191">
            <text:p>3.9973404255</text:p>
          </table:table-cell>
          <table:table-cell table:formula="of:=[.G4]" office:value-type="float" office:value="1503">
            <text:p>1503</text:p>
          </table:table-cell>
          <table:table-cell table:formula="of:=[.H4]" office:value-type="float" office:value="376">
            <text:p>376</text:p>
          </table:table-cell>
          <table:table-cell table:formula="of:=[.K4]" office:value-type="float" office:value="189">
            <text:p>189</text:p>
          </table:table-cell>
          <table:table-cell table:formula="of:=[.L4]" office:value-type="float" office:value="167">
            <text:p>167</text:p>
          </table:table-cell>
          <table:table-cell table:formula="of:=[.M4]"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its-mafft/M4832.fst">
            <text:p>its-mafft/M4832.fst</text:p>
          </table:table-cell>
          <table:table-cell table:formula="of:=[.B5]" office:value-type="float" office:value="924.509685390947">
            <text:p>924.5096853909</text:p>
          </table:table-cell>
          <table:table-cell table:formula="of:=[.C5]" office:value-type="float" office:value="0.924733889528195">
            <text:p>0.9247338895</text:p>
          </table:table-cell>
          <table:table-cell table:formula="of:=[.E5]" office:value-type="float" office:value="0.0128205128205128">
            <text:p>0.0128205128</text:p>
          </table:table-cell>
          <table:table-cell table:formula="of:=[.F5]" office:value-type="float" office:value="2.35748792270531">
            <text:p>2.3574879227</text:p>
          </table:table-cell>
          <table:table-cell table:formula="of:=[.G5]" office:value-type="float" office:value="1464">
            <text:p>1464</text:p>
          </table:table-cell>
          <table:table-cell table:formula="of:=[.H5]" office:value-type="float" office:value="621">
            <text:p>621</text:p>
          </table:table-cell>
          <table:table-cell table:formula="of:=[.K5]" office:value-type="float" office:value="185">
            <text:p>185</text:p>
          </table:table-cell>
          <table:table-cell table:formula="of:=[.L5]" office:value-type="float" office:value="159">
            <text:p>159</text:p>
          </table:table-cell>
          <table:table-cell table:formula="of:=[.M5]" office:value-type="float" office:value="26">
            <text:p>26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its-mafft/M575.fst">
            <text:p>its-mafft/M575.fst</text:p>
          </table:table-cell>
          <table:table-cell table:formula="of:=[.B6]" office:value-type="float" office:value="930.101473181582">
            <text:p>930.1014731816</text:p>
          </table:table-cell>
          <table:table-cell table:formula="of:=[.C6]" office:value-type="float" office:value="0.929588652668762">
            <text:p>0.9295886527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1.07692307692308">
            <text:p>1.0769230769</text:p>
          </table:table-cell>
          <table:table-cell table:formula="of:=[.G6]" office:value-type="float" office:value="42">
            <text:p>42</text:p>
          </table:table-cell>
          <table:table-cell table:formula="of:=[.H6]" office:value-type="float" office:value="39">
            <text:p>39</text:p>
          </table:table-cell>
          <table:table-cell table:formula="of:=[.K6]" office:value-type="float" office:value="225">
            <text:p>225</text:p>
          </table:table-cell>
          <table:table-cell table:formula="of:=[.L6]" office:value-type="float" office:value="214">
            <text:p>214</text:p>
          </table:table-cell>
          <table:table-cell table:formula="of:=[.M6]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its-mafft/M4887.fst">
            <text:p>its-mafft/M4887.fst</text:p>
          </table:table-cell>
          <table:table-cell table:formula="of:=[.B7]" office:value-type="float" office:value="637.588907317839">
            <text:p>637.5889073178</text:p>
          </table:table-cell>
          <table:table-cell table:formula="of:=[.C7]" office:value-type="float" office:value="0.637217521946453">
            <text:p>0.6372175219</text:p>
          </table:table-cell>
          <table:table-cell table:formula="of:=[.E7]" office:value-type="float" office:value="0.00415800415800405">
            <text:p>0.0041580042</text:p>
          </table:table-cell>
          <table:table-cell table:formula="of:=[.F7]" office:value-type="float" office:value="1.02272727272727">
            <text:p>1.0227272727</text:p>
          </table:table-cell>
          <table:table-cell table:formula="of:=[.G7]" office:value-type="float" office:value="45">
            <text:p>45</text:p>
          </table:table-cell>
          <table:table-cell table:formula="of:=[.H7]" office:value-type="float" office:value="44">
            <text:p>44</text:p>
          </table:table-cell>
          <table:table-cell table:formula="of:=[.K7]" office:value-type="float" office:value="19">
            <text:p>19</text:p>
          </table:table-cell>
          <table:table-cell table:formula="of:=[.L7]" office:value-type="float" office:value="14">
            <text:p>14</text:p>
          </table:table-cell>
          <table:table-cell table:formula="of:=[.M7]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its-mafft/M4353.fst">
            <text:p>its-mafft/M4353.fst</text:p>
          </table:table-cell>
          <table:table-cell table:formula="of:=[.B8]" office:value-type="float" office:value="712.286707353819">
            <text:p>712.2867073538</text:p>
          </table:table-cell>
          <table:table-cell table:formula="of:=[.C8]" office:value-type="float" office:value="0.715302122964105">
            <text:p>0.715302123</text:p>
          </table:table-cell>
          <table:table-cell table:formula="of:=[.E8]" office:value-type="float" office:value="0.152191235059761">
            <text:p>0.1521912351</text:p>
          </table:table-cell>
          <table:table-cell table:formula="of:=[.F8]" office:value-type="float" office:value="7.79119318181818">
            <text:p>7.7911931818</text:p>
          </table:table-cell>
          <table:table-cell table:formula="of:=[.G8]" office:value-type="float" office:value="5485">
            <text:p>5485</text:p>
          </table:table-cell>
          <table:table-cell table:formula="of:=[.H8]" office:value-type="float" office:value="704">
            <text:p>704</text:p>
          </table:table-cell>
          <table:table-cell table:formula="of:=[.K8]" office:value-type="float" office:value="754">
            <text:p>754</text:p>
          </table:table-cell>
          <table:table-cell table:formula="of:=[.L8]" office:value-type="float" office:value="670">
            <text:p>670</text:p>
          </table:table-cell>
          <table:table-cell table:formula="of:=[.M8]" office:value-type="float" office:value="84">
            <text:p>84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its-mafft/M4473.fst">
            <text:p>its-mafft/M4473.fst</text:p>
          </table:table-cell>
          <table:table-cell table:formula="of:=[.B9]" office:value-type="float" office:value="718.782438871649">
            <text:p>718.7824388716</text:p>
          </table:table-cell>
          <table:table-cell table:formula="of:=[.C9]" office:value-type="float" office:value="0.720810476603063">
            <text:p>0.7208104766</text:p>
          </table:table-cell>
          <table:table-cell table:formula="of:=[.E9]" office:value-type="float" office:value="0.101863354037267">
            <text:p>0.101863354</text:p>
          </table:table-cell>
          <table:table-cell table:formula="of:=[.F9]" office:value-type="float" office:value="3.36363636363636">
            <text:p>3.3636363636</text:p>
          </table:table-cell>
          <table:table-cell table:formula="of:=[.G9]" office:value-type="float" office:value="7289">
            <text:p>7289</text:p>
          </table:table-cell>
          <table:table-cell table:formula="of:=[.H9]" office:value-type="float" office:value="2167">
            <text:p>2167</text:p>
          </table:table-cell>
          <table:table-cell table:formula="of:=[.K9]" office:value-type="float" office:value="721">
            <text:p>721</text:p>
          </table:table-cell>
          <table:table-cell table:formula="of:=[.L9]" office:value-type="float" office:value="603">
            <text:p>603</text:p>
          </table:table-cell>
          <table:table-cell table:formula="of:=[.M9]" office:value-type="float" office:value="118">
            <text:p>118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its-mafft/M7816.fst">
            <text:p>its-mafft/M7816.fst</text:p>
          </table:table-cell>
          <table:table-cell table:formula="of:=[.B10]" office:value-type="float" office:value="856.148664358912">
            <text:p>856.1486643589</text:p>
          </table:table-cell>
          <table:table-cell table:formula="of:=[.C10]" office:value-type="float" office:value="0.857398265301307">
            <text:p>0.8573982653</text:p>
          </table:table-cell>
          <table:table-cell table:formula="of:=[.E10]" office:value-type="float" office:value="0.0628834355828221">
            <text:p>0.0628834356</text:p>
          </table:table-cell>
          <table:table-cell table:formula="of:=[.F10]" office:value-type="float" office:value="1.67970956030658">
            <text:p>1.6797095603</text:p>
          </table:table-cell>
          <table:table-cell table:formula="of:=[.G10]" office:value-type="float" office:value="4164">
            <text:p>4164</text:p>
          </table:table-cell>
          <table:table-cell table:formula="of:=[.H10]" office:value-type="float" office:value="2479">
            <text:p>2479</text:p>
          </table:table-cell>
          <table:table-cell table:formula="of:=[.K10]" office:value-type="float" office:value="483">
            <text:p>483</text:p>
          </table:table-cell>
          <table:table-cell table:formula="of:=[.L10]" office:value-type="float" office:value="418">
            <text:p>418</text:p>
          </table:table-cell>
          <table:table-cell table:formula="of:=[.M10]" office:value-type="float" office:value="65">
            <text:p>65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its-mafft/M4526.fst">
            <text:p>its-mafft/M4526.fst</text:p>
          </table:table-cell>
          <table:table-cell table:formula="of:=[.B11]" office:value-type="float" office:value="776.956525682597">
            <text:p>776.9565256826</text:p>
          </table:table-cell>
          <table:table-cell table:formula="of:=[.C11]" office:value-type="float" office:value="0.778380159238584">
            <text:p>0.7783801592</text:p>
          </table:table-cell>
          <table:table-cell table:formula="of:=[.E11]" office:value-type="float" office:value="0.0721153846153846">
            <text:p>0.0721153846</text:p>
          </table:table-cell>
          <table:table-cell table:formula="of:=[.F11]" office:value-type="float" office:value="3.15032679738562">
            <text:p>3.1503267974</text:p>
          </table:table-cell>
          <table:table-cell table:formula="of:=[.G11]" office:value-type="float" office:value="3374">
            <text:p>3374</text:p>
          </table:table-cell>
          <table:table-cell table:formula="of:=[.H11]" office:value-type="float" office:value="1071">
            <text:p>1071</text:p>
          </table:table-cell>
          <table:table-cell table:formula="of:=[.K11]" office:value-type="float" office:value="550">
            <text:p>550</text:p>
          </table:table-cell>
          <table:table-cell table:formula="of:=[.L11]" office:value-type="float" office:value="456">
            <text:p>456</text:p>
          </table:table-cell>
          <table:table-cell table:formula="of:=[.M11]" office:value-type="float" office:value="94">
            <text:p>94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its-mafft/M4693.fst">
            <text:p>its-mafft/M4693.fst</text:p>
          </table:table-cell>
          <table:table-cell table:formula="of:=[.B12]" office:value-type="float" office:value="857.541750442328">
            <text:p>857.5417504423</text:p>
          </table:table-cell>
          <table:table-cell table:formula="of:=[.C12]" office:value-type="float" office:value="0.857794914678332">
            <text:p>0.8577949147</text:p>
          </table:table-cell>
          <table:table-cell table:formula="of:=[.E12]" office:value-type="float" office:value="0.0131406044678055">
            <text:p>0.0131406045</text:p>
          </table:table-cell>
          <table:table-cell table:formula="of:=[.F12]" office:value-type="float" office:value="1.84804630969609">
            <text:p>1.8480463097</text:p>
          </table:table-cell>
          <table:table-cell table:formula="of:=[.G12]" office:value-type="float" office:value="3831">
            <text:p>3831</text:p>
          </table:table-cell>
          <table:table-cell table:formula="of:=[.H12]" office:value-type="float" office:value="2073">
            <text:p>2073</text:p>
          </table:table-cell>
          <table:table-cell table:formula="of:=[.K12]" office:value-type="float" office:value="325">
            <text:p>325</text:p>
          </table:table-cell>
          <table:table-cell table:formula="of:=[.L12]" office:value-type="float" office:value="284">
            <text:p>284</text:p>
          </table:table-cell>
          <table:table-cell table:formula="of:=[.M12]" office:value-type="float" office:value="41">
            <text:p>41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its-mafft/M131.fst">
            <text:p>its-mafft/M131.fst</text:p>
          </table:table-cell>
          <table:table-cell table:formula="of:=[.B13]" office:value-type="float" office:value="787.961913560773">
            <text:p>787.9619135608</text:p>
          </table:table-cell>
          <table:table-cell table:formula="of:=[.C13]" office:value-type="float" office:value="0.789284261965749">
            <text:p>0.789284262</text:p>
          </table:table-cell>
          <table:table-cell table:formula="of:=[.E13]" office:value-type="float" office:value="0.0683646112600536">
            <text:p>0.0683646113</text:p>
          </table:table-cell>
          <table:table-cell table:formula="of:=[.F13]" office:value-type="float" office:value="2.4247191011236">
            <text:p>2.4247191011</text:p>
          </table:table-cell>
          <table:table-cell table:formula="of:=[.G13]" office:value-type="float" office:value="1079">
            <text:p>1079</text:p>
          </table:table-cell>
          <table:table-cell table:formula="of:=[.H13]" office:value-type="float" office:value="445">
            <text:p>445</text:p>
          </table:table-cell>
          <table:table-cell table:formula="of:=[.K13]" office:value-type="float" office:value="549">
            <text:p>549</text:p>
          </table:table-cell>
          <table:table-cell table:formula="of:=[.L13]" office:value-type="float" office:value="492">
            <text:p>492</text:p>
          </table:table-cell>
          <table:table-cell table:formula="of:=[.M13]" office:value-type="float" office:value="57">
            <text:p>57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its-mafft/M4866.fst">
            <text:p>its-mafft/M4866.fst</text:p>
          </table:table-cell>
          <table:table-cell table:formula="of:=[.B14]" office:value-type="float" office:value="983.722704676416">
            <text:p>983.7227046764</text:p>
          </table:table-cell>
          <table:table-cell table:formula="of:=[.C14]" office:value-type="float" office:value="0.983587707697003">
            <text:p>0.9835877077</text:p>
          </table:table-cell>
          <table:table-cell table:formula="of:=[.E14]" office:value-type="float" office:value="0.00250941028858209">
            <text:p>0.0025094103</text:p>
          </table:table-cell>
          <table:table-cell table:formula="of:=[.F14]" office:value-type="float" office:value="1.02777777777778">
            <text:p>1.0277777778</text:p>
          </table:table-cell>
          <table:table-cell table:formula="of:=[.G14]" office:value-type="float" office:value="111">
            <text:p>111</text:p>
          </table:table-cell>
          <table:table-cell table:formula="of:=[.H14]" office:value-type="float" office:value="108">
            <text:p>108</text:p>
          </table:table-cell>
          <table:table-cell table:formula="of:=[.K14]" office:value-type="float" office:value="44">
            <text:p>44</text:p>
          </table:table-cell>
          <table:table-cell table:formula="of:=[.L14]" office:value-type="float" office:value="38">
            <text:p>38</text:p>
          </table:table-cell>
          <table:table-cell table:formula="of:=[.M14]"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its-mafft/M4321.fst">
            <text:p>its-mafft/M4321.fst</text:p>
          </table:table-cell>
          <table:table-cell table:formula="of:=[.B15]" office:value-type="float" office:value="751.016847289248">
            <text:p>751.0168472892</text:p>
          </table:table-cell>
          <table:table-cell table:formula="of:=[.C15]" office:value-type="float" office:value="0.751827098026711">
            <text:p>0.751827098</text:p>
          </table:table-cell>
          <table:table-cell table:formula="of:=[.E15]" office:value-type="float" office:value="0.04125">
            <text:p>0.04125</text:p>
          </table:table-cell>
          <table:table-cell table:formula="of:=[.F15]" office:value-type="float" office:value="3.54719764011799">
            <text:p>3.5471976401</text:p>
          </table:table-cell>
          <table:table-cell table:formula="of:=[.G15]" office:value-type="float" office:value="4810">
            <text:p>4810</text:p>
          </table:table-cell>
          <table:table-cell table:formula="of:=[.H15]" office:value-type="float" office:value="1356">
            <text:p>1356</text:p>
          </table:table-cell>
          <table:table-cell table:formula="of:=[.K15]" office:value-type="float" office:value="444">
            <text:p>444</text:p>
          </table:table-cell>
          <table:table-cell table:formula="of:=[.L15]" office:value-type="float" office:value="383">
            <text:p>383</text:p>
          </table:table-cell>
          <table:table-cell table:formula="of:=[.M15]" office:value-type="float" office:value="61">
            <text:p>61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its-mafft/M4156.fst">
            <text:p>its-mafft/M4156.fst</text:p>
          </table:table-cell>
          <table:table-cell table:formula="of:=[.B16]" office:value-type="float" office:value="299.200797515299">
            <text:p>299.2007975153</text:p>
          </table:table-cell>
          <table:table-cell table:formula="of:=[.C16]" office:value-type="float" office:value="0.308511528637054">
            <text:p>0.3085115286</text:p>
          </table:table-cell>
          <table:table-cell table:formula="of:=[.E16]" office:value-type="float" office:value="0.465894465894466">
            <text:p>0.4658944659</text:p>
          </table:table-cell>
          <table:table-cell table:formula="of:=[.F16]" office:value-type="float" office:value="10.2315676449535">
            <text:p>10.231567645</text:p>
          </table:table-cell>
          <table:table-cell table:formula="of:=[.G16]" office:value-type="float" office:value="28587">
            <text:p>28587</text:p>
          </table:table-cell>
          <table:table-cell table:formula="of:=[.H16]" office:value-type="float" office:value="2794">
            <text:p>2794</text:p>
          </table:table-cell>
          <table:table-cell table:formula="of:=[.K16]" office:value-type="float" office:value="1573">
            <text:p>1573</text:p>
          </table:table-cell>
          <table:table-cell table:formula="of:=[.L16]" office:value-type="float" office:value="1352">
            <text:p>1352</text:p>
          </table:table-cell>
          <table:table-cell table:formula="of:=[.M16]" office:value-type="float" office:value="221">
            <text:p>221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its-mafft/M4314.fst">
            <text:p>its-mafft/M4314.fst</text:p>
          </table:table-cell>
          <table:table-cell table:formula="of:=[.B17]" office:value-type="float" office:value="813.282391964205">
            <text:p>813.2823919642</text:p>
          </table:table-cell>
          <table:table-cell table:formula="of:=[.C17]" office:value-type="float" office:value="0.814609650904772">
            <text:p>0.8146096509</text:p>
          </table:table-cell>
          <table:table-cell table:formula="of:=[.E17]" office:value-type="float" office:value="0.0669934640522876">
            <text:p>0.0669934641</text:p>
          </table:table-cell>
          <table:table-cell table:formula="of:=[.F17]" office:value-type="float" office:value="2.41551071878941">
            <text:p>2.4155107188</text:p>
          </table:table-cell>
          <table:table-cell table:formula="of:=[.G17]" office:value-type="float" office:value="3831">
            <text:p>3831</text:p>
          </table:table-cell>
          <table:table-cell table:formula="of:=[.H17]" office:value-type="float" office:value="1586">
            <text:p>1586</text:p>
          </table:table-cell>
          <table:table-cell table:formula="of:=[.K17]" office:value-type="float" office:value="639">
            <text:p>639</text:p>
          </table:table-cell>
          <table:table-cell table:formula="of:=[.L17]" office:value-type="float" office:value="574">
            <text:p>574</text:p>
          </table:table-cell>
          <table:table-cell table:formula="of:=[.M17]" office:value-type="float" office:value="65">
            <text:p>65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its-mafft/M4628.fst">
            <text:p>its-mafft/M4628.fst</text:p>
          </table:table-cell>
          <table:table-cell table:formula="of:=[.B18]" office:value-type="float" office:value="954.367750827843">
            <text:p>954.3677508278</text:p>
          </table:table-cell>
          <table:table-cell table:formula="of:=[.C18]" office:value-type="float" office:value="0.954176579965905">
            <text:p>0.95417658</text:p>
          </table:table-cell>
          <table:table-cell table:formula="of:=[.E18]" office:value-type="float" office:value="0.00493421052631571">
            <text:p>0.0049342105</text:p>
          </table:table-cell>
          <table:table-cell table:formula="of:=[.F18]" office:value-type="float" office:value="1.49275362318841">
            <text:p>1.4927536232</text:p>
          </table:table-cell>
          <table:table-cell table:formula="of:=[.G18]" office:value-type="float" office:value="103">
            <text:p>103</text:p>
          </table:table-cell>
          <table:table-cell table:formula="of:=[.H18]" office:value-type="float" office:value="69">
            <text:p>69</text:p>
          </table:table-cell>
          <table:table-cell table:formula="of:=[.K18]" office:value-type="float" office:value="97">
            <text:p>97</text:p>
          </table:table-cell>
          <table:table-cell table:formula="of:=[.L18]" office:value-type="float" office:value="84">
            <text:p>84</text:p>
          </table:table-cell>
          <table:table-cell table:formula="of:=[.M18]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its-mafft/M4422.fst">
            <text:p>its-mafft/M4422.fst</text:p>
          </table:table-cell>
          <table:table-cell table:formula="of:=[.B19]" office:value-type="float" office:value="502.389568121533">
            <text:p>502.3895681215</text:p>
          </table:table-cell>
          <table:table-cell table:formula="of:=[.C19]" office:value-type="float" office:value="0.503217289151129">
            <text:p>0.5032172892</text:p>
          </table:table-cell>
          <table:table-cell table:formula="of:=[.E19]" office:value-type="float" office:value="0.0435458786936236">
            <text:p>0.0435458787</text:p>
          </table:table-cell>
          <table:table-cell table:formula="of:=[.F19]" office:value-type="float" office:value="7.20086393088553">
            <text:p>7.2008639309</text:p>
          </table:table-cell>
          <table:table-cell table:formula="of:=[.G19]" office:value-type="float" office:value="3334">
            <text:p>3334</text:p>
          </table:table-cell>
          <table:table-cell table:formula="of:=[.H19]" office:value-type="float" office:value="463">
            <text:p>463</text:p>
          </table:table-cell>
          <table:table-cell table:formula="of:=[.K19]" office:value-type="float" office:value="277">
            <text:p>277</text:p>
          </table:table-cell>
          <table:table-cell table:formula="of:=[.L19]" office:value-type="float" office:value="209">
            <text:p>209</text:p>
          </table:table-cell>
          <table:table-cell table:formula="of:=[.M19]" office:value-type="float" office:value="68">
            <text:p>68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its-mafft/M4653.fst">
            <text:p>its-mafft/M4653.fst</text:p>
          </table:table-cell>
          <table:table-cell table:formula="of:=[.B20]" office:value-type="float" office:value="749.735982864381">
            <text:p>749.7359828644</text:p>
          </table:table-cell>
          <table:table-cell table:formula="of:=[.C20]" office:value-type="float" office:value="0.75045332507866">
            <text:p>0.7504533251</text:p>
          </table:table-cell>
          <table:table-cell table:formula="of:=[.E20]" office:value-type="float" office:value="0.0369230769230768">
            <text:p>0.0369230769</text:p>
          </table:table-cell>
          <table:table-cell table:formula="of:=[.F20]" office:value-type="float" office:value="1.90496304118268">
            <text:p>1.9049630412</text:p>
          </table:table-cell>
          <table:table-cell table:formula="of:=[.G20]" office:value-type="float" office:value="1804">
            <text:p>1804</text:p>
          </table:table-cell>
          <table:table-cell table:formula="of:=[.H20]" office:value-type="float" office:value="947">
            <text:p>947</text:p>
          </table:table-cell>
          <table:table-cell table:formula="of:=[.K20]" office:value-type="float" office:value="318">
            <text:p>318</text:p>
          </table:table-cell>
          <table:table-cell table:formula="of:=[.L20]" office:value-type="float" office:value="245">
            <text:p>245</text:p>
          </table:table-cell>
          <table:table-cell table:formula="of:=[.M20]" office:value-type="float" office:value="73">
            <text:p>73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its-mafft/M4595.fst">
            <text:p>its-mafft/M4595.fst</text:p>
          </table:table-cell>
          <table:table-cell table:formula="of:=[.B21]" office:value-type="float" office:value="855.490972439806">
            <text:p>855.4909724398</text:p>
          </table:table-cell>
          <table:table-cell table:formula="of:=[.C21]" office:value-type="float" office:value="0.856771115916088">
            <text:p>0.8567711159</text:p>
          </table:table-cell>
          <table:table-cell table:formula="of:=[.E21]" office:value-type="float" office:value="0.0644171779141105">
            <text:p>0.0644171779</text:p>
          </table:table-cell>
          <table:table-cell table:formula="of:=[.F21]" office:value-type="float" office:value="1.69290692906929">
            <text:p>1.6929069291</text:p>
          </table:table-cell>
          <table:table-cell table:formula="of:=[.G21]" office:value-type="float" office:value="4129">
            <text:p>4129</text:p>
          </table:table-cell>
          <table:table-cell table:formula="of:=[.H21]" office:value-type="float" office:value="2439">
            <text:p>2439</text:p>
          </table:table-cell>
          <table:table-cell table:formula="of:=[.K21]" office:value-type="float" office:value="505">
            <text:p>505</text:p>
          </table:table-cell>
          <table:table-cell table:formula="of:=[.L21]" office:value-type="float" office:value="435">
            <text:p>435</text:p>
          </table:table-cell>
          <table:table-cell table:formula="of:=[.M21]" office:value-type="float" office:value="70">
            <text:p>70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its-mafft/M4828.fst">
            <text:p>its-mafft/M4828.fst</text:p>
          </table:table-cell>
          <table:table-cell table:formula="of:=[.B22]" office:value-type="float" office:value="570.105766353206">
            <text:p>570.1057663532</text:p>
          </table:table-cell>
          <table:table-cell table:formula="of:=[.C22]" office:value-type="float" office:value="0.573422082951266">
            <text:p>0.573422083</text:p>
          </table:table-cell>
          <table:table-cell table:formula="of:=[.E22]" office:value-type="float" office:value="0.165891472868217">
            <text:p>0.1658914729</text:p>
          </table:table-cell>
          <table:table-cell table:formula="of:=[.F22]" office:value-type="float" office:value="2.58358547655068">
            <text:p>2.5835854766</text:p>
          </table:table-cell>
          <table:table-cell table:formula="of:=[.G22]" office:value-type="float" office:value="34155">
            <text:p>34155</text:p>
          </table:table-cell>
          <table:table-cell table:formula="of:=[.H22]" office:value-type="float" office:value="13220">
            <text:p>13220</text:p>
          </table:table-cell>
          <table:table-cell table:formula="of:=[.K22]" office:value-type="float" office:value="1438">
            <text:p>1438</text:p>
          </table:table-cell>
          <table:table-cell table:formula="of:=[.L22]" office:value-type="float" office:value="1114">
            <text:p>1114</text:p>
          </table:table-cell>
          <table:table-cell table:formula="of:=[.M22]" office:value-type="float" office:value="324">
            <text:p>324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its-mafft/M570.fst">
            <text:p>its-mafft/M570.fst</text:p>
          </table:table-cell>
          <table:table-cell table:formula="of:=[.B23]" office:value-type="float" office:value="832.112841534617">
            <text:p>832.1128415346</text:p>
          </table:table-cell>
          <table:table-cell table:formula="of:=[.C23]" office:value-type="float" office:value="0.833301432353971">
            <text:p>0.8333014324</text:p>
          </table:table-cell>
          <table:table-cell table:formula="of:=[.E23]" office:value-type="float" office:value="0.0611045828437134">
            <text:p>0.0611045828</text:p>
          </table:table-cell>
          <table:table-cell table:formula="of:=[.F23]" office:value-type="float" office:value="2.90117252931323">
            <text:p>2.9011725293</text:p>
          </table:table-cell>
          <table:table-cell table:formula="of:=[.G23]" office:value-type="float" office:value="1732">
            <text:p>1732</text:p>
          </table:table-cell>
          <table:table-cell table:formula="of:=[.H23]" office:value-type="float" office:value="597">
            <text:p>597</text:p>
          </table:table-cell>
          <table:table-cell table:formula="of:=[.K23]" office:value-type="float" office:value="677">
            <text:p>677</text:p>
          </table:table-cell>
          <table:table-cell table:formula="of:=[.L23]" office:value-type="float" office:value="594">
            <text:p>594</text:p>
          </table:table-cell>
          <table:table-cell table:formula="of:=[.M23]" office:value-type="float" office:value="83">
            <text:p>83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its-mafft/M4624.fst">
            <text:p>its-mafft/M4624.fst</text:p>
          </table:table-cell>
          <table:table-cell table:formula="of:=[.B24]" office:value-type="float" office:value="712.9895166864">
            <text:p>712.9895166864</text:p>
          </table:table-cell>
          <table:table-cell table:formula="of:=[.C24]" office:value-type="float" office:value="0.714069290186413">
            <text:p>0.7140692902</text:p>
          </table:table-cell>
          <table:table-cell table:formula="of:=[.E24]" office:value-type="float" office:value="0.0544871794871795">
            <text:p>0.0544871795</text:p>
          </table:table-cell>
          <table:table-cell table:formula="of:=[.F24]" office:value-type="float" office:value="3.27068793619143">
            <text:p>3.2706879362</text:p>
          </table:table-cell>
          <table:table-cell table:formula="of:=[.G24]" office:value-type="float" office:value="6561">
            <text:p>6561</text:p>
          </table:table-cell>
          <table:table-cell table:formula="of:=[.H24]" office:value-type="float" office:value="2006">
            <text:p>2006</text:p>
          </table:table-cell>
          <table:table-cell table:formula="of:=[.K24]" office:value-type="float" office:value="719">
            <text:p>719</text:p>
          </table:table-cell>
          <table:table-cell table:formula="of:=[.L24]" office:value-type="float" office:value="594">
            <text:p>594</text:p>
          </table:table-cell>
          <table:table-cell table:formula="of:=[.M24]" office:value-type="float" office:value="125">
            <text:p>125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its-mafft/M4674.fst">
            <text:p>its-mafft/M4674.fst</text:p>
          </table:table-cell>
          <table:table-cell table:formula="of:=[.B25]" office:value-type="float" office:value="642.982203356841">
            <text:p>642.9822033568</text:p>
          </table:table-cell>
          <table:table-cell table:formula="of:=[.C25]" office:value-type="float" office:value="0.644553121196313">
            <text:p>0.6445531212</text:p>
          </table:table-cell>
          <table:table-cell table:formula="of:=[.E25]" office:value-type="float" office:value="0.0790273556231003">
            <text:p>0.0790273556</text:p>
          </table:table-cell>
          <table:table-cell table:formula="of:=[.F25]" office:value-type="float" office:value="2.26624939817044">
            <text:p>2.2662493982</text:p>
          </table:table-cell>
          <table:table-cell table:formula="of:=[.G25]" office:value-type="float" office:value="4707">
            <text:p>4707</text:p>
          </table:table-cell>
          <table:table-cell table:formula="of:=[.H25]" office:value-type="float" office:value="2077">
            <text:p>2077</text:p>
          </table:table-cell>
          <table:table-cell table:formula="of:=[.K25]" office:value-type="float" office:value="629">
            <text:p>629</text:p>
          </table:table-cell>
          <table:table-cell table:formula="of:=[.L25]" office:value-type="float" office:value="503">
            <text:p>503</text:p>
          </table:table-cell>
          <table:table-cell table:formula="of:=[.M25]" office:value-type="float" office:value="126">
            <text:p>126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its-mafft/M4466.fst">
            <text:p>its-mafft/M4466.fst</text:p>
          </table:table-cell>
          <table:table-cell table:formula="of:=[.B26]" office:value-type="float" office:value="919.624284672329">
            <text:p>919.6242846723</text:p>
          </table:table-cell>
          <table:table-cell table:formula="of:=[.C26]" office:value-type="float" office:value="0.920092112389466">
            <text:p>0.9200921124</text:p>
          </table:table-cell>
          <table:table-cell table:formula="of:=[.E26]" office:value-type="float" office:value="0.0245664739884392">
            <text:p>0.024566474</text:p>
          </table:table-cell>
          <table:table-cell table:formula="of:=[.F26]" office:value-type="float" office:value="2.71210340775558">
            <text:p>2.7121034078</text:p>
          </table:table-cell>
          <table:table-cell table:formula="of:=[.G26]" office:value-type="float" office:value="2308">
            <text:p>2308</text:p>
          </table:table-cell>
          <table:table-cell table:formula="of:=[.H26]" office:value-type="float" office:value="851">
            <text:p>851</text:p>
          </table:table-cell>
          <table:table-cell table:formula="of:=[.K26]" office:value-type="float" office:value="245">
            <text:p>245</text:p>
          </table:table-cell>
          <table:table-cell table:formula="of:=[.L26]" office:value-type="float" office:value="214">
            <text:p>214</text:p>
          </table:table-cell>
          <table:table-cell table:formula="of:=[.M26]" office:value-type="float" office:value="31">
            <text:p>31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its-mafft/M4297.fst">
            <text:p>its-mafft/M4297.fst</text:p>
          </table:table-cell>
          <table:table-cell table:formula="of:=[.B27]" office:value-type="float" office:value="679.084115858853">
            <text:p>679.0841158589</text:p>
          </table:table-cell>
          <table:table-cell table:formula="of:=[.C27]" office:value-type="float" office:value="0.681165724227925">
            <text:p>0.6811657242</text:p>
          </table:table-cell>
          <table:table-cell table:formula="of:=[.E27]" office:value-type="float" office:value="0.108753315649867">
            <text:p>0.1087533156</text:p>
          </table:table-cell>
          <table:table-cell table:formula="of:=[.F27]" office:value-type="float" office:value="6.75700934579439">
            <text:p>6.7570093458</text:p>
          </table:table-cell>
          <table:table-cell table:formula="of:=[.G27]" office:value-type="float" office:value="1446">
            <text:p>1446</text:p>
          </table:table-cell>
          <table:table-cell table:formula="of:=[.H27]" office:value-type="float" office:value="214">
            <text:p>214</text:p>
          </table:table-cell>
          <table:table-cell table:formula="of:=[.K27]" office:value-type="float" office:value="375">
            <text:p>375</text:p>
          </table:table-cell>
          <table:table-cell table:formula="of:=[.L27]" office:value-type="float" office:value="355">
            <text:p>355</text:p>
          </table:table-cell>
          <table:table-cell table:formula="of:=[.M27]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its-mafft/M4587.fst">
            <text:p>its-mafft/M4587.fst</text:p>
          </table:table-cell>
          <table:table-cell table:formula="of:=[.B28]" office:value-type="float" office:value="736.369732934469">
            <text:p>736.3697329345</text:p>
          </table:table-cell>
          <table:table-cell table:formula="of:=[.C28]" office:value-type="float" office:value="0.738284565213627">
            <text:p>0.7382845652</text:p>
          </table:table-cell>
          <table:table-cell table:formula="of:=[.E28]" office:value-type="float" office:value="0.0963081861958266">
            <text:p>0.0963081862</text:p>
          </table:table-cell>
          <table:table-cell table:formula="of:=[.F28]" office:value-type="float" office:value="4.26685552407932">
            <text:p>4.2668555241</text:p>
          </table:table-cell>
          <table:table-cell table:formula="of:=[.G28]" office:value-type="float" office:value="7531">
            <text:p>7531</text:p>
          </table:table-cell>
          <table:table-cell table:formula="of:=[.H28]" office:value-type="float" office:value="1765">
            <text:p>1765</text:p>
          </table:table-cell>
          <table:table-cell table:formula="of:=[.K28]" office:value-type="float" office:value="745">
            <text:p>745</text:p>
          </table:table-cell>
          <table:table-cell table:formula="of:=[.L28]" office:value-type="float" office:value="614">
            <text:p>614</text:p>
          </table:table-cell>
          <table:table-cell table:formula="of:=[.M28]" office:value-type="float" office:value="131">
            <text:p>131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its-mafft/M124.fst">
            <text:p>its-mafft/M124.fst</text:p>
          </table:table-cell>
          <table:table-cell table:formula="of:=[.B29]" office:value-type="float" office:value="633.749334968674">
            <text:p>633.7493349687</text:p>
          </table:table-cell>
          <table:table-cell table:formula="of:=[.C29]" office:value-type="float" office:value="0.634770415055902">
            <text:p>0.6347704151</text:p>
          </table:table-cell>
          <table:table-cell table:formula="of:=[.E29]" office:value-type="float" office:value="0.054945054945055">
            <text:p>0.0549450549</text:p>
          </table:table-cell>
          <table:table-cell table:formula="of:=[.F29]" office:value-type="float" office:value="1.4863813229572">
            <text:p>1.486381323</text:p>
          </table:table-cell>
          <table:table-cell table:formula="of:=[.G29]" office:value-type="float" office:value="382">
            <text:p>382</text:p>
          </table:table-cell>
          <table:table-cell table:formula="of:=[.H29]" office:value-type="float" office:value="257">
            <text:p>257</text:p>
          </table:table-cell>
          <table:table-cell table:formula="of:=[.K29]" office:value-type="float" office:value="235">
            <text:p>235</text:p>
          </table:table-cell>
          <table:table-cell table:formula="of:=[.L29]" office:value-type="float" office:value="198">
            <text:p>198</text:p>
          </table:table-cell>
          <table:table-cell table:formula="of:=[.M29]" office:value-type="float" office:value="37">
            <text:p>37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its-mafft/M4447.fst">
            <text:p>its-mafft/M4447.fst</text:p>
          </table:table-cell>
          <table:table-cell table:formula="of:=[.B30]" office:value-type="float" office:value="413.053097123052">
            <text:p>413.0530971231</text:p>
          </table:table-cell>
          <table:table-cell table:formula="of:=[.C30]" office:value-type="float" office:value="0.418910167453051">
            <text:p>0.4189101675</text:p>
          </table:table-cell>
          <table:table-cell table:formula="of:=[.E30]" office:value-type="float" office:value="0.298378378378378">
            <text:p>0.2983783784</text:p>
          </table:table-cell>
          <table:table-cell table:formula="of:=[.F30]" office:value-type="float" office:value="17.1933701657459">
            <text:p>17.1933701657</text:p>
          </table:table-cell>
          <table:table-cell table:formula="of:=[.G30]" office:value-type="float" office:value="3112">
            <text:p>3112</text:p>
          </table:table-cell>
          <table:table-cell table:formula="of:=[.H30]" office:value-type="float" office:value="181">
            <text:p>181</text:p>
          </table:table-cell>
          <table:table-cell table:formula="of:=[.K30]" office:value-type="float" office:value="867">
            <text:p>867</text:p>
          </table:table-cell>
          <table:table-cell table:formula="of:=[.L30]" office:value-type="float" office:value="801">
            <text:p>801</text:p>
          </table:table-cell>
          <table:table-cell table:formula="of:=[.M30]" office:value-type="float" office:value="66">
            <text:p>66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its-mafft/M646.fst">
            <text:p>its-mafft/M646.fst</text:p>
          </table:table-cell>
          <table:table-cell table:formula="of:=[.B31]" office:value-type="float" office:value="799.345162291014">
            <text:p>799.345162291</text:p>
          </table:table-cell>
          <table:table-cell table:formula="of:=[.C31]" office:value-type="float" office:value="0.799272017045455">
            <text:p>0.799272017</text:p>
          </table:table-cell>
          <table:table-cell table:formula="of:=[.E31]" office:value-type="float" office:value="0.0114942528735633">
            <text:p>0.0114942529</text:p>
          </table:table-cell>
          <table:table-cell table:formula="of:=[.F31]" office:value-type="float" office:value="4.40909090909091">
            <text:p>4.4090909091</text:p>
          </table:table-cell>
          <table:table-cell table:formula="of:=[.G31]" office:value-type="float" office:value="291">
            <text:p>291</text:p>
          </table:table-cell>
          <table:table-cell table:formula="of:=[.H31]" office:value-type="float" office:value="66">
            <text:p>66</text:p>
          </table:table-cell>
          <table:table-cell table:formula="of:=[.K31]" office:value-type="float" office:value="245">
            <text:p>245</text:p>
          </table:table-cell>
          <table:table-cell table:formula="of:=[.L31]" office:value-type="float" office:value="212">
            <text:p>212</text:p>
          </table:table-cell>
          <table:table-cell table:formula="of:=[.M31]" office:value-type="float" office:value="33">
            <text:p>33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B33]" office:value-type="float" office:value="724.150040228816">
            <text:p>724.1500402288</text:p>
          </table:table-cell>
          <table:table-cell table:formula="of:=[.C33]" office:value-type="float" office:value="0.726028137805753">
            <text:p>0.7260281378</text:p>
          </table:table-cell>
          <table:table-cell table:formula="of:=[.E33]" office:value-type="float" office:value="0.0979859765323889">
            <text:p>0.0979859765</text:p>
          </table:table-cell>
          <table:table-cell table:formula="of:=[.F33]" office:value-type="float" office:value="4.62447685603158">
            <text:p>4.624476856</text:p>
          </table:table-cell>
          <table:table-cell table:formula="of:=[.G33]" office:value-type="float" office:value="8368.03333333333">
            <text:p>8368.0333333333</text:p>
          </table:table-cell>
          <table:table-cell table:formula="of:=[.H33]" office:value-type="float" office:value="1535.93333333333">
            <text:p>1535.9333333333</text:p>
          </table:table-cell>
          <table:table-cell table:formula="of:=[.K33]" office:value-type="float" office:value="570.2">
            <text:p>570.2</text:p>
          </table:table-cell>
          <table:table-cell table:formula="of:=[.L33]" office:value-type="float" office:value="489.666666666667">
            <text:p>489.6666666667</text:p>
          </table:table-cell>
          <table:table-cell table:formula="of:=[.M33]" office:value-type="float" office:value="80.5333333333333">
            <text:p>80.5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9"/>
        </table:table-row>
        <table:table-row table:style-name="ro2">
          <table:table-cell table:formula="of:=[.A2]" office:value-type="string" office:string-value="its-mafft/M4570.fst">
            <text:p>its-mafft/M4570.fst</text:p>
          </table:table-cell>
          <table:table-cell table:formula="of:=[.C2]" office:value-type="float" office:value="0.73045594262295">
            <text:p>0.7304559426</text:p>
          </table:table-cell>
          <table:table-cell table:formula="of:=[.L2]" office:value-type="float" office:value="451">
            <text:p>451</text:p>
          </table:table-cell>
          <table:table-cell table:formula="of:=[.M2]" office:value-type="float" office:value="80">
            <text:p>80</text:p>
          </table:table-cell>
          <table:table-cell table:number-columns-repeated="9"/>
        </table:table-row>
        <table:table-row table:style-name="ro2">
          <table:table-cell table:formula="of:=[.A3]" office:value-type="string" office:string-value="its-mafft/M588.fst">
            <text:p>its-mafft/M588.fst</text:p>
          </table:table-cell>
          <table:table-cell table:formula="of:=[.C3]" office:value-type="float" office:value="0.0994911919986613">
            <text:p>0.099491192</text:p>
          </table:table-cell>
          <table:table-cell table:formula="of:=[.L3]" office:value-type="float" office:value="2243">
            <text:p>2243</text:p>
          </table:table-cell>
          <table:table-cell table:formula="of:=[.M3]" office:value-type="float" office:value="260">
            <text:p>260</text:p>
          </table:table-cell>
          <table:table-cell table:number-columns-repeated="9"/>
        </table:table-row>
        <table:table-row table:style-name="ro2">
          <table:table-cell table:formula="of:=[.A4]" office:value-type="string" office:string-value="its-mafft/M4313.fst">
            <text:p>its-mafft/M4313.fst</text:p>
          </table:table-cell>
          <table:table-cell table:formula="of:=[.C4]" office:value-type="float" office:value="0.859391511205708">
            <text:p>0.8593915112</text:p>
          </table:table-cell>
          <table:table-cell table:formula="of:=[.L4]" office:value-type="float" office:value="167">
            <text:p>167</text:p>
          </table:table-cell>
          <table:table-cell table:formula="of:=[.M4]" office:value-type="float" office:value="22">
            <text:p>22</text:p>
          </table:table-cell>
          <table:table-cell table:number-columns-repeated="9"/>
        </table:table-row>
        <table:table-row table:style-name="ro2">
          <table:table-cell table:formula="of:=[.A5]" office:value-type="string" office:string-value="its-mafft/M4832.fst">
            <text:p>its-mafft/M4832.fst</text:p>
          </table:table-cell>
          <table:table-cell table:formula="of:=[.C5]" office:value-type="float" office:value="0.924733889528195">
            <text:p>0.9247338895</text:p>
          </table:table-cell>
          <table:table-cell table:formula="of:=[.L5]" office:value-type="float" office:value="159">
            <text:p>159</text:p>
          </table:table-cell>
          <table:table-cell table:formula="of:=[.M5]" office:value-type="float" office:value="26">
            <text:p>26</text:p>
          </table:table-cell>
          <table:table-cell table:number-columns-repeated="9"/>
        </table:table-row>
        <table:table-row table:style-name="ro2">
          <table:table-cell table:formula="of:=[.A6]" office:value-type="string" office:string-value="its-mafft/M575.fst">
            <text:p>its-mafft/M575.fst</text:p>
          </table:table-cell>
          <table:table-cell table:formula="of:=[.C6]" office:value-type="float" office:value="0.929588652668762">
            <text:p>0.9295886527</text:p>
          </table:table-cell>
          <table:table-cell table:formula="of:=[.L6]" office:value-type="float" office:value="214">
            <text:p>214</text:p>
          </table:table-cell>
          <table:table-cell table:formula="of:=[.M6]" office:value-type="float" office:value="11">
            <text:p>11</text:p>
          </table:table-cell>
          <table:table-cell table:number-columns-repeated="9"/>
        </table:table-row>
        <table:table-row table:style-name="ro2">
          <table:table-cell table:formula="of:=[.A7]" office:value-type="string" office:string-value="its-mafft/M4887.fst">
            <text:p>its-mafft/M4887.fst</text:p>
          </table:table-cell>
          <table:table-cell table:formula="of:=[.C7]" office:value-type="float" office:value="0.637217521946453">
            <text:p>0.6372175219</text:p>
          </table:table-cell>
          <table:table-cell table:formula="of:=[.L7]" office:value-type="float" office:value="14">
            <text:p>14</text:p>
          </table:table-cell>
          <table:table-cell table:formula="of:=[.M7]" office:value-type="float" office:value="5">
            <text:p>5</text:p>
          </table:table-cell>
          <table:table-cell table:number-columns-repeated="9"/>
        </table:table-row>
        <table:table-row table:style-name="ro2">
          <table:table-cell table:formula="of:=[.A8]" office:value-type="string" office:string-value="its-mafft/M4353.fst">
            <text:p>its-mafft/M4353.fst</text:p>
          </table:table-cell>
          <table:table-cell table:formula="of:=[.C8]" office:value-type="float" office:value="0.715302122964105">
            <text:p>0.715302123</text:p>
          </table:table-cell>
          <table:table-cell table:formula="of:=[.L8]" office:value-type="float" office:value="670">
            <text:p>670</text:p>
          </table:table-cell>
          <table:table-cell table:formula="of:=[.M8]" office:value-type="float" office:value="84">
            <text:p>84</text:p>
          </table:table-cell>
          <table:table-cell table:number-columns-repeated="9"/>
        </table:table-row>
        <table:table-row table:style-name="ro2">
          <table:table-cell table:formula="of:=[.A9]" office:value-type="string" office:string-value="its-mafft/M4473.fst">
            <text:p>its-mafft/M4473.fst</text:p>
          </table:table-cell>
          <table:table-cell table:formula="of:=[.C9]" office:value-type="float" office:value="0.720810476603063">
            <text:p>0.7208104766</text:p>
          </table:table-cell>
          <table:table-cell table:formula="of:=[.L9]" office:value-type="float" office:value="603">
            <text:p>603</text:p>
          </table:table-cell>
          <table:table-cell table:formula="of:=[.M9]" office:value-type="float" office:value="118">
            <text:p>118</text:p>
          </table:table-cell>
          <table:table-cell table:number-columns-repeated="9"/>
        </table:table-row>
        <table:table-row table:style-name="ro2">
          <table:table-cell table:formula="of:=[.A10]" office:value-type="string" office:string-value="its-mafft/M7816.fst">
            <text:p>its-mafft/M7816.fst</text:p>
          </table:table-cell>
          <table:table-cell table:formula="of:=[.C10]" office:value-type="float" office:value="0.857398265301307">
            <text:p>0.8573982653</text:p>
          </table:table-cell>
          <table:table-cell table:formula="of:=[.L10]" office:value-type="float" office:value="418">
            <text:p>418</text:p>
          </table:table-cell>
          <table:table-cell table:formula="of:=[.M10]" office:value-type="float" office:value="65">
            <text:p>65</text:p>
          </table:table-cell>
          <table:table-cell table:number-columns-repeated="9"/>
        </table:table-row>
        <table:table-row table:style-name="ro2">
          <table:table-cell table:formula="of:=[.A11]" office:value-type="string" office:string-value="its-mafft/M4526.fst">
            <text:p>its-mafft/M4526.fst</text:p>
          </table:table-cell>
          <table:table-cell table:formula="of:=[.C11]" office:value-type="float" office:value="0.778380159238584">
            <text:p>0.7783801592</text:p>
          </table:table-cell>
          <table:table-cell table:formula="of:=[.L11]" office:value-type="float" office:value="456">
            <text:p>456</text:p>
          </table:table-cell>
          <table:table-cell table:formula="of:=[.M11]" office:value-type="float" office:value="94">
            <text:p>94</text:p>
          </table:table-cell>
          <table:table-cell table:number-columns-repeated="9"/>
        </table:table-row>
        <table:table-row table:style-name="ro2">
          <table:table-cell table:formula="of:=[.A12]" office:value-type="string" office:string-value="its-mafft/M4693.fst">
            <text:p>its-mafft/M4693.fst</text:p>
          </table:table-cell>
          <table:table-cell table:formula="of:=[.C12]" office:value-type="float" office:value="0.857794914678332">
            <text:p>0.8577949147</text:p>
          </table:table-cell>
          <table:table-cell table:formula="of:=[.L12]" office:value-type="float" office:value="284">
            <text:p>284</text:p>
          </table:table-cell>
          <table:table-cell table:formula="of:=[.M12]" office:value-type="float" office:value="41">
            <text:p>41</text:p>
          </table:table-cell>
          <table:table-cell table:number-columns-repeated="9"/>
        </table:table-row>
        <table:table-row table:style-name="ro2">
          <table:table-cell table:formula="of:=[.A13]" office:value-type="string" office:string-value="its-mafft/M131.fst">
            <text:p>its-mafft/M131.fst</text:p>
          </table:table-cell>
          <table:table-cell table:formula="of:=[.C13]" office:value-type="float" office:value="0.789284261965749">
            <text:p>0.789284262</text:p>
          </table:table-cell>
          <table:table-cell table:formula="of:=[.L13]" office:value-type="float" office:value="492">
            <text:p>492</text:p>
          </table:table-cell>
          <table:table-cell table:formula="of:=[.M13]" office:value-type="float" office:value="57">
            <text:p>57</text:p>
          </table:table-cell>
          <table:table-cell table:number-columns-repeated="9"/>
        </table:table-row>
        <table:table-row table:style-name="ro2">
          <table:table-cell table:formula="of:=[.A14]" office:value-type="string" office:string-value="its-mafft/M4866.fst">
            <text:p>its-mafft/M4866.fst</text:p>
          </table:table-cell>
          <table:table-cell table:formula="of:=[.C14]" office:value-type="float" office:value="0.983587707697003">
            <text:p>0.9835877077</text:p>
          </table:table-cell>
          <table:table-cell table:formula="of:=[.L14]" office:value-type="float" office:value="38">
            <text:p>38</text:p>
          </table:table-cell>
          <table:table-cell table:formula="of:=[.M14]" office:value-type="float" office:value="6">
            <text:p>6</text:p>
          </table:table-cell>
          <table:table-cell table:number-columns-repeated="9"/>
        </table:table-row>
        <table:table-row table:style-name="ro2">
          <table:table-cell table:formula="of:=[.A15]" office:value-type="string" office:string-value="its-mafft/M4321.fst">
            <text:p>its-mafft/M4321.fst</text:p>
          </table:table-cell>
          <table:table-cell table:formula="of:=[.C15]" office:value-type="float" office:value="0.751827098026711">
            <text:p>0.751827098</text:p>
          </table:table-cell>
          <table:table-cell table:formula="of:=[.L15]" office:value-type="float" office:value="383">
            <text:p>383</text:p>
          </table:table-cell>
          <table:table-cell table:formula="of:=[.M15]" office:value-type="float" office:value="61">
            <text:p>61</text:p>
          </table:table-cell>
          <table:table-cell table:number-columns-repeated="9"/>
        </table:table-row>
        <table:table-row table:style-name="ro2">
          <table:table-cell table:formula="of:=[.A16]" office:value-type="string" office:string-value="its-mafft/M4156.fst">
            <text:p>its-mafft/M4156.fst</text:p>
          </table:table-cell>
          <table:table-cell table:formula="of:=[.C16]" office:value-type="float" office:value="0.308511528637054">
            <text:p>0.3085115286</text:p>
          </table:table-cell>
          <table:table-cell table:formula="of:=[.L16]" office:value-type="float" office:value="1352">
            <text:p>1352</text:p>
          </table:table-cell>
          <table:table-cell table:formula="of:=[.M16]" office:value-type="float" office:value="221">
            <text:p>221</text:p>
          </table:table-cell>
          <table:table-cell table:number-columns-repeated="9"/>
        </table:table-row>
        <table:table-row table:style-name="ro2">
          <table:table-cell table:formula="of:=[.A17]" office:value-type="string" office:string-value="its-mafft/M4314.fst">
            <text:p>its-mafft/M4314.fst</text:p>
          </table:table-cell>
          <table:table-cell table:formula="of:=[.C17]" office:value-type="float" office:value="0.814609650904772">
            <text:p>0.8146096509</text:p>
          </table:table-cell>
          <table:table-cell table:formula="of:=[.L17]" office:value-type="float" office:value="574">
            <text:p>574</text:p>
          </table:table-cell>
          <table:table-cell table:formula="of:=[.M17]" office:value-type="float" office:value="65">
            <text:p>65</text:p>
          </table:table-cell>
          <table:table-cell table:number-columns-repeated="9"/>
        </table:table-row>
        <table:table-row table:style-name="ro2">
          <table:table-cell table:formula="of:=[.A18]" office:value-type="string" office:string-value="its-mafft/M4628.fst">
            <text:p>its-mafft/M4628.fst</text:p>
          </table:table-cell>
          <table:table-cell table:formula="of:=[.C18]" office:value-type="float" office:value="0.954176579965905">
            <text:p>0.95417658</text:p>
          </table:table-cell>
          <table:table-cell table:formula="of:=[.L18]" office:value-type="float" office:value="84">
            <text:p>84</text:p>
          </table:table-cell>
          <table:table-cell table:formula="of:=[.M18]" office:value-type="float" office:value="13">
            <text:p>13</text:p>
          </table:table-cell>
          <table:table-cell table:number-columns-repeated="9"/>
        </table:table-row>
        <table:table-row table:style-name="ro2">
          <table:table-cell table:formula="of:=[.A19]" office:value-type="string" office:string-value="its-mafft/M4422.fst">
            <text:p>its-mafft/M4422.fst</text:p>
          </table:table-cell>
          <table:table-cell table:formula="of:=[.C19]" office:value-type="float" office:value="0.503217289151129">
            <text:p>0.5032172892</text:p>
          </table:table-cell>
          <table:table-cell table:formula="of:=[.L19]" office:value-type="float" office:value="209">
            <text:p>209</text:p>
          </table:table-cell>
          <table:table-cell table:formula="of:=[.M19]" office:value-type="float" office:value="68">
            <text:p>68</text:p>
          </table:table-cell>
          <table:table-cell table:number-columns-repeated="9"/>
        </table:table-row>
        <table:table-row table:style-name="ro2">
          <table:table-cell table:formula="of:=[.A20]" office:value-type="string" office:string-value="its-mafft/M4653.fst">
            <text:p>its-mafft/M4653.fst</text:p>
          </table:table-cell>
          <table:table-cell table:formula="of:=[.C20]" office:value-type="float" office:value="0.75045332507866">
            <text:p>0.7504533251</text:p>
          </table:table-cell>
          <table:table-cell table:formula="of:=[.L20]" office:value-type="float" office:value="245">
            <text:p>245</text:p>
          </table:table-cell>
          <table:table-cell table:formula="of:=[.M20]" office:value-type="float" office:value="73">
            <text:p>73</text:p>
          </table:table-cell>
          <table:table-cell table:number-columns-repeated="9"/>
        </table:table-row>
        <table:table-row table:style-name="ro2">
          <table:table-cell table:formula="of:=[.A21]" office:value-type="string" office:string-value="its-mafft/M4595.fst">
            <text:p>its-mafft/M4595.fst</text:p>
          </table:table-cell>
          <table:table-cell table:formula="of:=[.C21]" office:value-type="float" office:value="0.856771115916088">
            <text:p>0.8567711159</text:p>
          </table:table-cell>
          <table:table-cell table:formula="of:=[.L21]" office:value-type="float" office:value="435">
            <text:p>435</text:p>
          </table:table-cell>
          <table:table-cell table:formula="of:=[.M21]" office:value-type="float" office:value="70">
            <text:p>70</text:p>
          </table:table-cell>
          <table:table-cell table:number-columns-repeated="9"/>
        </table:table-row>
        <table:table-row table:style-name="ro2">
          <table:table-cell table:formula="of:=[.A22]" office:value-type="string" office:string-value="its-mafft/M4828.fst">
            <text:p>its-mafft/M4828.fst</text:p>
          </table:table-cell>
          <table:table-cell table:formula="of:=[.C22]" office:value-type="float" office:value="0.573422082951266">
            <text:p>0.573422083</text:p>
          </table:table-cell>
          <table:table-cell table:formula="of:=[.L22]" office:value-type="float" office:value="1114">
            <text:p>1114</text:p>
          </table:table-cell>
          <table:table-cell table:formula="of:=[.M22]" office:value-type="float" office:value="324">
            <text:p>324</text:p>
          </table:table-cell>
          <table:table-cell table:number-columns-repeated="9"/>
        </table:table-row>
        <table:table-row table:style-name="ro2">
          <table:table-cell table:formula="of:=[.A23]" office:value-type="string" office:string-value="its-mafft/M570.fst">
            <text:p>its-mafft/M570.fst</text:p>
          </table:table-cell>
          <table:table-cell table:formula="of:=[.C23]" office:value-type="float" office:value="0.833301432353971">
            <text:p>0.8333014324</text:p>
          </table:table-cell>
          <table:table-cell table:formula="of:=[.L23]" office:value-type="float" office:value="594">
            <text:p>594</text:p>
          </table:table-cell>
          <table:table-cell table:formula="of:=[.M23]" office:value-type="float" office:value="83">
            <text:p>83</text:p>
          </table:table-cell>
          <table:table-cell table:number-columns-repeated="9"/>
        </table:table-row>
        <table:table-row table:style-name="ro2">
          <table:table-cell table:formula="of:=[.A24]" office:value-type="string" office:string-value="its-mafft/M4624.fst">
            <text:p>its-mafft/M4624.fst</text:p>
          </table:table-cell>
          <table:table-cell table:formula="of:=[.C24]" office:value-type="float" office:value="0.714069290186413">
            <text:p>0.7140692902</text:p>
          </table:table-cell>
          <table:table-cell table:formula="of:=[.L24]" office:value-type="float" office:value="594">
            <text:p>594</text:p>
          </table:table-cell>
          <table:table-cell table:formula="of:=[.M24]" office:value-type="float" office:value="125">
            <text:p>125</text:p>
          </table:table-cell>
          <table:table-cell table:number-columns-repeated="9"/>
        </table:table-row>
        <table:table-row table:style-name="ro2">
          <table:table-cell table:formula="of:=[.A25]" office:value-type="string" office:string-value="its-mafft/M4674.fst">
            <text:p>its-mafft/M4674.fst</text:p>
          </table:table-cell>
          <table:table-cell table:formula="of:=[.C25]" office:value-type="float" office:value="0.644553121196313">
            <text:p>0.6445531212</text:p>
          </table:table-cell>
          <table:table-cell table:formula="of:=[.L25]" office:value-type="float" office:value="503">
            <text:p>503</text:p>
          </table:table-cell>
          <table:table-cell table:formula="of:=[.M25]" office:value-type="float" office:value="126">
            <text:p>126</text:p>
          </table:table-cell>
          <table:table-cell table:number-columns-repeated="9"/>
        </table:table-row>
        <table:table-row table:style-name="ro2">
          <table:table-cell table:formula="of:=[.A26]" office:value-type="string" office:string-value="its-mafft/M4466.fst">
            <text:p>its-mafft/M4466.fst</text:p>
          </table:table-cell>
          <table:table-cell table:formula="of:=[.C26]" office:value-type="float" office:value="0.920092112389466">
            <text:p>0.9200921124</text:p>
          </table:table-cell>
          <table:table-cell table:formula="of:=[.L26]" office:value-type="float" office:value="214">
            <text:p>214</text:p>
          </table:table-cell>
          <table:table-cell table:formula="of:=[.M26]" office:value-type="float" office:value="31">
            <text:p>31</text:p>
          </table:table-cell>
          <table:table-cell table:number-columns-repeated="9"/>
        </table:table-row>
        <table:table-row table:style-name="ro2">
          <table:table-cell table:formula="of:=[.A27]" office:value-type="string" office:string-value="its-mafft/M4297.fst">
            <text:p>its-mafft/M4297.fst</text:p>
          </table:table-cell>
          <table:table-cell table:formula="of:=[.C27]" office:value-type="float" office:value="0.681165724227925">
            <text:p>0.6811657242</text:p>
          </table:table-cell>
          <table:table-cell table:formula="of:=[.L27]" office:value-type="float" office:value="355">
            <text:p>355</text:p>
          </table:table-cell>
          <table:table-cell table:formula="of:=[.M27]" office:value-type="float" office:value="20">
            <text:p>20</text:p>
          </table:table-cell>
          <table:table-cell table:number-columns-repeated="9"/>
        </table:table-row>
        <table:table-row table:style-name="ro2">
          <table:table-cell table:formula="of:=[.A28]" office:value-type="string" office:string-value="its-mafft/M4587.fst">
            <text:p>its-mafft/M4587.fst</text:p>
          </table:table-cell>
          <table:table-cell table:formula="of:=[.C28]" office:value-type="float" office:value="0.738284565213627">
            <text:p>0.7382845652</text:p>
          </table:table-cell>
          <table:table-cell table:formula="of:=[.L28]" office:value-type="float" office:value="614">
            <text:p>614</text:p>
          </table:table-cell>
          <table:table-cell table:formula="of:=[.M28]" office:value-type="float" office:value="131">
            <text:p>131</text:p>
          </table:table-cell>
          <table:table-cell table:number-columns-repeated="9"/>
        </table:table-row>
        <table:table-row table:style-name="ro2">
          <table:table-cell table:formula="of:=[.A29]" office:value-type="string" office:string-value="its-mafft/M124.fst">
            <text:p>its-mafft/M124.fst</text:p>
          </table:table-cell>
          <table:table-cell table:formula="of:=[.C29]" office:value-type="float" office:value="0.634770415055902">
            <text:p>0.6347704151</text:p>
          </table:table-cell>
          <table:table-cell table:formula="of:=[.L29]" office:value-type="float" office:value="198">
            <text:p>198</text:p>
          </table:table-cell>
          <table:table-cell table:formula="of:=[.M29]" office:value-type="float" office:value="37">
            <text:p>37</text:p>
          </table:table-cell>
          <table:table-cell table:number-columns-repeated="9"/>
        </table:table-row>
        <table:table-row table:style-name="ro2">
          <table:table-cell table:formula="of:=[.A30]" office:value-type="string" office:string-value="its-mafft/M4447.fst">
            <text:p>its-mafft/M4447.fst</text:p>
          </table:table-cell>
          <table:table-cell table:formula="of:=[.C30]" office:value-type="float" office:value="0.418910167453051">
            <text:p>0.4189101675</text:p>
          </table:table-cell>
          <table:table-cell table:formula="of:=[.L30]" office:value-type="float" office:value="801">
            <text:p>801</text:p>
          </table:table-cell>
          <table:table-cell table:formula="of:=[.M30]" office:value-type="float" office:value="66">
            <text:p>66</text:p>
          </table:table-cell>
          <table:table-cell table:number-columns-repeated="9"/>
        </table:table-row>
        <table:table-row table:style-name="ro2">
          <table:table-cell table:formula="of:=[.A31]" office:value-type="string" office:string-value="its-mafft/M646.fst">
            <text:p>its-mafft/M646.fst</text:p>
          </table:table-cell>
          <table:table-cell table:formula="of:=[.C31]" office:value-type="float" office:value="0.799272017045455">
            <text:p>0.799272017</text:p>
          </table:table-cell>
          <table:table-cell table:formula="of:=[.L31]" office:value-type="float" office:value="212">
            <text:p>212</text:p>
          </table:table-cell>
          <table:table-cell table:formula="of:=[.M31]" office:value-type="float" office:value="33">
            <text:p>33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table:formula="of:=[.A33]" office:value-type="string" office:string-value="mean">
            <text:p>mean</text:p>
          </table:table-cell>
          <table:table-cell table:formula="of:=[.C33]" office:value-type="float" office:value="0.726028137805753">
            <text:p>0.7260281378</text:p>
          </table:table-cell>
          <table:table-cell table:formula="of:=[.L33]" office:value-type="float" office:value="489.666666666667">
            <text:p>489.6666666667</text:p>
          </table:table-cell>
          <table:table-cell table:formula="of:=[.M33]" office:value-type="float" office:value="80.5333333333333">
            <text:p>80.5333333333</text:p>
          </table:table-cell>
          <table:table-cell table:number-columns-repeated="9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office:value-type="string">
            <text:p>Total time (user)</text:p>
          </table:table-cell>
          <table:table-cell office:value-type="string">
            <text:p>0m9.165s</text:p>
          </table:table-cell>
          <table:table-cell table:number-columns-repeated="11"/>
        </table:table-row>
        <table:table-row table:style-name="ro2" table:number-rows-repeated="104846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mpare-dcca-mafft" table:style-name="ta1">
        <table:table-column table:style-name="co1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formula="of:=['its-dcca-10'.A1]" office:value-type="string" office:string-value="alignment-file-rated">
            <text:p>alignment-file-rated</text:p>
          </table:table-cell>
          <table:table-cell table:formula="of:=['its-dcca-10'.B1]" office:value-type="string" office:string-value=" GLOCSA">
            <text:p><text:s/>GLOCSA</text:p>
          </table:table-cell>
          <table:table-cell table:formula="of:=['its-dcca-10'.C1]" office:value-type="string" office:string-value=" meanColumnValue">
            <text:p><text:s/>meanColumnValue</text:p>
          </table:table-cell>
          <table:table-cell table:formula="of:=['its-dcca-10'.D1]" office:value-type="string" office:string-value=" gapConcentration">
            <text:p><text:s/>gapConcentration</text:p>
          </table:table-cell>
          <table:table-cell table:formula="of:=['its-dcca-10'.E1]" office:value-type="string" office:string-value=" columnIncrementRatio">
            <text:p><text:s/>columnIncrementRatio</text:p>
          </table:table-cell>
          <table:table-cell table:formula="of:=['its-dcca-10'.F1]" office:value-type="string" office:string-value=" meanGapBlockSize">
            <text:p><text:s/>meanGapBlockSize</text:p>
          </table:table-cell>
          <table:table-cell table:formula="of:=['its-dcca-10'.G1]" office:value-type="string" office:string-value=" totalGapPositions">
            <text:p><text:s/>totalGapPositions</text:p>
          </table:table-cell>
          <table:table-cell table:formula="of:=['its-dcca-10'.H1]" office:value-type="string" office:string-value=" numberGapBlocks">
            <text:p><text:s/>numberGapBlocks</text:p>
          </table:table-cell>
          <table:table-cell table:formula="of:=['its-dcca-10'.I1]" office:value-type="string" office:string-value=" columnsNotAligned">
            <text:p><text:s/>columnsNotAligned</text:p>
          </table:table-cell>
          <table:table-cell table:formula="of:=['its-dcca-10'.J1]" office:value-type="string" office:string-value=" columnsAligned">
            <text:p><text:s/>columnsAligned</text:p>
          </table:table-cell>
          <table:table-cell table:formula="of:=['its-dcca-10'.K1]" office:value-type="string" office:string-value=" estimatedEvents">
            <text:p><text:s/>estimatedEvents</text:p>
          </table:table-cell>
          <table:table-cell table:formula="of:=['its-dcca-10'.L1]" office:value-type="string" office:string-value=" substitutionEvents">
            <text:p><text:s/>substitutionEvents</text:p>
          </table:table-cell>
          <table:table-cell table:formula="of:=['its-dcca-10'.M1]" office:value-type="string" office:string-value=" inDelEvents">
            <text:p><text:s/>inDelEvents</text:p>
          </table:table-cell>
        </table:table-row>
        <table:table-row table:style-name="ro2">
          <table:table-cell table:formula="of:=RIGHT(['its-dcca-10'.A2];LEN(['its-dcca-10'.A2])-FIND(&quot;M&quot;;['its-dcca-10'.A2])+1)" office:value-type="string" office:string-value="M4570.fst">
            <text:p>M4570.fst</text:p>
          </table:table-cell>
          <table:table-cell table:formula="of:=['its-dcca-10'.B2]-['its-einsi'.B2]" office:value-type="float" office:value="4.31192278613571">
            <text:p>4.3119227861</text:p>
          </table:table-cell>
          <table:table-cell table:formula="of:=['its-dcca-10'.C2]-['its-einsi'.C2]" office:value-type="float" office:value="0.00416823889004492">
            <text:p>0.0041682389</text:p>
          </table:table-cell>
          <table:table-cell table:formula="of:=['its-dcca-10'.D2]-['its-einsi'.D2]" office:value-type="float" office:value="0.0000413376616787976">
            <text:p>4.13376616787976E-005</text:p>
          </table:table-cell>
          <table:table-cell table:formula="of:=['its-dcca-10'.E2]-['its-einsi'.E2]" office:value-type="float" office:value="-0.00714285714285733">
            <text:p>-0.0071428571</text:p>
          </table:table-cell>
          <table:table-cell table:formula="of:=['its-dcca-10'.F2]-['its-einsi'.F2]" office:value-type="float" office:value="0.0212500634157315">
            <text:p>0.0212500634</text:p>
          </table:table-cell>
          <table:table-cell table:formula="of:=['its-dcca-10'.G2]-['its-einsi'.G2]" office:value-type="float" office:value="-224">
            <text:p>-224</text:p>
          </table:table-cell>
          <table:table-cell table:formula="of:=['its-dcca-10'.H2]-['its-einsi'.H2]" office:value-type="float" office:value="-66">
            <text:p>-66</text:p>
          </table:table-cell>
          <table:table-cell table:formula="of:=['its-dcca-10'.I2]-['its-einsi'.I2]" office:value-type="float" office:value="0">
            <text:p>0</text:p>
          </table:table-cell>
          <table:table-cell table:formula="of:=['its-dcca-10'.J2]-['its-einsi'.J2]" office:value-type="float" office:value="-4">
            <text:p>-4</text:p>
          </table:table-cell>
          <table:table-cell table:formula="of:=['its-dcca-10'.K2]-['its-einsi'.K2]" office:value-type="float" office:value="5">
            <text:p>5</text:p>
          </table:table-cell>
          <table:table-cell table:formula="of:=['its-dcca-10'.L2]-['its-einsi'.L2]" office:value-type="float" office:value="13">
            <text:p>13</text:p>
          </table:table-cell>
          <table:table-cell table:formula="of:=['its-dcca-10'.M2]-['its-einsi'.M2]" office:value-type="float" office:value="-8">
            <text:p>-8</text:p>
          </table:table-cell>
        </table:table-row>
        <table:table-row table:style-name="ro2">
          <table:table-cell table:formula="of:=RIGHT(['its-dcca-10'.A3];LEN(['its-dcca-10'.A3])-FIND(&quot;M&quot;;['its-dcca-10'.A3])+1)" office:value-type="string" office:string-value="M588.fst">
            <text:p>M588.fst</text:p>
          </table:table-cell>
          <table:table-cell table:formula="of:=['its-dcca-10'.B3]-['its-einsi'.B3]" office:value-type="float" office:value="0">
            <text:p>0</text:p>
          </table:table-cell>
          <table:table-cell table:formula="of:=['its-dcca-10'.C3]-['its-einsi'.C3]" office:value-type="float" office:value="0">
            <text:p>0</text:p>
          </table:table-cell>
          <table:table-cell table:formula="of:=['its-dcca-10'.D3]-['its-einsi'.D3]" office:value-type="float" office:value="0">
            <text:p>0</text:p>
          </table:table-cell>
          <table:table-cell table:formula="of:=['its-dcca-10'.E3]-['its-einsi'.E3]" office:value-type="float" office:value="0">
            <text:p>0</text:p>
          </table:table-cell>
          <table:table-cell table:formula="of:=['its-dcca-10'.F3]-['its-einsi'.F3]" office:value-type="float" office:value="0">
            <text:p>0</text:p>
          </table:table-cell>
          <table:table-cell table:formula="of:=['its-dcca-10'.G3]-['its-einsi'.G3]" office:value-type="float" office:value="0">
            <text:p>0</text:p>
          </table:table-cell>
          <table:table-cell table:formula="of:=['its-dcca-10'.H3]-['its-einsi'.H3]" office:value-type="float" office:value="0">
            <text:p>0</text:p>
          </table:table-cell>
          <table:table-cell table:formula="of:=['its-dcca-10'.I3]-['its-einsi'.I3]" office:value-type="float" office:value="0">
            <text:p>0</text:p>
          </table:table-cell>
          <table:table-cell table:formula="of:=['its-dcca-10'.J3]-['its-einsi'.J3]" office:value-type="float" office:value="0">
            <text:p>0</text:p>
          </table:table-cell>
          <table:table-cell table:formula="of:=['its-dcca-10'.K3]-['its-einsi'.K3]" office:value-type="float" office:value="0">
            <text:p>0</text:p>
          </table:table-cell>
          <table:table-cell table:formula="of:=['its-dcca-10'.L3]-['its-einsi'.L3]" office:value-type="float" office:value="0">
            <text:p>0</text:p>
          </table:table-cell>
          <table:table-cell table:formula="of:=['its-dcca-10'.M3]-['its-einsi'.M3]" office:value-type="float" office:value="0">
            <text:p>0</text:p>
          </table:table-cell>
        </table:table-row>
        <table:table-row table:style-name="ro2">
          <table:table-cell table:formula="of:=RIGHT(['its-dcca-10'.A4];LEN(['its-dcca-10'.A4])-FIND(&quot;M&quot;;['its-dcca-10'.A4])+1)" office:value-type="string" office:string-value="M4313.fst">
            <text:p>M4313.fst</text:p>
          </table:table-cell>
          <table:table-cell table:formula="of:=['its-dcca-10'.B4]-['its-einsi'.B4]" office:value-type="float" office:value="-17.7295588042891">
            <text:p>-17.7295588043</text:p>
          </table:table-cell>
          <table:table-cell table:formula="of:=['its-dcca-10'.C4]-['its-einsi'.C4]" office:value-type="float" office:value="-0.0173089203149273">
            <text:p>-0.0173089203</text:p>
          </table:table-cell>
          <table:table-cell table:formula="of:=['its-dcca-10'.D4]-['its-einsi'.D4]" office:value-type="float" office:value="0.000199498037196728">
            <text:p>0.000199498</text:p>
          </table:table-cell>
          <table:table-cell table:formula="of:=['its-dcca-10'.E4]-['its-einsi'.E4]" office:value-type="float" office:value="0.0212314225053078">
            <text:p>0.0212314225</text:p>
          </table:table-cell>
          <table:table-cell table:formula="of:=['its-dcca-10'.F4]-['its-einsi'.F4]" office:value-type="float" office:value="1.11933843876697">
            <text:p>1.1193384388</text:p>
          </table:table-cell>
          <table:table-cell table:formula="of:=['its-dcca-10'.G4]-['its-einsi'.G4]" office:value-type="float" office:value="309">
            <text:p>309</text:p>
          </table:table-cell>
          <table:table-cell table:formula="of:=['its-dcca-10'.H4]-['its-einsi'.H4]" office:value-type="float" office:value="-31">
            <text:p>-31</text:p>
          </table:table-cell>
          <table:table-cell table:formula="of:=['its-dcca-10'.I4]-['its-einsi'.I4]" office:value-type="float" office:value="0">
            <text:p>0</text:p>
          </table:table-cell>
          <table:table-cell table:formula="of:=['its-dcca-10'.J4]-['its-einsi'.J4]" office:value-type="float" office:value="10">
            <text:p>10</text:p>
          </table:table-cell>
          <table:table-cell table:formula="of:=['its-dcca-10'.K4]-['its-einsi'.K4]" office:value-type="float" office:value="-10">
            <text:p>-10</text:p>
          </table:table-cell>
          <table:table-cell table:formula="of:=['its-dcca-10'.L4]-['its-einsi'.L4]" office:value-type="float" office:value="-12">
            <text:p>-12</text:p>
          </table:table-cell>
          <table:table-cell table:formula="of:=['its-dcca-10'.M4]-['its-einsi'.M4]" office:value-type="float" office:value="2">
            <text:p>2</text:p>
          </table:table-cell>
        </table:table-row>
        <table:table-row table:style-name="ro2">
          <table:table-cell table:formula="of:=RIGHT(['its-dcca-10'.A5];LEN(['its-dcca-10'.A5])-FIND(&quot;M&quot;;['its-dcca-10'.A5])+1)" office:value-type="string" office:string-value="M4832.fst">
            <text:p>M4832.fst</text:p>
          </table:table-cell>
          <table:table-cell table:formula="of:=['its-dcca-10'.B5]-['its-einsi'.B5]" office:value-type="float" office:value="2.4755626574447">
            <text:p>2.4755626574</text:p>
          </table:table-cell>
          <table:table-cell table:formula="of:=['its-dcca-10'.C5]-['its-einsi'.C5]" office:value-type="float" office:value="0.00245179107200333">
            <text:p>0.0024517911</text:p>
          </table:table-cell>
          <table:table-cell table:formula="of:=['its-dcca-10'.D5]-['its-einsi'.D5]" office:value-type="float" office:value="0.000023078106569566">
            <text:p>2.3078106569566E-005</text:p>
          </table:table-cell>
          <table:table-cell table:formula="of:=['its-dcca-10'.E5]-['its-einsi'.E5]" office:value-type="float" office:value="-0.00116550116550116">
            <text:p>-0.0011655012</text:p>
          </table:table-cell>
          <table:table-cell table:formula="of:=['its-dcca-10'.F5]-['its-einsi'.F5]" office:value-type="float" office:value="-0.0425252577055186">
            <text:p>-0.0425252577</text:p>
          </table:table-cell>
          <table:table-cell table:formula="of:=['its-dcca-10'.G5]-['its-einsi'.G5]" office:value-type="float" office:value="-48">
            <text:p>-48</text:p>
          </table:table-cell>
          <table:table-cell table:formula="of:=['its-dcca-10'.H5]-['its-einsi'.H5]" office:value-type="float" office:value="-9">
            <text:p>-9</text:p>
          </table:table-cell>
          <table:table-cell table:formula="of:=['its-dcca-10'.I5]-['its-einsi'.I5]" office:value-type="float" office:value="0">
            <text:p>0</text:p>
          </table:table-cell>
          <table:table-cell table:formula="of:=['its-dcca-10'.J5]-['its-einsi'.J5]" office:value-type="float" office:value="-1">
            <text:p>-1</text:p>
          </table:table-cell>
          <table:table-cell table:formula="of:=['its-dcca-10'.K5]-['its-einsi'.K5]" office:value-type="float" office:value="-4">
            <text:p>-4</text:p>
          </table:table-cell>
          <table:table-cell table:formula="of:=['its-dcca-10'.L5]-['its-einsi'.L5]" office:value-type="float" office:value="-3">
            <text:p>-3</text:p>
          </table:table-cell>
          <table:table-cell table:formula="of:=['its-dcca-10'.M5]-['its-einsi'.M5]" office:value-type="float" office:value="-1">
            <text:p>-1</text:p>
          </table:table-cell>
        </table:table-row>
        <table:table-row table:style-name="ro2">
          <table:table-cell table:formula="of:=RIGHT(['its-dcca-10'.A6];LEN(['its-dcca-10'.A6])-FIND(&quot;M&quot;;['its-dcca-10'.A6])+1)" office:value-type="string" office:string-value="M575.fst">
            <text:p>M575.fst</text:p>
          </table:table-cell>
          <table:table-cell table:formula="of:=['its-dcca-10'.B6]-['its-einsi'.B6]" office:value-type="float" office:value="-0.414918800908936">
            <text:p>-0.4149188009</text:p>
          </table:table-cell>
          <table:table-cell table:formula="of:=['its-dcca-10'.C6]-['its-einsi'.C6]" office:value-type="float" office:value="-0.000442638828628272">
            <text:p>-0.0004426388</text:p>
          </table:table-cell>
          <table:table-cell table:formula="of:=['its-dcca-10'.D6]-['its-einsi'.D6]" office:value-type="float" office:value="0.00138600138600136">
            <text:p>0.0013860014</text:p>
          </table:table-cell>
          <table:table-cell table:formula="of:=['its-dcca-10'.E6]-['its-einsi'.E6]" office:value-type="float" office:value="0">
            <text:p>0</text:p>
          </table:table-cell>
          <table:table-cell table:formula="of:=['its-dcca-10'.F6]-['its-einsi'.F6]" office:value-type="float" office:value="0.0582120582120631">
            <text:p>0.0582120582</text:p>
          </table:table-cell>
          <table:table-cell table:formula="of:=['its-dcca-10'.G6]-['its-einsi'.G6]" office:value-type="float" office:value="0">
            <text:p>0</text:p>
          </table:table-cell>
          <table:table-cell table:formula="of:=['its-dcca-10'.H6]-['its-einsi'.H6]" office:value-type="float" office:value="-2">
            <text:p>-2</text:p>
          </table:table-cell>
          <table:table-cell table:formula="of:=['its-dcca-10'.I6]-['its-einsi'.I6]" office:value-type="float" office:value="0">
            <text:p>0</text:p>
          </table:table-cell>
          <table:table-cell table:formula="of:=['its-dcca-10'.J6]-['its-einsi'.J6]" office:value-type="float" office:value="0">
            <text:p>0</text:p>
          </table:table-cell>
          <table:table-cell table:formula="of:=['its-dcca-10'.K6]-['its-einsi'.K6]" office:value-type="float" office:value="3">
            <text:p>3</text:p>
          </table:table-cell>
          <table:table-cell table:formula="of:=['its-dcca-10'.L6]-['its-einsi'.L6]" office:value-type="float" office:value="3">
            <text:p>3</text:p>
          </table:table-cell>
          <table:table-cell table:formula="of:=['its-dcca-10'.M6]-['its-einsi'.M6]" office:value-type="float" office:value="0">
            <text:p>0</text:p>
          </table:table-cell>
        </table:table-row>
        <table:table-row table:style-name="ro2">
          <table:table-cell table:formula="of:=RIGHT(['its-dcca-10'.A7];LEN(['its-dcca-10'.A7])-FIND(&quot;M&quot;;['its-dcca-10'.A7])+1)" office:value-type="string" office:string-value="M4887.fst">
            <text:p>M4887.fst</text:p>
          </table:table-cell>
          <table:table-cell table:formula="of:=['its-dcca-10'.B7]-['its-einsi'.B7]" office:value-type="float" office:value="-1.43605871689044">
            <text:p>-1.4360587169</text:p>
          </table:table-cell>
          <table:table-cell table:formula="of:=['its-dcca-10'.C7]-['its-einsi'.C7]" office:value-type="float" office:value="-0.0010797933606258">
            <text:p>-0.0010797934</text:p>
          </table:table-cell>
          <table:table-cell table:formula="of:=['its-dcca-10'.D7]-['its-einsi'.D7]" office:value-type="float" office:value="-0.0157342657342658">
            <text:p>-0.0157342657</text:p>
          </table:table-cell>
          <table:table-cell table:formula="of:=['its-dcca-10'.E7]-['its-einsi'.E7]" office:value-type="float" office:value="0.00207900207900203">
            <text:p>0.0020790021</text:p>
          </table:table-cell>
          <table:table-cell table:formula="of:=['its-dcca-10'.F7]-['its-einsi'.F7]" office:value-type="float" office:value="-0.0157342657342685">
            <text:p>-0.0157342657</text:p>
          </table:table-cell>
          <table:table-cell table:formula="of:=['its-dcca-10'.G7]-['its-einsi'.G7]" office:value-type="float" office:value="18">
            <text:p>18</text:p>
          </table:table-cell>
          <table:table-cell table:formula="of:=['its-dcca-10'.H7]-['its-einsi'.H7]" office:value-type="float" office:value="18">
            <text:p>18</text:p>
          </table:table-cell>
          <table:table-cell table:formula="of:=['its-dcca-10'.I7]-['its-einsi'.I7]" office:value-type="float" office:value="0">
            <text:p>0</text:p>
          </table:table-cell>
          <table:table-cell table:formula="of:=['its-dcca-10'.J7]-['its-einsi'.J7]" office:value-type="float" office:value="1">
            <text:p>1</text:p>
          </table:table-cell>
          <table:table-cell table:formula="of:=['its-dcca-10'.K7]-['its-einsi'.K7]" office:value-type="float" office:value="-2">
            <text:p>-2</text:p>
          </table:table-cell>
          <table:table-cell table:formula="of:=['its-dcca-10'.L7]-['its-einsi'.L7]" office:value-type="float" office:value="-4">
            <text:p>-4</text:p>
          </table:table-cell>
          <table:table-cell table:formula="of:=['its-dcca-10'.M7]-['its-einsi'.M7]" office:value-type="float" office:value="2">
            <text:p>2</text:p>
          </table:table-cell>
        </table:table-row>
        <table:table-row table:style-name="ro2">
          <table:table-cell table:formula="of:=RIGHT(['its-dcca-10'.A8];LEN(['its-dcca-10'.A8])-FIND(&quot;M&quot;;['its-dcca-10'.A8])+1)" office:value-type="string" office:string-value="M4353.fst">
            <text:p>M4353.fst</text:p>
          </table:table-cell>
          <table:table-cell table:formula="of:=['its-dcca-10'.B8]-['its-einsi'.B8]" office:value-type="float" office:value="-33.221362599962">
            <text:p>-33.2213626</text:p>
          </table:table-cell>
          <table:table-cell table:formula="of:=['its-dcca-10'.C8]-['its-einsi'.C8]" office:value-type="float" office:value="-0.032265346001087">
            <text:p>-0.032265346</text:p>
          </table:table-cell>
          <table:table-cell table:formula="of:=['its-dcca-10'.D8]-['its-einsi'.D8]" office:value-type="float" office:value="0.00000793499650859832">
            <text:p>0.000007935</text:p>
          </table:table-cell>
          <table:table-cell table:formula="of:=['its-dcca-10'.E8]-['its-einsi'.E8]" office:value-type="float" office:value="0.0478087649402386">
            <text:p>0.0478087649</text:p>
          </table:table-cell>
          <table:table-cell table:formula="of:=['its-dcca-10'.F8]-['its-einsi'.F8]" office:value-type="float" office:value="1.64856693963055">
            <text:p>1.6485669396</text:p>
          </table:table-cell>
          <table:table-cell table:formula="of:=['its-dcca-10'.G8]-['its-einsi'.G8]" office:value-type="float" office:value="1140">
            <text:p>1140</text:p>
          </table:table-cell>
          <table:table-cell table:formula="of:=['its-dcca-10'.H8]-['its-einsi'.H8]" office:value-type="float" office:value="-4">
            <text:p>-4</text:p>
          </table:table-cell>
          <table:table-cell table:formula="of:=['its-dcca-10'.I8]-['its-einsi'.I8]" office:value-type="float" office:value="0">
            <text:p>0</text:p>
          </table:table-cell>
          <table:table-cell table:formula="of:=['its-dcca-10'.J8]-['its-einsi'.J8]" office:value-type="float" office:value="60">
            <text:p>60</text:p>
          </table:table-cell>
          <table:table-cell table:formula="of:=['its-dcca-10'.K8]-['its-einsi'.K8]" office:value-type="float" office:value="-27">
            <text:p>-27</text:p>
          </table:table-cell>
          <table:table-cell table:formula="of:=['its-dcca-10'.L8]-['its-einsi'.L8]" office:value-type="float" office:value="-31">
            <text:p>-31</text:p>
          </table:table-cell>
          <table:table-cell table:formula="of:=['its-dcca-10'.M8]-['its-einsi'.M8]" office:value-type="float" office:value="4">
            <text:p>4</text:p>
          </table:table-cell>
        </table:table-row>
        <table:table-row table:style-name="ro2">
          <table:table-cell table:formula="of:=RIGHT(['its-dcca-10'.A9];LEN(['its-dcca-10'.A9])-FIND(&quot;M&quot;;['its-dcca-10'.A9])+1)" office:value-type="string" office:string-value="M4473.fst">
            <text:p>M4473.fst</text:p>
          </table:table-cell>
          <table:table-cell table:formula="of:=['its-dcca-10'.B9]-['its-einsi'.B9]" office:value-type="float" office:value="-18.2720515729683">
            <text:p>-18.272051573</text:p>
          </table:table-cell>
          <table:table-cell table:formula="of:=['its-dcca-10'.C9]-['its-einsi'.C9]" office:value-type="float" office:value="-0.0177743938663117">
            <text:p>-0.0177743939</text:p>
          </table:table-cell>
          <table:table-cell table:formula="of:=['its-dcca-10'.D9]-['its-einsi'.D9]" office:value-type="float" office:value="-0.0000381648359140647">
            <text:p>-3.81648359140647E-005</text:p>
          </table:table-cell>
          <table:table-cell table:formula="of:=['its-dcca-10'.E9]-['its-einsi'.E9]" office:value-type="float" office:value="0.0248447204968944">
            <text:p>0.0248447205</text:p>
          </table:table-cell>
          <table:table-cell table:formula="of:=['its-dcca-10'.F9]-['its-einsi'.F9]" office:value-type="float" office:value="0.337536169629971">
            <text:p>0.3375361696</text:p>
          </table:table-cell>
          <table:table-cell table:formula="of:=['its-dcca-10'.G9]-['its-einsi'.G9]" office:value-type="float" office:value="1376">
            <text:p>1376</text:p>
          </table:table-cell>
          <table:table-cell table:formula="of:=['its-dcca-10'.H9]-['its-einsi'.H9]" office:value-type="float" office:value="192">
            <text:p>192</text:p>
          </table:table-cell>
          <table:table-cell table:formula="of:=['its-dcca-10'.I9]-['its-einsi'.I9]" office:value-type="float" office:value="0">
            <text:p>0</text:p>
          </table:table-cell>
          <table:table-cell table:formula="of:=['its-dcca-10'.J9]-['its-einsi'.J9]" office:value-type="float" office:value="20">
            <text:p>20</text:p>
          </table:table-cell>
          <table:table-cell table:formula="of:=['its-dcca-10'.K9]-['its-einsi'.K9]" office:value-type="float" office:value="-11">
            <text:p>-11</text:p>
          </table:table-cell>
          <table:table-cell table:formula="of:=['its-dcca-10'.L9]-['its-einsi'.L9]" office:value-type="float" office:value="-14">
            <text:p>-14</text:p>
          </table:table-cell>
          <table:table-cell table:formula="of:=['its-dcca-10'.M9]-['its-einsi'.M9]" office:value-type="float" office:value="3">
            <text:p>3</text:p>
          </table:table-cell>
        </table:table-row>
        <table:table-row table:style-name="ro2">
          <table:table-cell table:formula="of:=RIGHT(['its-dcca-10'.A10];LEN(['its-dcca-10'.A10])-FIND(&quot;M&quot;;['its-dcca-10'.A10])+1)" office:value-type="string" office:string-value="M7816.fst">
            <text:p>M7816.fst</text:p>
          </table:table-cell>
          <table:table-cell table:formula="of:=['its-dcca-10'.B10]-['its-einsi'.B10]" office:value-type="float" office:value="-2.22556356735879">
            <text:p>-2.2255635674</text:p>
          </table:table-cell>
          <table:table-cell table:formula="of:=['its-dcca-10'.C10]-['its-einsi'.C10]" office:value-type="float" office:value="-0.00222582339684807">
            <text:p>-0.0022258234</text:p>
          </table:table-cell>
          <table:table-cell table:formula="of:=['its-dcca-10'.D10]-['its-einsi'.D10]" office:value-type="float" office:value="0.0000129914744924947">
            <text:p>1.29914744924947E-005</text:p>
          </table:table-cell>
          <table:table-cell table:formula="of:=['its-dcca-10'.E10]-['its-einsi'.E10]" office:value-type="float" office:value="0">
            <text:p>0</text:p>
          </table:table-cell>
          <table:table-cell table:formula="of:=['its-dcca-10'.F10]-['its-einsi'.F10]" office:value-type="float" office:value="0.0598319405144023">
            <text:p>0.0598319405</text:p>
          </table:table-cell>
          <table:table-cell table:formula="of:=['its-dcca-10'.G10]-['its-einsi'.G10]" office:value-type="float" office:value="6">
            <text:p>6</text:p>
          </table:table-cell>
          <table:table-cell table:formula="of:=['its-dcca-10'.H10]-['its-einsi'.H10]" office:value-type="float" office:value="-88">
            <text:p>-88</text:p>
          </table:table-cell>
          <table:table-cell table:formula="of:=['its-dcca-10'.I10]-['its-einsi'.I10]" office:value-type="float" office:value="0">
            <text:p>0</text:p>
          </table:table-cell>
          <table:table-cell table:formula="of:=['its-dcca-10'.J10]-['its-einsi'.J10]" office:value-type="float" office:value="0">
            <text:p>0</text:p>
          </table:table-cell>
          <table:table-cell table:formula="of:=['its-dcca-10'.K10]-['its-einsi'.K10]" office:value-type="float" office:value="8">
            <text:p>8</text:p>
          </table:table-cell>
          <table:table-cell table:formula="of:=['its-dcca-10'.L10]-['its-einsi'.L10]" office:value-type="float" office:value="8">
            <text:p>8</text:p>
          </table:table-cell>
          <table:table-cell table:formula="of:=['its-dcca-10'.M10]-['its-einsi'.M10]" office:value-type="float" office:value="0">
            <text:p>0</text:p>
          </table:table-cell>
        </table:table-row>
        <table:table-row table:style-name="ro2">
          <table:table-cell table:formula="of:=RIGHT(['its-dcca-10'.A11];LEN(['its-dcca-10'.A11])-FIND(&quot;M&quot;;['its-dcca-10'.A11])+1)" office:value-type="string" office:string-value="M4526.fst">
            <text:p>M4526.fst</text:p>
          </table:table-cell>
          <table:table-cell table:formula="of:=['its-dcca-10'.B11]-['its-einsi'.B11]" office:value-type="float" office:value="-7.27559292656053">
            <text:p>-7.2755929266</text:p>
          </table:table-cell>
          <table:table-cell table:formula="of:=['its-dcca-10'.C11]-['its-einsi'.C11]" office:value-type="float" office:value="-0.00715757957250551">
            <text:p>-0.0071575796</text:p>
          </table:table-cell>
          <table:table-cell table:formula="of:=['its-dcca-10'.D11]-['its-einsi'.D11]" office:value-type="float" office:value="0.000108947681826196">
            <text:p>0.0001089477</text:p>
          </table:table-cell>
          <table:table-cell table:formula="of:=['its-dcca-10'.E11]-['its-einsi'.E11]" office:value-type="float" office:value="0.00600961538461539">
            <text:p>0.0060096154</text:p>
          </table:table-cell>
          <table:table-cell table:formula="of:=['its-dcca-10'.F11]-['its-einsi'.F11]" office:value-type="float" office:value="0.540812134276769">
            <text:p>0.5408121343</text:p>
          </table:table-cell>
          <table:table-cell table:formula="of:=['its-dcca-10'.G11]-['its-einsi'.G11]" office:value-type="float" office:value="175">
            <text:p>175</text:p>
          </table:table-cell>
          <table:table-cell table:formula="of:=['its-dcca-10'.H11]-['its-einsi'.H11]" office:value-type="float" office:value="-131">
            <text:p>-131</text:p>
          </table:table-cell>
          <table:table-cell table:formula="of:=['its-dcca-10'.I11]-['its-einsi'.I11]" office:value-type="float" office:value="0">
            <text:p>0</text:p>
          </table:table-cell>
          <table:table-cell table:formula="of:=['its-dcca-10'.J11]-['its-einsi'.J11]" office:value-type="float" office:value="5">
            <text:p>5</text:p>
          </table:table-cell>
          <table:table-cell table:formula="of:=['its-dcca-10'.K11]-['its-einsi'.K11]" office:value-type="float" office:value="-4">
            <text:p>-4</text:p>
          </table:table-cell>
          <table:table-cell table:formula="of:=['its-dcca-10'.L11]-['its-einsi'.L11]" office:value-type="float" office:value="3">
            <text:p>3</text:p>
          </table:table-cell>
          <table:table-cell table:formula="of:=['its-dcca-10'.M11]-['its-einsi'.M11]" office:value-type="float" office:value="-7">
            <text:p>-7</text:p>
          </table:table-cell>
        </table:table-row>
        <table:table-row table:style-name="ro2">
          <table:table-cell table:formula="of:=RIGHT(['its-dcca-10'.A12];LEN(['its-dcca-10'.A12])-FIND(&quot;M&quot;;['its-dcca-10'.A12])+1)" office:value-type="string" office:string-value="M4693.fst">
            <text:p>M4693.fst</text:p>
          </table:table-cell>
          <table:table-cell table:formula="of:=['its-dcca-10'.B12]-['its-einsi'.B12]" office:value-type="float" office:value="2.94421665920765">
            <text:p>2.9442166592</text:p>
          </table:table-cell>
          <table:table-cell table:formula="of:=['its-dcca-10'.C12]-['its-einsi'.C12]" office:value-type="float" office:value="0.00286309084972669">
            <text:p>0.0028630908</text:p>
          </table:table-cell>
          <table:table-cell table:formula="of:=['its-dcca-10'.D12]-['its-einsi'.D12]" office:value-type="float" office:value="0.000114109133691962">
            <text:p>0.0001141091</text:p>
          </table:table-cell>
          <table:table-cell table:formula="of:=['its-dcca-10'.E12]-['its-einsi'.E12]" office:value-type="float" office:value="-0.00394218134034153">
            <text:p>-0.0039421813</text:p>
          </table:table-cell>
          <table:table-cell table:formula="of:=['its-dcca-10'.F12]-['its-einsi'.F12]" office:value-type="float" office:value="0.0750349060548716">
            <text:p>0.0750349061</text:p>
          </table:table-cell>
          <table:table-cell table:formula="of:=['its-dcca-10'.G12]-['its-einsi'.G12]" office:value-type="float" office:value="-713">
            <text:p>-713</text:p>
          </table:table-cell>
          <table:table-cell table:formula="of:=['its-dcca-10'.H12]-['its-einsi'.H12]" office:value-type="float" office:value="-483">
            <text:p>-483</text:p>
          </table:table-cell>
          <table:table-cell table:formula="of:=['its-dcca-10'.I12]-['its-einsi'.I12]" office:value-type="float" office:value="0">
            <text:p>0</text:p>
          </table:table-cell>
          <table:table-cell table:formula="of:=['its-dcca-10'.J12]-['its-einsi'.J12]" office:value-type="float" office:value="-3">
            <text:p>-3</text:p>
          </table:table-cell>
          <table:table-cell table:formula="of:=['its-dcca-10'.K12]-['its-einsi'.K12]" office:value-type="float" office:value="5">
            <text:p>5</text:p>
          </table:table-cell>
          <table:table-cell table:formula="of:=['its-dcca-10'.L12]-['its-einsi'.L12]" office:value-type="float" office:value="9">
            <text:p>9</text:p>
          </table:table-cell>
          <table:table-cell table:formula="of:=['its-dcca-10'.M12]-['its-einsi'.M12]" office:value-type="float" office:value="-4">
            <text:p>-4</text:p>
          </table:table-cell>
        </table:table-row>
        <table:table-row table:style-name="ro2">
          <table:table-cell table:formula="of:=RIGHT(['its-dcca-10'.A13];LEN(['its-dcca-10'.A13])-FIND(&quot;M&quot;;['its-dcca-10'.A13])+1)" office:value-type="string" office:string-value="M131.fst">
            <text:p>M131.fst</text:p>
          </table:table-cell>
          <table:table-cell table:formula="of:=['its-dcca-10'.B13]-['its-einsi'.B13]" office:value-type="float" office:value="-2.69189714951449">
            <text:p>-2.6918971495</text:p>
          </table:table-cell>
          <table:table-cell table:formula="of:=['its-dcca-10'.C13]-['its-einsi'.C13]" office:value-type="float" office:value="-0.00255274881875078">
            <text:p>-0.0025527488</text:p>
          </table:table-cell>
          <table:table-cell table:formula="of:=['its-dcca-10'.D13]-['its-einsi'.D13]" office:value-type="float" office:value="-0.000255003669564999">
            <text:p>-0.0002550037</text:p>
          </table:table-cell>
          <table:table-cell table:formula="of:=['its-dcca-10'.E13]-['its-einsi'.E13]" office:value-type="float" office:value="0.00670241286863282">
            <text:p>0.0067024129</text:p>
          </table:table-cell>
          <table:table-cell table:formula="of:=['its-dcca-10'.F13]-['its-einsi'.F13]" office:value-type="float" office:value="0.0274906394994439">
            <text:p>0.0274906395</text:p>
          </table:table-cell>
          <table:table-cell table:formula="of:=['its-dcca-10'.G13]-['its-einsi'.G13]" office:value-type="float" office:value="95">
            <text:p>95</text:p>
          </table:table-cell>
          <table:table-cell table:formula="of:=['its-dcca-10'.H13]-['its-einsi'.H13]" office:value-type="float" office:value="41">
            <text:p>41</text:p>
          </table:table-cell>
          <table:table-cell table:formula="of:=['its-dcca-10'.I13]-['its-einsi'.I13]" office:value-type="float" office:value="0">
            <text:p>0</text:p>
          </table:table-cell>
          <table:table-cell table:formula="of:=['its-dcca-10'.J13]-['its-einsi'.J13]" office:value-type="float" office:value="5">
            <text:p>5</text:p>
          </table:table-cell>
          <table:table-cell table:formula="of:=['its-dcca-10'.K13]-['its-einsi'.K13]" office:value-type="float" office:value="-17">
            <text:p>-17</text:p>
          </table:table-cell>
          <table:table-cell table:formula="of:=['its-dcca-10'.L13]-['its-einsi'.L13]" office:value-type="float" office:value="-21">
            <text:p>-21</text:p>
          </table:table-cell>
          <table:table-cell table:formula="of:=['its-dcca-10'.M13]-['its-einsi'.M13]" office:value-type="float" office:value="4">
            <text:p>4</text:p>
          </table:table-cell>
        </table:table-row>
        <table:table-row table:style-name="ro2">
          <table:table-cell table:formula="of:=RIGHT(['its-dcca-10'.A14];LEN(['its-dcca-10'.A14])-FIND(&quot;M&quot;;['its-dcca-10'.A14])+1)" office:value-type="string" office:string-value="M4866.fst">
            <text:p>M4866.fst</text:p>
          </table:table-cell>
          <table:table-cell table:formula="of:=['its-dcca-10'.B14]-['its-einsi'.B14]" office:value-type="float" office:value="0">
            <text:p>0</text:p>
          </table:table-cell>
          <table:table-cell table:formula="of:=['its-dcca-10'.C14]-['its-einsi'.C14]" office:value-type="float" office:value="0">
            <text:p>0</text:p>
          </table:table-cell>
          <table:table-cell table:formula="of:=['its-dcca-10'.D14]-['its-einsi'.D14]" office:value-type="float" office:value="0">
            <text:p>0</text:p>
          </table:table-cell>
          <table:table-cell table:formula="of:=['its-dcca-10'.E14]-['its-einsi'.E14]" office:value-type="float" office:value="0">
            <text:p>0</text:p>
          </table:table-cell>
          <table:table-cell table:formula="of:=['its-dcca-10'.F14]-['its-einsi'.F14]" office:value-type="float" office:value="0">
            <text:p>0</text:p>
          </table:table-cell>
          <table:table-cell table:formula="of:=['its-dcca-10'.G14]-['its-einsi'.G14]" office:value-type="float" office:value="0">
            <text:p>0</text:p>
          </table:table-cell>
          <table:table-cell table:formula="of:=['its-dcca-10'.H14]-['its-einsi'.H14]" office:value-type="float" office:value="0">
            <text:p>0</text:p>
          </table:table-cell>
          <table:table-cell table:formula="of:=['its-dcca-10'.I14]-['its-einsi'.I14]" office:value-type="float" office:value="0">
            <text:p>0</text:p>
          </table:table-cell>
          <table:table-cell table:formula="of:=['its-dcca-10'.J14]-['its-einsi'.J14]" office:value-type="float" office:value="0">
            <text:p>0</text:p>
          </table:table-cell>
          <table:table-cell table:formula="of:=['its-dcca-10'.K14]-['its-einsi'.K14]" office:value-type="float" office:value="0">
            <text:p>0</text:p>
          </table:table-cell>
          <table:table-cell table:formula="of:=['its-dcca-10'.L14]-['its-einsi'.L14]" office:value-type="float" office:value="0">
            <text:p>0</text:p>
          </table:table-cell>
          <table:table-cell table:formula="of:=['its-dcca-10'.M14]-['its-einsi'.M14]" office:value-type="float" office:value="0">
            <text:p>0</text:p>
          </table:table-cell>
        </table:table-row>
        <table:table-row table:style-name="ro2">
          <table:table-cell table:formula="of:=RIGHT(['its-dcca-10'.A15];LEN(['its-dcca-10'.A15])-FIND(&quot;M&quot;;['its-dcca-10'.A15])+1)" office:value-type="string" office:string-value="M4321.fst">
            <text:p>M4321.fst</text:p>
          </table:table-cell>
          <table:table-cell table:formula="of:=['its-dcca-10'.B15]-['its-einsi'.B15]" office:value-type="float" office:value="9.39373321344704">
            <text:p>9.3937332134</text:p>
          </table:table-cell>
          <table:table-cell table:formula="of:=['its-dcca-10'.C15]-['its-einsi'.C15]" office:value-type="float" office:value="0.00909362328019203">
            <text:p>0.0090936233</text:p>
          </table:table-cell>
          <table:table-cell table:formula="of:=['its-dcca-10'.D15]-['its-einsi'.D15]" office:value-type="float" office:value="0.00000549666274047894">
            <text:p>5.49666274047894E-006</text:p>
          </table:table-cell>
          <table:table-cell table:formula="of:=['its-dcca-10'.E15]-['its-einsi'.E15]" office:value-type="float" office:value="-0.0150000000000001">
            <text:p>-0.015</text:p>
          </table:table-cell>
          <table:table-cell table:formula="of:=['its-dcca-10'.F15]-['its-einsi'.F15]" office:value-type="float" office:value="-0.610922654102868">
            <text:p>-0.6109226541</text:p>
          </table:table-cell>
          <table:table-cell table:formula="of:=['its-dcca-10'.G15]-['its-einsi'.G15]" office:value-type="float" office:value="-720">
            <text:p>-720</text:p>
          </table:table-cell>
          <table:table-cell table:formula="of:=['its-dcca-10'.H15]-['its-einsi'.H15]" office:value-type="float" office:value="-7">
            <text:p>-7</text:p>
          </table:table-cell>
          <table:table-cell table:formula="of:=['its-dcca-10'.I15]-['its-einsi'.I15]" office:value-type="float" office:value="0">
            <text:p>0</text:p>
          </table:table-cell>
          <table:table-cell table:formula="of:=['its-dcca-10'.J15]-['its-einsi'.J15]" office:value-type="float" office:value="-12">
            <text:p>-12</text:p>
          </table:table-cell>
          <table:table-cell table:formula="of:=['its-dcca-10'.K15]-['its-einsi'.K15]" office:value-type="float" office:value="6">
            <text:p>6</text:p>
          </table:table-cell>
          <table:table-cell table:formula="of:=['its-dcca-10'.L15]-['its-einsi'.L15]" office:value-type="float" office:value="8">
            <text:p>8</text:p>
          </table:table-cell>
          <table:table-cell table:formula="of:=['its-dcca-10'.M15]-['its-einsi'.M15]" office:value-type="float" office:value="-2">
            <text:p>-2</text:p>
          </table:table-cell>
        </table:table-row>
        <table:table-row table:style-name="ro2">
          <table:table-cell table:formula="of:=RIGHT(['its-dcca-10'.A16];LEN(['its-dcca-10'.A16])-FIND(&quot;M&quot;;['its-dcca-10'.A16])+1)" office:value-type="string" office:string-value="M4156.fst">
            <text:p>M4156.fst</text:p>
          </table:table-cell>
          <table:table-cell table:formula="of:=['its-dcca-10'.B16]-['its-einsi'.B16]" office:value-type="float" office:value="-10.9470711688795">
            <text:p>-10.9470711689</text:p>
          </table:table-cell>
          <table:table-cell table:formula="of:=['its-dcca-10'.C16]-['its-einsi'.C16]" office:value-type="float" office:value="-0.00989229149341064">
            <text:p>-0.0098922915</text:p>
          </table:table-cell>
          <table:table-cell table:formula="of:=['its-dcca-10'.D16]-['its-einsi'.D16]" office:value-type="float" office:value="0.000028068993586235">
            <text:p>0.000028069</text:p>
          </table:table-cell>
          <table:table-cell table:formula="of:=['its-dcca-10'.E16]-['its-einsi'.E16]" office:value-type="float" office:value="0.0527670527670525">
            <text:p>0.0527670528</text:p>
          </table:table-cell>
          <table:table-cell table:formula="of:=['its-dcca-10'.F16]-['its-einsi'.F16]" office:value-type="float" office:value="1.86302331129921">
            <text:p>1.8630233113</text:p>
          </table:table-cell>
          <table:table-cell table:formula="of:=['its-dcca-10'.G16]-['its-einsi'.G16]" office:value-type="float" office:value="2884">
            <text:p>2884</text:p>
          </table:table-cell>
          <table:table-cell table:formula="of:=['its-dcca-10'.H16]-['its-einsi'.H16]" office:value-type="float" office:value="-182">
            <text:p>-182</text:p>
          </table:table-cell>
          <table:table-cell table:formula="of:=['its-dcca-10'.I16]-['its-einsi'.I16]" office:value-type="float" office:value="0">
            <text:p>0</text:p>
          </table:table-cell>
          <table:table-cell table:formula="of:=['its-dcca-10'.J16]-['its-einsi'.J16]" office:value-type="float" office:value="41">
            <text:p>41</text:p>
          </table:table-cell>
          <table:table-cell table:formula="of:=['its-dcca-10'.K16]-['its-einsi'.K16]" office:value-type="float" office:value="38">
            <text:p>38</text:p>
          </table:table-cell>
          <table:table-cell table:formula="of:=['its-dcca-10'.L16]-['its-einsi'.L16]" office:value-type="float" office:value="41">
            <text:p>41</text:p>
          </table:table-cell>
          <table:table-cell table:formula="of:=['its-dcca-10'.M16]-['its-einsi'.M16]" office:value-type="float" office:value="-3">
            <text:p>-3</text:p>
          </table:table-cell>
        </table:table-row>
        <table:table-row table:style-name="ro2">
          <table:table-cell table:formula="of:=RIGHT(['its-dcca-10'.A17];LEN(['its-dcca-10'.A17])-FIND(&quot;M&quot;;['its-dcca-10'.A17])+1)" office:value-type="string" office:string-value="M4314.fst">
            <text:p>M4314.fst</text:p>
          </table:table-cell>
          <table:table-cell table:formula="of:=['its-dcca-10'.B17]-['its-einsi'.B17]" office:value-type="float" office:value="11.5598472109874">
            <text:p>11.559847211</text:p>
          </table:table-cell>
          <table:table-cell table:formula="of:=['its-dcca-10'.C17]-['its-einsi'.C17]" office:value-type="float" office:value="0.0112622984929937">
            <text:p>0.0112622985</text:p>
          </table:table-cell>
          <table:table-cell table:formula="of:=['its-dcca-10'.D17]-['its-einsi'.D17]" office:value-type="float" office:value="0.000171553546749779">
            <text:p>0.0001715535</text:p>
          </table:table-cell>
          <table:table-cell table:formula="of:=['its-dcca-10'.E17]-['its-einsi'.E17]" office:value-type="float" office:value="-0.0147058823529411">
            <text:p>-0.0147058824</text:p>
          </table:table-cell>
          <table:table-cell table:formula="of:=['its-dcca-10'.F17]-['its-einsi'.F17]" office:value-type="float" office:value="0.339090440346322">
            <text:p>0.3390904403</text:p>
          </table:table-cell>
          <table:table-cell table:formula="of:=['its-dcca-10'.G17]-['its-einsi'.G17]" office:value-type="float" office:value="-630">
            <text:p>-630</text:p>
          </table:table-cell>
          <table:table-cell table:formula="of:=['its-dcca-10'.H17]-['its-einsi'.H17]" office:value-type="float" office:value="-537">
            <text:p>-537</text:p>
          </table:table-cell>
          <table:table-cell table:formula="of:=['its-dcca-10'.I17]-['its-einsi'.I17]" office:value-type="float" office:value="0">
            <text:p>0</text:p>
          </table:table-cell>
          <table:table-cell table:formula="of:=['its-dcca-10'.J17]-['its-einsi'.J17]" office:value-type="float" office:value="-9">
            <text:p>-9</text:p>
          </table:table-cell>
          <table:table-cell table:formula="of:=['its-dcca-10'.K17]-['its-einsi'.K17]" office:value-type="float" office:value="-4">
            <text:p>-4</text:p>
          </table:table-cell>
          <table:table-cell table:formula="of:=['its-dcca-10'.L17]-['its-einsi'.L17]" office:value-type="float" office:value="2">
            <text:p>2</text:p>
          </table:table-cell>
          <table:table-cell table:formula="of:=['its-dcca-10'.M17]-['its-einsi'.M17]" office:value-type="float" office:value="-6">
            <text:p>-6</text:p>
          </table:table-cell>
        </table:table-row>
        <table:table-row table:style-name="ro2">
          <table:table-cell table:formula="of:=RIGHT(['its-dcca-10'.A18];LEN(['its-dcca-10'.A18])-FIND(&quot;M&quot;;['its-dcca-10'.A18])+1)" office:value-type="string" office:string-value="M4628.fst">
            <text:p>M4628.fst</text:p>
          </table:table-cell>
          <table:table-cell table:formula="of:=['its-dcca-10'.B18]-['its-einsi'.B18]" office:value-type="float" office:value="-2.71816350989047">
            <text:p>-2.7181635099</text:p>
          </table:table-cell>
          <table:table-cell table:formula="of:=['its-dcca-10'.C18]-['its-einsi'.C18]" office:value-type="float" office:value="-0.00271816350989051">
            <text:p>-0.0027181635</text:p>
          </table:table-cell>
          <table:table-cell table:formula="of:=['its-dcca-10'.D18]-['its-einsi'.D18]" office:value-type="float" office:value="0">
            <text:p>0</text:p>
          </table:table-cell>
          <table:table-cell table:formula="of:=['its-dcca-10'.E18]-['its-einsi'.E18]" office:value-type="float" office:value="0">
            <text:p>0</text:p>
          </table:table-cell>
          <table:table-cell table:formula="of:=['its-dcca-10'.F18]-['its-einsi'.F18]" office:value-type="float" office:value="0">
            <text:p>0</text:p>
          </table:table-cell>
          <table:table-cell table:formula="of:=['its-dcca-10'.G18]-['its-einsi'.G18]" office:value-type="float" office:value="0">
            <text:p>0</text:p>
          </table:table-cell>
          <table:table-cell table:formula="of:=['its-dcca-10'.H18]-['its-einsi'.H18]" office:value-type="float" office:value="0">
            <text:p>0</text:p>
          </table:table-cell>
          <table:table-cell table:formula="of:=['its-dcca-10'.I18]-['its-einsi'.I18]" office:value-type="float" office:value="0">
            <text:p>0</text:p>
          </table:table-cell>
          <table:table-cell table:formula="of:=['its-dcca-10'.J18]-['its-einsi'.J18]" office:value-type="float" office:value="0">
            <text:p>0</text:p>
          </table:table-cell>
          <table:table-cell table:formula="of:=['its-dcca-10'.K18]-['its-einsi'.K18]" office:value-type="float" office:value="5">
            <text:p>5</text:p>
          </table:table-cell>
          <table:table-cell table:formula="of:=['its-dcca-10'.L18]-['its-einsi'.L18]" office:value-type="float" office:value="5">
            <text:p>5</text:p>
          </table:table-cell>
          <table:table-cell table:formula="of:=['its-dcca-10'.M18]-['its-einsi'.M18]" office:value-type="float" office:value="0">
            <text:p>0</text:p>
          </table:table-cell>
        </table:table-row>
        <table:table-row table:style-name="ro2">
          <table:table-cell table:formula="of:=RIGHT(['its-dcca-10'.A19];LEN(['its-dcca-10'.A19])-FIND(&quot;M&quot;;['its-dcca-10'.A19])+1)" office:value-type="string" office:string-value="M4422.fst">
            <text:p>M4422.fst</text:p>
          </table:table-cell>
          <table:table-cell table:formula="of:=['its-dcca-10'.B19]-['its-einsi'.B19]" office:value-type="float" office:value="0.378504616367763">
            <text:p>0.3785046164</text:p>
          </table:table-cell>
          <table:table-cell table:formula="of:=['its-dcca-10'.C19]-['its-einsi'.C19]" office:value-type="float" office:value="0.000378845568078323">
            <text:p>0.0003788456</text:p>
          </table:table-cell>
          <table:table-cell table:formula="of:=['its-dcca-10'.D19]-['its-einsi'.D19]" office:value-type="float" office:value="-0.0000170475854936454">
            <text:p>-1.70475854936454E-005</text:p>
          </table:table-cell>
          <table:table-cell table:formula="of:=['its-dcca-10'.E19]-['its-einsi'.E19]" office:value-type="float" office:value="0">
            <text:p>0</text:p>
          </table:table-cell>
          <table:table-cell table:formula="of:=['its-dcca-10'.F19]-['its-einsi'.F19]" office:value-type="float" office:value="-0.0350157406039351">
            <text:p>-0.0350157406</text:p>
          </table:table-cell>
          <table:table-cell table:formula="of:=['its-dcca-10'.G19]-['its-einsi'.G19]" office:value-type="float" office:value="9">
            <text:p>9</text:p>
          </table:table-cell>
          <table:table-cell table:formula="of:=['its-dcca-10'.H19]-['its-einsi'.H19]" office:value-type="float" office:value="3">
            <text:p>3</text:p>
          </table:table-cell>
          <table:table-cell table:formula="of:=['its-dcca-10'.I19]-['its-einsi'.I19]" office:value-type="float" office:value="0">
            <text:p>0</text:p>
          </table:table-cell>
          <table:table-cell table:formula="of:=['its-dcca-10'.J19]-['its-einsi'.J19]" office:value-type="float" office:value="0">
            <text:p>0</text:p>
          </table:table-cell>
          <table:table-cell table:formula="of:=['its-dcca-10'.K19]-['its-einsi'.K19]" office:value-type="float" office:value="-5">
            <text:p>-5</text:p>
          </table:table-cell>
          <table:table-cell table:formula="of:=['its-dcca-10'.L19]-['its-einsi'.L19]" office:value-type="float" office:value="-5">
            <text:p>-5</text:p>
          </table:table-cell>
          <table:table-cell table:formula="of:=['its-dcca-10'.M19]-['its-einsi'.M19]" office:value-type="float" office:value="0">
            <text:p>0</text:p>
          </table:table-cell>
        </table:table-row>
        <table:table-row table:style-name="ro2">
          <table:table-cell table:formula="of:=RIGHT(['its-dcca-10'.A20];LEN(['its-dcca-10'.A20])-FIND(&quot;M&quot;;['its-dcca-10'.A20])+1)" office:value-type="string" office:string-value="M4653.fst">
            <text:p>M4653.fst</text:p>
          </table:table-cell>
          <table:table-cell table:formula="of:=['its-dcca-10'.B20]-['its-einsi'.B20]" office:value-type="float" office:value="-1.47738126312993">
            <text:p>-1.4773812631</text:p>
          </table:table-cell>
          <table:table-cell table:formula="of:=['its-dcca-10'.C20]-['its-einsi'.C20]" office:value-type="float" office:value="-0.00147876321064278">
            <text:p>-0.0014787632</text:p>
          </table:table-cell>
          <table:table-cell table:formula="of:=['its-dcca-10'.D20]-['its-einsi'.D20]" office:value-type="float" office:value="0.0000690973756664859">
            <text:p>6.90973756664859E-005</text:p>
          </table:table-cell>
          <table:table-cell table:formula="of:=['its-dcca-10'.E20]-['its-einsi'.E20]" office:value-type="float" office:value="0">
            <text:p>0</text:p>
          </table:table-cell>
          <table:table-cell table:formula="of:=['its-dcca-10'.F20]-['its-einsi'.F20]" office:value-type="float" office:value="0.142365651163036">
            <text:p>0.1423656512</text:p>
          </table:table-cell>
          <table:table-cell table:formula="of:=['its-dcca-10'.G20]-['its-einsi'.G20]" office:value-type="float" office:value="3">
            <text:p>3</text:p>
          </table:table-cell>
          <table:table-cell table:formula="of:=['its-dcca-10'.H20]-['its-einsi'.H20]" office:value-type="float" office:value="-91">
            <text:p>-91</text:p>
          </table:table-cell>
          <table:table-cell table:formula="of:=['its-dcca-10'.I20]-['its-einsi'.I20]" office:value-type="float" office:value="0">
            <text:p>0</text:p>
          </table:table-cell>
          <table:table-cell table:formula="of:=['its-dcca-10'.J20]-['its-einsi'.J20]" office:value-type="float" office:value="0">
            <text:p>0</text:p>
          </table:table-cell>
          <table:table-cell table:formula="of:=['its-dcca-10'.K20]-['its-einsi'.K20]" office:value-type="float" office:value="0">
            <text:p>0</text:p>
          </table:table-cell>
          <table:table-cell table:formula="of:=['its-dcca-10'.L20]-['its-einsi'.L20]" office:value-type="float" office:value="-2">
            <text:p>-2</text:p>
          </table:table-cell>
          <table:table-cell table:formula="of:=['its-dcca-10'.M20]-['its-einsi'.M20]" office:value-type="float" office:value="2">
            <text:p>2</text:p>
          </table:table-cell>
        </table:table-row>
        <table:table-row table:style-name="ro2">
          <table:table-cell table:formula="of:=RIGHT(['its-dcca-10'.A21];LEN(['its-dcca-10'.A21])-FIND(&quot;M&quot;;['its-dcca-10'.A21])+1)" office:value-type="string" office:string-value="M4595.fst">
            <text:p>M4595.fst</text:p>
          </table:table-cell>
          <table:table-cell table:formula="of:=['its-dcca-10'.B21]-['its-einsi'.B21]" office:value-type="float" office:value="1.82975703503519">
            <text:p>1.829757035</text:p>
          </table:table-cell>
          <table:table-cell table:formula="of:=['its-dcca-10'.C21]-['its-einsi'.C21]" office:value-type="float" office:value="0.00173655440927989">
            <text:p>0.0017365544</text:p>
          </table:table-cell>
          <table:table-cell table:formula="of:=['its-dcca-10'.D21]-['its-einsi'.D21]" office:value-type="float" office:value="0.0000589042938669173">
            <text:p>5.89042938669173E-005</text:p>
          </table:table-cell>
          <table:table-cell table:formula="of:=['its-dcca-10'.E21]-['its-einsi'.E21]" office:value-type="float" office:value="-0.00460122699386512">
            <text:p>-0.004601227</text:p>
          </table:table-cell>
          <table:table-cell table:formula="of:=['its-dcca-10'.F21]-['its-einsi'.F21]" office:value-type="float" office:value="0.172178464104905">
            <text:p>0.1721784641</text:p>
          </table:table-cell>
          <table:table-cell table:formula="of:=['its-dcca-10'.G21]-['its-einsi'.G21]" office:value-type="float" office:value="-255">
            <text:p>-255</text:p>
          </table:table-cell>
          <table:table-cell table:formula="of:=['its-dcca-10'.H21]-['its-einsi'.H21]" office:value-type="float" office:value="-437">
            <text:p>-437</text:p>
          </table:table-cell>
          <table:table-cell table:formula="of:=['its-dcca-10'.I21]-['its-einsi'.I21]" office:value-type="float" office:value="0">
            <text:p>0</text:p>
          </table:table-cell>
          <table:table-cell table:formula="of:=['its-dcca-10'.J21]-['its-einsi'.J21]" office:value-type="float" office:value="-3">
            <text:p>-3</text:p>
          </table:table-cell>
          <table:table-cell table:formula="of:=['its-dcca-10'.K21]-['its-einsi'.K21]" office:value-type="float" office:value="14">
            <text:p>14</text:p>
          </table:table-cell>
          <table:table-cell table:formula="of:=['its-dcca-10'.L21]-['its-einsi'.L21]" office:value-type="float" office:value="16">
            <text:p>16</text:p>
          </table:table-cell>
          <table:table-cell table:formula="of:=['its-dcca-10'.M21]-['its-einsi'.M21]" office:value-type="float" office:value="-2">
            <text:p>-2</text:p>
          </table:table-cell>
        </table:table-row>
        <table:table-row table:style-name="ro2">
          <table:table-cell table:formula="of:=RIGHT(['its-dcca-10'.A22];LEN(['its-dcca-10'.A22])-FIND(&quot;M&quot;;['its-dcca-10'.A22])+1)" office:value-type="string" office:string-value="M4828.fst">
            <text:p>M4828.fst</text:p>
          </table:table-cell>
          <table:table-cell table:formula="of:=['its-dcca-10'.B22]-['its-einsi'.B22]" office:value-type="float" office:value="5.12279127655268">
            <text:p>5.1227912766</text:p>
          </table:table-cell>
          <table:table-cell table:formula="of:=['its-dcca-10'.C22]-['its-einsi'.C22]" office:value-type="float" office:value="0.0049365913222007">
            <text:p>0.0049365913</text:p>
          </table:table-cell>
          <table:table-cell table:formula="of:=['its-dcca-10'.D22]-['its-einsi'.D22]" office:value-type="float" office:value="0.00000767213621408204">
            <text:p>7.67213621408204E-006</text:p>
          </table:table-cell>
          <table:table-cell table:formula="of:=['its-dcca-10'.E22]-['its-einsi'.E22]" office:value-type="float" office:value="-0.00930232558139482">
            <text:p>-0.0093023256</text:p>
          </table:table-cell>
          <table:table-cell table:formula="of:=['its-dcca-10'.F22]-['its-einsi'.F22]" office:value-type="float" office:value="0.223571974806829">
            <text:p>0.2235719748</text:p>
          </table:table-cell>
          <table:table-cell table:formula="of:=['its-dcca-10'.G22]-['its-einsi'.G22]" office:value-type="float" office:value="-933">
            <text:p>-933</text:p>
          </table:table-cell>
          <table:table-cell table:formula="of:=['its-dcca-10'.H22]-['its-einsi'.H22]" office:value-type="float" office:value="-1779">
            <text:p>-1779</text:p>
          </table:table-cell>
          <table:table-cell table:formula="of:=['its-dcca-10'.I22]-['its-einsi'.I22]" office:value-type="float" office:value="0">
            <text:p>0</text:p>
          </table:table-cell>
          <table:table-cell table:formula="of:=['its-dcca-10'.J22]-['its-einsi'.J22]" office:value-type="float" office:value="-6">
            <text:p>-6</text:p>
          </table:table-cell>
          <table:table-cell table:formula="of:=['its-dcca-10'.K22]-['its-einsi'.K22]" office:value-type="float" office:value="-20">
            <text:p>-20</text:p>
          </table:table-cell>
          <table:table-cell table:formula="of:=['its-dcca-10'.L22]-['its-einsi'.L22]" office:value-type="float" office:value="-9">
            <text:p>-9</text:p>
          </table:table-cell>
          <table:table-cell table:formula="of:=['its-dcca-10'.M22]-['its-einsi'.M22]" office:value-type="float" office:value="-11">
            <text:p>-11</text:p>
          </table:table-cell>
        </table:table-row>
        <table:table-row table:style-name="ro2">
          <table:table-cell table:formula="of:=RIGHT(['its-dcca-10'.A23];LEN(['its-dcca-10'.A23])-FIND(&quot;M&quot;;['its-dcca-10'.A23])+1)" office:value-type="string" office:string-value="M570.fst">
            <text:p>M570.fst</text:p>
          </table:table-cell>
          <table:table-cell table:formula="of:=['its-dcca-10'.B23]-['its-einsi'.B23]" office:value-type="float" office:value="8.10052630803239">
            <text:p>8.100526308</text:p>
          </table:table-cell>
          <table:table-cell table:formula="of:=['its-dcca-10'.C23]-['its-einsi'.C23]" office:value-type="float" office:value="0.00791385042557513">
            <text:p>0.0079138504</text:p>
          </table:table-cell>
          <table:table-cell table:formula="of:=['its-dcca-10'.D23]-['its-einsi'.D23]" office:value-type="float" office:value="-0.0000669109300157802">
            <text:p>-6.69109300157802E-005</text:p>
          </table:table-cell>
          <table:table-cell table:formula="of:=['its-dcca-10'.E23]-['its-einsi'.E23]" office:value-type="float" office:value="-0.00940070505287907">
            <text:p>-0.0094007051</text:p>
          </table:table-cell>
          <table:table-cell table:formula="of:=['its-dcca-10'.F23]-['its-einsi'.F23]" office:value-type="float" office:value="-0.474913015790977">
            <text:p>-0.4749130158</text:p>
          </table:table-cell>
          <table:table-cell table:formula="of:=['its-dcca-10'.G23]-['its-einsi'.G23]" office:value-type="float" office:value="-216">
            <text:p>-216</text:p>
          </table:table-cell>
          <table:table-cell table:formula="of:=['its-dcca-10'.H23]-['its-einsi'.H23]" office:value-type="float" office:value="29">
            <text:p>29</text:p>
          </table:table-cell>
          <table:table-cell table:formula="of:=['its-dcca-10'.I23]-['its-einsi'.I23]" office:value-type="float" office:value="0">
            <text:p>0</text:p>
          </table:table-cell>
          <table:table-cell table:formula="of:=['its-dcca-10'.J23]-['its-einsi'.J23]" office:value-type="float" office:value="-8">
            <text:p>-8</text:p>
          </table:table-cell>
          <table:table-cell table:formula="of:=['its-dcca-10'.K23]-['its-einsi'.K23]" office:value-type="float" office:value="-4">
            <text:p>-4</text:p>
          </table:table-cell>
          <table:table-cell table:formula="of:=['its-dcca-10'.L23]-['its-einsi'.L23]" office:value-type="float" office:value="-7">
            <text:p>-7</text:p>
          </table:table-cell>
          <table:table-cell table:formula="of:=['its-dcca-10'.M23]-['its-einsi'.M23]" office:value-type="float" office:value="3">
            <text:p>3</text:p>
          </table:table-cell>
        </table:table-row>
        <table:table-row table:style-name="ro2">
          <table:table-cell table:formula="of:=RIGHT(['its-dcca-10'.A24];LEN(['its-dcca-10'.A24])-FIND(&quot;M&quot;;['its-dcca-10'.A24])+1)" office:value-type="string" office:string-value="M4624.fst">
            <text:p>M4624.fst</text:p>
          </table:table-cell>
          <table:table-cell table:formula="of:=['its-dcca-10'.B24]-['its-einsi'.B24]" office:value-type="float" office:value="-6.86669849021496">
            <text:p>-6.8666984902</text:p>
          </table:table-cell>
          <table:table-cell table:formula="of:=['its-dcca-10'.C24]-['its-einsi'.C24]" office:value-type="float" office:value="-0.00673839749307625">
            <text:p>-0.0067383975</text:p>
          </table:table-cell>
          <table:table-cell table:formula="of:=['its-dcca-10'.D24]-['its-einsi'.D24]" office:value-type="float" office:value="-0.00000479344669466038">
            <text:p>-4.79344669466038E-006</text:p>
          </table:table-cell>
          <table:table-cell table:formula="of:=['its-dcca-10'.E24]-['its-einsi'.E24]" office:value-type="float" office:value="0.00641025641025632">
            <text:p>0.0064102564</text:p>
          </table:table-cell>
          <table:table-cell table:formula="of:=['its-dcca-10'.F24]-['its-einsi'.F24]" office:value-type="float" office:value="-0.193699493664537">
            <text:p>-0.1936994937</text:p>
          </table:table-cell>
          <table:table-cell table:formula="of:=['its-dcca-10'.G24]-['its-einsi'.G24]" office:value-type="float" office:value="-367">
            <text:p>-367</text:p>
          </table:table-cell>
          <table:table-cell table:formula="of:=['its-dcca-10'.H24]-['its-einsi'.H24]" office:value-type="float" office:value="26">
            <text:p>26</text:p>
          </table:table-cell>
          <table:table-cell table:formula="of:=['its-dcca-10'.I24]-['its-einsi'.I24]" office:value-type="float" office:value="0">
            <text:p>0</text:p>
          </table:table-cell>
          <table:table-cell table:formula="of:=['its-dcca-10'.J24]-['its-einsi'.J24]" office:value-type="float" office:value="4">
            <text:p>4</text:p>
          </table:table-cell>
          <table:table-cell table:formula="of:=['its-dcca-10'.K24]-['its-einsi'.K24]" office:value-type="float" office:value="-1">
            <text:p>-1</text:p>
          </table:table-cell>
          <table:table-cell table:formula="of:=['its-dcca-10'.L24]-['its-einsi'.L24]" office:value-type="float" office:value="-4">
            <text:p>-4</text:p>
          </table:table-cell>
          <table:table-cell table:formula="of:=['its-dcca-10'.M24]-['its-einsi'.M24]" office:value-type="float" office:value="3">
            <text:p>3</text:p>
          </table:table-cell>
        </table:table-row>
        <table:table-row table:style-name="ro2">
          <table:table-cell table:formula="of:=RIGHT(['its-dcca-10'.A25];LEN(['its-dcca-10'.A25])-FIND(&quot;M&quot;;['its-dcca-10'.A25])+1)" office:value-type="string" office:string-value="M4674.fst">
            <text:p>M4674.fst</text:p>
          </table:table-cell>
          <table:table-cell table:formula="of:=['its-dcca-10'.B25]-['its-einsi'.B25]" office:value-type="float" office:value="5.04828043227417">
            <text:p>5.0482804323</text:p>
          </table:table-cell>
          <table:table-cell table:formula="of:=['its-dcca-10'.C25]-['its-einsi'.C25]" office:value-type="float" office:value="0.00477533714667822">
            <text:p>0.0047753371</text:p>
          </table:table-cell>
          <table:table-cell table:formula="of:=['its-dcca-10'.D25]-['its-einsi'.D25]" office:value-type="float" office:value="-0.0000306472703497874">
            <text:p>-3.06472703497874E-005</text:p>
          </table:table-cell>
          <table:table-cell table:formula="of:=['its-dcca-10'.E25]-['its-einsi'.E25]" office:value-type="float" office:value="-0.0136778115501519">
            <text:p>-0.0136778116</text:p>
          </table:table-cell>
          <table:table-cell table:formula="of:=['its-dcca-10'.F25]-['its-einsi'.F25]" office:value-type="float" office:value="-0.490632151029749">
            <text:p>-0.490632151</text:p>
          </table:table-cell>
          <table:table-cell table:formula="of:=['its-dcca-10'.G25]-['its-einsi'.G25]" office:value-type="float" office:value="-648">
            <text:p>-648</text:p>
          </table:table-cell>
          <table:table-cell table:formula="of:=['its-dcca-10'.H25]-['its-einsi'.H25]" office:value-type="float" office:value="108">
            <text:p>108</text:p>
          </table:table-cell>
          <table:table-cell table:formula="of:=['its-dcca-10'.I25]-['its-einsi'.I25]" office:value-type="float" office:value="0">
            <text:p>0</text:p>
          </table:table-cell>
          <table:table-cell table:formula="of:=['its-dcca-10'.J25]-['its-einsi'.J25]" office:value-type="float" office:value="-9">
            <text:p>-9</text:p>
          </table:table-cell>
          <table:table-cell table:formula="of:=['its-dcca-10'.K25]-['its-einsi'.K25]" office:value-type="float" office:value="0">
            <text:p>0</text:p>
          </table:table-cell>
          <table:table-cell table:formula="of:=['its-dcca-10'.L25]-['its-einsi'.L25]" office:value-type="float" office:value="9">
            <text:p>9</text:p>
          </table:table-cell>
          <table:table-cell table:formula="of:=['its-dcca-10'.M25]-['its-einsi'.M25]" office:value-type="float" office:value="-9">
            <text:p>-9</text:p>
          </table:table-cell>
        </table:table-row>
        <table:table-row table:style-name="ro2">
          <table:table-cell table:formula="of:=RIGHT(['its-dcca-10'.A26];LEN(['its-dcca-10'.A26])-FIND(&quot;M&quot;;['its-dcca-10'.A26])+1)" office:value-type="string" office:string-value="M4466.fst">
            <text:p>M4466.fst</text:p>
          </table:table-cell>
          <table:table-cell table:formula="of:=['its-dcca-10'.B26]-['its-einsi'.B26]" office:value-type="float" office:value="-0.189169561364906">
            <text:p>-0.1891695614</text:p>
          </table:table-cell>
          <table:table-cell table:formula="of:=['its-dcca-10'.C26]-['its-einsi'.C26]" office:value-type="float" office:value="-0.000215958311547304">
            <text:p>-0.0002159583</text:p>
          </table:table-cell>
          <table:table-cell table:formula="of:=['its-dcca-10'.D26]-['its-einsi'.D26]" office:value-type="float" office:value="-0.00010564919609462">
            <text:p>-0.0001056492</text:p>
          </table:table-cell>
          <table:table-cell table:formula="of:=['its-dcca-10'.E26]-['its-einsi'.E26]" office:value-type="float" office:value="-0.00144508670520228">
            <text:p>-0.0014450867</text:p>
          </table:table-cell>
          <table:table-cell table:formula="of:=['its-dcca-10'.F26]-['its-einsi'.F26]" office:value-type="float" office:value="-0.376473016952448">
            <text:p>-0.376473017</text:p>
          </table:table-cell>
          <table:table-cell table:formula="of:=['its-dcca-10'.G26]-['its-einsi'.G26]" office:value-type="float" office:value="-97">
            <text:p>-97</text:p>
          </table:table-cell>
          <table:table-cell table:formula="of:=['its-dcca-10'.H26]-['its-einsi'.H26]" office:value-type="float" office:value="87">
            <text:p>87</text:p>
          </table:table-cell>
          <table:table-cell table:formula="of:=['its-dcca-10'.I26]-['its-einsi'.I26]" office:value-type="float" office:value="0">
            <text:p>0</text:p>
          </table:table-cell>
          <table:table-cell table:formula="of:=['its-dcca-10'.J26]-['its-einsi'.J26]" office:value-type="float" office:value="-1">
            <text:p>-1</text:p>
          </table:table-cell>
          <table:table-cell table:formula="of:=['its-dcca-10'.K26]-['its-einsi'.K26]" office:value-type="float" office:value="5">
            <text:p>5</text:p>
          </table:table-cell>
          <table:table-cell table:formula="of:=['its-dcca-10'.L26]-['its-einsi'.L26]" office:value-type="float" office:value="7">
            <text:p>7</text:p>
          </table:table-cell>
          <table:table-cell table:formula="of:=['its-dcca-10'.M26]-['its-einsi'.M26]" office:value-type="float" office:value="-2">
            <text:p>-2</text:p>
          </table:table-cell>
        </table:table-row>
        <table:table-row table:style-name="ro2">
          <table:table-cell table:formula="of:=RIGHT(['its-dcca-10'.A27];LEN(['its-dcca-10'.A27])-FIND(&quot;M&quot;;['its-dcca-10'.A27])+1)" office:value-type="string" office:string-value="M4297.fst">
            <text:p>M4297.fst</text:p>
          </table:table-cell>
          <table:table-cell table:formula="of:=['its-dcca-10'.B27]-['its-einsi'.B27]" office:value-type="float" office:value="-7.34456434307981">
            <text:p>-7.3445643431</text:p>
          </table:table-cell>
          <table:table-cell table:formula="of:=['its-dcca-10'.C27]-['its-einsi'.C27]" office:value-type="float" office:value="-0.00722764542697241">
            <text:p>-0.0072276454</text:p>
          </table:table-cell>
          <table:table-cell table:formula="of:=['its-dcca-10'.D27]-['its-einsi'.D27]" office:value-type="float" office:value="0.00211161387631976">
            <text:p>0.0021116139</text:p>
          </table:table-cell>
          <table:table-cell table:formula="of:=['its-dcca-10'.E27]-['its-einsi'.E27]" office:value-type="float" office:value="0.00795755968169747">
            <text:p>0.0079575597</text:p>
          </table:table-cell>
          <table:table-cell table:formula="of:=['its-dcca-10'.F27]-['its-einsi'.F27]" office:value-type="float" office:value="1.79411764705882">
            <text:p>1.7941176471</text:p>
          </table:table-cell>
          <table:table-cell table:formula="of:=['its-dcca-10'.G27]-['its-einsi'.G27]" office:value-type="float" office:value="99">
            <text:p>99</text:p>
          </table:table-cell>
          <table:table-cell table:formula="of:=['its-dcca-10'.H27]-['its-einsi'.H27]" office:value-type="float" office:value="-28">
            <text:p>-28</text:p>
          </table:table-cell>
          <table:table-cell table:formula="of:=['its-dcca-10'.I27]-['its-einsi'.I27]" office:value-type="float" office:value="0">
            <text:p>0</text:p>
          </table:table-cell>
          <table:table-cell table:formula="of:=['its-dcca-10'.J27]-['its-einsi'.J27]" office:value-type="float" office:value="3">
            <text:p>3</text:p>
          </table:table-cell>
          <table:table-cell table:formula="of:=['its-dcca-10'.K27]-['its-einsi'.K27]" office:value-type="float" office:value="5">
            <text:p>5</text:p>
          </table:table-cell>
          <table:table-cell table:formula="of:=['its-dcca-10'.L27]-['its-einsi'.L27]" office:value-type="float" office:value="3">
            <text:p>3</text:p>
          </table:table-cell>
          <table:table-cell table:formula="of:=['its-dcca-10'.M27]-['its-einsi'.M27]" office:value-type="float" office:value="2">
            <text:p>2</text:p>
          </table:table-cell>
        </table:table-row>
        <table:table-row table:style-name="ro2">
          <table:table-cell table:formula="of:=RIGHT(['its-dcca-10'.A28];LEN(['its-dcca-10'.A28])-FIND(&quot;M&quot;;['its-dcca-10'.A28])+1)" office:value-type="string" office:string-value="M4587.fst">
            <text:p>M4587.fst</text:p>
          </table:table-cell>
          <table:table-cell table:formula="of:=['its-dcca-10'.B28]-['its-einsi'.B28]" office:value-type="float" office:value="6.30314781584889">
            <text:p>6.3031478158</text:p>
          </table:table-cell>
          <table:table-cell table:formula="of:=['its-dcca-10'.C28]-['its-einsi'.C28]" office:value-type="float" office:value="0.00610932914818796">
            <text:p>0.0061093291</text:p>
          </table:table-cell>
          <table:table-cell table:formula="of:=['its-dcca-10'.D28]-['its-einsi'.D28]" office:value-type="float" office:value="0.0000601147634821285">
            <text:p>6.01147634821285E-005</text:p>
          </table:table-cell>
          <table:table-cell table:formula="of:=['its-dcca-10'.E28]-['its-einsi'.E28]" office:value-type="float" office:value="-0.00963081861958261">
            <text:p>-0.0096308186</text:p>
          </table:table-cell>
          <table:table-cell table:formula="of:=['its-dcca-10'.F28]-['its-einsi'.F28]" office:value-type="float" office:value="0.212769314140397">
            <text:p>0.2127693141</text:p>
          </table:table-cell>
          <table:table-cell table:formula="of:=['its-dcca-10'.G28]-['its-einsi'.G28]" office:value-type="float" office:value="-438">
            <text:p>-438</text:p>
          </table:table-cell>
          <table:table-cell table:formula="of:=['its-dcca-10'.H28]-['its-einsi'.H28]" office:value-type="float" office:value="-205">
            <text:p>-205</text:p>
          </table:table-cell>
          <table:table-cell table:formula="of:=['its-dcca-10'.I28]-['its-einsi'.I28]" office:value-type="float" office:value="0">
            <text:p>0</text:p>
          </table:table-cell>
          <table:table-cell table:formula="of:=['its-dcca-10'.J28]-['its-einsi'.J28]" office:value-type="float" office:value="-6">
            <text:p>-6</text:p>
          </table:table-cell>
          <table:table-cell table:formula="of:=['its-dcca-10'.K28]-['its-einsi'.K28]" office:value-type="float" office:value="4">
            <text:p>4</text:p>
          </table:table-cell>
          <table:table-cell table:formula="of:=['its-dcca-10'.L28]-['its-einsi'.L28]" office:value-type="float" office:value="7">
            <text:p>7</text:p>
          </table:table-cell>
          <table:table-cell table:formula="of:=['its-dcca-10'.M28]-['its-einsi'.M28]" office:value-type="float" office:value="-3">
            <text:p>-3</text:p>
          </table:table-cell>
        </table:table-row>
        <table:table-row table:style-name="ro2">
          <table:table-cell table:formula="of:=RIGHT(['its-dcca-10'.A29];LEN(['its-dcca-10'.A29])-FIND(&quot;M&quot;;['its-dcca-10'.A29])+1)" office:value-type="string" office:string-value="M124.fst">
            <text:p>M124.fst</text:p>
          </table:table-cell>
          <table:table-cell table:formula="of:=['its-dcca-10'.B29]-['its-einsi'.B29]" office:value-type="float" office:value="-0.22540038099396">
            <text:p>-0.225400381</text:p>
          </table:table-cell>
          <table:table-cell table:formula="of:=['its-dcca-10'.C29]-['its-einsi'.C29]" office:value-type="float" office:value="-0.000300300781916785">
            <text:p>-0.0003003008</text:p>
          </table:table-cell>
          <table:table-cell table:formula="of:=['its-dcca-10'.D29]-['its-einsi'.D29]" office:value-type="float" office:value="0.000748017049143313">
            <text:p>0.000748017</text:p>
          </table:table-cell>
          <table:table-cell table:formula="of:=['its-dcca-10'.E29]-['its-einsi'.E29]" office:value-type="float" office:value="-0.00299700299700301">
            <text:p>-0.002997003</text:p>
          </table:table-cell>
          <table:table-cell table:formula="of:=['its-dcca-10'.F29]-['its-einsi'.F29]" office:value-type="float" office:value="0.111115815620851">
            <text:p>0.1111158156</text:p>
          </table:table-cell>
          <table:table-cell table:formula="of:=['its-dcca-10'.G29]-['its-einsi'.G29]" office:value-type="float" office:value="-52">
            <text:p>-52</text:p>
          </table:table-cell>
          <table:table-cell table:formula="of:=['its-dcca-10'.H29]-['its-einsi'.H29]" office:value-type="float" office:value="-53">
            <text:p>-53</text:p>
          </table:table-cell>
          <table:table-cell table:formula="of:=['its-dcca-10'.I29]-['its-einsi'.I29]" office:value-type="float" office:value="0">
            <text:p>0</text:p>
          </table:table-cell>
          <table:table-cell table:formula="of:=['its-dcca-10'.J29]-['its-einsi'.J29]" office:value-type="float" office:value="-3">
            <text:p>-3</text:p>
          </table:table-cell>
          <table:table-cell table:formula="of:=['its-dcca-10'.K29]-['its-einsi'.K29]" office:value-type="float" office:value="1">
            <text:p>1</text:p>
          </table:table-cell>
          <table:table-cell table:formula="of:=['its-dcca-10'.L29]-['its-einsi'.L29]" office:value-type="float" office:value="1">
            <text:p>1</text:p>
          </table:table-cell>
          <table:table-cell table:formula="of:=['its-dcca-10'.M29]-['its-einsi'.M29]" office:value-type="float" office:value="0">
            <text:p>0</text:p>
          </table:table-cell>
        </table:table-row>
        <table:table-row table:style-name="ro2">
          <table:table-cell table:formula="of:=RIGHT(['its-dcca-10'.A30];LEN(['its-dcca-10'.A30])-FIND(&quot;M&quot;;['its-dcca-10'.A30])+1)" office:value-type="string" office:string-value="M4447.fst">
            <text:p>M4447.fst</text:p>
          </table:table-cell>
          <table:table-cell table:formula="of:=['its-dcca-10'.B30]-['its-einsi'.B30]" office:value-type="float" office:value="0">
            <text:p>0</text:p>
          </table:table-cell>
          <table:table-cell table:formula="of:=['its-dcca-10'.C30]-['its-einsi'.C30]" office:value-type="float" office:value="0">
            <text:p>0</text:p>
          </table:table-cell>
          <table:table-cell table:formula="of:=['its-dcca-10'.D30]-['its-einsi'.D30]" office:value-type="float" office:value="0">
            <text:p>0</text:p>
          </table:table-cell>
          <table:table-cell table:formula="of:=['its-dcca-10'.E30]-['its-einsi'.E30]" office:value-type="float" office:value="0">
            <text:p>0</text:p>
          </table:table-cell>
          <table:table-cell table:formula="of:=['its-dcca-10'.F30]-['its-einsi'.F30]" office:value-type="float" office:value="0">
            <text:p>0</text:p>
          </table:table-cell>
          <table:table-cell table:formula="of:=['its-dcca-10'.G30]-['its-einsi'.G30]" office:value-type="float" office:value="0">
            <text:p>0</text:p>
          </table:table-cell>
          <table:table-cell table:formula="of:=['its-dcca-10'.H30]-['its-einsi'.H30]" office:value-type="float" office:value="0">
            <text:p>0</text:p>
          </table:table-cell>
          <table:table-cell table:formula="of:=['its-dcca-10'.I30]-['its-einsi'.I30]" office:value-type="float" office:value="0">
            <text:p>0</text:p>
          </table:table-cell>
          <table:table-cell table:formula="of:=['its-dcca-10'.J30]-['its-einsi'.J30]" office:value-type="float" office:value="0">
            <text:p>0</text:p>
          </table:table-cell>
          <table:table-cell table:formula="of:=['its-dcca-10'.K30]-['its-einsi'.K30]" office:value-type="float" office:value="0">
            <text:p>0</text:p>
          </table:table-cell>
          <table:table-cell table:formula="of:=['its-dcca-10'.L30]-['its-einsi'.L30]" office:value-type="float" office:value="0">
            <text:p>0</text:p>
          </table:table-cell>
          <table:table-cell table:formula="of:=['its-dcca-10'.M30]-['its-einsi'.M30]" office:value-type="float" office:value="0">
            <text:p>0</text:p>
          </table:table-cell>
        </table:table-row>
        <table:table-row table:style-name="ro2">
          <table:table-cell table:formula="of:=RIGHT(['its-dcca-10'.A31];LEN(['its-dcca-10'.A31])-FIND(&quot;M&quot;;['its-dcca-10'.A31])+1)" office:value-type="string" office:string-value="M646.fst">
            <text:p>M646.fst</text:p>
          </table:table-cell>
          <table:table-cell table:formula="of:=['its-dcca-10'.B31]-['its-einsi'.B31]" office:value-type="float" office:value="-1.81048768939377">
            <text:p>-1.8104876894</text:p>
          </table:table-cell>
          <table:table-cell table:formula="of:=['its-dcca-10'.C31]-['its-einsi'.C31]" office:value-type="float" office:value="-0.00181995738636365">
            <text:p>-0.0018199574</text:p>
          </table:table-cell>
          <table:table-cell table:formula="of:=['its-dcca-10'.D31]-['its-einsi'.D31]" office:value-type="float" office:value="0.000473484848484846">
            <text:p>0.0004734848</text:p>
          </table:table-cell>
          <table:table-cell table:formula="of:=['its-dcca-10'.E31]-['its-einsi'.E31]" office:value-type="float" office:value="0">
            <text:p>0</text:p>
          </table:table-cell>
          <table:table-cell table:formula="of:=['its-dcca-10'.F31]-['its-einsi'.F31]" office:value-type="float" office:value="0.122159090909091">
            <text:p>0.1221590909</text:p>
          </table:table-cell>
          <table:table-cell table:formula="of:=['its-dcca-10'.G31]-['its-einsi'.G31]" office:value-type="float" office:value="-1">
            <text:p>-1</text:p>
          </table:table-cell>
          <table:table-cell table:formula="of:=['its-dcca-10'.H31]-['its-einsi'.H31]" office:value-type="float" office:value="-2">
            <text:p>-2</text:p>
          </table:table-cell>
          <table:table-cell table:formula="of:=['its-dcca-10'.I31]-['its-einsi'.I31]" office:value-type="float" office:value="0">
            <text:p>0</text:p>
          </table:table-cell>
          <table:table-cell table:formula="of:=['its-dcca-10'.J31]-['its-einsi'.J31]" office:value-type="float" office:value="0">
            <text:p>0</text:p>
          </table:table-cell>
          <table:table-cell table:formula="of:=['its-dcca-10'.K31]-['its-einsi'.K31]" office:value-type="float" office:value="3">
            <text:p>3</text:p>
          </table:table-cell>
          <table:table-cell table:formula="of:=['its-dcca-10'.L31]-['its-einsi'.L31]" office:value-type="float" office:value="5">
            <text:p>5</text:p>
          </table:table-cell>
          <table:table-cell table:formula="of:=['its-dcca-10'.M31]-['its-einsi'.M31]" office:value-type="float" office:value="-2">
            <text:p>-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formula="of:=['its-dcca-10'.A33]" office:value-type="string" office:string-value="mean">
            <text:p>mean</text:p>
          </table:table-cell>
          <table:table-cell table:formula="of:=['its-dcca-10'.B33]-['its-einsi'.B33]" office:value-type="float" office:value="-1.91258835113536">
            <text:p>-1.9125883511</text:p>
          </table:table-cell>
          <table:table-cell table:formula="of:=['its-dcca-10'.C33]-['its-einsi'.C33]" office:value-type="float" office:value="-0.00185030570561795">
            <text:p>-0.0018503057</text:p>
          </table:table-cell>
          <table:table-cell table:formula="of:=['its-dcca-10'.D33]-['its-einsi'.D33]" office:value-type="float" office:value="-0.000748616587680714">
            <text:p>-0.0007486166</text:p>
          </table:table-cell>
          <table:table-cell table:formula="of:=['its-dcca-10'.E33]-['its-einsi'.E33]" office:value-type="float" office:value="0.00275998025439926">
            <text:p>0.0027599803</text:p>
          </table:table-cell>
          <table:table-cell table:formula="of:=['its-dcca-10'.F33]-['its-einsi'.F33]" office:value-type="float" office:value="0.220951646795531">
            <text:p>0.2209516468</text:p>
          </table:table-cell>
          <table:table-cell table:formula="of:=['its-dcca-10'.G33]-['its-einsi'.G33]" office:value-type="float" office:value="25.7333333333336">
            <text:p>25.7333333333</text:p>
          </table:table-cell>
          <table:table-cell table:formula="of:=['its-dcca-10'.H33]-['its-einsi'.H33]" office:value-type="float" office:value="-121.033333333334">
            <text:p>-121.0333333333</text:p>
          </table:table-cell>
          <table:table-cell table:formula="of:=['its-dcca-10'.I33]-['its-einsi'.I33]" office:value-type="float" office:value="0">
            <text:p>0</text:p>
          </table:table-cell>
          <table:table-cell table:formula="of:=['its-dcca-10'.J33]-['its-einsi'.J33]" office:value-type="float" office:value="2.79999999999995">
            <text:p>2.8</text:p>
          </table:table-cell>
          <table:table-cell table:formula="of:=['its-dcca-10'.K33]-['its-einsi'.K33]" office:value-type="float" office:value="-0.233333333333348">
            <text:p>-0.2333333333</text:p>
          </table:table-cell>
          <table:table-cell table:formula="of:=['its-dcca-10'.L33]-['its-einsi'.L33]" office:value-type="float" office:value="0.933333333333337">
            <text:p>0.9333333333</text:p>
          </table:table-cell>
          <table:table-cell table:formula="of:=['its-dcca-10'.M33]-['its-einsi'.M33]" office:value-type="float" office:value="-1.16666666666667">
            <text:p>-1.1666666667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'its-dcca-10'.A37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RIGHT(['its-dcca-10'.A38];LEN(['its-dcca-10'.A38])-FIND(&quot;M&quot;;['its-dcca-10'.A38])+1)" office:value-type="string" office:string-value="M4570.fst">
            <text:p>M4570.fst</text:p>
          </table:table-cell>
          <table:table-cell table:formula="of:=[.B2]" office:value-type="float" office:value="4.31192278613571">
            <text:p>4.3119227861</text:p>
          </table:table-cell>
          <table:table-cell table:formula="of:=[.C2]" office:value-type="float" office:value="0.00416823889004492">
            <text:p>0.0041682389</text:p>
          </table:table-cell>
          <table:table-cell table:formula="of:=[.E2]" office:value-type="float" office:value="-0.00714285714285733">
            <text:p>-0.0071428571</text:p>
          </table:table-cell>
          <table:table-cell table:formula="of:=[.F2]" office:value-type="float" office:value="0.0212500634157315">
            <text:p>0.0212500634</text:p>
          </table:table-cell>
          <table:table-cell table:formula="of:=[.G2]" office:value-type="float" office:value="-224">
            <text:p>-224</text:p>
          </table:table-cell>
          <table:table-cell table:formula="of:=[.H2]" office:value-type="float" office:value="-66">
            <text:p>-66</text:p>
          </table:table-cell>
          <table:table-cell table:formula="of:=[.K2]" office:value-type="float" office:value="5">
            <text:p>5</text:p>
          </table:table-cell>
          <table:table-cell table:formula="of:=[.L2]" office:value-type="float" office:value="13">
            <text:p>13</text:p>
          </table:table-cell>
          <table:table-cell table:formula="of:=[.M2]" office:value-type="float" office:value="-8">
            <text:p>-8</text:p>
          </table:table-cell>
          <table:table-cell table:number-columns-repeated="3"/>
        </table:table-row>
        <table:table-row table:style-name="ro2">
          <table:table-cell table:formula="of:=RIGHT(['its-dcca-10'.A39];LEN(['its-dcca-10'.A39])-FIND(&quot;M&quot;;['its-dcca-10'.A39])+1)" office:value-type="string" office:string-value="M588.fst">
            <text:p>M588.fst</text:p>
          </table:table-cell>
          <table:table-cell table:formula="of:=[.B3]" office:value-type="float" office:value="0">
            <text:p>0</text:p>
          </table:table-cell>
          <table:table-cell table:formula="of:=[.C3]" office:value-type="float" office:value="0">
            <text:p>0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0">
            <text:p>0</text:p>
          </table:table-cell>
          <table:table-cell table:formula="of:=[.G3]" office:value-type="float" office:value="0">
            <text:p>0</text:p>
          </table:table-cell>
          <table:table-cell table:formula="of:=[.H3]" office:value-type="float" office:value="0">
            <text:p>0</text:p>
          </table:table-cell>
          <table:table-cell table:formula="of:=[.K3]" office:value-type="float" office:value="0">
            <text:p>0</text:p>
          </table:table-cell>
          <table:table-cell table:formula="of:=[.L3]" office:value-type="float" office:value="0">
            <text:p>0</text:p>
          </table:table-cell>
          <table:table-cell table:formula="of:=[.M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40];LEN(['its-dcca-10'.A40])-FIND(&quot;M&quot;;['its-dcca-10'.A40])+1)" office:value-type="string" office:string-value="M4313.fst">
            <text:p>M4313.fst</text:p>
          </table:table-cell>
          <table:table-cell table:formula="of:=[.B4]" office:value-type="float" office:value="-17.7295588042891">
            <text:p>-17.7295588043</text:p>
          </table:table-cell>
          <table:table-cell table:formula="of:=[.C4]" office:value-type="float" office:value="-0.0173089203149273">
            <text:p>-0.0173089203</text:p>
          </table:table-cell>
          <table:table-cell table:formula="of:=[.E4]" office:value-type="float" office:value="0.0212314225053078">
            <text:p>0.0212314225</text:p>
          </table:table-cell>
          <table:table-cell table:formula="of:=[.F4]" office:value-type="float" office:value="1.11933843876697">
            <text:p>1.1193384388</text:p>
          </table:table-cell>
          <table:table-cell table:formula="of:=[.G4]" office:value-type="float" office:value="309">
            <text:p>309</text:p>
          </table:table-cell>
          <table:table-cell table:formula="of:=[.H4]" office:value-type="float" office:value="-31">
            <text:p>-31</text:p>
          </table:table-cell>
          <table:table-cell table:formula="of:=[.K4]" office:value-type="float" office:value="-10">
            <text:p>-10</text:p>
          </table:table-cell>
          <table:table-cell table:formula="of:=[.L4]" office:value-type="float" office:value="-12">
            <text:p>-12</text:p>
          </table:table-cell>
          <table:table-cell table:formula="of:=[.M4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RIGHT(['its-dcca-10'.A41];LEN(['its-dcca-10'.A41])-FIND(&quot;M&quot;;['its-dcca-10'.A41])+1)" office:value-type="string" office:string-value="M4832.fst">
            <text:p>M4832.fst</text:p>
          </table:table-cell>
          <table:table-cell table:formula="of:=[.B5]" office:value-type="float" office:value="2.4755626574447">
            <text:p>2.4755626574</text:p>
          </table:table-cell>
          <table:table-cell table:formula="of:=[.C5]" office:value-type="float" office:value="0.00245179107200333">
            <text:p>0.0024517911</text:p>
          </table:table-cell>
          <table:table-cell table:formula="of:=[.E5]" office:value-type="float" office:value="-0.00116550116550116">
            <text:p>-0.0011655012</text:p>
          </table:table-cell>
          <table:table-cell table:formula="of:=[.F5]" office:value-type="float" office:value="-0.0425252577055186">
            <text:p>-0.0425252577</text:p>
          </table:table-cell>
          <table:table-cell table:formula="of:=[.G5]" office:value-type="float" office:value="-48">
            <text:p>-48</text:p>
          </table:table-cell>
          <table:table-cell table:formula="of:=[.H5]" office:value-type="float" office:value="-9">
            <text:p>-9</text:p>
          </table:table-cell>
          <table:table-cell table:formula="of:=[.K5]" office:value-type="float" office:value="-4">
            <text:p>-4</text:p>
          </table:table-cell>
          <table:table-cell table:formula="of:=[.L5]" office:value-type="float" office:value="-3">
            <text:p>-3</text:p>
          </table:table-cell>
          <table:table-cell table:formula="of:=[.M5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RIGHT(['its-dcca-10'.A42];LEN(['its-dcca-10'.A42])-FIND(&quot;M&quot;;['its-dcca-10'.A42])+1)" office:value-type="string" office:string-value="M575.fst">
            <text:p>M575.fst</text:p>
          </table:table-cell>
          <table:table-cell table:formula="of:=[.B6]" office:value-type="float" office:value="-0.414918800908936">
            <text:p>-0.4149188009</text:p>
          </table:table-cell>
          <table:table-cell table:formula="of:=[.C6]" office:value-type="float" office:value="-0.000442638828628272">
            <text:p>-0.0004426388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0.0582120582120631">
            <text:p>0.0582120582</text:p>
          </table:table-cell>
          <table:table-cell table:formula="of:=[.G6]" office:value-type="float" office:value="0">
            <text:p>0</text:p>
          </table:table-cell>
          <table:table-cell table:formula="of:=[.H6]" office:value-type="float" office:value="-2">
            <text:p>-2</text:p>
          </table:table-cell>
          <table:table-cell table:formula="of:=[.K6]" office:value-type="float" office:value="3">
            <text:p>3</text:p>
          </table:table-cell>
          <table:table-cell table:formula="of:=[.L6]" office:value-type="float" office:value="3">
            <text:p>3</text:p>
          </table:table-cell>
          <table:table-cell table:formula="of:=[.M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43];LEN(['its-dcca-10'.A43])-FIND(&quot;M&quot;;['its-dcca-10'.A43])+1)" office:value-type="string" office:string-value="M4887.fst">
            <text:p>M4887.fst</text:p>
          </table:table-cell>
          <table:table-cell table:formula="of:=[.B7]" office:value-type="float" office:value="-1.43605871689044">
            <text:p>-1.4360587169</text:p>
          </table:table-cell>
          <table:table-cell table:formula="of:=[.C7]" office:value-type="float" office:value="-0.0010797933606258">
            <text:p>-0.0010797934</text:p>
          </table:table-cell>
          <table:table-cell table:formula="of:=[.E7]" office:value-type="float" office:value="0.00207900207900203">
            <text:p>0.0020790021</text:p>
          </table:table-cell>
          <table:table-cell table:formula="of:=[.F7]" office:value-type="float" office:value="-0.0157342657342685">
            <text:p>-0.0157342657</text:p>
          </table:table-cell>
          <table:table-cell table:formula="of:=[.G7]" office:value-type="float" office:value="18">
            <text:p>18</text:p>
          </table:table-cell>
          <table:table-cell table:formula="of:=[.H7]" office:value-type="float" office:value="18">
            <text:p>18</text:p>
          </table:table-cell>
          <table:table-cell table:formula="of:=[.K7]" office:value-type="float" office:value="-2">
            <text:p>-2</text:p>
          </table:table-cell>
          <table:table-cell table:formula="of:=[.L7]" office:value-type="float" office:value="-4">
            <text:p>-4</text:p>
          </table:table-cell>
          <table:table-cell table:formula="of:=[.M7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RIGHT(['its-dcca-10'.A44];LEN(['its-dcca-10'.A44])-FIND(&quot;M&quot;;['its-dcca-10'.A44])+1)" office:value-type="string" office:string-value="M4353.fst">
            <text:p>M4353.fst</text:p>
          </table:table-cell>
          <table:table-cell table:formula="of:=[.B8]" office:value-type="float" office:value="-33.221362599962">
            <text:p>-33.2213626</text:p>
          </table:table-cell>
          <table:table-cell table:formula="of:=[.C8]" office:value-type="float" office:value="-0.032265346001087">
            <text:p>-0.032265346</text:p>
          </table:table-cell>
          <table:table-cell table:formula="of:=[.E8]" office:value-type="float" office:value="0.0478087649402386">
            <text:p>0.0478087649</text:p>
          </table:table-cell>
          <table:table-cell table:formula="of:=[.F8]" office:value-type="float" office:value="1.64856693963055">
            <text:p>1.6485669396</text:p>
          </table:table-cell>
          <table:table-cell table:formula="of:=[.G8]" office:value-type="float" office:value="1140">
            <text:p>1140</text:p>
          </table:table-cell>
          <table:table-cell table:formula="of:=[.H8]" office:value-type="float" office:value="-4">
            <text:p>-4</text:p>
          </table:table-cell>
          <table:table-cell table:formula="of:=[.K8]" office:value-type="float" office:value="-27">
            <text:p>-27</text:p>
          </table:table-cell>
          <table:table-cell table:formula="of:=[.L8]" office:value-type="float" office:value="-31">
            <text:p>-31</text:p>
          </table:table-cell>
          <table:table-cell table:formula="of:=[.M8]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formula="of:=RIGHT(['its-dcca-10'.A45];LEN(['its-dcca-10'.A45])-FIND(&quot;M&quot;;['its-dcca-10'.A45])+1)" office:value-type="string" office:string-value="M4473.fst">
            <text:p>M4473.fst</text:p>
          </table:table-cell>
          <table:table-cell table:formula="of:=[.B9]" office:value-type="float" office:value="-18.2720515729683">
            <text:p>-18.272051573</text:p>
          </table:table-cell>
          <table:table-cell table:formula="of:=[.C9]" office:value-type="float" office:value="-0.0177743938663117">
            <text:p>-0.0177743939</text:p>
          </table:table-cell>
          <table:table-cell table:formula="of:=[.E9]" office:value-type="float" office:value="0.0248447204968944">
            <text:p>0.0248447205</text:p>
          </table:table-cell>
          <table:table-cell table:formula="of:=[.F9]" office:value-type="float" office:value="0.337536169629971">
            <text:p>0.3375361696</text:p>
          </table:table-cell>
          <table:table-cell table:formula="of:=[.G9]" office:value-type="float" office:value="1376">
            <text:p>1376</text:p>
          </table:table-cell>
          <table:table-cell table:formula="of:=[.H9]" office:value-type="float" office:value="192">
            <text:p>192</text:p>
          </table:table-cell>
          <table:table-cell table:formula="of:=[.K9]" office:value-type="float" office:value="-11">
            <text:p>-11</text:p>
          </table:table-cell>
          <table:table-cell table:formula="of:=[.L9]" office:value-type="float" office:value="-14">
            <text:p>-14</text:p>
          </table:table-cell>
          <table:table-cell table:formula="of:=[.M9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RIGHT(['its-dcca-10'.A46];LEN(['its-dcca-10'.A46])-FIND(&quot;M&quot;;['its-dcca-10'.A46])+1)" office:value-type="string" office:string-value="M7816.fst">
            <text:p>M7816.fst</text:p>
          </table:table-cell>
          <table:table-cell table:formula="of:=[.B10]" office:value-type="float" office:value="-2.22556356735879">
            <text:p>-2.2255635674</text:p>
          </table:table-cell>
          <table:table-cell table:formula="of:=[.C10]" office:value-type="float" office:value="-0.00222582339684807">
            <text:p>-0.0022258234</text:p>
          </table:table-cell>
          <table:table-cell table:formula="of:=[.E10]" office:value-type="float" office:value="0">
            <text:p>0</text:p>
          </table:table-cell>
          <table:table-cell table:formula="of:=[.F10]" office:value-type="float" office:value="0.0598319405144023">
            <text:p>0.0598319405</text:p>
          </table:table-cell>
          <table:table-cell table:formula="of:=[.G10]" office:value-type="float" office:value="6">
            <text:p>6</text:p>
          </table:table-cell>
          <table:table-cell table:formula="of:=[.H10]" office:value-type="float" office:value="-88">
            <text:p>-88</text:p>
          </table:table-cell>
          <table:table-cell table:formula="of:=[.K10]" office:value-type="float" office:value="8">
            <text:p>8</text:p>
          </table:table-cell>
          <table:table-cell table:formula="of:=[.L10]" office:value-type="float" office:value="8">
            <text:p>8</text:p>
          </table:table-cell>
          <table:table-cell table:formula="of:=[.M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47];LEN(['its-dcca-10'.A47])-FIND(&quot;M&quot;;['its-dcca-10'.A47])+1)" office:value-type="string" office:string-value="M4526.fst">
            <text:p>M4526.fst</text:p>
          </table:table-cell>
          <table:table-cell table:formula="of:=[.B11]" office:value-type="float" office:value="-7.27559292656053">
            <text:p>-7.2755929266</text:p>
          </table:table-cell>
          <table:table-cell table:formula="of:=[.C11]" office:value-type="float" office:value="-0.00715757957250551">
            <text:p>-0.0071575796</text:p>
          </table:table-cell>
          <table:table-cell table:formula="of:=[.E11]" office:value-type="float" office:value="0.00600961538461539">
            <text:p>0.0060096154</text:p>
          </table:table-cell>
          <table:table-cell table:formula="of:=[.F11]" office:value-type="float" office:value="0.540812134276769">
            <text:p>0.5408121343</text:p>
          </table:table-cell>
          <table:table-cell table:formula="of:=[.G11]" office:value-type="float" office:value="175">
            <text:p>175</text:p>
          </table:table-cell>
          <table:table-cell table:formula="of:=[.H11]" office:value-type="float" office:value="-131">
            <text:p>-131</text:p>
          </table:table-cell>
          <table:table-cell table:formula="of:=[.K11]" office:value-type="float" office:value="-4">
            <text:p>-4</text:p>
          </table:table-cell>
          <table:table-cell table:formula="of:=[.L11]" office:value-type="float" office:value="3">
            <text:p>3</text:p>
          </table:table-cell>
          <table:table-cell table:formula="of:=[.M11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RIGHT(['its-dcca-10'.A48];LEN(['its-dcca-10'.A48])-FIND(&quot;M&quot;;['its-dcca-10'.A48])+1)" office:value-type="string" office:string-value="M4693.fst">
            <text:p>M4693.fst</text:p>
          </table:table-cell>
          <table:table-cell table:formula="of:=[.B12]" office:value-type="float" office:value="2.94421665920765">
            <text:p>2.9442166592</text:p>
          </table:table-cell>
          <table:table-cell table:formula="of:=[.C12]" office:value-type="float" office:value="0.00286309084972669">
            <text:p>0.0028630908</text:p>
          </table:table-cell>
          <table:table-cell table:formula="of:=[.E12]" office:value-type="float" office:value="-0.00394218134034153">
            <text:p>-0.0039421813</text:p>
          </table:table-cell>
          <table:table-cell table:formula="of:=[.F12]" office:value-type="float" office:value="0.0750349060548716">
            <text:p>0.0750349061</text:p>
          </table:table-cell>
          <table:table-cell table:formula="of:=[.G12]" office:value-type="float" office:value="-713">
            <text:p>-713</text:p>
          </table:table-cell>
          <table:table-cell table:formula="of:=[.H12]" office:value-type="float" office:value="-483">
            <text:p>-483</text:p>
          </table:table-cell>
          <table:table-cell table:formula="of:=[.K12]" office:value-type="float" office:value="5">
            <text:p>5</text:p>
          </table:table-cell>
          <table:table-cell table:formula="of:=[.L12]" office:value-type="float" office:value="9">
            <text:p>9</text:p>
          </table:table-cell>
          <table:table-cell table:formula="of:=[.M12]" office:value-type="float" office:value="-4">
            <text:p>-4</text:p>
          </table:table-cell>
          <table:table-cell table:number-columns-repeated="3"/>
        </table:table-row>
        <table:table-row table:style-name="ro2">
          <table:table-cell table:formula="of:=RIGHT(['its-dcca-10'.A49];LEN(['its-dcca-10'.A49])-FIND(&quot;M&quot;;['its-dcca-10'.A49])+1)" office:value-type="string" office:string-value="M131.fst">
            <text:p>M131.fst</text:p>
          </table:table-cell>
          <table:table-cell table:formula="of:=[.B13]" office:value-type="float" office:value="-2.69189714951449">
            <text:p>-2.6918971495</text:p>
          </table:table-cell>
          <table:table-cell table:formula="of:=[.C13]" office:value-type="float" office:value="-0.00255274881875078">
            <text:p>-0.0025527488</text:p>
          </table:table-cell>
          <table:table-cell table:formula="of:=[.E13]" office:value-type="float" office:value="0.00670241286863282">
            <text:p>0.0067024129</text:p>
          </table:table-cell>
          <table:table-cell table:formula="of:=[.F13]" office:value-type="float" office:value="0.0274906394994439">
            <text:p>0.0274906395</text:p>
          </table:table-cell>
          <table:table-cell table:formula="of:=[.G13]" office:value-type="float" office:value="95">
            <text:p>95</text:p>
          </table:table-cell>
          <table:table-cell table:formula="of:=[.H13]" office:value-type="float" office:value="41">
            <text:p>41</text:p>
          </table:table-cell>
          <table:table-cell table:formula="of:=[.K13]" office:value-type="float" office:value="-17">
            <text:p>-17</text:p>
          </table:table-cell>
          <table:table-cell table:formula="of:=[.L13]" office:value-type="float" office:value="-21">
            <text:p>-21</text:p>
          </table:table-cell>
          <table:table-cell table:formula="of:=[.M13]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formula="of:=RIGHT(['its-dcca-10'.A50];LEN(['its-dcca-10'.A50])-FIND(&quot;M&quot;;['its-dcca-10'.A50])+1)" office:value-type="string" office:string-value="M4866.fst">
            <text:p>M4866.fst</text:p>
          </table:table-cell>
          <table:table-cell table:formula="of:=[.B14]" office:value-type="float" office:value="0">
            <text:p>0</text:p>
          </table:table-cell>
          <table:table-cell table:formula="of:=[.C14]" office:value-type="float" office:value="0">
            <text:p>0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0">
            <text:p>0</text:p>
          </table:table-cell>
          <table:table-cell table:formula="of:=[.G14]" office:value-type="float" office:value="0">
            <text:p>0</text:p>
          </table:table-cell>
          <table:table-cell table:formula="of:=[.H14]" office:value-type="float" office:value="0">
            <text:p>0</text:p>
          </table:table-cell>
          <table:table-cell table:formula="of:=[.K14]" office:value-type="float" office:value="0">
            <text:p>0</text:p>
          </table:table-cell>
          <table:table-cell table:formula="of:=[.L14]" office:value-type="float" office:value="0">
            <text:p>0</text:p>
          </table:table-cell>
          <table:table-cell table:formula="of:=[.M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51];LEN(['its-dcca-10'.A51])-FIND(&quot;M&quot;;['its-dcca-10'.A51])+1)" office:value-type="string" office:string-value="M4321.fst">
            <text:p>M4321.fst</text:p>
          </table:table-cell>
          <table:table-cell table:formula="of:=[.B15]" office:value-type="float" office:value="9.39373321344704">
            <text:p>9.3937332134</text:p>
          </table:table-cell>
          <table:table-cell table:formula="of:=[.C15]" office:value-type="float" office:value="0.00909362328019203">
            <text:p>0.0090936233</text:p>
          </table:table-cell>
          <table:table-cell table:formula="of:=[.E15]" office:value-type="float" office:value="-0.0150000000000001">
            <text:p>-0.015</text:p>
          </table:table-cell>
          <table:table-cell table:formula="of:=[.F15]" office:value-type="float" office:value="-0.610922654102868">
            <text:p>-0.6109226541</text:p>
          </table:table-cell>
          <table:table-cell table:formula="of:=[.G15]" office:value-type="float" office:value="-720">
            <text:p>-720</text:p>
          </table:table-cell>
          <table:table-cell table:formula="of:=[.H15]" office:value-type="float" office:value="-7">
            <text:p>-7</text:p>
          </table:table-cell>
          <table:table-cell table:formula="of:=[.K15]" office:value-type="float" office:value="6">
            <text:p>6</text:p>
          </table:table-cell>
          <table:table-cell table:formula="of:=[.L15]" office:value-type="float" office:value="8">
            <text:p>8</text:p>
          </table:table-cell>
          <table:table-cell table:formula="of:=[.M15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formula="of:=RIGHT(['its-dcca-10'.A52];LEN(['its-dcca-10'.A52])-FIND(&quot;M&quot;;['its-dcca-10'.A52])+1)" office:value-type="string" office:string-value="M4156.fst">
            <text:p>M4156.fst</text:p>
          </table:table-cell>
          <table:table-cell table:formula="of:=[.B16]" office:value-type="float" office:value="-10.9470711688795">
            <text:p>-10.9470711689</text:p>
          </table:table-cell>
          <table:table-cell table:formula="of:=[.C16]" office:value-type="float" office:value="-0.00989229149341064">
            <text:p>-0.0098922915</text:p>
          </table:table-cell>
          <table:table-cell table:formula="of:=[.E16]" office:value-type="float" office:value="0.0527670527670525">
            <text:p>0.0527670528</text:p>
          </table:table-cell>
          <table:table-cell table:formula="of:=[.F16]" office:value-type="float" office:value="1.86302331129921">
            <text:p>1.8630233113</text:p>
          </table:table-cell>
          <table:table-cell table:formula="of:=[.G16]" office:value-type="float" office:value="2884">
            <text:p>2884</text:p>
          </table:table-cell>
          <table:table-cell table:formula="of:=[.H16]" office:value-type="float" office:value="-182">
            <text:p>-182</text:p>
          </table:table-cell>
          <table:table-cell table:formula="of:=[.K16]" office:value-type="float" office:value="38">
            <text:p>38</text:p>
          </table:table-cell>
          <table:table-cell table:formula="of:=[.L16]" office:value-type="float" office:value="41">
            <text:p>41</text:p>
          </table:table-cell>
          <table:table-cell table:formula="of:=[.M16]" office:value-type="float" office:value="-3">
            <text:p>-3</text:p>
          </table:table-cell>
          <table:table-cell table:number-columns-repeated="3"/>
        </table:table-row>
        <table:table-row table:style-name="ro2">
          <table:table-cell table:formula="of:=RIGHT(['its-dcca-10'.A53];LEN(['its-dcca-10'.A53])-FIND(&quot;M&quot;;['its-dcca-10'.A53])+1)" office:value-type="string" office:string-value="M4314.fst">
            <text:p>M4314.fst</text:p>
          </table:table-cell>
          <table:table-cell table:formula="of:=[.B17]" office:value-type="float" office:value="11.5598472109874">
            <text:p>11.559847211</text:p>
          </table:table-cell>
          <table:table-cell table:formula="of:=[.C17]" office:value-type="float" office:value="0.0112622984929937">
            <text:p>0.0112622985</text:p>
          </table:table-cell>
          <table:table-cell table:formula="of:=[.E17]" office:value-type="float" office:value="-0.0147058823529411">
            <text:p>-0.0147058824</text:p>
          </table:table-cell>
          <table:table-cell table:formula="of:=[.F17]" office:value-type="float" office:value="0.339090440346322">
            <text:p>0.3390904403</text:p>
          </table:table-cell>
          <table:table-cell table:formula="of:=[.G17]" office:value-type="float" office:value="-630">
            <text:p>-630</text:p>
          </table:table-cell>
          <table:table-cell table:formula="of:=[.H17]" office:value-type="float" office:value="-537">
            <text:p>-537</text:p>
          </table:table-cell>
          <table:table-cell table:formula="of:=[.K17]" office:value-type="float" office:value="-4">
            <text:p>-4</text:p>
          </table:table-cell>
          <table:table-cell table:formula="of:=[.L17]" office:value-type="float" office:value="2">
            <text:p>2</text:p>
          </table:table-cell>
          <table:table-cell table:formula="of:=[.M17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RIGHT(['its-dcca-10'.A54];LEN(['its-dcca-10'.A54])-FIND(&quot;M&quot;;['its-dcca-10'.A54])+1)" office:value-type="string" office:string-value="M4628.fst">
            <text:p>M4628.fst</text:p>
          </table:table-cell>
          <table:table-cell table:formula="of:=[.B18]" office:value-type="float" office:value="-2.71816350989047">
            <text:p>-2.7181635099</text:p>
          </table:table-cell>
          <table:table-cell table:formula="of:=[.C18]" office:value-type="float" office:value="-0.00271816350989051">
            <text:p>-0.0027181635</text:p>
          </table:table-cell>
          <table:table-cell table:formula="of:=[.E18]" office:value-type="float" office:value="0">
            <text:p>0</text:p>
          </table:table-cell>
          <table:table-cell table:formula="of:=[.F18]" office:value-type="float" office:value="0">
            <text:p>0</text:p>
          </table:table-cell>
          <table:table-cell table:formula="of:=[.G18]" office:value-type="float" office:value="0">
            <text:p>0</text:p>
          </table:table-cell>
          <table:table-cell table:formula="of:=[.H18]" office:value-type="float" office:value="0">
            <text:p>0</text:p>
          </table:table-cell>
          <table:table-cell table:formula="of:=[.K18]" office:value-type="float" office:value="5">
            <text:p>5</text:p>
          </table:table-cell>
          <table:table-cell table:formula="of:=[.L18]" office:value-type="float" office:value="5">
            <text:p>5</text:p>
          </table:table-cell>
          <table:table-cell table:formula="of:=[.M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55];LEN(['its-dcca-10'.A55])-FIND(&quot;M&quot;;['its-dcca-10'.A55])+1)" office:value-type="string" office:string-value="M4422.fst">
            <text:p>M4422.fst</text:p>
          </table:table-cell>
          <table:table-cell table:formula="of:=[.B19]" office:value-type="float" office:value="0.378504616367763">
            <text:p>0.3785046164</text:p>
          </table:table-cell>
          <table:table-cell table:formula="of:=[.C19]" office:value-type="float" office:value="0.000378845568078323">
            <text:p>0.0003788456</text:p>
          </table:table-cell>
          <table:table-cell table:formula="of:=[.E19]" office:value-type="float" office:value="0">
            <text:p>0</text:p>
          </table:table-cell>
          <table:table-cell table:formula="of:=[.F19]" office:value-type="float" office:value="-0.0350157406039351">
            <text:p>-0.0350157406</text:p>
          </table:table-cell>
          <table:table-cell table:formula="of:=[.G19]" office:value-type="float" office:value="9">
            <text:p>9</text:p>
          </table:table-cell>
          <table:table-cell table:formula="of:=[.H19]" office:value-type="float" office:value="3">
            <text:p>3</text:p>
          </table:table-cell>
          <table:table-cell table:formula="of:=[.K19]" office:value-type="float" office:value="-5">
            <text:p>-5</text:p>
          </table:table-cell>
          <table:table-cell table:formula="of:=[.L19]" office:value-type="float" office:value="-5">
            <text:p>-5</text:p>
          </table:table-cell>
          <table:table-cell table:formula="of:=[.M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56];LEN(['its-dcca-10'.A56])-FIND(&quot;M&quot;;['its-dcca-10'.A56])+1)" office:value-type="string" office:string-value="M4653.fst">
            <text:p>M4653.fst</text:p>
          </table:table-cell>
          <table:table-cell table:formula="of:=[.B20]" office:value-type="float" office:value="-1.47738126312993">
            <text:p>-1.4773812631</text:p>
          </table:table-cell>
          <table:table-cell table:formula="of:=[.C20]" office:value-type="float" office:value="-0.00147876321064278">
            <text:p>-0.0014787632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.142365651163036">
            <text:p>0.1423656512</text:p>
          </table:table-cell>
          <table:table-cell table:formula="of:=[.G20]" office:value-type="float" office:value="3">
            <text:p>3</text:p>
          </table:table-cell>
          <table:table-cell table:formula="of:=[.H20]" office:value-type="float" office:value="-91">
            <text:p>-91</text:p>
          </table:table-cell>
          <table:table-cell table:formula="of:=[.K20]" office:value-type="float" office:value="0">
            <text:p>0</text:p>
          </table:table-cell>
          <table:table-cell table:formula="of:=[.L20]" office:value-type="float" office:value="-2">
            <text:p>-2</text:p>
          </table:table-cell>
          <table:table-cell table:formula="of:=[.M20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RIGHT(['its-dcca-10'.A57];LEN(['its-dcca-10'.A57])-FIND(&quot;M&quot;;['its-dcca-10'.A57])+1)" office:value-type="string" office:string-value="M4595.fst">
            <text:p>M4595.fst</text:p>
          </table:table-cell>
          <table:table-cell table:formula="of:=[.B21]" office:value-type="float" office:value="1.82975703503519">
            <text:p>1.829757035</text:p>
          </table:table-cell>
          <table:table-cell table:formula="of:=[.C21]" office:value-type="float" office:value="0.00173655440927989">
            <text:p>0.0017365544</text:p>
          </table:table-cell>
          <table:table-cell table:formula="of:=[.E21]" office:value-type="float" office:value="-0.00460122699386512">
            <text:p>-0.004601227</text:p>
          </table:table-cell>
          <table:table-cell table:formula="of:=[.F21]" office:value-type="float" office:value="0.172178464104905">
            <text:p>0.1721784641</text:p>
          </table:table-cell>
          <table:table-cell table:formula="of:=[.G21]" office:value-type="float" office:value="-255">
            <text:p>-255</text:p>
          </table:table-cell>
          <table:table-cell table:formula="of:=[.H21]" office:value-type="float" office:value="-437">
            <text:p>-437</text:p>
          </table:table-cell>
          <table:table-cell table:formula="of:=[.K21]" office:value-type="float" office:value="14">
            <text:p>14</text:p>
          </table:table-cell>
          <table:table-cell table:formula="of:=[.L21]" office:value-type="float" office:value="16">
            <text:p>16</text:p>
          </table:table-cell>
          <table:table-cell table:formula="of:=[.M21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formula="of:=RIGHT(['its-dcca-10'.A58];LEN(['its-dcca-10'.A58])-FIND(&quot;M&quot;;['its-dcca-10'.A58])+1)" office:value-type="string" office:string-value="M4828.fst">
            <text:p>M4828.fst</text:p>
          </table:table-cell>
          <table:table-cell table:formula="of:=[.B22]" office:value-type="float" office:value="5.12279127655268">
            <text:p>5.1227912766</text:p>
          </table:table-cell>
          <table:table-cell table:formula="of:=[.C22]" office:value-type="float" office:value="0.0049365913222007">
            <text:p>0.0049365913</text:p>
          </table:table-cell>
          <table:table-cell table:formula="of:=[.E22]" office:value-type="float" office:value="-0.00930232558139482">
            <text:p>-0.0093023256</text:p>
          </table:table-cell>
          <table:table-cell table:formula="of:=[.F22]" office:value-type="float" office:value="0.223571974806829">
            <text:p>0.2235719748</text:p>
          </table:table-cell>
          <table:table-cell table:formula="of:=[.G22]" office:value-type="float" office:value="-933">
            <text:p>-933</text:p>
          </table:table-cell>
          <table:table-cell table:formula="of:=[.H22]" office:value-type="float" office:value="-1779">
            <text:p>-1779</text:p>
          </table:table-cell>
          <table:table-cell table:formula="of:=[.K22]" office:value-type="float" office:value="-20">
            <text:p>-20</text:p>
          </table:table-cell>
          <table:table-cell table:formula="of:=[.L22]" office:value-type="float" office:value="-9">
            <text:p>-9</text:p>
          </table:table-cell>
          <table:table-cell table:formula="of:=[.M22]" office:value-type="float" office:value="-11">
            <text:p>-11</text:p>
          </table:table-cell>
          <table:table-cell table:number-columns-repeated="3"/>
        </table:table-row>
        <table:table-row table:style-name="ro2">
          <table:table-cell table:formula="of:=RIGHT(['its-dcca-10'.A59];LEN(['its-dcca-10'.A59])-FIND(&quot;M&quot;;['its-dcca-10'.A59])+1)" office:value-type="string" office:string-value="M570.fst">
            <text:p>M570.fst</text:p>
          </table:table-cell>
          <table:table-cell table:formula="of:=[.B23]" office:value-type="float" office:value="8.10052630803239">
            <text:p>8.100526308</text:p>
          </table:table-cell>
          <table:table-cell table:formula="of:=[.C23]" office:value-type="float" office:value="0.00791385042557513">
            <text:p>0.0079138504</text:p>
          </table:table-cell>
          <table:table-cell table:formula="of:=[.E23]" office:value-type="float" office:value="-0.00940070505287907">
            <text:p>-0.0094007051</text:p>
          </table:table-cell>
          <table:table-cell table:formula="of:=[.F23]" office:value-type="float" office:value="-0.474913015790977">
            <text:p>-0.4749130158</text:p>
          </table:table-cell>
          <table:table-cell table:formula="of:=[.G23]" office:value-type="float" office:value="-216">
            <text:p>-216</text:p>
          </table:table-cell>
          <table:table-cell table:formula="of:=[.H23]" office:value-type="float" office:value="29">
            <text:p>29</text:p>
          </table:table-cell>
          <table:table-cell table:formula="of:=[.K23]" office:value-type="float" office:value="-4">
            <text:p>-4</text:p>
          </table:table-cell>
          <table:table-cell table:formula="of:=[.L23]" office:value-type="float" office:value="-7">
            <text:p>-7</text:p>
          </table:table-cell>
          <table:table-cell table:formula="of:=[.M23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RIGHT(['its-dcca-10'.A60];LEN(['its-dcca-10'.A60])-FIND(&quot;M&quot;;['its-dcca-10'.A60])+1)" office:value-type="string" office:string-value="M4624.fst">
            <text:p>M4624.fst</text:p>
          </table:table-cell>
          <table:table-cell table:formula="of:=[.B24]" office:value-type="float" office:value="-6.86669849021496">
            <text:p>-6.8666984902</text:p>
          </table:table-cell>
          <table:table-cell table:formula="of:=[.C24]" office:value-type="float" office:value="-0.00673839749307625">
            <text:p>-0.0067383975</text:p>
          </table:table-cell>
          <table:table-cell table:formula="of:=[.E24]" office:value-type="float" office:value="0.00641025641025632">
            <text:p>0.0064102564</text:p>
          </table:table-cell>
          <table:table-cell table:formula="of:=[.F24]" office:value-type="float" office:value="-0.193699493664537">
            <text:p>-0.1936994937</text:p>
          </table:table-cell>
          <table:table-cell table:formula="of:=[.G24]" office:value-type="float" office:value="-367">
            <text:p>-367</text:p>
          </table:table-cell>
          <table:table-cell table:formula="of:=[.H24]" office:value-type="float" office:value="26">
            <text:p>26</text:p>
          </table:table-cell>
          <table:table-cell table:formula="of:=[.K24]" office:value-type="float" office:value="-1">
            <text:p>-1</text:p>
          </table:table-cell>
          <table:table-cell table:formula="of:=[.L24]" office:value-type="float" office:value="-4">
            <text:p>-4</text:p>
          </table:table-cell>
          <table:table-cell table:formula="of:=[.M24]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formula="of:=RIGHT(['its-dcca-10'.A61];LEN(['its-dcca-10'.A61])-FIND(&quot;M&quot;;['its-dcca-10'.A61])+1)" office:value-type="string" office:string-value="M4674.fst">
            <text:p>M4674.fst</text:p>
          </table:table-cell>
          <table:table-cell table:formula="of:=[.B25]" office:value-type="float" office:value="5.04828043227417">
            <text:p>5.0482804323</text:p>
          </table:table-cell>
          <table:table-cell table:formula="of:=[.C25]" office:value-type="float" office:value="0.00477533714667822">
            <text:p>0.0047753371</text:p>
          </table:table-cell>
          <table:table-cell table:formula="of:=[.E25]" office:value-type="float" office:value="-0.0136778115501519">
            <text:p>-0.0136778116</text:p>
          </table:table-cell>
          <table:table-cell table:formula="of:=[.F25]" office:value-type="float" office:value="-0.490632151029749">
            <text:p>-0.490632151</text:p>
          </table:table-cell>
          <table:table-cell table:formula="of:=[.G25]" office:value-type="float" office:value="-648">
            <text:p>-648</text:p>
          </table:table-cell>
          <table:table-cell table:formula="of:=[.H25]" office:value-type="float" office:value="108">
            <text:p>108</text:p>
          </table:table-cell>
          <table:table-cell table:formula="of:=[.K25]" office:value-type="float" office:value="0">
            <text:p>0</text:p>
          </table:table-cell>
          <table:table-cell table:formula="of:=[.L25]" office:value-type="float" office:value="9">
            <text:p>9</text:p>
          </table:table-cell>
          <table:table-cell table:formula="of:=[.M25]" office:value-type="float" office:value="-9">
            <text:p>-9</text:p>
          </table:table-cell>
          <table:table-cell table:number-columns-repeated="3"/>
        </table:table-row>
        <table:table-row table:style-name="ro2">
          <table:table-cell table:formula="of:=RIGHT(['its-dcca-10'.A62];LEN(['its-dcca-10'.A62])-FIND(&quot;M&quot;;['its-dcca-10'.A62])+1)" office:value-type="string" office:string-value="M4466.fst">
            <text:p>M4466.fst</text:p>
          </table:table-cell>
          <table:table-cell table:formula="of:=[.B26]" office:value-type="float" office:value="-0.189169561364906">
            <text:p>-0.1891695614</text:p>
          </table:table-cell>
          <table:table-cell table:formula="of:=[.C26]" office:value-type="float" office:value="-0.000215958311547304">
            <text:p>-0.0002159583</text:p>
          </table:table-cell>
          <table:table-cell table:formula="of:=[.E26]" office:value-type="float" office:value="-0.00144508670520228">
            <text:p>-0.0014450867</text:p>
          </table:table-cell>
          <table:table-cell table:formula="of:=[.F26]" office:value-type="float" office:value="-0.376473016952448">
            <text:p>-0.376473017</text:p>
          </table:table-cell>
          <table:table-cell table:formula="of:=[.G26]" office:value-type="float" office:value="-97">
            <text:p>-97</text:p>
          </table:table-cell>
          <table:table-cell table:formula="of:=[.H26]" office:value-type="float" office:value="87">
            <text:p>87</text:p>
          </table:table-cell>
          <table:table-cell table:formula="of:=[.K26]" office:value-type="float" office:value="5">
            <text:p>5</text:p>
          </table:table-cell>
          <table:table-cell table:formula="of:=[.L26]" office:value-type="float" office:value="7">
            <text:p>7</text:p>
          </table:table-cell>
          <table:table-cell table:formula="of:=[.M26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formula="of:=RIGHT(['its-dcca-10'.A63];LEN(['its-dcca-10'.A63])-FIND(&quot;M&quot;;['its-dcca-10'.A63])+1)" office:value-type="string" office:string-value="M4297.fst">
            <text:p>M4297.fst</text:p>
          </table:table-cell>
          <table:table-cell table:formula="of:=[.B27]" office:value-type="float" office:value="-7.34456434307981">
            <text:p>-7.3445643431</text:p>
          </table:table-cell>
          <table:table-cell table:formula="of:=[.C27]" office:value-type="float" office:value="-0.00722764542697241">
            <text:p>-0.0072276454</text:p>
          </table:table-cell>
          <table:table-cell table:formula="of:=[.E27]" office:value-type="float" office:value="0.00795755968169747">
            <text:p>0.0079575597</text:p>
          </table:table-cell>
          <table:table-cell table:formula="of:=[.F27]" office:value-type="float" office:value="1.79411764705882">
            <text:p>1.7941176471</text:p>
          </table:table-cell>
          <table:table-cell table:formula="of:=[.G27]" office:value-type="float" office:value="99">
            <text:p>99</text:p>
          </table:table-cell>
          <table:table-cell table:formula="of:=[.H27]" office:value-type="float" office:value="-28">
            <text:p>-28</text:p>
          </table:table-cell>
          <table:table-cell table:formula="of:=[.K27]" office:value-type="float" office:value="5">
            <text:p>5</text:p>
          </table:table-cell>
          <table:table-cell table:formula="of:=[.L27]" office:value-type="float" office:value="3">
            <text:p>3</text:p>
          </table:table-cell>
          <table:table-cell table:formula="of:=[.M27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RIGHT(['its-dcca-10'.A64];LEN(['its-dcca-10'.A64])-FIND(&quot;M&quot;;['its-dcca-10'.A64])+1)" office:value-type="string" office:string-value="M4587.fst">
            <text:p>M4587.fst</text:p>
          </table:table-cell>
          <table:table-cell table:formula="of:=[.B28]" office:value-type="float" office:value="6.30314781584889">
            <text:p>6.3031478158</text:p>
          </table:table-cell>
          <table:table-cell table:formula="of:=[.C28]" office:value-type="float" office:value="0.00610932914818796">
            <text:p>0.0061093291</text:p>
          </table:table-cell>
          <table:table-cell table:formula="of:=[.E28]" office:value-type="float" office:value="-0.00963081861958261">
            <text:p>-0.0096308186</text:p>
          </table:table-cell>
          <table:table-cell table:formula="of:=[.F28]" office:value-type="float" office:value="0.212769314140397">
            <text:p>0.2127693141</text:p>
          </table:table-cell>
          <table:table-cell table:formula="of:=[.G28]" office:value-type="float" office:value="-438">
            <text:p>-438</text:p>
          </table:table-cell>
          <table:table-cell table:formula="of:=[.H28]" office:value-type="float" office:value="-205">
            <text:p>-205</text:p>
          </table:table-cell>
          <table:table-cell table:formula="of:=[.K28]" office:value-type="float" office:value="4">
            <text:p>4</text:p>
          </table:table-cell>
          <table:table-cell table:formula="of:=[.L28]" office:value-type="float" office:value="7">
            <text:p>7</text:p>
          </table:table-cell>
          <table:table-cell table:formula="of:=[.M28]" office:value-type="float" office:value="-3">
            <text:p>-3</text:p>
          </table:table-cell>
          <table:table-cell table:number-columns-repeated="3"/>
        </table:table-row>
        <table:table-row table:style-name="ro2">
          <table:table-cell table:formula="of:=RIGHT(['its-dcca-10'.A65];LEN(['its-dcca-10'.A65])-FIND(&quot;M&quot;;['its-dcca-10'.A65])+1)" office:value-type="string" office:string-value="M124.fst">
            <text:p>M124.fst</text:p>
          </table:table-cell>
          <table:table-cell table:formula="of:=[.B29]" office:value-type="float" office:value="-0.22540038099396">
            <text:p>-0.225400381</text:p>
          </table:table-cell>
          <table:table-cell table:formula="of:=[.C29]" office:value-type="float" office:value="-0.000300300781916785">
            <text:p>-0.0003003008</text:p>
          </table:table-cell>
          <table:table-cell table:formula="of:=[.E29]" office:value-type="float" office:value="-0.00299700299700301">
            <text:p>-0.002997003</text:p>
          </table:table-cell>
          <table:table-cell table:formula="of:=[.F29]" office:value-type="float" office:value="0.111115815620851">
            <text:p>0.1111158156</text:p>
          </table:table-cell>
          <table:table-cell table:formula="of:=[.G29]" office:value-type="float" office:value="-52">
            <text:p>-52</text:p>
          </table:table-cell>
          <table:table-cell table:formula="of:=[.H29]" office:value-type="float" office:value="-53">
            <text:p>-53</text:p>
          </table:table-cell>
          <table:table-cell table:formula="of:=[.K29]" office:value-type="float" office:value="1">
            <text:p>1</text:p>
          </table:table-cell>
          <table:table-cell table:formula="of:=[.L29]" office:value-type="float" office:value="1">
            <text:p>1</text:p>
          </table:table-cell>
          <table:table-cell table:formula="of:=[.M2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66];LEN(['its-dcca-10'.A66])-FIND(&quot;M&quot;;['its-dcca-10'.A66])+1)" office:value-type="string" office:string-value="M4447.fst">
            <text:p>M4447.fst</text:p>
          </table:table-cell>
          <table:table-cell table:formula="of:=[.B30]" office:value-type="float" office:value="0">
            <text:p>0</text:p>
          </table:table-cell>
          <table:table-cell table:formula="of:=[.C30]" office:value-type="float" office:value="0">
            <text:p>0</text:p>
          </table:table-cell>
          <table:table-cell table:formula="of:=[.E30]" office:value-type="float" office:value="0">
            <text:p>0</text:p>
          </table:table-cell>
          <table:table-cell table:formula="of:=[.F30]" office:value-type="float" office:value="0">
            <text:p>0</text:p>
          </table:table-cell>
          <table:table-cell table:formula="of:=[.G30]" office:value-type="float" office:value="0">
            <text:p>0</text:p>
          </table:table-cell>
          <table:table-cell table:formula="of:=[.H30]" office:value-type="float" office:value="0">
            <text:p>0</text:p>
          </table:table-cell>
          <table:table-cell table:formula="of:=[.K30]" office:value-type="float" office:value="0">
            <text:p>0</text:p>
          </table:table-cell>
          <table:table-cell table:formula="of:=[.L30]" office:value-type="float" office:value="0">
            <text:p>0</text:p>
          </table:table-cell>
          <table:table-cell table:formula="of:=[.M3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RIGHT(['its-dcca-10'.A67];LEN(['its-dcca-10'.A67])-FIND(&quot;M&quot;;['its-dcca-10'.A67])+1)" office:value-type="string" office:string-value="M646.fst">
            <text:p>M646.fst</text:p>
          </table:table-cell>
          <table:table-cell table:formula="of:=[.B31]" office:value-type="float" office:value="-1.81048768939377">
            <text:p>-1.8104876894</text:p>
          </table:table-cell>
          <table:table-cell table:formula="of:=[.C31]" office:value-type="float" office:value="-0.00181995738636365">
            <text:p>-0.0018199574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0.122159090909091">
            <text:p>0.1221590909</text:p>
          </table:table-cell>
          <table:table-cell table:formula="of:=[.G31]" office:value-type="float" office:value="-1">
            <text:p>-1</text:p>
          </table:table-cell>
          <table:table-cell table:formula="of:=[.H31]" office:value-type="float" office:value="-2">
            <text:p>-2</text:p>
          </table:table-cell>
          <table:table-cell table:formula="of:=[.K31]" office:value-type="float" office:value="3">
            <text:p>3</text:p>
          </table:table-cell>
          <table:table-cell table:formula="of:=[.L31]" office:value-type="float" office:value="5">
            <text:p>5</text:p>
          </table:table-cell>
          <table:table-cell table:formula="of:=[.M31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'its-dcca-10'.A69]" office:value-type="string" office:string-value="mean">
            <text:p>mean</text:p>
          </table:table-cell>
          <table:table-cell table:formula="of:=[.B33]" office:value-type="float" office:value="-1.91258835113536">
            <text:p>-1.9125883511</text:p>
          </table:table-cell>
          <table:table-cell table:formula="of:=[.C33]" office:value-type="float" office:value="-0.00185030570561795">
            <text:p>-0.0018503057</text:p>
          </table:table-cell>
          <table:table-cell table:formula="of:=[.E33]" office:value-type="float" office:value="0.00275998025439926">
            <text:p>0.0027599803</text:p>
          </table:table-cell>
          <table:table-cell table:formula="of:=[.F33]" office:value-type="float" office:value="0.220951646795531">
            <text:p>0.2209516468</text:p>
          </table:table-cell>
          <table:table-cell table:formula="of:=[.G33]" office:value-type="float" office:value="25.7333333333336">
            <text:p>25.7333333333</text:p>
          </table:table-cell>
          <table:table-cell table:formula="of:=[.H33]" office:value-type="float" office:value="-121.033333333334">
            <text:p>-121.0333333333</text:p>
          </table:table-cell>
          <table:table-cell table:formula="of:=[.K33]" office:value-type="float" office:value="-0.233333333333348">
            <text:p>-0.2333333333</text:p>
          </table:table-cell>
          <table:table-cell table:formula="of:=[.L33]" office:value-type="float" office:value="0.933333333333337">
            <text:p>0.9333333333</text:p>
          </table:table-cell>
          <table:table-cell table:formula="of:=[.M33]" office:value-type="float" office:value="-1.16666666666667">
            <text:p>-1.1666666667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formula="of:=['its-dcca-10'.A73]" office:value-type="string" office:string-value="alignment-file-rated">
            <text:p>alignment-file-rated</text:p>
          </table:table-cell>
          <table:table-cell table:formula="of:=[.C37]" office:value-type="string" office:string-value=" meanColumnValue">
            <text:p><text:s/>meanColumnValue</text:p>
          </table:table-cell>
          <table:table-cell table:formula="of:=[.I37]" office:value-type="string" office:string-value=" substitutionEvents">
            <text:p><text:s/>substitutionEvents</text:p>
          </table:table-cell>
          <table:table-cell table:formula="of:=[.J37]" office:value-type="string" office:string-value=" inDelEvents">
            <text:p><text:s/>inDelEvents</text:p>
          </table:table-cell>
          <table:table-cell office:value-type="string">
            <text:p>meanColumnValue Difference Ratio</text:p>
          </table:table-cell>
          <table:table-cell office:value-type="string">
            <text:p>subsitutionEvents Difference Ratio</text:p>
          </table:table-cell>
          <table:table-cell office:value-type="string">
            <text:p>InDelEvents Difference Ratio</text:p>
          </table:table-cell>
          <table:table-cell table:number-columns-repeated="6"/>
        </table:table-row>
        <table:table-row table:style-name="ro2">
          <table:table-cell table:formula="of:=RIGHT(['its-dcca-10'.A74];LEN(['its-dcca-10'.A74])-FIND(&quot;M&quot;;['its-dcca-10'.A74])+1)" office:value-type="string" office:string-value="M4570.fst">
            <text:p>M4570.fst</text:p>
          </table:table-cell>
          <table:table-cell table:formula="of:=[.C38]" office:value-type="float" office:value="0.00416823889004492">
            <text:p>0.0041682389</text:p>
          </table:table-cell>
          <table:table-cell table:formula="of:=[.I38]" office:value-type="float" office:value="13">
            <text:p>13</text:p>
          </table:table-cell>
          <table:table-cell table:formula="of:=[.J38]" office:value-type="float" office:value="-8">
            <text:p>-8</text:p>
          </table:table-cell>
          <table:table-cell table:formula="of:=[.B74]/['its-mafft'.B74]" office:value-type="float" office:value="0.00570635222033712">
            <text:p>0.0057063522</text:p>
          </table:table-cell>
          <table:table-cell table:formula="of:=[.C74]/['its-mafft'.C74]" office:value-type="float" office:value="0.0288248337028825">
            <text:p>0.0288248337</text:p>
          </table:table-cell>
          <table:table-cell table:formula="of:=[.D74]/['its-mafft'.D74]" office:value-type="float" office:value="-0.1">
            <text:p>-0.1</text:p>
          </table:table-cell>
          <table:table-cell table:number-columns-repeated="6"/>
        </table:table-row>
        <table:table-row table:style-name="ro2">
          <table:table-cell table:formula="of:=RIGHT(['its-dcca-10'.A75];LEN(['its-dcca-10'.A75])-FIND(&quot;M&quot;;['its-dcca-10'.A75])+1)" office:value-type="string" office:string-value="M588.fst">
            <text:p>M588.fst</text:p>
          </table:table-cell>
          <table:table-cell table:formula="of:=[.C39]" office:value-type="float" office:value="0">
            <text:p>0</text:p>
          </table:table-cell>
          <table:table-cell table:formula="of:=[.I39]" office:value-type="float" office:value="0">
            <text:p>0</text:p>
          </table:table-cell>
          <table:table-cell table:formula="of:=[.J39]" office:value-type="float" office:value="0">
            <text:p>0</text:p>
          </table:table-cell>
          <table:table-cell table:formula="of:=[.B75]/['its-mafft'.B75]" office:value-type="float" office:value="0">
            <text:p>0</text:p>
          </table:table-cell>
          <table:table-cell table:formula="of:=[.C75]/['its-mafft'.C75]" office:value-type="float" office:value="0">
            <text:p>0</text:p>
          </table:table-cell>
          <table:table-cell table:formula="of:=[.D75]/['its-mafft'.D7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76];LEN(['its-dcca-10'.A76])-FIND(&quot;M&quot;;['its-dcca-10'.A76])+1)" office:value-type="string" office:string-value="M4313.fst">
            <text:p>M4313.fst</text:p>
          </table:table-cell>
          <table:table-cell table:formula="of:=[.C40]" office:value-type="float" office:value="-0.0173089203149273">
            <text:p>-0.0173089203</text:p>
          </table:table-cell>
          <table:table-cell table:formula="of:=[.I40]" office:value-type="float" office:value="-12">
            <text:p>-12</text:p>
          </table:table-cell>
          <table:table-cell table:formula="of:=[.J40]" office:value-type="float" office:value="2">
            <text:p>2</text:p>
          </table:table-cell>
          <table:table-cell table:formula="of:=[.B76]/['its-mafft'.B76]" office:value-type="float" office:value="-0.0201409021257881">
            <text:p>-0.0201409021</text:p>
          </table:table-cell>
          <table:table-cell table:formula="of:=[.C76]/['its-mafft'.C76]" office:value-type="float" office:value="-0.0718562874251497">
            <text:p>-0.0718562874</text:p>
          </table:table-cell>
          <table:table-cell table:formula="of:=[.D76]/['its-mafft'.D76]" office:value-type="float" office:value="0.0909090909090909">
            <text:p>0.0909090909</text:p>
          </table:table-cell>
          <table:table-cell table:number-columns-repeated="6"/>
        </table:table-row>
        <table:table-row table:style-name="ro2">
          <table:table-cell table:formula="of:=RIGHT(['its-dcca-10'.A77];LEN(['its-dcca-10'.A77])-FIND(&quot;M&quot;;['its-dcca-10'.A77])+1)" office:value-type="string" office:string-value="M4832.fst">
            <text:p>M4832.fst</text:p>
          </table:table-cell>
          <table:table-cell table:formula="of:=[.C41]" office:value-type="float" office:value="0.00245179107200333">
            <text:p>0.0024517911</text:p>
          </table:table-cell>
          <table:table-cell table:formula="of:=[.I41]" office:value-type="float" office:value="-3">
            <text:p>-3</text:p>
          </table:table-cell>
          <table:table-cell table:formula="of:=[.J41]" office:value-type="float" office:value="-1">
            <text:p>-1</text:p>
          </table:table-cell>
          <table:table-cell table:formula="of:=[.B77]/['its-mafft'.B77]" office:value-type="float" office:value="0.00265134770096319">
            <text:p>0.0026513477</text:p>
          </table:table-cell>
          <table:table-cell table:formula="of:=[.C77]/['its-mafft'.C77]" office:value-type="float" office:value="-0.0188679245283019">
            <text:p>-0.0188679245</text:p>
          </table:table-cell>
          <table:table-cell table:formula="of:=[.D77]/['its-mafft'.D77]" office:value-type="float" office:value="-0.0384615384615385">
            <text:p>-0.0384615385</text:p>
          </table:table-cell>
          <table:table-cell table:number-columns-repeated="6"/>
        </table:table-row>
        <table:table-row table:style-name="ro2">
          <table:table-cell table:formula="of:=RIGHT(['its-dcca-10'.A78];LEN(['its-dcca-10'.A78])-FIND(&quot;M&quot;;['its-dcca-10'.A78])+1)" office:value-type="string" office:string-value="M575.fst">
            <text:p>M575.fst</text:p>
          </table:table-cell>
          <table:table-cell table:formula="of:=[.C42]" office:value-type="float" office:value="-0.000442638828628272">
            <text:p>-0.0004426388</text:p>
          </table:table-cell>
          <table:table-cell table:formula="of:=[.I42]" office:value-type="float" office:value="3">
            <text:p>3</text:p>
          </table:table-cell>
          <table:table-cell table:formula="of:=[.J42]" office:value-type="float" office:value="0">
            <text:p>0</text:p>
          </table:table-cell>
          <table:table-cell table:formula="of:=[.B78]/['its-mafft'.B78]" office:value-type="float" office:value="-0.00047616634234669">
            <text:p>-0.0004761663</text:p>
          </table:table-cell>
          <table:table-cell table:formula="of:=[.C78]/['its-mafft'.C78]" office:value-type="float" office:value="0.014018691588785">
            <text:p>0.0140186916</text:p>
          </table:table-cell>
          <table:table-cell table:formula="of:=[.D78]/['its-mafft'.D7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79];LEN(['its-dcca-10'.A79])-FIND(&quot;M&quot;;['its-dcca-10'.A79])+1)" office:value-type="string" office:string-value="M4887.fst">
            <text:p>M4887.fst</text:p>
          </table:table-cell>
          <table:table-cell table:formula="of:=[.C43]" office:value-type="float" office:value="-0.0010797933606258">
            <text:p>-0.0010797934</text:p>
          </table:table-cell>
          <table:table-cell table:formula="of:=[.I43]" office:value-type="float" office:value="-4">
            <text:p>-4</text:p>
          </table:table-cell>
          <table:table-cell table:formula="of:=[.J43]" office:value-type="float" office:value="2">
            <text:p>2</text:p>
          </table:table-cell>
          <table:table-cell table:formula="of:=[.B79]/['its-mafft'.B79]" office:value-type="float" office:value="-0.00169454436426583">
            <text:p>-0.0016945444</text:p>
          </table:table-cell>
          <table:table-cell table:formula="of:=[.C79]/['its-mafft'.C79]" office:value-type="float" office:value="-0.285714285714286">
            <text:p>-0.2857142857</text:p>
          </table:table-cell>
          <table:table-cell table:formula="of:=[.D79]/['its-mafft'.D79]" office:value-type="float" office:value="0.4">
            <text:p>0.4</text:p>
          </table:table-cell>
          <table:table-cell table:number-columns-repeated="6"/>
        </table:table-row>
        <table:table-row table:style-name="ro2">
          <table:table-cell table:formula="of:=RIGHT(['its-dcca-10'.A80];LEN(['its-dcca-10'.A80])-FIND(&quot;M&quot;;['its-dcca-10'.A80])+1)" office:value-type="string" office:string-value="M4353.fst">
            <text:p>M4353.fst</text:p>
          </table:table-cell>
          <table:table-cell table:formula="of:=[.C44]" office:value-type="float" office:value="-0.032265346001087">
            <text:p>-0.032265346</text:p>
          </table:table-cell>
          <table:table-cell table:formula="of:=[.I44]" office:value-type="float" office:value="-31">
            <text:p>-31</text:p>
          </table:table-cell>
          <table:table-cell table:formula="of:=[.J44]" office:value-type="float" office:value="4">
            <text:p>4</text:p>
          </table:table-cell>
          <table:table-cell table:formula="of:=[.B80]/['its-mafft'.B80]" office:value-type="float" office:value="-0.0451072979727562">
            <text:p>-0.045107298</text:p>
          </table:table-cell>
          <table:table-cell table:formula="of:=[.C80]/['its-mafft'.C80]" office:value-type="float" office:value="-0.0462686567164179">
            <text:p>-0.0462686567</text:p>
          </table:table-cell>
          <table:table-cell table:formula="of:=[.D80]/['its-mafft'.D80]" office:value-type="float" office:value="0.0476190476190476">
            <text:p>0.0476190476</text:p>
          </table:table-cell>
          <table:table-cell table:number-columns-repeated="6"/>
        </table:table-row>
        <table:table-row table:style-name="ro2">
          <table:table-cell table:formula="of:=RIGHT(['its-dcca-10'.A81];LEN(['its-dcca-10'.A81])-FIND(&quot;M&quot;;['its-dcca-10'.A81])+1)" office:value-type="string" office:string-value="M4473.fst">
            <text:p>M4473.fst</text:p>
          </table:table-cell>
          <table:table-cell table:formula="of:=[.C45]" office:value-type="float" office:value="-0.0177743938663117">
            <text:p>-0.0177743939</text:p>
          </table:table-cell>
          <table:table-cell table:formula="of:=[.I45]" office:value-type="float" office:value="-14">
            <text:p>-14</text:p>
          </table:table-cell>
          <table:table-cell table:formula="of:=[.J45]" office:value-type="float" office:value="3">
            <text:p>3</text:p>
          </table:table-cell>
          <table:table-cell table:formula="of:=[.B81]/['its-mafft'.B81]" office:value-type="float" office:value="-0.0246589005615963">
            <text:p>-0.0246589006</text:p>
          </table:table-cell>
          <table:table-cell table:formula="of:=[.C81]/['its-mafft'.C81]" office:value-type="float" office:value="-0.0232172470978441">
            <text:p>-0.0232172471</text:p>
          </table:table-cell>
          <table:table-cell table:formula="of:=[.D81]/['its-mafft'.D81]" office:value-type="float" office:value="0.0254237288135593">
            <text:p>0.0254237288</text:p>
          </table:table-cell>
          <table:table-cell table:number-columns-repeated="6"/>
        </table:table-row>
        <table:table-row table:style-name="ro2">
          <table:table-cell table:formula="of:=RIGHT(['its-dcca-10'.A82];LEN(['its-dcca-10'.A82])-FIND(&quot;M&quot;;['its-dcca-10'.A82])+1)" office:value-type="string" office:string-value="M7816.fst">
            <text:p>M7816.fst</text:p>
          </table:table-cell>
          <table:table-cell table:formula="of:=[.C46]" office:value-type="float" office:value="-0.00222582339684807">
            <text:p>-0.0022258234</text:p>
          </table:table-cell>
          <table:table-cell table:formula="of:=[.I46]" office:value-type="float" office:value="8">
            <text:p>8</text:p>
          </table:table-cell>
          <table:table-cell table:formula="of:=[.J46]" office:value-type="float" office:value="0">
            <text:p>0</text:p>
          </table:table-cell>
          <table:table-cell table:formula="of:=[.B82]/['its-mafft'.B82]" office:value-type="float" office:value="-0.00259602041073161">
            <text:p>-0.0025960204</text:p>
          </table:table-cell>
          <table:table-cell table:formula="of:=[.C82]/['its-mafft'.C82]" office:value-type="float" office:value="0.0191387559808612">
            <text:p>0.019138756</text:p>
          </table:table-cell>
          <table:table-cell table:formula="of:=[.D82]/['its-mafft'.D8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83];LEN(['its-dcca-10'.A83])-FIND(&quot;M&quot;;['its-dcca-10'.A83])+1)" office:value-type="string" office:string-value="M4526.fst">
            <text:p>M4526.fst</text:p>
          </table:table-cell>
          <table:table-cell table:formula="of:=[.C47]" office:value-type="float" office:value="-0.00715757957250551">
            <text:p>-0.0071575796</text:p>
          </table:table-cell>
          <table:table-cell table:formula="of:=[.I47]" office:value-type="float" office:value="3">
            <text:p>3</text:p>
          </table:table-cell>
          <table:table-cell table:formula="of:=[.J47]" office:value-type="float" office:value="-7">
            <text:p>-7</text:p>
          </table:table-cell>
          <table:table-cell table:formula="of:=[.B83]/['its-mafft'.B83]" office:value-type="float" office:value="-0.00919548049568362">
            <text:p>-0.0091954805</text:p>
          </table:table-cell>
          <table:table-cell table:formula="of:=[.C83]/['its-mafft'.C83]" office:value-type="float" office:value="0.00657894736842105">
            <text:p>0.0065789474</text:p>
          </table:table-cell>
          <table:table-cell table:formula="of:=[.D83]/['its-mafft'.D83]" office:value-type="float" office:value="-0.074468085106383">
            <text:p>-0.0744680851</text:p>
          </table:table-cell>
          <table:table-cell table:number-columns-repeated="6"/>
        </table:table-row>
        <table:table-row table:style-name="ro2">
          <table:table-cell table:formula="of:=RIGHT(['its-dcca-10'.A84];LEN(['its-dcca-10'.A84])-FIND(&quot;M&quot;;['its-dcca-10'.A84])+1)" office:value-type="string" office:string-value="M4693.fst">
            <text:p>M4693.fst</text:p>
          </table:table-cell>
          <table:table-cell table:formula="of:=[.C48]" office:value-type="float" office:value="0.00286309084972669">
            <text:p>0.0028630908</text:p>
          </table:table-cell>
          <table:table-cell table:formula="of:=[.I48]" office:value-type="float" office:value="9">
            <text:p>9</text:p>
          </table:table-cell>
          <table:table-cell table:formula="of:=[.J48]" office:value-type="float" office:value="-4">
            <text:p>-4</text:p>
          </table:table-cell>
          <table:table-cell table:formula="of:=[.B84]/['its-mafft'.B84]" office:value-type="float" office:value="0.00333773353133054">
            <text:p>0.0033377335</text:p>
          </table:table-cell>
          <table:table-cell table:formula="of:=[.C84]/['its-mafft'.C84]" office:value-type="float" office:value="0.0316901408450704">
            <text:p>0.0316901408</text:p>
          </table:table-cell>
          <table:table-cell table:formula="of:=[.D84]/['its-mafft'.D84]" office:value-type="float" office:value="-0.0975609756097561">
            <text:p>-0.0975609756</text:p>
          </table:table-cell>
          <table:table-cell table:number-columns-repeated="6"/>
        </table:table-row>
        <table:table-row table:style-name="ro2">
          <table:table-cell table:formula="of:=RIGHT(['its-dcca-10'.A85];LEN(['its-dcca-10'.A85])-FIND(&quot;M&quot;;['its-dcca-10'.A85])+1)" office:value-type="string" office:string-value="M131.fst">
            <text:p>M131.fst</text:p>
          </table:table-cell>
          <table:table-cell table:formula="of:=[.C49]" office:value-type="float" office:value="-0.00255274881875078">
            <text:p>-0.0025527488</text:p>
          </table:table-cell>
          <table:table-cell table:formula="of:=[.I49]" office:value-type="float" office:value="-21">
            <text:p>-21</text:p>
          </table:table-cell>
          <table:table-cell table:formula="of:=[.J49]" office:value-type="float" office:value="4">
            <text:p>4</text:p>
          </table:table-cell>
          <table:table-cell table:formula="of:=[.B85]/['its-mafft'.B85]" office:value-type="float" office:value="-0.00323425784823461">
            <text:p>-0.0032342578</text:p>
          </table:table-cell>
          <table:table-cell table:formula="of:=[.C85]/['its-mafft'.C85]" office:value-type="float" office:value="-0.0426829268292683">
            <text:p>-0.0426829268</text:p>
          </table:table-cell>
          <table:table-cell table:formula="of:=[.D85]/['its-mafft'.D85]" office:value-type="float" office:value="0.0701754385964912">
            <text:p>0.0701754386</text:p>
          </table:table-cell>
          <table:table-cell table:number-columns-repeated="6"/>
        </table:table-row>
        <table:table-row table:style-name="ro2">
          <table:table-cell table:formula="of:=RIGHT(['its-dcca-10'.A86];LEN(['its-dcca-10'.A86])-FIND(&quot;M&quot;;['its-dcca-10'.A86])+1)" office:value-type="string" office:string-value="M4866.fst">
            <text:p>M4866.fst</text:p>
          </table:table-cell>
          <table:table-cell table:formula="of:=[.C50]" office:value-type="float" office:value="0">
            <text:p>0</text:p>
          </table:table-cell>
          <table:table-cell table:formula="of:=[.I50]" office:value-type="float" office:value="0">
            <text:p>0</text:p>
          </table:table-cell>
          <table:table-cell table:formula="of:=[.J50]" office:value-type="float" office:value="0">
            <text:p>0</text:p>
          </table:table-cell>
          <table:table-cell table:formula="of:=[.B86]/['its-mafft'.B86]" office:value-type="float" office:value="0">
            <text:p>0</text:p>
          </table:table-cell>
          <table:table-cell table:formula="of:=[.C86]/['its-mafft'.C86]" office:value-type="float" office:value="0">
            <text:p>0</text:p>
          </table:table-cell>
          <table:table-cell table:formula="of:=[.D86]/['its-mafft'.D8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87];LEN(['its-dcca-10'.A87])-FIND(&quot;M&quot;;['its-dcca-10'.A87])+1)" office:value-type="string" office:string-value="M4321.fst">
            <text:p>M4321.fst</text:p>
          </table:table-cell>
          <table:table-cell table:formula="of:=[.C51]" office:value-type="float" office:value="0.00909362328019203">
            <text:p>0.0090936233</text:p>
          </table:table-cell>
          <table:table-cell table:formula="of:=[.I51]" office:value-type="float" office:value="8">
            <text:p>8</text:p>
          </table:table-cell>
          <table:table-cell table:formula="of:=[.J51]" office:value-type="float" office:value="-2">
            <text:p>-2</text:p>
          </table:table-cell>
          <table:table-cell table:formula="of:=[.B87]/['its-mafft'.B87]" office:value-type="float" office:value="0.0120953651498592">
            <text:p>0.0120953651</text:p>
          </table:table-cell>
          <table:table-cell table:formula="of:=[.C87]/['its-mafft'.C87]" office:value-type="float" office:value="0.02088772845953">
            <text:p>0.0208877285</text:p>
          </table:table-cell>
          <table:table-cell table:formula="of:=[.D87]/['its-mafft'.D87]" office:value-type="float" office:value="-0.0327868852459016">
            <text:p>-0.0327868852</text:p>
          </table:table-cell>
          <table:table-cell table:number-columns-repeated="6"/>
        </table:table-row>
        <table:table-row table:style-name="ro2">
          <table:table-cell table:formula="of:=RIGHT(['its-dcca-10'.A88];LEN(['its-dcca-10'.A88])-FIND(&quot;M&quot;;['its-dcca-10'.A88])+1)" office:value-type="string" office:string-value="M4156.fst">
            <text:p>M4156.fst</text:p>
          </table:table-cell>
          <table:table-cell table:formula="of:=[.C52]" office:value-type="float" office:value="-0.00989229149341064">
            <text:p>-0.0098922915</text:p>
          </table:table-cell>
          <table:table-cell table:formula="of:=[.I52]" office:value-type="float" office:value="41">
            <text:p>41</text:p>
          </table:table-cell>
          <table:table-cell table:formula="of:=[.J52]" office:value-type="float" office:value="-3">
            <text:p>-3</text:p>
          </table:table-cell>
          <table:table-cell table:formula="of:=[.B88]/['its-mafft'.B88]" office:value-type="float" office:value="-0.0320645764426144">
            <text:p>-0.0320645764</text:p>
          </table:table-cell>
          <table:table-cell table:formula="of:=[.C88]/['its-mafft'.C88]" office:value-type="float" office:value="0.0303254437869822">
            <text:p>0.0303254438</text:p>
          </table:table-cell>
          <table:table-cell table:formula="of:=[.D88]/['its-mafft'.D88]" office:value-type="float" office:value="-0.0135746606334842">
            <text:p>-0.0135746606</text:p>
          </table:table-cell>
          <table:table-cell table:number-columns-repeated="6"/>
        </table:table-row>
        <table:table-row table:style-name="ro2">
          <table:table-cell table:formula="of:=RIGHT(['its-dcca-10'.A89];LEN(['its-dcca-10'.A89])-FIND(&quot;M&quot;;['its-dcca-10'.A89])+1)" office:value-type="string" office:string-value="M4314.fst">
            <text:p>M4314.fst</text:p>
          </table:table-cell>
          <table:table-cell table:formula="of:=[.C53]" office:value-type="float" office:value="0.0112622984929937">
            <text:p>0.0112622985</text:p>
          </table:table-cell>
          <table:table-cell table:formula="of:=[.I53]" office:value-type="float" office:value="2">
            <text:p>2</text:p>
          </table:table-cell>
          <table:table-cell table:formula="of:=[.J53]" office:value-type="float" office:value="-6">
            <text:p>-6</text:p>
          </table:table-cell>
          <table:table-cell table:formula="of:=[.B89]/['its-mafft'.B89]" office:value-type="float" office:value="0.0138253929111751">
            <text:p>0.0138253929</text:p>
          </table:table-cell>
          <table:table-cell table:formula="of:=[.C89]/['its-mafft'.C89]" office:value-type="float" office:value="0.00348432055749129">
            <text:p>0.0034843206</text:p>
          </table:table-cell>
          <table:table-cell table:formula="of:=[.D89]/['its-mafft'.D89]" office:value-type="float" office:value="-0.0923076923076923">
            <text:p>-0.0923076923</text:p>
          </table:table-cell>
          <table:table-cell table:number-columns-repeated="6"/>
        </table:table-row>
        <table:table-row table:style-name="ro2">
          <table:table-cell table:formula="of:=RIGHT(['its-dcca-10'.A90];LEN(['its-dcca-10'.A90])-FIND(&quot;M&quot;;['its-dcca-10'.A90])+1)" office:value-type="string" office:string-value="M4628.fst">
            <text:p>M4628.fst</text:p>
          </table:table-cell>
          <table:table-cell table:formula="of:=[.C54]" office:value-type="float" office:value="-0.00271816350989051">
            <text:p>-0.0027181635</text:p>
          </table:table-cell>
          <table:table-cell table:formula="of:=[.I54]" office:value-type="float" office:value="5">
            <text:p>5</text:p>
          </table:table-cell>
          <table:table-cell table:formula="of:=[.J54]" office:value-type="float" office:value="0">
            <text:p>0</text:p>
          </table:table-cell>
          <table:table-cell table:formula="of:=[.B90]/['its-mafft'.B90]" office:value-type="float" office:value="-0.00284870071951215">
            <text:p>-0.0028487007</text:p>
          </table:table-cell>
          <table:table-cell table:formula="of:=[.C90]/['its-mafft'.C90]" office:value-type="float" office:value="0.0595238095238095">
            <text:p>0.0595238095</text:p>
          </table:table-cell>
          <table:table-cell table:formula="of:=[.D90]/['its-mafft'.D9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91];LEN(['its-dcca-10'.A91])-FIND(&quot;M&quot;;['its-dcca-10'.A91])+1)" office:value-type="string" office:string-value="M4422.fst">
            <text:p>M4422.fst</text:p>
          </table:table-cell>
          <table:table-cell table:formula="of:=[.C55]" office:value-type="float" office:value="0.000378845568078323">
            <text:p>0.0003788456</text:p>
          </table:table-cell>
          <table:table-cell table:formula="of:=[.I55]" office:value-type="float" office:value="-5">
            <text:p>-5</text:p>
          </table:table-cell>
          <table:table-cell table:formula="of:=[.J55]" office:value-type="float" office:value="0">
            <text:p>0</text:p>
          </table:table-cell>
          <table:table-cell table:formula="of:=[.B91]/['its-mafft'.B91]" office:value-type="float" office:value="0.000752846883932372">
            <text:p>0.0007528469</text:p>
          </table:table-cell>
          <table:table-cell table:formula="of:=[.C91]/['its-mafft'.C91]" office:value-type="float" office:value="-0.0239234449760766">
            <text:p>-0.023923445</text:p>
          </table:table-cell>
          <table:table-cell table:formula="of:=[.D91]/['its-mafft'.D9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92];LEN(['its-dcca-10'.A92])-FIND(&quot;M&quot;;['its-dcca-10'.A92])+1)" office:value-type="string" office:string-value="M4653.fst">
            <text:p>M4653.fst</text:p>
          </table:table-cell>
          <table:table-cell table:formula="of:=[.C56]" office:value-type="float" office:value="-0.00147876321064278">
            <text:p>-0.0014787632</text:p>
          </table:table-cell>
          <table:table-cell table:formula="of:=[.I56]" office:value-type="float" office:value="-2">
            <text:p>-2</text:p>
          </table:table-cell>
          <table:table-cell table:formula="of:=[.J56]" office:value-type="float" office:value="2">
            <text:p>2</text:p>
          </table:table-cell>
          <table:table-cell table:formula="of:=[.B92]/['its-mafft'.B92]" office:value-type="float" office:value="-0.00197049324884766">
            <text:p>-0.0019704932</text:p>
          </table:table-cell>
          <table:table-cell table:formula="of:=[.C92]/['its-mafft'.C92]" office:value-type="float" office:value="-0.00816326530612245">
            <text:p>-0.0081632653</text:p>
          </table:table-cell>
          <table:table-cell table:formula="of:=[.D92]/['its-mafft'.D92]" office:value-type="float" office:value="0.0273972602739726">
            <text:p>0.0273972603</text:p>
          </table:table-cell>
          <table:table-cell table:number-columns-repeated="6"/>
        </table:table-row>
        <table:table-row table:style-name="ro2">
          <table:table-cell table:formula="of:=RIGHT(['its-dcca-10'.A93];LEN(['its-dcca-10'.A93])-FIND(&quot;M&quot;;['its-dcca-10'.A93])+1)" office:value-type="string" office:string-value="M4595.fst">
            <text:p>M4595.fst</text:p>
          </table:table-cell>
          <table:table-cell table:formula="of:=[.C57]" office:value-type="float" office:value="0.00173655440927989">
            <text:p>0.0017365544</text:p>
          </table:table-cell>
          <table:table-cell table:formula="of:=[.I57]" office:value-type="float" office:value="16">
            <text:p>16</text:p>
          </table:table-cell>
          <table:table-cell table:formula="of:=[.J57]" office:value-type="float" office:value="-2">
            <text:p>-2</text:p>
          </table:table-cell>
          <table:table-cell table:formula="of:=[.B93]/['its-mafft'.B93]" office:value-type="float" office:value="0.0020268591891349">
            <text:p>0.0020268592</text:p>
          </table:table-cell>
          <table:table-cell table:formula="of:=[.C93]/['its-mafft'.C93]" office:value-type="float" office:value="0.0367816091954023">
            <text:p>0.0367816092</text:p>
          </table:table-cell>
          <table:table-cell table:formula="of:=[.D93]/['its-mafft'.D93]" office:value-type="float" office:value="-0.0285714285714286">
            <text:p>-0.0285714286</text:p>
          </table:table-cell>
          <table:table-cell table:number-columns-repeated="6"/>
        </table:table-row>
        <table:table-row table:style-name="ro2">
          <table:table-cell table:formula="of:=RIGHT(['its-dcca-10'.A94];LEN(['its-dcca-10'.A94])-FIND(&quot;M&quot;;['its-dcca-10'.A94])+1)" office:value-type="string" office:string-value="M4828.fst">
            <text:p>M4828.fst</text:p>
          </table:table-cell>
          <table:table-cell table:formula="of:=[.C58]" office:value-type="float" office:value="0.0049365913222007">
            <text:p>0.0049365913</text:p>
          </table:table-cell>
          <table:table-cell table:formula="of:=[.I58]" office:value-type="float" office:value="-9">
            <text:p>-9</text:p>
          </table:table-cell>
          <table:table-cell table:formula="of:=[.J58]" office:value-type="float" office:value="-11">
            <text:p>-11</text:p>
          </table:table-cell>
          <table:table-cell table:formula="of:=[.B94]/['its-mafft'.B94]" office:value-type="float" office:value="0.00860900106391656">
            <text:p>0.0086090011</text:p>
          </table:table-cell>
          <table:table-cell table:formula="of:=[.C94]/['its-mafft'.C94]" office:value-type="float" office:value="-0.00807899461400359">
            <text:p>-0.0080789946</text:p>
          </table:table-cell>
          <table:table-cell table:formula="of:=[.D94]/['its-mafft'.D94]" office:value-type="float" office:value="-0.0339506172839506">
            <text:p>-0.0339506173</text:p>
          </table:table-cell>
          <table:table-cell table:number-columns-repeated="6"/>
        </table:table-row>
        <table:table-row table:style-name="ro2">
          <table:table-cell table:formula="of:=RIGHT(['its-dcca-10'.A95];LEN(['its-dcca-10'.A95])-FIND(&quot;M&quot;;['its-dcca-10'.A95])+1)" office:value-type="string" office:string-value="M570.fst">
            <text:p>M570.fst</text:p>
          </table:table-cell>
          <table:table-cell table:formula="of:=[.C59]" office:value-type="float" office:value="0.00791385042557513">
            <text:p>0.0079138504</text:p>
          </table:table-cell>
          <table:table-cell table:formula="of:=[.I59]" office:value-type="float" office:value="-7">
            <text:p>-7</text:p>
          </table:table-cell>
          <table:table-cell table:formula="of:=[.J59]" office:value-type="float" office:value="3">
            <text:p>3</text:p>
          </table:table-cell>
          <table:table-cell table:formula="of:=[.B95]/['its-mafft'.B95]" office:value-type="float" office:value="0.00949698406640141">
            <text:p>0.0094969841</text:p>
          </table:table-cell>
          <table:table-cell table:formula="of:=[.C95]/['its-mafft'.C95]" office:value-type="float" office:value="-0.0117845117845118">
            <text:p>-0.0117845118</text:p>
          </table:table-cell>
          <table:table-cell table:formula="of:=[.D95]/['its-mafft'.D95]" office:value-type="float" office:value="0.036144578313253">
            <text:p>0.0361445783</text:p>
          </table:table-cell>
          <table:table-cell table:number-columns-repeated="6"/>
        </table:table-row>
        <table:table-row table:style-name="ro2">
          <table:table-cell table:formula="of:=RIGHT(['its-dcca-10'.A96];LEN(['its-dcca-10'.A96])-FIND(&quot;M&quot;;['its-dcca-10'.A96])+1)" office:value-type="string" office:string-value="M4624.fst">
            <text:p>M4624.fst</text:p>
          </table:table-cell>
          <table:table-cell table:formula="of:=[.C60]" office:value-type="float" office:value="-0.00673839749307625">
            <text:p>-0.0067383975</text:p>
          </table:table-cell>
          <table:table-cell table:formula="of:=[.I60]" office:value-type="float" office:value="-4">
            <text:p>-4</text:p>
          </table:table-cell>
          <table:table-cell table:formula="of:=[.J60]" office:value-type="float" office:value="3">
            <text:p>3</text:p>
          </table:table-cell>
          <table:table-cell table:formula="of:=[.B96]/['its-mafft'.B96]" office:value-type="float" office:value="-0.00943661572578922">
            <text:p>-0.0094366157</text:p>
          </table:table-cell>
          <table:table-cell table:formula="of:=[.C96]/['its-mafft'.C96]" office:value-type="float" office:value="-0.00673400673400673">
            <text:p>-0.0067340067</text:p>
          </table:table-cell>
          <table:table-cell table:formula="of:=[.D96]/['its-mafft'.D96]" office:value-type="float" office:value="0.024">
            <text:p>0.024</text:p>
          </table:table-cell>
          <table:table-cell table:number-columns-repeated="6"/>
        </table:table-row>
        <table:table-row table:style-name="ro2">
          <table:table-cell table:formula="of:=RIGHT(['its-dcca-10'.A97];LEN(['its-dcca-10'.A97])-FIND(&quot;M&quot;;['its-dcca-10'.A97])+1)" office:value-type="string" office:string-value="M4674.fst">
            <text:p>M4674.fst</text:p>
          </table:table-cell>
          <table:table-cell table:formula="of:=[.C61]" office:value-type="float" office:value="0.00477533714667822">
            <text:p>0.0047753371</text:p>
          </table:table-cell>
          <table:table-cell table:formula="of:=[.I61]" office:value-type="float" office:value="9">
            <text:p>9</text:p>
          </table:table-cell>
          <table:table-cell table:formula="of:=[.J61]" office:value-type="float" office:value="-9">
            <text:p>-9</text:p>
          </table:table-cell>
          <table:table-cell table:formula="of:=[.B97]/['its-mafft'.B97]" office:value-type="float" office:value="0.00740875653168047">
            <text:p>0.0074087565</text:p>
          </table:table-cell>
          <table:table-cell table:formula="of:=[.C97]/['its-mafft'.C97]" office:value-type="float" office:value="0.0178926441351889">
            <text:p>0.0178926441</text:p>
          </table:table-cell>
          <table:table-cell table:formula="of:=[.D97]/['its-mafft'.D97]" office:value-type="float" office:value="-0.0714285714285714">
            <text:p>-0.0714285714</text:p>
          </table:table-cell>
          <table:table-cell table:number-columns-repeated="6"/>
        </table:table-row>
        <table:table-row table:style-name="ro2">
          <table:table-cell table:formula="of:=RIGHT(['its-dcca-10'.A98];LEN(['its-dcca-10'.A98])-FIND(&quot;M&quot;;['its-dcca-10'.A98])+1)" office:value-type="string" office:string-value="M4466.fst">
            <text:p>M4466.fst</text:p>
          </table:table-cell>
          <table:table-cell table:formula="of:=[.C62]" office:value-type="float" office:value="-0.000215958311547304">
            <text:p>-0.0002159583</text:p>
          </table:table-cell>
          <table:table-cell table:formula="of:=[.I62]" office:value-type="float" office:value="7">
            <text:p>7</text:p>
          </table:table-cell>
          <table:table-cell table:formula="of:=[.J62]" office:value-type="float" office:value="-2">
            <text:p>-2</text:p>
          </table:table-cell>
          <table:table-cell table:formula="of:=[.B98]/['its-mafft'.B98]" office:value-type="float" office:value="-0.000234713795107387">
            <text:p>-0.0002347138</text:p>
          </table:table-cell>
          <table:table-cell table:formula="of:=[.C98]/['its-mafft'.C98]" office:value-type="float" office:value="0.0327102803738318">
            <text:p>0.0327102804</text:p>
          </table:table-cell>
          <table:table-cell table:formula="of:=[.D98]/['its-mafft'.D98]" office:value-type="float" office:value="-0.0645161290322581">
            <text:p>-0.064516129</text:p>
          </table:table-cell>
          <table:table-cell table:number-columns-repeated="6"/>
        </table:table-row>
        <table:table-row table:style-name="ro2">
          <table:table-cell table:formula="of:=RIGHT(['its-dcca-10'.A99];LEN(['its-dcca-10'.A99])-FIND(&quot;M&quot;;['its-dcca-10'.A99])+1)" office:value-type="string" office:string-value="M4297.fst">
            <text:p>M4297.fst</text:p>
          </table:table-cell>
          <table:table-cell table:formula="of:=[.C63]" office:value-type="float" office:value="-0.00722764542697241">
            <text:p>-0.0072276454</text:p>
          </table:table-cell>
          <table:table-cell table:formula="of:=[.I63]" office:value-type="float" office:value="3">
            <text:p>3</text:p>
          </table:table-cell>
          <table:table-cell table:formula="of:=[.J63]" office:value-type="float" office:value="2">
            <text:p>2</text:p>
          </table:table-cell>
          <table:table-cell table:formula="of:=[.B99]/['its-mafft'.B99]" office:value-type="float" office:value="-0.0106107004065195">
            <text:p>-0.0106107004</text:p>
          </table:table-cell>
          <table:table-cell table:formula="of:=[.C99]/['its-mafft'.C99]" office:value-type="float" office:value="0.00845070422535211">
            <text:p>0.0084507042</text:p>
          </table:table-cell>
          <table:table-cell table:formula="of:=[.D99]/['its-mafft'.D99]" office:value-type="float" office:value="0.1">
            <text:p>0.1</text:p>
          </table:table-cell>
          <table:table-cell table:number-columns-repeated="6"/>
        </table:table-row>
        <table:table-row table:style-name="ro2">
          <table:table-cell table:formula="of:=RIGHT(['its-dcca-10'.A100];LEN(['its-dcca-10'.A100])-FIND(&quot;M&quot;;['its-dcca-10'.A100])+1)" office:value-type="string" office:string-value="M4587.fst">
            <text:p>M4587.fst</text:p>
          </table:table-cell>
          <table:table-cell table:formula="of:=[.C64]" office:value-type="float" office:value="0.00610932914818796">
            <text:p>0.0061093291</text:p>
          </table:table-cell>
          <table:table-cell table:formula="of:=[.I64]" office:value-type="float" office:value="7">
            <text:p>7</text:p>
          </table:table-cell>
          <table:table-cell table:formula="of:=[.J64]" office:value-type="float" office:value="-3">
            <text:p>-3</text:p>
          </table:table-cell>
          <table:table-cell table:formula="of:=[.B100]/['its-mafft'.B100]" office:value-type="float" office:value="0.00827503301036801">
            <text:p>0.008275033</text:p>
          </table:table-cell>
          <table:table-cell table:formula="of:=[.C100]/['its-mafft'.C100]" office:value-type="float" office:value="0.011400651465798">
            <text:p>0.0114006515</text:p>
          </table:table-cell>
          <table:table-cell table:formula="of:=[.D100]/['its-mafft'.D100]" office:value-type="float" office:value="-0.0229007633587786">
            <text:p>-0.0229007634</text:p>
          </table:table-cell>
          <table:table-cell table:number-columns-repeated="6"/>
        </table:table-row>
        <table:table-row table:style-name="ro2">
          <table:table-cell table:formula="of:=RIGHT(['its-dcca-10'.A101];LEN(['its-dcca-10'.A101])-FIND(&quot;M&quot;;['its-dcca-10'.A101])+1)" office:value-type="string" office:string-value="M124.fst">
            <text:p>M124.fst</text:p>
          </table:table-cell>
          <table:table-cell table:formula="of:=[.C65]" office:value-type="float" office:value="-0.000300300781916785">
            <text:p>-0.0003003008</text:p>
          </table:table-cell>
          <table:table-cell table:formula="of:=[.I65]" office:value-type="float" office:value="1">
            <text:p>1</text:p>
          </table:table-cell>
          <table:table-cell table:formula="of:=[.J65]" office:value-type="float" office:value="0">
            <text:p>0</text:p>
          </table:table-cell>
          <table:table-cell table:formula="of:=[.B101]/['its-mafft'.B101]" office:value-type="float" office:value="-0.000473085661829936">
            <text:p>-0.0004730857</text:p>
          </table:table-cell>
          <table:table-cell table:formula="of:=[.C101]/['its-mafft'.C101]" office:value-type="float" office:value="0.00505050505050505">
            <text:p>0.0050505051</text:p>
          </table:table-cell>
          <table:table-cell table:formula="of:=[.D101]/['its-mafft'.D10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102];LEN(['its-dcca-10'.A102])-FIND(&quot;M&quot;;['its-dcca-10'.A102])+1)" office:value-type="string" office:string-value="M4447.fst">
            <text:p>M4447.fst</text:p>
          </table:table-cell>
          <table:table-cell table:formula="of:=[.C66]" office:value-type="float" office:value="0">
            <text:p>0</text:p>
          </table:table-cell>
          <table:table-cell table:formula="of:=[.I66]" office:value-type="float" office:value="0">
            <text:p>0</text:p>
          </table:table-cell>
          <table:table-cell table:formula="of:=[.J66]" office:value-type="float" office:value="0">
            <text:p>0</text:p>
          </table:table-cell>
          <table:table-cell table:formula="of:=[.B102]/['its-mafft'.B102]" office:value-type="float" office:value="0">
            <text:p>0</text:p>
          </table:table-cell>
          <table:table-cell table:formula="of:=[.C102]/['its-mafft'.C102]" office:value-type="float" office:value="0">
            <text:p>0</text:p>
          </table:table-cell>
          <table:table-cell table:formula="of:=[.D102]/['its-mafft'.D10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RIGHT(['its-dcca-10'.A103];LEN(['its-dcca-10'.A103])-FIND(&quot;M&quot;;['its-dcca-10'.A103])+1)" office:value-type="string" office:string-value="M646.fst">
            <text:p>M646.fst</text:p>
          </table:table-cell>
          <table:table-cell table:formula="of:=[.C67]" office:value-type="float" office:value="-0.00181995738636365">
            <text:p>-0.0018199574</text:p>
          </table:table-cell>
          <table:table-cell table:formula="of:=[.I67]" office:value-type="float" office:value="5">
            <text:p>5</text:p>
          </table:table-cell>
          <table:table-cell table:formula="of:=[.J67]" office:value-type="float" office:value="-2">
            <text:p>-2</text:p>
          </table:table-cell>
          <table:table-cell table:formula="of:=[.B103]/['its-mafft'.B103]" office:value-type="float" office:value="-0.00227701877152062">
            <text:p>-0.0022770188</text:p>
          </table:table-cell>
          <table:table-cell table:formula="of:=[.C103]/['its-mafft'.C103]" office:value-type="float" office:value="0.0235849056603774">
            <text:p>0.0235849057</text:p>
          </table:table-cell>
          <table:table-cell table:formula="of:=[.D103]/['its-mafft'.D103]" office:value-type="float" office:value="-0.0606060606060606">
            <text:p>-0.0606060606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formula="of:=['its-dcca-10'.A105]" office:value-type="string" office:string-value="mean">
            <text:p>mean</text:p>
          </table:table-cell>
          <table:table-cell table:formula="of:=[.C69]" office:value-type="float" office:value="-0.00185030570561795">
            <text:p>-0.0018503057</text:p>
          </table:table-cell>
          <table:table-cell table:formula="of:=[.I69]" office:value-type="float" office:value="0.933333333333337">
            <text:p>0.9333333333</text:p>
          </table:table-cell>
          <table:table-cell table:formula="of:=[.J69]" office:value-type="float" office:value="-1.16666666666667">
            <text:p>-1.1666666667</text:p>
          </table:table-cell>
          <table:table-cell table:formula="of:=[.B105]/['its-mafft'.B105]" office:value-type="float" office:value="-0.00254853167428202">
            <text:p>-0.0025485317</text:p>
          </table:table-cell>
          <table:table-cell table:formula="of:=[.C105]/['its-mafft'.C105]" office:value-type="float" office:value="0.00190605854322669">
            <text:p>0.0019060585</text:p>
          </table:table-cell>
          <table:table-cell table:formula="of:=[.D105]/['its-mafft'.D105]" office:value-type="float" office:value="-0.0144867549668875">
            <text:p>-0.014486755</text:p>
          </table:table-cell>
          <table:table-cell table:number-columns-repeated="6"/>
        </table:table-row>
        <table:table-row table:style-name="ro2" table:number-rows-repeated="104847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compare-einsi-mafft" table:style-name="ta1">
        <table:table-column table:style-name="co15" table:default-cell-style-name="Default"/>
        <table:table-column table:style-name="co4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row table:style-name="ro2">
          <table:table-cell table:formula="of:=['its-mafft'.A1]" office:value-type="string" office:string-value="alignment-file-rated">
            <text:p>alignment-file-rated</text:p>
          </table:table-cell>
          <table:table-cell table:formula="of:=['its-mafft'.B1]" office:value-type="string" office:string-value=" GLOCSA">
            <text:p><text:s/>GLOCSA</text:p>
          </table:table-cell>
          <table:table-cell table:formula="of:=['its-mafft'.C1]" office:value-type="string" office:string-value=" meanColumnValue">
            <text:p><text:s/>meanColumnValue</text:p>
          </table:table-cell>
          <table:table-cell table:formula="of:=['its-mafft'.D1]" office:value-type="string" office:string-value=" gapConcentration">
            <text:p><text:s/>gapConcentration</text:p>
          </table:table-cell>
          <table:table-cell table:formula="of:=['its-mafft'.E1]" office:value-type="string" office:string-value=" columnIncrementRatio">
            <text:p><text:s/>columnIncrementRatio</text:p>
          </table:table-cell>
          <table:table-cell table:formula="of:=['its-mafft'.F1]" office:value-type="string" office:string-value=" meanGapBlockSize">
            <text:p><text:s/>meanGapBlockSize</text:p>
          </table:table-cell>
          <table:table-cell table:formula="of:=['its-mafft'.G1]" office:value-type="string" office:string-value=" totalGapPositions">
            <text:p><text:s/>totalGapPositions</text:p>
          </table:table-cell>
          <table:table-cell table:formula="of:=['its-mafft'.H1]" office:value-type="string" office:string-value=" numberGapBlocks">
            <text:p><text:s/>numberGapBlocks</text:p>
          </table:table-cell>
          <table:table-cell table:formula="of:=['its-mafft'.I1]" office:value-type="string" office:string-value=" columnsNotAligned">
            <text:p><text:s/>columnsNotAligned</text:p>
          </table:table-cell>
          <table:table-cell table:formula="of:=['its-mafft'.J1]" office:value-type="string" office:string-value=" columnsAligned">
            <text:p><text:s/>columnsAligned</text:p>
          </table:table-cell>
          <table:table-cell table:formula="of:=['its-mafft'.K1]" office:value-type="string" office:string-value=" estimatedEvents">
            <text:p><text:s/>estimatedEvents</text:p>
          </table:table-cell>
          <table:table-cell table:formula="of:=['its-mafft'.L1]" office:value-type="string" office:string-value=" substitutionEvents">
            <text:p><text:s/>substitutionEvents</text:p>
          </table:table-cell>
          <table:table-cell table:formula="of:=['its-mafft'.M1]" office:value-type="string" office:string-value=" inDelEvents">
            <text:p><text:s/>inDelEvents</text:p>
          </table:table-cell>
        </table:table-row>
        <table:table-row table:style-name="ro2">
          <table:table-cell table:formula="of:=RIGHT(['its-mafft'.A2];LEN(['its-mafft'.A2])-FIND(&quot;/&quot;;['its-mafft'.A2]))" office:value-type="string" office:string-value="M4570.fst">
            <text:p>M4570.fst</text:p>
          </table:table-cell>
          <table:table-cell table:formula="of:=['its-einsi'.B2]-['its-mafft'.B2]" office:value-type="float" office:value="-0.235583355954645">
            <text:p>-0.235583356</text:p>
          </table:table-cell>
          <table:table-cell table:formula="of:=['its-einsi'.C2]-['its-mafft'.C2]" office:value-type="float" office:value="-0.0000928792379868426">
            <text:p>-9.28792379868426E-005</text:p>
          </table:table-cell>
          <table:table-cell table:formula="of:=['its-einsi'.D2]-['its-mafft'.D2]" office:value-type="float" office:value="0.00000765124450434636">
            <text:p>7.65124450434636E-006</text:p>
          </table:table-cell>
          <table:table-cell table:formula="of:=['its-einsi'.E2]-['its-mafft'.E2]" office:value-type="float" office:value="0.00714285714285733">
            <text:p>0.0071428571</text:p>
          </table:table-cell>
          <table:table-cell table:formula="of:=['its-einsi'.F2]-['its-mafft'.F2]" office:value-type="float" office:value="0.208605884395578">
            <text:p>0.2086058844</text:p>
          </table:table-cell>
          <table:table-cell table:formula="of:=['its-einsi'.G2]-['its-mafft'.G2]" office:value-type="float" office:value="224">
            <text:p>224</text:p>
          </table:table-cell>
          <table:table-cell table:formula="of:=['its-einsi'.H2]-['its-mafft'.H2]" office:value-type="float" office:value="-13">
            <text:p>-13</text:p>
          </table:table-cell>
          <table:table-cell table:formula="of:=['its-einsi'.I2]-['its-mafft'.I2]" office:value-type="float" office:value="0">
            <text:p>0</text:p>
          </table:table-cell>
          <table:table-cell table:formula="of:=['its-einsi'.J2]-['its-mafft'.J2]" office:value-type="float" office:value="4">
            <text:p>4</text:p>
          </table:table-cell>
          <table:table-cell table:formula="of:=['its-einsi'.K2]-['its-mafft'.K2]" office:value-type="float" office:value="-12">
            <text:p>-12</text:p>
          </table:table-cell>
          <table:table-cell table:formula="of:=['its-einsi'.L2]-['its-mafft'.L2]" office:value-type="float" office:value="-7">
            <text:p>-7</text:p>
          </table:table-cell>
          <table:table-cell table:formula="of:=['its-einsi'.M2]-['its-mafft'.M2]" office:value-type="float" office:value="-5">
            <text:p>-5</text:p>
          </table:table-cell>
        </table:table-row>
        <table:table-row table:style-name="ro2">
          <table:table-cell table:formula="of:=RIGHT(['its-mafft'.A3];LEN(['its-mafft'.A3])-FIND(&quot;/&quot;;['its-mafft'.A3]))" office:value-type="string" office:string-value="M588.fst">
            <text:p>M588.fst</text:p>
          </table:table-cell>
          <table:table-cell table:formula="of:=['its-einsi'.B3]-['its-mafft'.B3]" office:value-type="float" office:value="40.4230661056273">
            <text:p>40.4230661056</text:p>
          </table:table-cell>
          <table:table-cell table:formula="of:=['its-einsi'.C3]-['its-mafft'.C3]" office:value-type="float" office:value="0.0327055078559679">
            <text:p>0.0327055079</text:p>
          </table:table-cell>
          <table:table-cell table:formula="of:=['its-einsi'.D3]-['its-mafft'.D3]" office:value-type="float" office:value="0.00000834726557857863">
            <text:p>8.34726557857863E-006</text:p>
          </table:table-cell>
          <table:table-cell table:formula="of:=['its-einsi'.E3]-['its-mafft'.E3]" office:value-type="float" office:value="-0.385869565217392">
            <text:p>-0.3858695652</text:p>
          </table:table-cell>
          <table:table-cell table:formula="of:=['its-einsi'.F3]-['its-mafft'.F3]" office:value-type="float" office:value="-12.9983035281036">
            <text:p>-12.9983035281</text:p>
          </table:table-cell>
          <table:table-cell table:formula="of:=['its-einsi'.G3]-['its-mafft'.G3]" office:value-type="float" office:value="-50616">
            <text:p>-50616</text:p>
          </table:table-cell>
          <table:table-cell table:formula="of:=['its-einsi'.H3]-['its-mafft'.H3]" office:value-type="float" office:value="-114">
            <text:p>-114</text:p>
          </table:table-cell>
          <table:table-cell table:formula="of:=['its-einsi'.I3]-['its-mafft'.I3]" office:value-type="float" office:value="0">
            <text:p>0</text:p>
          </table:table-cell>
          <table:table-cell table:formula="of:=['its-einsi'.J3]-['its-mafft'.J3]" office:value-type="float" office:value="-426">
            <text:p>-426</text:p>
          </table:table-cell>
          <table:table-cell table:formula="of:=['its-einsi'.K3]-['its-mafft'.K3]" office:value-type="float" office:value="-162">
            <text:p>-162</text:p>
          </table:table-cell>
          <table:table-cell table:formula="of:=['its-einsi'.L3]-['its-mafft'.L3]" office:value-type="float" office:value="-136">
            <text:p>-136</text:p>
          </table:table-cell>
          <table:table-cell table:formula="of:=['its-einsi'.M3]-['its-mafft'.M3]" office:value-type="float" office:value="-26">
            <text:p>-26</text:p>
          </table:table-cell>
        </table:table-row>
        <table:table-row table:style-name="ro2">
          <table:table-cell table:formula="of:=RIGHT(['its-mafft'.A4];LEN(['its-mafft'.A4])-FIND(&quot;/&quot;;['its-mafft'.A4]))" office:value-type="string" office:string-value="M4313.fst">
            <text:p>M4313.fst</text:p>
          </table:table-cell>
          <table:table-cell table:formula="of:=['its-einsi'.B4]-['its-mafft'.B4]" office:value-type="float" office:value="17.6389912754332">
            <text:p>17.6389912754</text:p>
          </table:table-cell>
          <table:table-cell table:formula="of:=['its-einsi'.C4]-['its-mafft'.C4]" office:value-type="float" office:value="0.0172187738268842">
            <text:p>0.0172187738</text:p>
          </table:table-cell>
          <table:table-cell table:formula="of:=['its-einsi'.D4]-['its-mafft'.D4]" office:value-type="float" office:value="-0.000220550077841208">
            <text:p>-0.0002205501</text:p>
          </table:table-cell>
          <table:table-cell table:formula="of:=['its-einsi'.E4]-['its-mafft'.E4]" office:value-type="float" office:value="-0.0212314225053078">
            <text:p>-0.0212314225</text:p>
          </table:table-cell>
          <table:table-cell table:formula="of:=['its-einsi'.F4]-['its-mafft'.F4]" office:value-type="float" office:value="-0.280267254800203">
            <text:p>-0.2802672548</text:p>
          </table:table-cell>
          <table:table-cell table:formula="of:=['its-einsi'.G4]-['its-mafft'.G4]" office:value-type="float" office:value="21">
            <text:p>21</text:p>
          </table:table-cell>
          <table:table-cell table:formula="of:=['its-einsi'.H4]-['its-mafft'.H4]" office:value-type="float" office:value="34">
            <text:p>34</text:p>
          </table:table-cell>
          <table:table-cell table:formula="of:=['its-einsi'.I4]-['its-mafft'.I4]" office:value-type="float" office:value="0">
            <text:p>0</text:p>
          </table:table-cell>
          <table:table-cell table:formula="of:=['its-einsi'.J4]-['its-mafft'.J4]" office:value-type="float" office:value="-10">
            <text:p>-10</text:p>
          </table:table-cell>
          <table:table-cell table:formula="of:=['its-einsi'.K4]-['its-mafft'.K4]" office:value-type="float" office:value="10">
            <text:p>10</text:p>
          </table:table-cell>
          <table:table-cell table:formula="of:=['its-einsi'.L4]-['its-mafft'.L4]" office:value-type="float" office:value="10">
            <text:p>10</text:p>
          </table:table-cell>
          <table:table-cell table:formula="of:=['its-einsi'.M4]-['its-mafft'.M4]" office:value-type="float" office:value="0">
            <text:p>0</text:p>
          </table:table-cell>
        </table:table-row>
        <table:table-row table:style-name="ro2">
          <table:table-cell table:formula="of:=RIGHT(['its-mafft'.A5];LEN(['its-mafft'.A5])-FIND(&quot;/&quot;;['its-mafft'.A5]))" office:value-type="string" office:string-value="M4832.fst">
            <text:p>M4832.fst</text:p>
          </table:table-cell>
          <table:table-cell table:formula="of:=['its-einsi'.B5]-['its-mafft'.B5]" office:value-type="float" office:value="-1.6164453751777">
            <text:p>-1.6164453752</text:p>
          </table:table-cell>
          <table:table-cell table:formula="of:=['its-einsi'.C5]-['its-mafft'.C5]" office:value-type="float" office:value="-0.00159272573509028">
            <text:p>-0.0015927257</text:p>
          </table:table-cell>
          <table:table-cell table:formula="of:=['its-einsi'.D5]-['its-mafft'.D5]" office:value-type="float" office:value="-0.000020480838895166">
            <text:p>-2.0480838895166E-005</text:p>
          </table:table-cell>
          <table:table-cell table:formula="of:=['its-einsi'.E5]-['its-mafft'.E5]" office:value-type="float" office:value="0.00116550116550116">
            <text:p>0.0011655012</text:p>
          </table:table-cell>
          <table:table-cell table:formula="of:=['its-einsi'.F5]-['its-mafft'.F5]" office:value-type="float" office:value="0.0463276575808589">
            <text:p>0.0463276576</text:p>
          </table:table-cell>
          <table:table-cell table:formula="of:=['its-einsi'.G5]-['its-mafft'.G5]" office:value-type="float" office:value="48">
            <text:p>48</text:p>
          </table:table-cell>
          <table:table-cell table:formula="of:=['its-einsi'.H5]-['its-mafft'.H5]" office:value-type="float" office:value="8">
            <text:p>8</text:p>
          </table:table-cell>
          <table:table-cell table:formula="of:=['its-einsi'.I5]-['its-mafft'.I5]" office:value-type="float" office:value="0">
            <text:p>0</text:p>
          </table:table-cell>
          <table:table-cell table:formula="of:=['its-einsi'.J5]-['its-mafft'.J5]" office:value-type="float" office:value="1">
            <text:p>1</text:p>
          </table:table-cell>
          <table:table-cell table:formula="of:=['its-einsi'.K5]-['its-mafft'.K5]" office:value-type="float" office:value="1">
            <text:p>1</text:p>
          </table:table-cell>
          <table:table-cell table:formula="of:=['its-einsi'.L5]-['its-mafft'.L5]" office:value-type="float" office:value="1">
            <text:p>1</text:p>
          </table:table-cell>
          <table:table-cell table:formula="of:=['its-einsi'.M5]-['its-mafft'.M5]" office:value-type="float" office:value="0">
            <text:p>0</text:p>
          </table:table-cell>
        </table:table-row>
        <table:table-row table:style-name="ro2">
          <table:table-cell table:formula="of:=RIGHT(['its-mafft'.A6];LEN(['its-mafft'.A6])-FIND(&quot;/&quot;;['its-mafft'.A6]))" office:value-type="string" office:string-value="M575.fst">
            <text:p>M575.fst</text:p>
          </table:table-cell>
          <table:table-cell table:formula="of:=['its-einsi'.B6]-['its-mafft'.B6]" office:value-type="float" office:value="-0.0613558772350871">
            <text:p>-0.0613558772</text:p>
          </table:table-cell>
          <table:table-cell table:formula="of:=['its-einsi'.C6]-['its-mafft'.C6]" office:value-type="float" office:value="-0.0000613558772357692">
            <text:p>-6.13558772357692E-005</text:p>
          </table:table-cell>
          <table:table-cell table:formula="of:=['its-einsi'.D6]-['its-mafft'.D6]" office:value-type="float" office:value="0">
            <text:p>0</text:p>
          </table:table-cell>
          <table:table-cell table:formula="of:=['its-einsi'.E6]-['its-mafft'.E6]" office:value-type="float" office:value="0">
            <text:p>0</text:p>
          </table:table-cell>
          <table:table-cell table:formula="of:=['its-einsi'.F6]-['its-mafft'.F6]" office:value-type="float" office:value="0">
            <text:p>0</text:p>
          </table:table-cell>
          <table:table-cell table:formula="of:=['its-einsi'.G6]-['its-mafft'.G6]" office:value-type="float" office:value="0">
            <text:p>0</text:p>
          </table:table-cell>
          <table:table-cell table:formula="of:=['its-einsi'.H6]-['its-mafft'.H6]" office:value-type="float" office:value="0">
            <text:p>0</text:p>
          </table:table-cell>
          <table:table-cell table:formula="of:=['its-einsi'.I6]-['its-mafft'.I6]" office:value-type="float" office:value="0">
            <text:p>0</text:p>
          </table:table-cell>
          <table:table-cell table:formula="of:=['its-einsi'.J6]-['its-mafft'.J6]" office:value-type="float" office:value="0">
            <text:p>0</text:p>
          </table:table-cell>
          <table:table-cell table:formula="of:=['its-einsi'.K6]-['its-mafft'.K6]" office:value-type="float" office:value="0">
            <text:p>0</text:p>
          </table:table-cell>
          <table:table-cell table:formula="of:=['its-einsi'.L6]-['its-mafft'.L6]" office:value-type="float" office:value="0">
            <text:p>0</text:p>
          </table:table-cell>
          <table:table-cell table:formula="of:=['its-einsi'.M6]-['its-mafft'.M6]" office:value-type="float" office:value="0">
            <text:p>0</text:p>
          </table:table-cell>
        </table:table-row>
        <table:table-row table:style-name="ro2">
          <table:table-cell table:formula="of:=RIGHT(['its-mafft'.A7];LEN(['its-mafft'.A7])-FIND(&quot;/&quot;;['its-mafft'.A7]))" office:value-type="string" office:string-value="M4887.fst">
            <text:p>M4887.fst</text:p>
          </table:table-cell>
          <table:table-cell table:formula="of:=['its-einsi'.B7]-['its-mafft'.B7]" office:value-type="float" office:value="1.27701615312446">
            <text:p>1.2770161531</text:p>
          </table:table-cell>
          <table:table-cell table:formula="of:=['its-einsi'.C7]-['its-mafft'.C7]" office:value-type="float" office:value="0.000920750796859715">
            <text:p>0.0009207508</text:p>
          </table:table-cell>
          <table:table-cell table:formula="of:=['its-einsi'.D7]-['its-mafft'.D7]" office:value-type="float" office:value="0.0157342657342658">
            <text:p>0.0157342657</text:p>
          </table:table-cell>
          <table:table-cell table:formula="of:=['its-einsi'.E7]-['its-mafft'.E7]" office:value-type="float" office:value="-0.00207900207900203">
            <text:p>-0.0020790021</text:p>
          </table:table-cell>
          <table:table-cell table:formula="of:=['its-einsi'.F7]-['its-mafft'.F7]" office:value-type="float" office:value="0.0157342657342685">
            <text:p>0.0157342657</text:p>
          </table:table-cell>
          <table:table-cell table:formula="of:=['its-einsi'.G7]-['its-mafft'.G7]" office:value-type="float" office:value="-18">
            <text:p>-18</text:p>
          </table:table-cell>
          <table:table-cell table:formula="of:=['its-einsi'.H7]-['its-mafft'.H7]" office:value-type="float" office:value="-18">
            <text:p>-18</text:p>
          </table:table-cell>
          <table:table-cell table:formula="of:=['its-einsi'.I7]-['its-mafft'.I7]" office:value-type="float" office:value="0">
            <text:p>0</text:p>
          </table:table-cell>
          <table:table-cell table:formula="of:=['its-einsi'.J7]-['its-mafft'.J7]" office:value-type="float" office:value="-1">
            <text:p>-1</text:p>
          </table:table-cell>
          <table:table-cell table:formula="of:=['its-einsi'.K7]-['its-mafft'.K7]" office:value-type="float" office:value="3">
            <text:p>3</text:p>
          </table:table-cell>
          <table:table-cell table:formula="of:=['its-einsi'.L7]-['its-mafft'.L7]" office:value-type="float" office:value="5">
            <text:p>5</text:p>
          </table:table-cell>
          <table:table-cell table:formula="of:=['its-einsi'.M7]-['its-mafft'.M7]" office:value-type="float" office:value="-2">
            <text:p>-2</text:p>
          </table:table-cell>
        </table:table-row>
        <table:table-row table:style-name="ro2">
          <table:table-cell table:formula="of:=RIGHT(['its-mafft'.A8];LEN(['its-mafft'.A8])-FIND(&quot;/&quot;;['its-mafft'.A8]))" office:value-type="string" office:string-value="M4353.fst">
            <text:p>M4353.fst</text:p>
          </table:table-cell>
          <table:table-cell table:formula="of:=['its-einsi'.B8]-['its-mafft'.B8]" office:value-type="float" office:value="18.8288061164301">
            <text:p>18.8288061164</text:p>
          </table:table-cell>
          <table:table-cell table:formula="of:=['its-einsi'.C8]-['its-mafft'.C8]" office:value-type="float" office:value="0.0182872926503761">
            <text:p>0.0182872927</text:p>
          </table:table-cell>
          <table:table-cell table:formula="of:=['its-einsi'.D8]-['its-mafft'.D8]" office:value-type="float" office:value="-0.0000159601634320782">
            <text:p>-1.59601634320782E-005</text:p>
          </table:table-cell>
          <table:table-cell table:formula="of:=['its-einsi'.E8]-['its-mafft'.E8]" office:value-type="float" office:value="-0.0270916334661355">
            <text:p>-0.0270916335</text:p>
          </table:table-cell>
          <table:table-cell table:formula="of:=['its-einsi'.F8]-['its-mafft'.F8]" office:value-type="float" office:value="-0.994844867211437">
            <text:p>-0.9948448672</text:p>
          </table:table-cell>
          <table:table-cell table:formula="of:=['its-einsi'.G8]-['its-mafft'.G8]" office:value-type="float" office:value="-646">
            <text:p>-646</text:p>
          </table:table-cell>
          <table:table-cell table:formula="of:=['its-einsi'.H8]-['its-mafft'.H8]" office:value-type="float" office:value="8">
            <text:p>8</text:p>
          </table:table-cell>
          <table:table-cell table:formula="of:=['its-einsi'.I8]-['its-mafft'.I8]" office:value-type="float" office:value="0">
            <text:p>0</text:p>
          </table:table-cell>
          <table:table-cell table:formula="of:=['its-einsi'.J8]-['its-mafft'.J8]" office:value-type="float" office:value="-34">
            <text:p>-34</text:p>
          </table:table-cell>
          <table:table-cell table:formula="of:=['its-einsi'.K8]-['its-mafft'.K8]" office:value-type="float" office:value="15">
            <text:p>15</text:p>
          </table:table-cell>
          <table:table-cell table:formula="of:=['its-einsi'.L8]-['its-mafft'.L8]" office:value-type="float" office:value="11">
            <text:p>11</text:p>
          </table:table-cell>
          <table:table-cell table:formula="of:=['its-einsi'.M8]-['its-mafft'.M8]" office:value-type="float" office:value="4">
            <text:p>4</text:p>
          </table:table-cell>
        </table:table-row>
        <table:table-row table:style-name="ro2">
          <table:table-cell table:formula="of:=RIGHT(['its-mafft'.A9];LEN(['its-mafft'.A9])-FIND(&quot;/&quot;;['its-mafft'.A9]))" office:value-type="string" office:string-value="M4473.fst">
            <text:p>M4473.fst</text:p>
          </table:table-cell>
          <table:table-cell table:formula="of:=['its-einsi'.B9]-['its-mafft'.B9]" office:value-type="float" office:value="11.0193674133983">
            <text:p>11.0193674134</text:p>
          </table:table-cell>
          <table:table-cell table:formula="of:=['its-einsi'.C9]-['its-mafft'.C9]" office:value-type="float" office:value="0.0107956876239997">
            <text:p>0.0107956876</text:p>
          </table:table-cell>
          <table:table-cell table:formula="of:=['its-einsi'.D9]-['its-mafft'.D9]" office:value-type="float" office:value="0.0000038652463461075">
            <text:p>3.8652463461075E-006</text:p>
          </table:table-cell>
          <table:table-cell table:formula="of:=['its-einsi'.E9]-['its-mafft'.E9]" office:value-type="float" office:value="-0.0111801242236024">
            <text:p>-0.0111801242</text:p>
          </table:table-cell>
          <table:table-cell table:formula="of:=['its-einsi'.F9]-['its-mafft'.F9]" office:value-type="float" office:value="-0.312449765218491">
            <text:p>-0.3124497652</text:p>
          </table:table-cell>
          <table:table-cell table:formula="of:=['its-einsi'.G9]-['its-mafft'.G9]" office:value-type="float" office:value="-732">
            <text:p>-732</text:p>
          </table:table-cell>
          <table:table-cell table:formula="of:=['its-einsi'.H9]-['its-mafft'.H9]" office:value-type="float" office:value="-18">
            <text:p>-18</text:p>
          </table:table-cell>
          <table:table-cell table:formula="of:=['its-einsi'.I9]-['its-mafft'.I9]" office:value-type="float" office:value="0">
            <text:p>0</text:p>
          </table:table-cell>
          <table:table-cell table:formula="of:=['its-einsi'.J9]-['its-mafft'.J9]" office:value-type="float" office:value="-9">
            <text:p>-9</text:p>
          </table:table-cell>
          <table:table-cell table:formula="of:=['its-einsi'.K9]-['its-mafft'.K9]" office:value-type="float" office:value="-6">
            <text:p>-6</text:p>
          </table:table-cell>
          <table:table-cell table:formula="of:=['its-einsi'.L9]-['its-mafft'.L9]" office:value-type="float" office:value="11">
            <text:p>11</text:p>
          </table:table-cell>
          <table:table-cell table:formula="of:=['its-einsi'.M9]-['its-mafft'.M9]" office:value-type="float" office:value="-17">
            <text:p>-17</text:p>
          </table:table-cell>
        </table:table-row>
        <table:table-row table:style-name="ro2">
          <table:table-cell table:formula="of:=RIGHT(['its-mafft'.A10];LEN(['its-mafft'.A10])-FIND(&quot;/&quot;;['its-mafft'.A10]))" office:value-type="string" office:string-value="M7816.fst">
            <text:p>M7816.fst</text:p>
          </table:table-cell>
          <table:table-cell table:formula="of:=['its-einsi'.B10]-['its-mafft'.B10]" office:value-type="float" office:value="-1.71439927904919">
            <text:p>-1.714399279</text:p>
          </table:table-cell>
          <table:table-cell table:formula="of:=['its-einsi'.C10]-['its-mafft'.C10]" office:value-type="float" office:value="-0.00162186269337095">
            <text:p>-0.0016218627</text:p>
          </table:table-cell>
          <table:table-cell table:formula="of:=['its-einsi'.D10]-['its-mafft'.D10]" office:value-type="float" office:value="-0.0000256022900638884">
            <text:p>-2.56022900638884E-005</text:p>
          </table:table-cell>
          <table:table-cell table:formula="of:=['its-einsi'.E10]-['its-mafft'.E10]" office:value-type="float" office:value="0.00460122699386507">
            <text:p>0.004601227</text:p>
          </table:table-cell>
          <table:table-cell table:formula="of:=['its-einsi'.F10]-['its-mafft'.F10]" office:value-type="float" office:value="-0.0080057446662325">
            <text:p>-0.0080057447</text:p>
          </table:table-cell>
          <table:table-cell table:formula="of:=['its-einsi'.G10]-['its-mafft'.G10]" office:value-type="float" office:value="261">
            <text:p>261</text:p>
          </table:table-cell>
          <table:table-cell table:formula="of:=['its-einsi'.H10]-['its-mafft'.H10]" office:value-type="float" office:value="168">
            <text:p>168</text:p>
          </table:table-cell>
          <table:table-cell table:formula="of:=['its-einsi'.I10]-['its-mafft'.I10]" office:value-type="float" office:value="0">
            <text:p>0</text:p>
          </table:table-cell>
          <table:table-cell table:formula="of:=['its-einsi'.J10]-['its-mafft'.J10]" office:value-type="float" office:value="3">
            <text:p>3</text:p>
          </table:table-cell>
          <table:table-cell table:formula="of:=['its-einsi'.K10]-['its-mafft'.K10]" office:value-type="float" office:value="-6">
            <text:p>-6</text:p>
          </table:table-cell>
          <table:table-cell table:formula="of:=['its-einsi'.L10]-['its-mafft'.L10]" office:value-type="float" office:value="-1">
            <text:p>-1</text:p>
          </table:table-cell>
          <table:table-cell table:formula="of:=['its-einsi'.M10]-['its-mafft'.M10]" office:value-type="float" office:value="-5">
            <text:p>-5</text:p>
          </table:table-cell>
        </table:table-row>
        <table:table-row table:style-name="ro2">
          <table:table-cell table:formula="of:=RIGHT(['its-mafft'.A11];LEN(['its-mafft'.A11])-FIND(&quot;/&quot;;['its-mafft'.A11]))" office:value-type="string" office:string-value="M4526.fst">
            <text:p>M4526.fst</text:p>
          </table:table-cell>
          <table:table-cell table:formula="of:=['its-einsi'.B11]-['its-mafft'.B11]" office:value-type="float" office:value="0.973152536525504">
            <text:p>0.9731525365</text:p>
          </table:table-cell>
          <table:table-cell table:formula="of:=['its-einsi'.C11]-['its-mafft'.C11]" office:value-type="float" office:value="0.00099868300380046">
            <text:p>0.000998683</text:p>
          </table:table-cell>
          <table:table-cell table:formula="of:=['its-einsi'.D11]-['its-mafft'.D11]" office:value-type="float" office:value="-0.0000746002868501354">
            <text:p>-7.46002868501354E-005</text:p>
          </table:table-cell>
          <table:table-cell table:formula="of:=['its-einsi'.E11]-['its-mafft'.E11]" office:value-type="float" office:value="0.00120192307692311">
            <text:p>0.0012019231</text:p>
          </table:table-cell>
          <table:table-cell table:formula="of:=['its-einsi'.F11]-['its-mafft'.F11]" office:value-type="float" office:value="-0.221632639310019">
            <text:p>-0.2216326393</text:p>
          </table:table-cell>
          <table:table-cell table:formula="of:=['its-einsi'.G11]-['its-mafft'.G11]" office:value-type="float" office:value="35">
            <text:p>35</text:p>
          </table:table-cell>
          <table:table-cell table:formula="of:=['its-einsi'.H11]-['its-mafft'.H11]" office:value-type="float" office:value="93">
            <text:p>93</text:p>
          </table:table-cell>
          <table:table-cell table:formula="of:=['its-einsi'.I11]-['its-mafft'.I11]" office:value-type="float" office:value="0">
            <text:p>0</text:p>
          </table:table-cell>
          <table:table-cell table:formula="of:=['its-einsi'.J11]-['its-mafft'.J11]" office:value-type="float" office:value="1">
            <text:p>1</text:p>
          </table:table-cell>
          <table:table-cell table:formula="of:=['its-einsi'.K11]-['its-mafft'.K11]" office:value-type="float" office:value="4">
            <text:p>4</text:p>
          </table:table-cell>
          <table:table-cell table:formula="of:=['its-einsi'.L11]-['its-mafft'.L11]" office:value-type="float" office:value="13">
            <text:p>13</text:p>
          </table:table-cell>
          <table:table-cell table:formula="of:=['its-einsi'.M11]-['its-mafft'.M11]" office:value-type="float" office:value="-9">
            <text:p>-9</text:p>
          </table:table-cell>
        </table:table-row>
        <table:table-row table:style-name="ro2">
          <table:table-cell table:formula="of:=RIGHT(['its-mafft'.A12];LEN(['its-mafft'.A12])-FIND(&quot;/&quot;;['its-mafft'.A12]))" office:value-type="string" office:string-value="M4693.fst">
            <text:p>M4693.fst</text:p>
          </table:table-cell>
          <table:table-cell table:formula="of:=['its-einsi'.B12]-['its-mafft'.B12]" office:value-type="float" office:value="-1.05943295777161">
            <text:p>-1.0594329578</text:p>
          </table:table-cell>
          <table:table-cell table:formula="of:=['its-einsi'.C12]-['its-mafft'.C12]" office:value-type="float" office:value="-0.00103215067455864">
            <text:p>-0.0010321507</text:p>
          </table:table-cell>
          <table:table-cell table:formula="of:=['its-einsi'.D12]-['its-mafft'.D12]" office:value-type="float" office:value="-0.0000500537138917201">
            <text:p>-5.00537138917201E-005</text:p>
          </table:table-cell>
          <table:table-cell table:formula="of:=['its-einsi'.E12]-['its-mafft'.E12]" office:value-type="float" office:value="0.00131406044678053">
            <text:p>0.0013140604</text:p>
          </table:table-cell>
          <table:table-cell table:formula="of:=['its-einsi'.F12]-['its-mafft'.F12]" office:value-type="float" office:value="-0.0875620900679015">
            <text:p>-0.0875620901</text:p>
          </table:table-cell>
          <table:table-cell table:formula="of:=['its-einsi'.G12]-['its-mafft'.G12]" office:value-type="float" office:value="241">
            <text:p>241</text:p>
          </table:table-cell>
          <table:table-cell table:formula="of:=['its-einsi'.H12]-['its-mafft'.H12]" office:value-type="float" office:value="240">
            <text:p>240</text:p>
          </table:table-cell>
          <table:table-cell table:formula="of:=['its-einsi'.I12]-['its-mafft'.I12]" office:value-type="float" office:value="0">
            <text:p>0</text:p>
          </table:table-cell>
          <table:table-cell table:formula="of:=['its-einsi'.J12]-['its-mafft'.J12]" office:value-type="float" office:value="1">
            <text:p>1</text:p>
          </table:table-cell>
          <table:table-cell table:formula="of:=['its-einsi'.K12]-['its-mafft'.K12]" office:value-type="float" office:value="-2">
            <text:p>-2</text:p>
          </table:table-cell>
          <table:table-cell table:formula="of:=['its-einsi'.L12]-['its-mafft'.L12]" office:value-type="float" office:value="-2">
            <text:p>-2</text:p>
          </table:table-cell>
          <table:table-cell table:formula="of:=['its-einsi'.M12]-['its-mafft'.M12]" office:value-type="float" office:value="0">
            <text:p>0</text:p>
          </table:table-cell>
        </table:table-row>
        <table:table-row table:style-name="ro2">
          <table:table-cell table:formula="of:=RIGHT(['its-mafft'.A13];LEN(['its-mafft'.A13])-FIND(&quot;/&quot;;['its-mafft'.A13]))" office:value-type="string" office:string-value="M131.fst">
            <text:p>M131.fst</text:p>
          </table:table-cell>
          <table:table-cell table:formula="of:=['its-einsi'.B13]-['its-mafft'.B13]" office:value-type="float" office:value="16.3224727270305">
            <text:p>16.322472727</text:p>
          </table:table-cell>
          <table:table-cell table:formula="of:=['its-einsi'.C13]-['its-mafft'.C13]" office:value-type="float" office:value="0.0158859686853428">
            <text:p>0.0158859687</text:p>
          </table:table-cell>
          <table:table-cell table:formula="of:=['its-einsi'.D13]-['its-mafft'.D13]" office:value-type="float" office:value="0.000377480904774539">
            <text:p>0.0003774809</text:p>
          </table:table-cell>
          <table:table-cell table:formula="of:=['its-einsi'.E13]-['its-mafft'.E13]" office:value-type="float" office:value="-0.0214477211796247">
            <text:p>-0.0214477212</text:p>
          </table:table-cell>
          <table:table-cell table:formula="of:=['its-einsi'.F13]-['its-mafft'.F13]" office:value-type="float" office:value="-0.390598366215463">
            <text:p>-0.3905983662</text:p>
          </table:table-cell>
          <table:table-cell table:formula="of:=['its-einsi'.G13]-['its-mafft'.G13]" office:value-type="float" office:value="-304">
            <text:p>-304</text:p>
          </table:table-cell>
          <table:table-cell table:formula="of:=['its-einsi'.H13]-['its-mafft'.H13]" office:value-type="float" office:value="-64">
            <text:p>-64</text:p>
          </table:table-cell>
          <table:table-cell table:formula="of:=['its-einsi'.I13]-['its-mafft'.I13]" office:value-type="float" office:value="0">
            <text:p>0</text:p>
          </table:table-cell>
          <table:table-cell table:formula="of:=['its-einsi'.J13]-['its-mafft'.J13]" office:value-type="float" office:value="-16">
            <text:p>-16</text:p>
          </table:table-cell>
          <table:table-cell table:formula="of:=['its-einsi'.K13]-['its-mafft'.K13]" office:value-type="float" office:value="13">
            <text:p>13</text:p>
          </table:table-cell>
          <table:table-cell table:formula="of:=['its-einsi'.L13]-['its-mafft'.L13]" office:value-type="float" office:value="18">
            <text:p>18</text:p>
          </table:table-cell>
          <table:table-cell table:formula="of:=['its-einsi'.M13]-['its-mafft'.M13]" office:value-type="float" office:value="-5">
            <text:p>-5</text:p>
          </table:table-cell>
        </table:table-row>
        <table:table-row table:style-name="ro2">
          <table:table-cell table:formula="of:=RIGHT(['its-mafft'.A14];LEN(['its-mafft'.A14])-FIND(&quot;/&quot;;['its-mafft'.A14]))" office:value-type="string" office:string-value="M4866.fst">
            <text:p>M4866.fst</text:p>
          </table:table-cell>
          <table:table-cell table:formula="of:=['its-einsi'.B14]-['its-mafft'.B14]" office:value-type="float" office:value="0.190182268311901">
            <text:p>0.1901822683</text:p>
          </table:table-cell>
          <table:table-cell table:formula="of:=['its-einsi'.C14]-['its-mafft'.C14]" office:value-type="float" office:value="0.000195187273316133">
            <text:p>0.0001951873</text:p>
          </table:table-cell>
          <table:table-cell table:formula="of:=['its-einsi'.D14]-['its-mafft'.D14]" office:value-type="float" office:value="-0.000250250250250252">
            <text:p>-0.0002502503</text:p>
          </table:table-cell>
          <table:table-cell table:formula="of:=['its-einsi'.E14]-['its-mafft'.E14]" office:value-type="float" office:value="0">
            <text:p>0</text:p>
          </table:table-cell>
          <table:table-cell table:formula="of:=['its-einsi'.F14]-['its-mafft'.F14]" office:value-type="float" office:value="-0.0277777777777799">
            <text:p>-0.0277777778</text:p>
          </table:table-cell>
          <table:table-cell table:formula="of:=['its-einsi'.G14]-['its-mafft'.G14]" office:value-type="float" office:value="0">
            <text:p>0</text:p>
          </table:table-cell>
          <table:table-cell table:formula="of:=['its-einsi'.H14]-['its-mafft'.H14]" office:value-type="float" office:value="3">
            <text:p>3</text:p>
          </table:table-cell>
          <table:table-cell table:formula="of:=['its-einsi'.I14]-['its-mafft'.I14]" office:value-type="float" office:value="0">
            <text:p>0</text:p>
          </table:table-cell>
          <table:table-cell table:formula="of:=['its-einsi'.J14]-['its-mafft'.J14]" office:value-type="float" office:value="0">
            <text:p>0</text:p>
          </table:table-cell>
          <table:table-cell table:formula="of:=['its-einsi'.K14]-['its-mafft'.K14]" office:value-type="float" office:value="-2">
            <text:p>-2</text:p>
          </table:table-cell>
          <table:table-cell table:formula="of:=['its-einsi'.L14]-['its-mafft'.L14]" office:value-type="float" office:value="-1">
            <text:p>-1</text:p>
          </table:table-cell>
          <table:table-cell table:formula="of:=['its-einsi'.M14]-['its-mafft'.M14]" office:value-type="float" office:value="-1">
            <text:p>-1</text:p>
          </table:table-cell>
        </table:table-row>
        <table:table-row table:style-name="ro2">
          <table:table-cell table:formula="of:=RIGHT(['its-mafft'.A15];LEN(['its-mafft'.A15])-FIND(&quot;/&quot;;['its-mafft'.A15]))" office:value-type="string" office:string-value="M4321.fst">
            <text:p>M4321.fst</text:p>
          </table:table-cell>
          <table:table-cell table:formula="of:=['its-einsi'.B15]-['its-mafft'.B15]" office:value-type="float" office:value="-9.18234773396398">
            <text:p>-9.182347734</text:p>
          </table:table-cell>
          <table:table-cell table:formula="of:=['its-einsi'.C15]-['its-mafft'.C15]" office:value-type="float" office:value="-0.00898526631595009">
            <text:p>-0.0089852663</text:p>
          </table:table-cell>
          <table:table-cell table:formula="of:=['its-einsi'.D15]-['its-mafft'.D15]" office:value-type="float" office:value="0.000145929099304752">
            <text:p>0.0001459291</text:p>
          </table:table-cell>
          <table:table-cell table:formula="of:=['its-einsi'.E15]-['its-mafft'.E15]" office:value-type="float" office:value="0.01">
            <text:p>0.01</text:p>
          </table:table-cell>
          <table:table-cell table:formula="of:=['its-einsi'.F15]-['its-mafft'.F15]" office:value-type="float" office:value="1.1259472362071">
            <text:p>1.1259472362</text:p>
          </table:table-cell>
          <table:table-cell table:formula="of:=['its-einsi'.G15]-['its-mafft'.G15]" office:value-type="float" office:value="480">
            <text:p>480</text:p>
          </table:table-cell>
          <table:table-cell table:formula="of:=['its-einsi'.H15]-['its-mafft'.H15]" office:value-type="float" office:value="-224">
            <text:p>-224</text:p>
          </table:table-cell>
          <table:table-cell table:formula="of:=['its-einsi'.I15]-['its-mafft'.I15]" office:value-type="float" office:value="0">
            <text:p>0</text:p>
          </table:table-cell>
          <table:table-cell table:formula="of:=['its-einsi'.J15]-['its-mafft'.J15]" office:value-type="float" office:value="8">
            <text:p>8</text:p>
          </table:table-cell>
          <table:table-cell table:formula="of:=['its-einsi'.K15]-['its-mafft'.K15]" office:value-type="float" office:value="2">
            <text:p>2</text:p>
          </table:table-cell>
          <table:table-cell table:formula="of:=['its-einsi'.L15]-['its-mafft'.L15]" office:value-type="float" office:value="8">
            <text:p>8</text:p>
          </table:table-cell>
          <table:table-cell table:formula="of:=['its-einsi'.M15]-['its-mafft'.M15]" office:value-type="float" office:value="-6">
            <text:p>-6</text:p>
          </table:table-cell>
        </table:table-row>
        <table:table-row table:style-name="ro2">
          <table:table-cell table:formula="of:=RIGHT(['its-mafft'.A16];LEN(['its-mafft'.A16])-FIND(&quot;/&quot;;['its-mafft'.A16]))" office:value-type="string" office:string-value="M4156.fst">
            <text:p>M4156.fst</text:p>
          </table:table-cell>
          <table:table-cell table:formula="of:=['its-einsi'.B16]-['its-mafft'.B16]" office:value-type="float" office:value="22.6362385000975">
            <text:p>22.6362385001</text:p>
          </table:table-cell>
          <table:table-cell table:formula="of:=['its-einsi'.C16]-['its-mafft'.C16]" office:value-type="float" office:value="0.0207310561632016">
            <text:p>0.0207310562</text:p>
          </table:table-cell>
          <table:table-cell table:formula="of:=['its-einsi'.D16]-['its-mafft'.D16]" office:value-type="float" office:value="0.0000210216066854677">
            <text:p>2.10216066854677E-005</text:p>
          </table:table-cell>
          <table:table-cell table:formula="of:=['its-einsi'.E16]-['its-mafft'.E16]" office:value-type="float" office:value="-0.0952380952380955">
            <text:p>-0.0952380952</text:p>
          </table:table-cell>
          <table:table-cell table:formula="of:=['its-einsi'.F16]-['its-mafft'.F16]" office:value-type="float" office:value="-0.926906788568505">
            <text:p>-0.9269067886</text:p>
          </table:table-cell>
          <table:table-cell table:formula="of:=['its-einsi'.G16]-['its-mafft'.G16]" office:value-type="float" office:value="-4032">
            <text:p>-4032</text:p>
          </table:table-cell>
          <table:table-cell table:formula="of:=['its-einsi'.H16]-['its-mafft'.H16]" office:value-type="float" office:value="-155">
            <text:p>-155</text:p>
          </table:table-cell>
          <table:table-cell table:formula="of:=['its-einsi'.I16]-['its-mafft'.I16]" office:value-type="float" office:value="0">
            <text:p>0</text:p>
          </table:table-cell>
          <table:table-cell table:formula="of:=['its-einsi'.J16]-['its-mafft'.J16]" office:value-type="float" office:value="-74">
            <text:p>-74</text:p>
          </table:table-cell>
          <table:table-cell table:formula="of:=['its-einsi'.K16]-['its-mafft'.K16]" office:value-type="float" office:value="36">
            <text:p>36</text:p>
          </table:table-cell>
          <table:table-cell table:formula="of:=['its-einsi'.L16]-['its-mafft'.L16]" office:value-type="float" office:value="64">
            <text:p>64</text:p>
          </table:table-cell>
          <table:table-cell table:formula="of:=['its-einsi'.M16]-['its-mafft'.M16]" office:value-type="float" office:value="-28">
            <text:p>-28</text:p>
          </table:table-cell>
        </table:table-row>
        <table:table-row table:style-name="ro2">
          <table:table-cell table:formula="of:=RIGHT(['its-mafft'.A17];LEN(['its-mafft'.A17])-FIND(&quot;/&quot;;['its-mafft'.A17]))" office:value-type="string" office:string-value="M4314.fst">
            <text:p>M4314.fst</text:p>
          </table:table-cell>
          <table:table-cell table:formula="of:=['its-einsi'.B17]-['its-mafft'.B17]" office:value-type="float" office:value="-8.48415727518534">
            <text:p>-8.4841572752</text:p>
          </table:table-cell>
          <table:table-cell table:formula="of:=['its-einsi'.C17]-['its-mafft'.C17]" office:value-type="float" office:value="-0.00821982719919367">
            <text:p>-0.0082198272</text:p>
          </table:table-cell>
          <table:table-cell table:formula="of:=['its-einsi'.D17]-['its-mafft'.D17]" office:value-type="float" office:value="-0.000144608374785692">
            <text:p>-0.0001446084</text:p>
          </table:table-cell>
          <table:table-cell table:formula="of:=['its-einsi'.E17]-['its-mafft'.E17]" office:value-type="float" office:value="0.0130718954248365">
            <text:p>0.0130718954</text:p>
          </table:table-cell>
          <table:table-cell table:formula="of:=['its-einsi'.F17]-['its-mafft'.F17]" office:value-type="float" office:value="-0.281885840266572">
            <text:p>-0.2818858403</text:p>
          </table:table-cell>
          <table:table-cell table:formula="of:=['its-einsi'.G17]-['its-mafft'.G17]" office:value-type="float" office:value="560">
            <text:p>560</text:p>
          </table:table-cell>
          <table:table-cell table:formula="of:=['its-einsi'.H17]-['its-mafft'.H17]" office:value-type="float" office:value="472">
            <text:p>472</text:p>
          </table:table-cell>
          <table:table-cell table:formula="of:=['its-einsi'.I17]-['its-mafft'.I17]" office:value-type="float" office:value="0">
            <text:p>0</text:p>
          </table:table-cell>
          <table:table-cell table:formula="of:=['its-einsi'.J17]-['its-mafft'.J17]" office:value-type="float" office:value="8">
            <text:p>8</text:p>
          </table:table-cell>
          <table:table-cell table:formula="of:=['its-einsi'.K17]-['its-mafft'.K17]" office:value-type="float" office:value="-6">
            <text:p>-6</text:p>
          </table:table-cell>
          <table:table-cell table:formula="of:=['its-einsi'.L17]-['its-mafft'.L17]" office:value-type="float" office:value="-5">
            <text:p>-5</text:p>
          </table:table-cell>
          <table:table-cell table:formula="of:=['its-einsi'.M17]-['its-mafft'.M17]" office:value-type="float" office:value="-1">
            <text:p>-1</text:p>
          </table:table-cell>
        </table:table-row>
        <table:table-row table:style-name="ro2">
          <table:table-cell table:formula="of:=RIGHT(['its-mafft'.A18];LEN(['its-mafft'.A18])-FIND(&quot;/&quot;;['its-mafft'.A18]))" office:value-type="string" office:string-value="M4628.fst">
            <text:p>M4628.fst</text:p>
          </table:table-cell>
          <table:table-cell table:formula="of:=['its-einsi'.B18]-['its-mafft'.B18]" office:value-type="float" office:value="-0.54285912686953">
            <text:p>-0.5428591269</text:p>
          </table:table-cell>
          <table:table-cell table:formula="of:=['its-einsi'.C18]-['its-mafft'.C18]" office:value-type="float" office:value="-0.000490379587833489">
            <text:p>-0.0004903796</text:p>
          </table:table-cell>
          <table:table-cell table:formula="of:=['its-einsi'.D18]-['its-mafft'.D18]" office:value-type="float" office:value="-0.000979240109674885">
            <text:p>-0.0009792401</text:p>
          </table:table-cell>
          <table:table-cell table:formula="of:=['its-einsi'.E18]-['its-mafft'.E18]" office:value-type="float" office:value="0.00164473684210531">
            <text:p>0.0016447368</text:p>
          </table:table-cell>
          <table:table-cell table:formula="of:=['its-einsi'.F18]-['its-mafft'.F18]" office:value-type="float" office:value="0.209949079514293">
            <text:p>0.2099490795</text:p>
          </table:table-cell>
          <table:table-cell table:formula="of:=['its-einsi'.G18]-['its-mafft'.G18]" office:value-type="float" office:value="23">
            <text:p>23</text:p>
          </table:table-cell>
          <table:table-cell table:formula="of:=['its-einsi'.H18]-['its-mafft'.H18]" office:value-type="float" office:value="5">
            <text:p>5</text:p>
          </table:table-cell>
          <table:table-cell table:formula="of:=['its-einsi'.I18]-['its-mafft'.I18]" office:value-type="float" office:value="0">
            <text:p>0</text:p>
          </table:table-cell>
          <table:table-cell table:formula="of:=['its-einsi'.J18]-['its-mafft'.J18]" office:value-type="float" office:value="1">
            <text:p>1</text:p>
          </table:table-cell>
          <table:table-cell table:formula="of:=['its-einsi'.K18]-['its-mafft'.K18]" office:value-type="float" office:value="-3">
            <text:p>-3</text:p>
          </table:table-cell>
          <table:table-cell table:formula="of:=['its-einsi'.L18]-['its-mafft'.L18]" office:value-type="float" office:value="-2">
            <text:p>-2</text:p>
          </table:table-cell>
          <table:table-cell table:formula="of:=['its-einsi'.M18]-['its-mafft'.M18]" office:value-type="float" office:value="-1">
            <text:p>-1</text:p>
          </table:table-cell>
        </table:table-row>
        <table:table-row table:style-name="ro2">
          <table:table-cell table:formula="of:=RIGHT(['its-mafft'.A19];LEN(['its-mafft'.A19])-FIND(&quot;/&quot;;['its-mafft'.A19]))" office:value-type="string" office:string-value="M4422.fst">
            <text:p>M4422.fst</text:p>
          </table:table-cell>
          <table:table-cell table:formula="of:=['its-einsi'.B19]-['its-mafft'.B19]" office:value-type="float" office:value="0.259487324773261">
            <text:p>0.2594873248</text:p>
          </table:table-cell>
          <table:table-cell table:formula="of:=['its-einsi'.C19]-['its-mafft'.C19]" office:value-type="float" office:value="0.000223732780030628">
            <text:p>0.0002237328</text:p>
          </table:table-cell>
          <table:table-cell table:formula="of:=['its-einsi'.D19]-['its-mafft'.D19]" office:value-type="float" office:value="0.000232517283784765">
            <text:p>0.0002325173</text:p>
          </table:table-cell>
          <table:table-cell table:formula="of:=['its-einsi'.E19]-['its-mafft'.E19]" office:value-type="float" office:value="-0.00155520995334359">
            <text:p>-0.00155521</text:p>
          </table:table-cell>
          <table:table-cell table:formula="of:=['its-einsi'.F19]-['its-mafft'.F19]" office:value-type="float" office:value="0.713011667200595">
            <text:p>0.7130116672</text:p>
          </table:table-cell>
          <table:table-cell table:formula="of:=['its-einsi'.G19]-['its-mafft'.G19]" office:value-type="float" office:value="-26">
            <text:p>-26</text:p>
          </table:table-cell>
          <table:table-cell table:formula="of:=['its-einsi'.H19]-['its-mafft'.H19]" office:value-type="float" office:value="-45">
            <text:p>-45</text:p>
          </table:table-cell>
          <table:table-cell table:formula="of:=['its-einsi'.I19]-['its-mafft'.I19]" office:value-type="float" office:value="0">
            <text:p>0</text:p>
          </table:table-cell>
          <table:table-cell table:formula="of:=['its-einsi'.J19]-['its-mafft'.J19]" office:value-type="float" office:value="-1">
            <text:p>-1</text:p>
          </table:table-cell>
          <table:table-cell table:formula="of:=['its-einsi'.K19]-['its-mafft'.K19]" office:value-type="float" office:value="1">
            <text:p>1</text:p>
          </table:table-cell>
          <table:table-cell table:formula="of:=['its-einsi'.L19]-['its-mafft'.L19]" office:value-type="float" office:value="12">
            <text:p>12</text:p>
          </table:table-cell>
          <table:table-cell table:formula="of:=['its-einsi'.M19]-['its-mafft'.M19]" office:value-type="float" office:value="-11">
            <text:p>-11</text:p>
          </table:table-cell>
        </table:table-row>
        <table:table-row table:style-name="ro2">
          <table:table-cell table:formula="of:=RIGHT(['its-mafft'.A20];LEN(['its-mafft'.A20])-FIND(&quot;/&quot;;['its-mafft'.A20]))" office:value-type="string" office:string-value="M4653.fst">
            <text:p>M4653.fst</text:p>
          </table:table-cell>
          <table:table-cell table:formula="of:=['its-einsi'.B20]-['its-mafft'.B20]" office:value-type="float" office:value="-2.53359014965201">
            <text:p>-2.5335901497</text:p>
          </table:table-cell>
          <table:table-cell table:formula="of:=['its-einsi'.C20]-['its-mafft'.C20]" office:value-type="float" office:value="-0.00240614432115316">
            <text:p>-0.0024061443</text:p>
          </table:table-cell>
          <table:table-cell table:formula="of:=['its-einsi'.D20]-['its-mafft'.D20]" office:value-type="float" office:value="-0.000218445271057859">
            <text:p>-0.0002184453</text:p>
          </table:table-cell>
          <table:table-cell table:formula="of:=['its-einsi'.E20]-['its-mafft'.E20]" office:value-type="float" office:value="0.00615384615384621">
            <text:p>0.0061538462</text:p>
          </table:table-cell>
          <table:table-cell table:formula="of:=['its-einsi'.F20]-['its-mafft'.F20]" office:value-type="float" office:value="-0.212333225437286">
            <text:p>-0.2123332254</text:p>
          </table:table-cell>
          <table:table-cell table:formula="of:=['its-einsi'.G20]-['its-mafft'.G20]" office:value-type="float" office:value="217">
            <text:p>217</text:p>
          </table:table-cell>
          <table:table-cell table:formula="of:=['its-einsi'.H20]-['its-mafft'.H20]" office:value-type="float" office:value="247">
            <text:p>247</text:p>
          </table:table-cell>
          <table:table-cell table:formula="of:=['its-einsi'.I20]-['its-mafft'.I20]" office:value-type="float" office:value="0">
            <text:p>0</text:p>
          </table:table-cell>
          <table:table-cell table:formula="of:=['its-einsi'.J20]-['its-mafft'.J20]" office:value-type="float" office:value="4">
            <text:p>4</text:p>
          </table:table-cell>
          <table:table-cell table:formula="of:=['its-einsi'.K20]-['its-mafft'.K20]" office:value-type="float" office:value="-10">
            <text:p>-10</text:p>
          </table:table-cell>
          <table:table-cell table:formula="of:=['its-einsi'.L20]-['its-mafft'.L20]" office:value-type="float" office:value="-4">
            <text:p>-4</text:p>
          </table:table-cell>
          <table:table-cell table:formula="of:=['its-einsi'.M20]-['its-mafft'.M20]" office:value-type="float" office:value="-6">
            <text:p>-6</text:p>
          </table:table-cell>
        </table:table-row>
        <table:table-row table:style-name="ro2">
          <table:table-cell table:formula="of:=RIGHT(['its-mafft'.A21];LEN(['its-mafft'.A21])-FIND(&quot;/&quot;;['its-mafft'.A21]))" office:value-type="string" office:string-value="M4595.fst">
            <text:p>M4595.fst</text:p>
          </table:table-cell>
          <table:table-cell table:formula="of:=['its-einsi'.B21]-['its-mafft'.B21]" office:value-type="float" office:value="-5.13317265657815">
            <text:p>-5.1331726566</text:p>
          </table:table-cell>
          <table:table-cell table:formula="of:=['its-einsi'.C21]-['its-mafft'.C21]" office:value-type="float" office:value="-0.00494770085842899">
            <text:p>-0.0049477009</text:p>
          </table:table-cell>
          <table:table-cell table:formula="of:=['its-einsi'.D21]-['its-mafft'.D21]" office:value-type="float" office:value="-0.0000711359197631285">
            <text:p>-7.11359197631285E-005</text:p>
          </table:table-cell>
          <table:table-cell table:formula="of:=['its-einsi'.E21]-['its-mafft'.E21]" office:value-type="float" office:value="0.00920245398773001">
            <text:p>0.009202454</text:p>
          </table:table-cell>
          <table:table-cell table:formula="of:=['its-einsi'.F21]-['its-mafft'.F21]" office:value-type="float" office:value="-0.118864231678575">
            <text:p>-0.1188642317</text:p>
          </table:table-cell>
          <table:table-cell table:formula="of:=['its-einsi'.G21]-['its-mafft'.G21]" office:value-type="float" office:value="516">
            <text:p>516</text:p>
          </table:table-cell>
          <table:table-cell table:formula="of:=['its-einsi'.H21]-['its-mafft'.H21]" office:value-type="float" office:value="512">
            <text:p>512</text:p>
          </table:table-cell>
          <table:table-cell table:formula="of:=['its-einsi'.I21]-['its-mafft'.I21]" office:value-type="float" office:value="0">
            <text:p>0</text:p>
          </table:table-cell>
          <table:table-cell table:formula="of:=['its-einsi'.J21]-['its-mafft'.J21]" office:value-type="float" office:value="6">
            <text:p>6</text:p>
          </table:table-cell>
          <table:table-cell table:formula="of:=['its-einsi'.K21]-['its-mafft'.K21]" office:value-type="float" office:value="-8">
            <text:p>-8</text:p>
          </table:table-cell>
          <table:table-cell table:formula="of:=['its-einsi'.L21]-['its-mafft'.L21]" office:value-type="float" office:value="-6">
            <text:p>-6</text:p>
          </table:table-cell>
          <table:table-cell table:formula="of:=['its-einsi'.M21]-['its-mafft'.M21]" office:value-type="float" office:value="-2">
            <text:p>-2</text:p>
          </table:table-cell>
        </table:table-row>
        <table:table-row table:style-name="ro2">
          <table:table-cell table:formula="of:=RIGHT(['its-mafft'.A22];LEN(['its-mafft'.A22])-FIND(&quot;/&quot;;['its-mafft'.A22]))" office:value-type="string" office:string-value="M4828.fst">
            <text:p>M4828.fst</text:p>
          </table:table-cell>
          <table:table-cell table:formula="of:=['its-einsi'.B22]-['its-mafft'.B22]" office:value-type="float" office:value="-6.48317231668966">
            <text:p>-6.4831723167</text:p>
          </table:table-cell>
          <table:table-cell table:formula="of:=['its-einsi'.C22]-['its-mafft'.C22]" office:value-type="float" office:value="-0.00595576660152875">
            <text:p>-0.0059557666</text:p>
          </table:table-cell>
          <table:table-cell table:formula="of:=['its-einsi'.D22]-['its-mafft'.D22]" office:value-type="float" office:value="-0.0000136966107471958">
            <text:p>-1.36966107471958E-005</text:p>
          </table:table-cell>
          <table:table-cell table:formula="of:=['its-einsi'.E22]-['its-mafft'.E22]" office:value-type="float" office:value="0.0263565891472868">
            <text:p>0.0263565891</text:p>
          </table:table-cell>
          <table:table-cell table:formula="of:=['its-einsi'.F22]-['its-mafft'.F22]" office:value-type="float" office:value="-0.253968924484769">
            <text:p>-0.2539689245</text:p>
          </table:table-cell>
          <table:table-cell table:formula="of:=['its-einsi'.G22]-['its-mafft'.G22]" office:value-type="float" office:value="3452">
            <text:p>3452</text:p>
          </table:table-cell>
          <table:table-cell table:formula="of:=['its-einsi'.H22]-['its-mafft'.H22]" office:value-type="float" office:value="2923">
            <text:p>2923</text:p>
          </table:table-cell>
          <table:table-cell table:formula="of:=['its-einsi'.I22]-['its-mafft'.I22]" office:value-type="float" office:value="0">
            <text:p>0</text:p>
          </table:table-cell>
          <table:table-cell table:formula="of:=['its-einsi'.J22]-['its-mafft'.J22]" office:value-type="float" office:value="17">
            <text:p>17</text:p>
          </table:table-cell>
          <table:table-cell table:formula="of:=['its-einsi'.K22]-['its-mafft'.K22]" office:value-type="float" office:value="-59">
            <text:p>-59</text:p>
          </table:table-cell>
          <table:table-cell table:formula="of:=['its-einsi'.L22]-['its-mafft'.L22]" office:value-type="float" office:value="-6">
            <text:p>-6</text:p>
          </table:table-cell>
          <table:table-cell table:formula="of:=['its-einsi'.M22]-['its-mafft'.M22]" office:value-type="float" office:value="-53">
            <text:p>-53</text:p>
          </table:table-cell>
        </table:table-row>
        <table:table-row table:style-name="ro2">
          <table:table-cell table:formula="of:=RIGHT(['its-mafft'.A23];LEN(['its-mafft'.A23])-FIND(&quot;/&quot;;['its-mafft'.A23]))" office:value-type="string" office:string-value="M570.fst">
            <text:p>M570.fst</text:p>
          </table:table-cell>
          <table:table-cell table:formula="of:=['its-einsi'.B23]-['its-mafft'.B23]" office:value-type="float" office:value="-20.2541331702744">
            <text:p>-20.2541331703</text:p>
          </table:table-cell>
          <table:table-cell table:formula="of:=['its-einsi'.C23]-['its-mafft'.C23]" office:value-type="float" office:value="-0.0197581512180991">
            <text:p>-0.0197581512</text:p>
          </table:table-cell>
          <table:table-cell table:formula="of:=['its-einsi'.D23]-['its-mafft'.D23]" office:value-type="float" office:value="-0.000122246844991">
            <text:p>-0.0001222468</text:p>
          </table:table-cell>
          <table:table-cell table:formula="of:=['its-einsi'.E23]-['its-mafft'.E23]" office:value-type="float" office:value="0.0246768507638073">
            <text:p>0.0246768508</text:p>
          </table:table-cell>
          <table:table-cell table:formula="of:=['its-einsi'.F23]-['its-mafft'.F23]" office:value-type="float" office:value="0.671808837146398">
            <text:p>0.6718088371</text:p>
          </table:table-cell>
          <table:table-cell table:formula="of:=['its-einsi'.G23]-['its-mafft'.G23]" office:value-type="float" office:value="569">
            <text:p>569</text:p>
          </table:table-cell>
          <table:table-cell table:formula="of:=['its-einsi'.H23]-['its-mafft'.H23]" office:value-type="float" office:value="47">
            <text:p>47</text:p>
          </table:table-cell>
          <table:table-cell table:formula="of:=['its-einsi'.I23]-['its-mafft'.I23]" office:value-type="float" office:value="0">
            <text:p>0</text:p>
          </table:table-cell>
          <table:table-cell table:formula="of:=['its-einsi'.J23]-['its-mafft'.J23]" office:value-type="float" office:value="21">
            <text:p>21</text:p>
          </table:table-cell>
          <table:table-cell table:formula="of:=['its-einsi'.K23]-['its-mafft'.K23]" office:value-type="float" office:value="2">
            <text:p>2</text:p>
          </table:table-cell>
          <table:table-cell table:formula="of:=['its-einsi'.L23]-['its-mafft'.L23]" office:value-type="float" office:value="6">
            <text:p>6</text:p>
          </table:table-cell>
          <table:table-cell table:formula="of:=['its-einsi'.M23]-['its-mafft'.M23]" office:value-type="float" office:value="-4">
            <text:p>-4</text:p>
          </table:table-cell>
        </table:table-row>
        <table:table-row table:style-name="ro2">
          <table:table-cell table:formula="of:=RIGHT(['its-mafft'.A24];LEN(['its-mafft'.A24])-FIND(&quot;/&quot;;['its-mafft'.A24]))" office:value-type="string" office:string-value="M4624.fst">
            <text:p>M4624.fst</text:p>
          </table:table-cell>
          <table:table-cell table:formula="of:=['its-einsi'.B24]-['its-mafft'.B24]" office:value-type="float" office:value="-13.088796241912">
            <text:p>-13.0887962419</text:p>
          </table:table-cell>
          <table:table-cell table:formula="of:=['its-einsi'.C24]-['its-mafft'.C24]" office:value-type="float" office:value="-0.0125746412179447">
            <text:p>-0.0125746412</text:p>
          </table:table-cell>
          <table:table-cell table:formula="of:=['its-einsi'.D24]-['its-mafft'.D24]" office:value-type="float" office:value="-0.0000667255573521232">
            <text:p>-6.67255573521232E-005</text:p>
          </table:table-cell>
          <table:table-cell table:formula="of:=['its-einsi'.E24]-['its-mafft'.E24]" office:value-type="float" office:value="0.0256410256410256">
            <text:p>0.0256410256</text:p>
          </table:table-cell>
          <table:table-cell table:formula="of:=['its-einsi'.F24]-['its-mafft'.F24]" office:value-type="float" office:value="0.061781839283527">
            <text:p>0.0617818393</text:p>
          </table:table-cell>
          <table:table-cell table:formula="of:=['its-einsi'.G24]-['its-mafft'.G24]" office:value-type="float" office:value="1157">
            <text:p>1157</text:p>
          </table:table-cell>
          <table:table-cell table:formula="of:=['its-einsi'.H24]-['its-mafft'.H24]" office:value-type="float" office:value="310">
            <text:p>310</text:p>
          </table:table-cell>
          <table:table-cell table:formula="of:=['its-einsi'.I24]-['its-mafft'.I24]" office:value-type="float" office:value="0">
            <text:p>0</text:p>
          </table:table-cell>
          <table:table-cell table:formula="of:=['its-einsi'.J24]-['its-mafft'.J24]" office:value-type="float" office:value="16">
            <text:p>16</text:p>
          </table:table-cell>
          <table:table-cell table:formula="of:=['its-einsi'.K24]-['its-mafft'.K24]" office:value-type="float" office:value="-28">
            <text:p>-28</text:p>
          </table:table-cell>
          <table:table-cell table:formula="of:=['its-einsi'.L24]-['its-mafft'.L24]" office:value-type="float" office:value="-21">
            <text:p>-21</text:p>
          </table:table-cell>
          <table:table-cell table:formula="of:=['its-einsi'.M24]-['its-mafft'.M24]" office:value-type="float" office:value="-7">
            <text:p>-7</text:p>
          </table:table-cell>
        </table:table-row>
        <table:table-row table:style-name="ro2">
          <table:table-cell table:formula="of:=RIGHT(['its-mafft'.A25];LEN(['its-mafft'.A25])-FIND(&quot;/&quot;;['its-mafft'.A25]))" office:value-type="string" office:string-value="M4674.fst">
            <text:p>M4674.fst</text:p>
          </table:table-cell>
          <table:table-cell table:formula="of:=['its-einsi'.B25]-['its-mafft'.B25]" office:value-type="float" office:value="-1.8009079213931">
            <text:p>-1.8009079214</text:p>
          </table:table-cell>
          <table:table-cell table:formula="of:=['its-einsi'.C25]-['its-mafft'.C25]" office:value-type="float" office:value="-0.00165026787679323">
            <text:p>-0.0016502679</text:p>
          </table:table-cell>
          <table:table-cell table:formula="of:=['its-einsi'.D25]-['its-mafft'.D25]" office:value-type="float" office:value="0.0000667819645406245">
            <text:p>0.000066782</text:p>
          </table:table-cell>
          <table:table-cell table:formula="of:=['its-einsi'.E25]-['its-mafft'.E25]" office:value-type="float" office:value="0.00759878419452882">
            <text:p>0.0075987842</text:p>
          </table:table-cell>
          <table:table-cell table:formula="of:=['its-einsi'.F25]-['its-mafft'.F25]" office:value-type="float" office:value="0.510614636917279">
            <text:p>0.5106146369</text:p>
          </table:table-cell>
          <table:table-cell table:formula="of:=['its-einsi'.G25]-['its-mafft'.G25]" office:value-type="float" office:value="358">
            <text:p>358</text:p>
          </table:table-cell>
          <table:table-cell table:formula="of:=['its-einsi'.H25]-['its-mafft'.H25]" office:value-type="float" office:value="-253">
            <text:p>-253</text:p>
          </table:table-cell>
          <table:table-cell table:formula="of:=['its-einsi'.I25]-['its-mafft'.I25]" office:value-type="float" office:value="0">
            <text:p>0</text:p>
          </table:table-cell>
          <table:table-cell table:formula="of:=['its-einsi'.J25]-['its-mafft'.J25]" office:value-type="float" office:value="5">
            <text:p>5</text:p>
          </table:table-cell>
          <table:table-cell table:formula="of:=['its-einsi'.K25]-['its-mafft'.K25]" office:value-type="float" office:value="-31">
            <text:p>-31</text:p>
          </table:table-cell>
          <table:table-cell table:formula="of:=['its-einsi'.L25]-['its-mafft'.L25]" office:value-type="float" office:value="0">
            <text:p>0</text:p>
          </table:table-cell>
          <table:table-cell table:formula="of:=['its-einsi'.M25]-['its-mafft'.M25]" office:value-type="float" office:value="-31">
            <text:p>-31</text:p>
          </table:table-cell>
        </table:table-row>
        <table:table-row table:style-name="ro2">
          <table:table-cell table:formula="of:=RIGHT(['its-mafft'.A26];LEN(['its-mafft'.A26])-FIND(&quot;/&quot;;['its-mafft'.A26]))" office:value-type="string" office:string-value="M4466.fst">
            <text:p>M4466.fst</text:p>
          </table:table-cell>
          <table:table-cell table:formula="of:=['its-einsi'.B26]-['its-mafft'.B26]" office:value-type="float" office:value="-4.3239207462982">
            <text:p>-4.3239207463</text:p>
          </table:table-cell>
          <table:table-cell table:formula="of:=['its-einsi'.C26]-['its-mafft'.C26]" office:value-type="float" office:value="-0.00423683516863771">
            <text:p>-0.0042368352</text:p>
          </table:table-cell>
          <table:table-cell table:formula="of:=['its-einsi'.D26]-['its-mafft'.D26]" office:value-type="float" office:value="-0.0000190187674480203">
            <text:p>-1.90187674480203E-005</text:p>
          </table:table-cell>
          <table:table-cell table:formula="of:=['its-einsi'.E26]-['its-mafft'.E26]" office:value-type="float" office:value="0.00433526011560709">
            <text:p>0.0043352601</text:p>
          </table:table-cell>
          <table:table-cell table:formula="of:=['its-einsi'.F26]-['its-mafft'.F26]" office:value-type="float" office:value="0.292520869701068">
            <text:p>0.2925208697</text:p>
          </table:table-cell>
          <table:table-cell table:formula="of:=['its-einsi'.G26]-['its-mafft'.G26]" office:value-type="float" office:value="291">
            <text:p>291</text:p>
          </table:table-cell>
          <table:table-cell table:formula="of:=['its-einsi'.H26]-['its-mafft'.H26]" office:value-type="float" office:value="14">
            <text:p>14</text:p>
          </table:table-cell>
          <table:table-cell table:formula="of:=['its-einsi'.I26]-['its-mafft'.I26]" office:value-type="float" office:value="0">
            <text:p>0</text:p>
          </table:table-cell>
          <table:table-cell table:formula="of:=['its-einsi'.J26]-['its-mafft'.J26]" office:value-type="float" office:value="3">
            <text:p>3</text:p>
          </table:table-cell>
          <table:table-cell table:formula="of:=['its-einsi'.K26]-['its-mafft'.K26]" office:value-type="float" office:value="1">
            <text:p>1</text:p>
          </table:table-cell>
          <table:table-cell table:formula="of:=['its-einsi'.L26]-['its-mafft'.L26]" office:value-type="float" office:value="-1">
            <text:p>-1</text:p>
          </table:table-cell>
          <table:table-cell table:formula="of:=['its-einsi'.M26]-['its-mafft'.M26]" office:value-type="float" office:value="2">
            <text:p>2</text:p>
          </table:table-cell>
        </table:table-row>
        <table:table-row table:style-name="ro2">
          <table:table-cell table:formula="of:=RIGHT(['its-mafft'.A27];LEN(['its-mafft'.A27])-FIND(&quot;/&quot;;['its-mafft'.A27]))" office:value-type="string" office:string-value="M4297.fst">
            <text:p>M4297.fst</text:p>
          </table:table-cell>
          <table:table-cell table:formula="of:=['its-einsi'.B27]-['its-mafft'.B27]" office:value-type="float" office:value="58.8176772098637">
            <text:p>58.8176772099</text:p>
          </table:table-cell>
          <table:table-cell table:formula="of:=['its-einsi'.C27]-['its-mafft'.C27]" office:value-type="float" office:value="0.0570596762678474">
            <text:p>0.0570596763</text:p>
          </table:table-cell>
          <table:table-cell table:formula="of:=['its-einsi'.D27]-['its-mafft'.D27]" office:value-type="float" office:value="0.00301941049604601">
            <text:p>0.0030194105</text:p>
          </table:table-cell>
          <table:table-cell table:formula="of:=['its-einsi'.E27]-['its-mafft'.E27]" office:value-type="float" office:value="-0.0848806366047741">
            <text:p>-0.0848806366</text:p>
          </table:table-cell>
          <table:table-cell table:formula="of:=['its-einsi'.F27]-['its-mafft'.F27]" office:value-type="float" office:value="-3.75700934579439">
            <text:p>-3.7570093458</text:p>
          </table:table-cell>
          <table:table-cell table:formula="of:=['its-einsi'.G27]-['its-mafft'.G27]" office:value-type="float" office:value="-1056">
            <text:p>-1056</text:p>
          </table:table-cell>
          <table:table-cell table:formula="of:=['its-einsi'.H27]-['its-mafft'.H27]" office:value-type="float" office:value="-84">
            <text:p>-84</text:p>
          </table:table-cell>
          <table:table-cell table:formula="of:=['its-einsi'.I27]-['its-mafft'.I27]" office:value-type="float" office:value="0">
            <text:p>0</text:p>
          </table:table-cell>
          <table:table-cell table:formula="of:=['its-einsi'.J27]-['its-mafft'.J27]" office:value-type="float" office:value="-32">
            <text:p>-32</text:p>
          </table:table-cell>
          <table:table-cell table:formula="of:=['its-einsi'.K27]-['its-mafft'.K27]" office:value-type="float" office:value="21">
            <text:p>21</text:p>
          </table:table-cell>
          <table:table-cell table:formula="of:=['its-einsi'.L27]-['its-mafft'.L27]" office:value-type="float" office:value="28">
            <text:p>28</text:p>
          </table:table-cell>
          <table:table-cell table:formula="of:=['its-einsi'.M27]-['its-mafft'.M27]" office:value-type="float" office:value="-7">
            <text:p>-7</text:p>
          </table:table-cell>
        </table:table-row>
        <table:table-row table:style-name="ro2">
          <table:table-cell table:formula="of:=RIGHT(['its-mafft'.A28];LEN(['its-mafft'.A28])-FIND(&quot;/&quot;;['its-mafft'.A28]))" office:value-type="string" office:string-value="M4587.fst">
            <text:p>M4587.fst</text:p>
          </table:table-cell>
          <table:table-cell table:formula="of:=['its-einsi'.B28]-['its-mafft'.B28]" office:value-type="float" office:value="-1.59681918914691">
            <text:p>-1.5968191891</text:p>
          </table:table-cell>
          <table:table-cell table:formula="of:=['its-einsi'.C28]-['its-mafft'.C28]" office:value-type="float" office:value="-0.00153152818856395">
            <text:p>-0.0015315282</text:p>
          </table:table-cell>
          <table:table-cell table:formula="of:=['its-einsi'.D28]-['its-mafft'.D28]" office:value-type="float" office:value="-0.0000542771559931268">
            <text:p>-5.42771559931268E-005</text:p>
          </table:table-cell>
          <table:table-cell table:formula="of:=['its-einsi'.E28]-['its-mafft'.E28]" office:value-type="float" office:value="0.00321027287319421">
            <text:p>0.0032102729</text:p>
          </table:table-cell>
          <table:table-cell table:formula="of:=['its-einsi'.F28]-['its-mafft'.F28]" office:value-type="float" office:value="-0.317060442112107">
            <text:p>-0.3170604421</text:p>
          </table:table-cell>
          <table:table-cell table:formula="of:=['its-einsi'.G28]-['its-mafft'.G28]" office:value-type="float" office:value="179">
            <text:p>179</text:p>
          </table:table-cell>
          <table:table-cell table:formula="of:=['its-einsi'.H28]-['its-mafft'.H28]" office:value-type="float" office:value="187">
            <text:p>187</text:p>
          </table:table-cell>
          <table:table-cell table:formula="of:=['its-einsi'.I28]-['its-mafft'.I28]" office:value-type="float" office:value="0">
            <text:p>0</text:p>
          </table:table-cell>
          <table:table-cell table:formula="of:=['its-einsi'.J28]-['its-mafft'.J28]" office:value-type="float" office:value="2">
            <text:p>2</text:p>
          </table:table-cell>
          <table:table-cell table:formula="of:=['its-einsi'.K28]-['its-mafft'.K28]" office:value-type="float" office:value="-21">
            <text:p>-21</text:p>
          </table:table-cell>
          <table:table-cell table:formula="of:=['its-einsi'.L28]-['its-mafft'.L28]" office:value-type="float" office:value="-11">
            <text:p>-11</text:p>
          </table:table-cell>
          <table:table-cell table:formula="of:=['its-einsi'.M28]-['its-mafft'.M28]" office:value-type="float" office:value="-10">
            <text:p>-10</text:p>
          </table:table-cell>
        </table:table-row>
        <table:table-row table:style-name="ro2">
          <table:table-cell table:formula="of:=RIGHT(['its-mafft'.A29];LEN(['its-mafft'.A29])-FIND(&quot;/&quot;;['its-mafft'.A29]))" office:value-type="string" office:string-value="M124.fst">
            <text:p>M124.fst</text:p>
          </table:table-cell>
          <table:table-cell table:formula="of:=['its-einsi'.B29]-['its-mafft'.B29]" office:value-type="float" office:value="1.22929161194998">
            <text:p>1.2292916119</text:p>
          </table:table-cell>
          <table:table-cell table:formula="of:=['its-einsi'.C29]-['its-mafft'.C29]" office:value-type="float" office:value="0.00127904545269875">
            <text:p>0.0012790455</text:p>
          </table:table-cell>
          <table:table-cell table:formula="of:=['its-einsi'.D29]-['its-mafft'.D29]" office:value-type="float" office:value="-0.000489690039439903">
            <text:p>-0.00048969</text:p>
          </table:table-cell>
          <table:table-cell table:formula="of:=['its-einsi'.E29]-['its-mafft'.E29]" office:value-type="float" office:value="0.0019980019980019">
            <text:p>0.001998002</text:p>
          </table:table-cell>
          <table:table-cell table:formula="of:=['its-einsi'.F29]-['its-mafft'.F29]" office:value-type="float" office:value="0.0000132348659291903">
            <text:p>1.32348659291903E-005</text:p>
          </table:table-cell>
          <table:table-cell table:formula="of:=['its-einsi'.G29]-['its-mafft'.G29]" office:value-type="float" office:value="55">
            <text:p>55</text:p>
          </table:table-cell>
          <table:table-cell table:formula="of:=['its-einsi'.H29]-['its-mafft'.H29]" office:value-type="float" office:value="37">
            <text:p>37</text:p>
          </table:table-cell>
          <table:table-cell table:formula="of:=['its-einsi'.I29]-['its-mafft'.I29]" office:value-type="float" office:value="0">
            <text:p>0</text:p>
          </table:table-cell>
          <table:table-cell table:formula="of:=['its-einsi'.J29]-['its-mafft'.J29]" office:value-type="float" office:value="2">
            <text:p>2</text:p>
          </table:table-cell>
          <table:table-cell table:formula="of:=['its-einsi'.K29]-['its-mafft'.K29]" office:value-type="float" office:value="-23">
            <text:p>-23</text:p>
          </table:table-cell>
          <table:table-cell table:formula="of:=['its-einsi'.L29]-['its-mafft'.L29]" office:value-type="float" office:value="-17">
            <text:p>-17</text:p>
          </table:table-cell>
          <table:table-cell table:formula="of:=['its-einsi'.M29]-['its-mafft'.M29]" office:value-type="float" office:value="-6">
            <text:p>-6</text:p>
          </table:table-cell>
        </table:table-row>
        <table:table-row table:style-name="ro2">
          <table:table-cell table:formula="of:=RIGHT(['its-mafft'.A30];LEN(['its-mafft'.A30])-FIND(&quot;/&quot;;['its-mafft'.A30]))" office:value-type="string" office:string-value="M4447.fst">
            <text:p>M4447.fst</text:p>
          </table:table-cell>
          <table:table-cell table:formula="of:=['its-einsi'.B30]-['its-mafft'.B30]" office:value-type="float" office:value="6.27791837175522">
            <text:p>6.2779183718</text:p>
          </table:table-cell>
          <table:table-cell table:formula="of:=['its-einsi'.C30]-['its-mafft'.C30]" office:value-type="float" office:value="0.00585639267730093">
            <text:p>0.0058563927</text:p>
          </table:table-cell>
          <table:table-cell table:formula="of:=['its-einsi'.D30]-['its-mafft'.D30]" office:value-type="float" office:value="0.000535744182153021">
            <text:p>0.0005357442</text:p>
          </table:table-cell>
          <table:table-cell table:formula="of:=['its-einsi'.E30]-['its-mafft'.E30]" office:value-type="float" office:value="-0.0205405405405402">
            <text:p>-0.0205405405</text:p>
          </table:table-cell>
          <table:table-cell table:formula="of:=['its-einsi'.F30]-['its-mafft'.F30]" office:value-type="float" office:value="0.612690440314704">
            <text:p>0.6126904403</text:p>
          </table:table-cell>
          <table:table-cell table:formula="of:=['its-einsi'.G30]-['its-mafft'.G30]" office:value-type="float" office:value="-174">
            <text:p>-174</text:p>
          </table:table-cell>
          <table:table-cell table:formula="of:=['its-einsi'.H30]-['its-mafft'.H30]" office:value-type="float" office:value="-16">
            <text:p>-16</text:p>
          </table:table-cell>
          <table:table-cell table:formula="of:=['its-einsi'.I30]-['its-mafft'.I30]" office:value-type="float" office:value="0">
            <text:p>0</text:p>
          </table:table-cell>
          <table:table-cell table:formula="of:=['its-einsi'.J30]-['its-mafft'.J30]" office:value-type="float" office:value="-19">
            <text:p>-19</text:p>
          </table:table-cell>
          <table:table-cell table:formula="of:=['its-einsi'.K30]-['its-mafft'.K30]" office:value-type="float" office:value="14">
            <text:p>14</text:p>
          </table:table-cell>
          <table:table-cell table:formula="of:=['its-einsi'.L30]-['its-mafft'.L30]" office:value-type="float" office:value="21">
            <text:p>21</text:p>
          </table:table-cell>
          <table:table-cell table:formula="of:=['its-einsi'.M30]-['its-mafft'.M30]" office:value-type="float" office:value="-7">
            <text:p>-7</text:p>
          </table:table-cell>
        </table:table-row>
        <table:table-row table:style-name="ro2">
          <table:table-cell table:formula="of:=RIGHT(['its-mafft'.A31];LEN(['its-mafft'.A31])-FIND(&quot;/&quot;;['its-mafft'.A31]))" office:value-type="string" office:string-value="M646.fst">
            <text:p>M646.fst</text:p>
          </table:table-cell>
          <table:table-cell table:formula="of:=['its-einsi'.B31]-['its-mafft'.B31]" office:value-type="float" office:value="-2.13068181818232">
            <text:p>-2.1306818182</text:p>
          </table:table-cell>
          <table:table-cell table:formula="of:=['its-einsi'.C31]-['its-mafft'.C31]" office:value-type="float" office:value="-0.00213068181818232">
            <text:p>-0.0021306818</text:p>
          </table:table-cell>
          <table:table-cell table:formula="of:=['its-einsi'.D31]-['its-mafft'.D31]" office:value-type="float" office:value="0">
            <text:p>0</text:p>
          </table:table-cell>
          <table:table-cell table:formula="of:=['its-einsi'.E31]-['its-mafft'.E31]" office:value-type="float" office:value="0">
            <text:p>0</text:p>
          </table:table-cell>
          <table:table-cell table:formula="of:=['its-einsi'.F31]-['its-mafft'.F31]" office:value-type="float" office:value="0">
            <text:p>0</text:p>
          </table:table-cell>
          <table:table-cell table:formula="of:=['its-einsi'.G31]-['its-mafft'.G31]" office:value-type="float" office:value="0">
            <text:p>0</text:p>
          </table:table-cell>
          <table:table-cell table:formula="of:=['its-einsi'.H31]-['its-mafft'.H31]" office:value-type="float" office:value="0">
            <text:p>0</text:p>
          </table:table-cell>
          <table:table-cell table:formula="of:=['its-einsi'.I31]-['its-mafft'.I31]" office:value-type="float" office:value="0">
            <text:p>0</text:p>
          </table:table-cell>
          <table:table-cell table:formula="of:=['its-einsi'.J31]-['its-mafft'.J31]" office:value-type="float" office:value="0">
            <text:p>0</text:p>
          </table:table-cell>
          <table:table-cell table:formula="of:=['its-einsi'.K31]-['its-mafft'.K31]" office:value-type="float" office:value="5">
            <text:p>5</text:p>
          </table:table-cell>
          <table:table-cell table:formula="of:=['its-einsi'.L31]-['its-mafft'.L31]" office:value-type="float" office:value="5">
            <text:p>5</text:p>
          </table:table-cell>
          <table:table-cell table:formula="of:=['its-einsi'.M31]-['its-mafft'.M31]" office:value-type="float" office:value="0">
            <text:p>0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formula="of:=['its-mafft'.A33]" office:value-type="string" office:string-value="mean">
            <text:p>mean</text:p>
          </table:table-cell>
          <table:table-cell table:formula="of:=['its-einsi'.B33]-['its-mafft'.B33]" office:value-type="float" office:value="3.85506308076629">
            <text:p>3.8550630808</text:p>
          </table:table-cell>
          <table:table-cell table:formula="of:=['its-einsi'.C33]-['its-mafft'.C33]" office:value-type="float" office:value="0.0034956530155692">
            <text:p>0.003495653</text:p>
          </table:table-cell>
          <table:table-cell table:formula="of:=['its-einsi'.D33]-['its-mafft'.D33]" office:value-type="float" office:value="0.00159575137614011">
            <text:p>0.0015957514</text:p>
          </table:table-cell>
          <table:table-cell table:formula="of:=['its-einsi'.E33]-['its-mafft'.E33]" office:value-type="float" office:value="-0.017393288834664">
            <text:p>-0.0173932888</text:p>
          </table:table-cell>
          <table:table-cell table:formula="of:=['its-einsi'.F33]-['its-mafft'.F33]" office:value-type="float" office:value="-0.557348839428391">
            <text:p>-0.5573488394</text:p>
          </table:table-cell>
          <table:table-cell table:formula="of:=['its-einsi'.G33]-['its-mafft'.G33]" office:value-type="float" office:value="-1630.56666666667">
            <text:p>-1630.5666666667</text:p>
          </table:table-cell>
          <table:table-cell table:formula="of:=['its-einsi'.H33]-['its-mafft'.H33]" office:value-type="float" office:value="143.466666666667">
            <text:p>143.4666666667</text:p>
          </table:table-cell>
          <table:table-cell table:formula="of:=['its-einsi'.I33]-['its-mafft'.I33]" office:value-type="float" office:value="0">
            <text:p>0</text:p>
          </table:table-cell>
          <table:table-cell table:formula="of:=['its-einsi'.J33]-['its-mafft'.J33]" office:value-type="float" office:value="-17.3">
            <text:p>-17.3</text:p>
          </table:table-cell>
          <table:table-cell table:formula="of:=['its-einsi'.K33]-['its-mafft'.K33]" office:value-type="float" office:value="-8.36666666666667">
            <text:p>-8.3666666667</text:p>
          </table:table-cell>
          <table:table-cell table:formula="of:=['its-einsi'.L33]-['its-mafft'.L33]" office:value-type="float" office:value="-0.233333333333348">
            <text:p>-0.2333333333</text:p>
          </table:table-cell>
          <table:table-cell table:formula="of:=['its-einsi'.M33]-['its-mafft'.M33]" office:value-type="float" office:value="-8.13333333333333">
            <text:p>-8.1333333333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formula="of:=['its-mafft'.A37]" office:value-type="string" office:string-value="alignment-file-rated">
            <text:p>alignment-file-rated</text:p>
          </table:table-cell>
          <table:table-cell table:formula="of:=[.B1]" office:value-type="string" office:string-value=" GLOCSA">
            <text:p><text:s/>GLOCSA</text:p>
          </table:table-cell>
          <table:table-cell table:formula="of:=[.C1]" office:value-type="string" office:string-value=" meanColumnValue">
            <text:p><text:s/>meanColumnValue</text:p>
          </table:table-cell>
          <table:table-cell table:formula="of:=[.E1]" office:value-type="string" office:string-value=" columnIncrementRatio">
            <text:p><text:s/>columnIncrementRatio</text:p>
          </table:table-cell>
          <table:table-cell table:formula="of:=[.F1]" office:value-type="string" office:string-value=" meanGapBlockSize">
            <text:p><text:s/>meanGapBlockSize</text:p>
          </table:table-cell>
          <table:table-cell table:formula="of:=[.G1]" office:value-type="string" office:string-value=" totalGapPositions">
            <text:p><text:s/>totalGapPositions</text:p>
          </table:table-cell>
          <table:table-cell table:formula="of:=[.H1]" office:value-type="string" office:string-value=" numberGapBlocks">
            <text:p><text:s/>numberGapBlocks</text:p>
          </table:table-cell>
          <table:table-cell table:formula="of:=[.K1]" office:value-type="string" office:string-value=" estimatedEvents">
            <text:p><text:s/>estimatedEvents</text:p>
          </table:table-cell>
          <table:table-cell table:formula="of:=[.L1]" office:value-type="string" office:string-value=" substitutionEvents">
            <text:p><text:s/>substitutionEvents</text:p>
          </table:table-cell>
          <table:table-cell table:formula="of:=[.M1]" office:value-type="string" office:string-value=" inDelEvents">
            <text:p><text:s/>inDelEvents</text:p>
          </table:table-cell>
          <table:table-cell table:number-columns-repeated="3"/>
        </table:table-row>
        <table:table-row table:style-name="ro2">
          <table:table-cell table:formula="of:=[.A2]" office:value-type="string" office:string-value="M4570.fst">
            <text:p>M4570.fst</text:p>
          </table:table-cell>
          <table:table-cell table:formula="of:=[.B2]" office:value-type="float" office:value="-0.235583355954645">
            <text:p>-0.235583356</text:p>
          </table:table-cell>
          <table:table-cell table:formula="of:=[.C2]" office:value-type="float" office:value="-0.0000928792379868426">
            <text:p>-9.28792379868426E-005</text:p>
          </table:table-cell>
          <table:table-cell table:formula="of:=[.E2]" office:value-type="float" office:value="0.00714285714285733">
            <text:p>0.0071428571</text:p>
          </table:table-cell>
          <table:table-cell table:formula="of:=[.F2]" office:value-type="float" office:value="0.208605884395578">
            <text:p>0.2086058844</text:p>
          </table:table-cell>
          <table:table-cell table:formula="of:=[.G2]" office:value-type="float" office:value="224">
            <text:p>224</text:p>
          </table:table-cell>
          <table:table-cell table:formula="of:=[.H2]" office:value-type="float" office:value="-13">
            <text:p>-13</text:p>
          </table:table-cell>
          <table:table-cell table:formula="of:=[.K2]" office:value-type="float" office:value="-12">
            <text:p>-12</text:p>
          </table:table-cell>
          <table:table-cell table:formula="of:=[.L2]" office:value-type="float" office:value="-7">
            <text:p>-7</text:p>
          </table:table-cell>
          <table:table-cell table:formula="of:=[.M2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3]" office:value-type="string" office:string-value="M588.fst">
            <text:p>M588.fst</text:p>
          </table:table-cell>
          <table:table-cell table:formula="of:=[.B3]" office:value-type="float" office:value="40.4230661056273">
            <text:p>40.4230661056</text:p>
          </table:table-cell>
          <table:table-cell table:formula="of:=[.C3]" office:value-type="float" office:value="0.0327055078559679">
            <text:p>0.0327055079</text:p>
          </table:table-cell>
          <table:table-cell table:formula="of:=[.E3]" office:value-type="float" office:value="-0.385869565217392">
            <text:p>-0.3858695652</text:p>
          </table:table-cell>
          <table:table-cell table:formula="of:=[.F3]" office:value-type="float" office:value="-12.9983035281036">
            <text:p>-12.9983035281</text:p>
          </table:table-cell>
          <table:table-cell table:formula="of:=[.G3]" office:value-type="float" office:value="-50616">
            <text:p>-50616</text:p>
          </table:table-cell>
          <table:table-cell table:formula="of:=[.H3]" office:value-type="float" office:value="-114">
            <text:p>-114</text:p>
          </table:table-cell>
          <table:table-cell table:formula="of:=[.K3]" office:value-type="float" office:value="-162">
            <text:p>-162</text:p>
          </table:table-cell>
          <table:table-cell table:formula="of:=[.L3]" office:value-type="float" office:value="-136">
            <text:p>-136</text:p>
          </table:table-cell>
          <table:table-cell table:formula="of:=[.M3]" office:value-type="float" office:value="-26">
            <text:p>-26</text:p>
          </table:table-cell>
          <table:table-cell table:number-columns-repeated="3"/>
        </table:table-row>
        <table:table-row table:style-name="ro2">
          <table:table-cell table:formula="of:=[.A4]" office:value-type="string" office:string-value="M4313.fst">
            <text:p>M4313.fst</text:p>
          </table:table-cell>
          <table:table-cell table:formula="of:=[.B4]" office:value-type="float" office:value="17.6389912754332">
            <text:p>17.6389912754</text:p>
          </table:table-cell>
          <table:table-cell table:formula="of:=[.C4]" office:value-type="float" office:value="0.0172187738268842">
            <text:p>0.0172187738</text:p>
          </table:table-cell>
          <table:table-cell table:formula="of:=[.E4]" office:value-type="float" office:value="-0.0212314225053078">
            <text:p>-0.0212314225</text:p>
          </table:table-cell>
          <table:table-cell table:formula="of:=[.F4]" office:value-type="float" office:value="-0.280267254800203">
            <text:p>-0.2802672548</text:p>
          </table:table-cell>
          <table:table-cell table:formula="of:=[.G4]" office:value-type="float" office:value="21">
            <text:p>21</text:p>
          </table:table-cell>
          <table:table-cell table:formula="of:=[.H4]" office:value-type="float" office:value="34">
            <text:p>34</text:p>
          </table:table-cell>
          <table:table-cell table:formula="of:=[.K4]" office:value-type="float" office:value="10">
            <text:p>10</text:p>
          </table:table-cell>
          <table:table-cell table:formula="of:=[.L4]" office:value-type="float" office:value="10">
            <text:p>10</text:p>
          </table:table-cell>
          <table:table-cell table:formula="of:=[.M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.A5]" office:value-type="string" office:string-value="M4832.fst">
            <text:p>M4832.fst</text:p>
          </table:table-cell>
          <table:table-cell table:formula="of:=[.B5]" office:value-type="float" office:value="-1.6164453751777">
            <text:p>-1.6164453752</text:p>
          </table:table-cell>
          <table:table-cell table:formula="of:=[.C5]" office:value-type="float" office:value="-0.00159272573509028">
            <text:p>-0.0015927257</text:p>
          </table:table-cell>
          <table:table-cell table:formula="of:=[.E5]" office:value-type="float" office:value="0.00116550116550116">
            <text:p>0.0011655012</text:p>
          </table:table-cell>
          <table:table-cell table:formula="of:=[.F5]" office:value-type="float" office:value="0.0463276575808589">
            <text:p>0.0463276576</text:p>
          </table:table-cell>
          <table:table-cell table:formula="of:=[.G5]" office:value-type="float" office:value="48">
            <text:p>48</text:p>
          </table:table-cell>
          <table:table-cell table:formula="of:=[.H5]" office:value-type="float" office:value="8">
            <text:p>8</text:p>
          </table:table-cell>
          <table:table-cell table:formula="of:=[.K5]" office:value-type="float" office:value="1">
            <text:p>1</text:p>
          </table:table-cell>
          <table:table-cell table:formula="of:=[.L5]" office:value-type="float" office:value="1">
            <text:p>1</text:p>
          </table:table-cell>
          <table:table-cell table:formula="of:=[.M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.A6]" office:value-type="string" office:string-value="M575.fst">
            <text:p>M575.fst</text:p>
          </table:table-cell>
          <table:table-cell table:formula="of:=[.B6]" office:value-type="float" office:value="-0.0613558772350871">
            <text:p>-0.0613558772</text:p>
          </table:table-cell>
          <table:table-cell table:formula="of:=[.C6]" office:value-type="float" office:value="-0.0000613558772357692">
            <text:p>-6.13558772357692E-005</text:p>
          </table:table-cell>
          <table:table-cell table:formula="of:=[.E6]" office:value-type="float" office:value="0">
            <text:p>0</text:p>
          </table:table-cell>
          <table:table-cell table:formula="of:=[.F6]" office:value-type="float" office:value="0">
            <text:p>0</text:p>
          </table:table-cell>
          <table:table-cell table:formula="of:=[.G6]" office:value-type="float" office:value="0">
            <text:p>0</text:p>
          </table:table-cell>
          <table:table-cell table:formula="of:=[.H6]" office:value-type="float" office:value="0">
            <text:p>0</text:p>
          </table:table-cell>
          <table:table-cell table:formula="of:=[.K6]" office:value-type="float" office:value="0">
            <text:p>0</text:p>
          </table:table-cell>
          <table:table-cell table:formula="of:=[.L6]" office:value-type="float" office:value="0">
            <text:p>0</text:p>
          </table:table-cell>
          <table:table-cell table:formula="of:=[.M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.A7]" office:value-type="string" office:string-value="M4887.fst">
            <text:p>M4887.fst</text:p>
          </table:table-cell>
          <table:table-cell table:formula="of:=[.B7]" office:value-type="float" office:value="1.27701615312446">
            <text:p>1.2770161531</text:p>
          </table:table-cell>
          <table:table-cell table:formula="of:=[.C7]" office:value-type="float" office:value="0.000920750796859715">
            <text:p>0.0009207508</text:p>
          </table:table-cell>
          <table:table-cell table:formula="of:=[.E7]" office:value-type="float" office:value="-0.00207900207900203">
            <text:p>-0.0020790021</text:p>
          </table:table-cell>
          <table:table-cell table:formula="of:=[.F7]" office:value-type="float" office:value="0.0157342657342685">
            <text:p>0.0157342657</text:p>
          </table:table-cell>
          <table:table-cell table:formula="of:=[.G7]" office:value-type="float" office:value="-18">
            <text:p>-18</text:p>
          </table:table-cell>
          <table:table-cell table:formula="of:=[.H7]" office:value-type="float" office:value="-18">
            <text:p>-18</text:p>
          </table:table-cell>
          <table:table-cell table:formula="of:=[.K7]" office:value-type="float" office:value="3">
            <text:p>3</text:p>
          </table:table-cell>
          <table:table-cell table:formula="of:=[.L7]" office:value-type="float" office:value="5">
            <text:p>5</text:p>
          </table:table-cell>
          <table:table-cell table:formula="of:=[.M7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formula="of:=[.A8]" office:value-type="string" office:string-value="M4353.fst">
            <text:p>M4353.fst</text:p>
          </table:table-cell>
          <table:table-cell table:formula="of:=[.B8]" office:value-type="float" office:value="18.8288061164301">
            <text:p>18.8288061164</text:p>
          </table:table-cell>
          <table:table-cell table:formula="of:=[.C8]" office:value-type="float" office:value="0.0182872926503761">
            <text:p>0.0182872927</text:p>
          </table:table-cell>
          <table:table-cell table:formula="of:=[.E8]" office:value-type="float" office:value="-0.0270916334661355">
            <text:p>-0.0270916335</text:p>
          </table:table-cell>
          <table:table-cell table:formula="of:=[.F8]" office:value-type="float" office:value="-0.994844867211437">
            <text:p>-0.9948448672</text:p>
          </table:table-cell>
          <table:table-cell table:formula="of:=[.G8]" office:value-type="float" office:value="-646">
            <text:p>-646</text:p>
          </table:table-cell>
          <table:table-cell table:formula="of:=[.H8]" office:value-type="float" office:value="8">
            <text:p>8</text:p>
          </table:table-cell>
          <table:table-cell table:formula="of:=[.K8]" office:value-type="float" office:value="15">
            <text:p>15</text:p>
          </table:table-cell>
          <table:table-cell table:formula="of:=[.L8]" office:value-type="float" office:value="11">
            <text:p>11</text:p>
          </table:table-cell>
          <table:table-cell table:formula="of:=[.M8]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formula="of:=[.A9]" office:value-type="string" office:string-value="M4473.fst">
            <text:p>M4473.fst</text:p>
          </table:table-cell>
          <table:table-cell table:formula="of:=[.B9]" office:value-type="float" office:value="11.0193674133983">
            <text:p>11.0193674134</text:p>
          </table:table-cell>
          <table:table-cell table:formula="of:=[.C9]" office:value-type="float" office:value="0.0107956876239997">
            <text:p>0.0107956876</text:p>
          </table:table-cell>
          <table:table-cell table:formula="of:=[.E9]" office:value-type="float" office:value="-0.0111801242236024">
            <text:p>-0.0111801242</text:p>
          </table:table-cell>
          <table:table-cell table:formula="of:=[.F9]" office:value-type="float" office:value="-0.312449765218491">
            <text:p>-0.3124497652</text:p>
          </table:table-cell>
          <table:table-cell table:formula="of:=[.G9]" office:value-type="float" office:value="-732">
            <text:p>-732</text:p>
          </table:table-cell>
          <table:table-cell table:formula="of:=[.H9]" office:value-type="float" office:value="-18">
            <text:p>-18</text:p>
          </table:table-cell>
          <table:table-cell table:formula="of:=[.K9]" office:value-type="float" office:value="-6">
            <text:p>-6</text:p>
          </table:table-cell>
          <table:table-cell table:formula="of:=[.L9]" office:value-type="float" office:value="11">
            <text:p>11</text:p>
          </table:table-cell>
          <table:table-cell table:formula="of:=[.M9]" office:value-type="float" office:value="-17">
            <text:p>-17</text:p>
          </table:table-cell>
          <table:table-cell table:number-columns-repeated="3"/>
        </table:table-row>
        <table:table-row table:style-name="ro2">
          <table:table-cell table:formula="of:=[.A10]" office:value-type="string" office:string-value="M7816.fst">
            <text:p>M7816.fst</text:p>
          </table:table-cell>
          <table:table-cell table:formula="of:=[.B10]" office:value-type="float" office:value="-1.71439927904919">
            <text:p>-1.714399279</text:p>
          </table:table-cell>
          <table:table-cell table:formula="of:=[.C10]" office:value-type="float" office:value="-0.00162186269337095">
            <text:p>-0.0016218627</text:p>
          </table:table-cell>
          <table:table-cell table:formula="of:=[.E10]" office:value-type="float" office:value="0.00460122699386507">
            <text:p>0.004601227</text:p>
          </table:table-cell>
          <table:table-cell table:formula="of:=[.F10]" office:value-type="float" office:value="-0.0080057446662325">
            <text:p>-0.0080057447</text:p>
          </table:table-cell>
          <table:table-cell table:formula="of:=[.G10]" office:value-type="float" office:value="261">
            <text:p>261</text:p>
          </table:table-cell>
          <table:table-cell table:formula="of:=[.H10]" office:value-type="float" office:value="168">
            <text:p>168</text:p>
          </table:table-cell>
          <table:table-cell table:formula="of:=[.K10]" office:value-type="float" office:value="-6">
            <text:p>-6</text:p>
          </table:table-cell>
          <table:table-cell table:formula="of:=[.L10]" office:value-type="float" office:value="-1">
            <text:p>-1</text:p>
          </table:table-cell>
          <table:table-cell table:formula="of:=[.M10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11]" office:value-type="string" office:string-value="M4526.fst">
            <text:p>M4526.fst</text:p>
          </table:table-cell>
          <table:table-cell table:formula="of:=[.B11]" office:value-type="float" office:value="0.973152536525504">
            <text:p>0.9731525365</text:p>
          </table:table-cell>
          <table:table-cell table:formula="of:=[.C11]" office:value-type="float" office:value="0.00099868300380046">
            <text:p>0.000998683</text:p>
          </table:table-cell>
          <table:table-cell table:formula="of:=[.E11]" office:value-type="float" office:value="0.00120192307692311">
            <text:p>0.0012019231</text:p>
          </table:table-cell>
          <table:table-cell table:formula="of:=[.F11]" office:value-type="float" office:value="-0.221632639310019">
            <text:p>-0.2216326393</text:p>
          </table:table-cell>
          <table:table-cell table:formula="of:=[.G11]" office:value-type="float" office:value="35">
            <text:p>35</text:p>
          </table:table-cell>
          <table:table-cell table:formula="of:=[.H11]" office:value-type="float" office:value="93">
            <text:p>93</text:p>
          </table:table-cell>
          <table:table-cell table:formula="of:=[.K11]" office:value-type="float" office:value="4">
            <text:p>4</text:p>
          </table:table-cell>
          <table:table-cell table:formula="of:=[.L11]" office:value-type="float" office:value="13">
            <text:p>13</text:p>
          </table:table-cell>
          <table:table-cell table:formula="of:=[.M11]" office:value-type="float" office:value="-9">
            <text:p>-9</text:p>
          </table:table-cell>
          <table:table-cell table:number-columns-repeated="3"/>
        </table:table-row>
        <table:table-row table:style-name="ro2">
          <table:table-cell table:formula="of:=[.A12]" office:value-type="string" office:string-value="M4693.fst">
            <text:p>M4693.fst</text:p>
          </table:table-cell>
          <table:table-cell table:formula="of:=[.B12]" office:value-type="float" office:value="-1.05943295777161">
            <text:p>-1.0594329578</text:p>
          </table:table-cell>
          <table:table-cell table:formula="of:=[.C12]" office:value-type="float" office:value="-0.00103215067455864">
            <text:p>-0.0010321507</text:p>
          </table:table-cell>
          <table:table-cell table:formula="of:=[.E12]" office:value-type="float" office:value="0.00131406044678053">
            <text:p>0.0013140604</text:p>
          </table:table-cell>
          <table:table-cell table:formula="of:=[.F12]" office:value-type="float" office:value="-0.0875620900679015">
            <text:p>-0.0875620901</text:p>
          </table:table-cell>
          <table:table-cell table:formula="of:=[.G12]" office:value-type="float" office:value="241">
            <text:p>241</text:p>
          </table:table-cell>
          <table:table-cell table:formula="of:=[.H12]" office:value-type="float" office:value="240">
            <text:p>240</text:p>
          </table:table-cell>
          <table:table-cell table:formula="of:=[.K12]" office:value-type="float" office:value="-2">
            <text:p>-2</text:p>
          </table:table-cell>
          <table:table-cell table:formula="of:=[.L12]" office:value-type="float" office:value="-2">
            <text:p>-2</text:p>
          </table:table-cell>
          <table:table-cell table:formula="of:=[.M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[.A13]" office:value-type="string" office:string-value="M131.fst">
            <text:p>M131.fst</text:p>
          </table:table-cell>
          <table:table-cell table:formula="of:=[.B13]" office:value-type="float" office:value="16.3224727270305">
            <text:p>16.322472727</text:p>
          </table:table-cell>
          <table:table-cell table:formula="of:=[.C13]" office:value-type="float" office:value="0.0158859686853428">
            <text:p>0.0158859687</text:p>
          </table:table-cell>
          <table:table-cell table:formula="of:=[.E13]" office:value-type="float" office:value="-0.0214477211796247">
            <text:p>-0.0214477212</text:p>
          </table:table-cell>
          <table:table-cell table:formula="of:=[.F13]" office:value-type="float" office:value="-0.390598366215463">
            <text:p>-0.3905983662</text:p>
          </table:table-cell>
          <table:table-cell table:formula="of:=[.G13]" office:value-type="float" office:value="-304">
            <text:p>-304</text:p>
          </table:table-cell>
          <table:table-cell table:formula="of:=[.H13]" office:value-type="float" office:value="-64">
            <text:p>-64</text:p>
          </table:table-cell>
          <table:table-cell table:formula="of:=[.K13]" office:value-type="float" office:value="13">
            <text:p>13</text:p>
          </table:table-cell>
          <table:table-cell table:formula="of:=[.L13]" office:value-type="float" office:value="18">
            <text:p>18</text:p>
          </table:table-cell>
          <table:table-cell table:formula="of:=[.M13]" office:value-type="float" office:value="-5">
            <text:p>-5</text:p>
          </table:table-cell>
          <table:table-cell table:number-columns-repeated="3"/>
        </table:table-row>
        <table:table-row table:style-name="ro2">
          <table:table-cell table:formula="of:=[.A14]" office:value-type="string" office:string-value="M4866.fst">
            <text:p>M4866.fst</text:p>
          </table:table-cell>
          <table:table-cell table:formula="of:=[.B14]" office:value-type="float" office:value="0.190182268311901">
            <text:p>0.1901822683</text:p>
          </table:table-cell>
          <table:table-cell table:formula="of:=[.C14]" office:value-type="float" office:value="0.000195187273316133">
            <text:p>0.0001951873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-0.0277777777777799">
            <text:p>-0.0277777778</text:p>
          </table:table-cell>
          <table:table-cell table:formula="of:=[.G14]" office:value-type="float" office:value="0">
            <text:p>0</text:p>
          </table:table-cell>
          <table:table-cell table:formula="of:=[.H14]" office:value-type="float" office:value="3">
            <text:p>3</text:p>
          </table:table-cell>
          <table:table-cell table:formula="of:=[.K14]" office:value-type="float" office:value="-2">
            <text:p>-2</text:p>
          </table:table-cell>
          <table:table-cell table:formula="of:=[.L14]" office:value-type="float" office:value="-1">
            <text:p>-1</text:p>
          </table:table-cell>
          <table:table-cell table:formula="of:=[.M14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5]" office:value-type="string" office:string-value="M4321.fst">
            <text:p>M4321.fst</text:p>
          </table:table-cell>
          <table:table-cell table:formula="of:=[.B15]" office:value-type="float" office:value="-9.18234773396398">
            <text:p>-9.182347734</text:p>
          </table:table-cell>
          <table:table-cell table:formula="of:=[.C15]" office:value-type="float" office:value="-0.00898526631595009">
            <text:p>-0.0089852663</text:p>
          </table:table-cell>
          <table:table-cell table:formula="of:=[.E15]" office:value-type="float" office:value="0.01">
            <text:p>0.01</text:p>
          </table:table-cell>
          <table:table-cell table:formula="of:=[.F15]" office:value-type="float" office:value="1.1259472362071">
            <text:p>1.1259472362</text:p>
          </table:table-cell>
          <table:table-cell table:formula="of:=[.G15]" office:value-type="float" office:value="480">
            <text:p>480</text:p>
          </table:table-cell>
          <table:table-cell table:formula="of:=[.H15]" office:value-type="float" office:value="-224">
            <text:p>-224</text:p>
          </table:table-cell>
          <table:table-cell table:formula="of:=[.K15]" office:value-type="float" office:value="2">
            <text:p>2</text:p>
          </table:table-cell>
          <table:table-cell table:formula="of:=[.L15]" office:value-type="float" office:value="8">
            <text:p>8</text:p>
          </table:table-cell>
          <table:table-cell table:formula="of:=[.M15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16]" office:value-type="string" office:string-value="M4156.fst">
            <text:p>M4156.fst</text:p>
          </table:table-cell>
          <table:table-cell table:formula="of:=[.B16]" office:value-type="float" office:value="22.6362385000975">
            <text:p>22.6362385001</text:p>
          </table:table-cell>
          <table:table-cell table:formula="of:=[.C16]" office:value-type="float" office:value="0.0207310561632016">
            <text:p>0.0207310562</text:p>
          </table:table-cell>
          <table:table-cell table:formula="of:=[.E16]" office:value-type="float" office:value="-0.0952380952380955">
            <text:p>-0.0952380952</text:p>
          </table:table-cell>
          <table:table-cell table:formula="of:=[.F16]" office:value-type="float" office:value="-0.926906788568505">
            <text:p>-0.9269067886</text:p>
          </table:table-cell>
          <table:table-cell table:formula="of:=[.G16]" office:value-type="float" office:value="-4032">
            <text:p>-4032</text:p>
          </table:table-cell>
          <table:table-cell table:formula="of:=[.H16]" office:value-type="float" office:value="-155">
            <text:p>-155</text:p>
          </table:table-cell>
          <table:table-cell table:formula="of:=[.K16]" office:value-type="float" office:value="36">
            <text:p>36</text:p>
          </table:table-cell>
          <table:table-cell table:formula="of:=[.L16]" office:value-type="float" office:value="64">
            <text:p>64</text:p>
          </table:table-cell>
          <table:table-cell table:formula="of:=[.M16]" office:value-type="float" office:value="-28">
            <text:p>-28</text:p>
          </table:table-cell>
          <table:table-cell table:number-columns-repeated="3"/>
        </table:table-row>
        <table:table-row table:style-name="ro2">
          <table:table-cell table:formula="of:=[.A17]" office:value-type="string" office:string-value="M4314.fst">
            <text:p>M4314.fst</text:p>
          </table:table-cell>
          <table:table-cell table:formula="of:=[.B17]" office:value-type="float" office:value="-8.48415727518534">
            <text:p>-8.4841572752</text:p>
          </table:table-cell>
          <table:table-cell table:formula="of:=[.C17]" office:value-type="float" office:value="-0.00821982719919367">
            <text:p>-0.0082198272</text:p>
          </table:table-cell>
          <table:table-cell table:formula="of:=[.E17]" office:value-type="float" office:value="0.0130718954248365">
            <text:p>0.0130718954</text:p>
          </table:table-cell>
          <table:table-cell table:formula="of:=[.F17]" office:value-type="float" office:value="-0.281885840266572">
            <text:p>-0.2818858403</text:p>
          </table:table-cell>
          <table:table-cell table:formula="of:=[.G17]" office:value-type="float" office:value="560">
            <text:p>560</text:p>
          </table:table-cell>
          <table:table-cell table:formula="of:=[.H17]" office:value-type="float" office:value="472">
            <text:p>472</text:p>
          </table:table-cell>
          <table:table-cell table:formula="of:=[.K17]" office:value-type="float" office:value="-6">
            <text:p>-6</text:p>
          </table:table-cell>
          <table:table-cell table:formula="of:=[.L17]" office:value-type="float" office:value="-5">
            <text:p>-5</text:p>
          </table:table-cell>
          <table:table-cell table:formula="of:=[.M17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8]" office:value-type="string" office:string-value="M4628.fst">
            <text:p>M4628.fst</text:p>
          </table:table-cell>
          <table:table-cell table:formula="of:=[.B18]" office:value-type="float" office:value="-0.54285912686953">
            <text:p>-0.5428591269</text:p>
          </table:table-cell>
          <table:table-cell table:formula="of:=[.C18]" office:value-type="float" office:value="-0.000490379587833489">
            <text:p>-0.0004903796</text:p>
          </table:table-cell>
          <table:table-cell table:formula="of:=[.E18]" office:value-type="float" office:value="0.00164473684210531">
            <text:p>0.0016447368</text:p>
          </table:table-cell>
          <table:table-cell table:formula="of:=[.F18]" office:value-type="float" office:value="0.209949079514293">
            <text:p>0.2099490795</text:p>
          </table:table-cell>
          <table:table-cell table:formula="of:=[.G18]" office:value-type="float" office:value="23">
            <text:p>23</text:p>
          </table:table-cell>
          <table:table-cell table:formula="of:=[.H18]" office:value-type="float" office:value="5">
            <text:p>5</text:p>
          </table:table-cell>
          <table:table-cell table:formula="of:=[.K18]" office:value-type="float" office:value="-3">
            <text:p>-3</text:p>
          </table:table-cell>
          <table:table-cell table:formula="of:=[.L18]" office:value-type="float" office:value="-2">
            <text:p>-2</text:p>
          </table:table-cell>
          <table:table-cell table:formula="of:=[.M18]" office:value-type="float" office:value="-1">
            <text:p>-1</text:p>
          </table:table-cell>
          <table:table-cell table:number-columns-repeated="3"/>
        </table:table-row>
        <table:table-row table:style-name="ro2">
          <table:table-cell table:formula="of:=[.A19]" office:value-type="string" office:string-value="M4422.fst">
            <text:p>M4422.fst</text:p>
          </table:table-cell>
          <table:table-cell table:formula="of:=[.B19]" office:value-type="float" office:value="0.259487324773261">
            <text:p>0.2594873248</text:p>
          </table:table-cell>
          <table:table-cell table:formula="of:=[.C19]" office:value-type="float" office:value="0.000223732780030628">
            <text:p>0.0002237328</text:p>
          </table:table-cell>
          <table:table-cell table:formula="of:=[.E19]" office:value-type="float" office:value="-0.00155520995334359">
            <text:p>-0.00155521</text:p>
          </table:table-cell>
          <table:table-cell table:formula="of:=[.F19]" office:value-type="float" office:value="0.713011667200595">
            <text:p>0.7130116672</text:p>
          </table:table-cell>
          <table:table-cell table:formula="of:=[.G19]" office:value-type="float" office:value="-26">
            <text:p>-26</text:p>
          </table:table-cell>
          <table:table-cell table:formula="of:=[.H19]" office:value-type="float" office:value="-45">
            <text:p>-45</text:p>
          </table:table-cell>
          <table:table-cell table:formula="of:=[.K19]" office:value-type="float" office:value="1">
            <text:p>1</text:p>
          </table:table-cell>
          <table:table-cell table:formula="of:=[.L19]" office:value-type="float" office:value="12">
            <text:p>12</text:p>
          </table:table-cell>
          <table:table-cell table:formula="of:=[.M19]" office:value-type="float" office:value="-11">
            <text:p>-11</text:p>
          </table:table-cell>
          <table:table-cell table:number-columns-repeated="3"/>
        </table:table-row>
        <table:table-row table:style-name="ro2">
          <table:table-cell table:formula="of:=[.A20]" office:value-type="string" office:string-value="M4653.fst">
            <text:p>M4653.fst</text:p>
          </table:table-cell>
          <table:table-cell table:formula="of:=[.B20]" office:value-type="float" office:value="-2.53359014965201">
            <text:p>-2.5335901497</text:p>
          </table:table-cell>
          <table:table-cell table:formula="of:=[.C20]" office:value-type="float" office:value="-0.00240614432115316">
            <text:p>-0.0024061443</text:p>
          </table:table-cell>
          <table:table-cell table:formula="of:=[.E20]" office:value-type="float" office:value="0.00615384615384621">
            <text:p>0.0061538462</text:p>
          </table:table-cell>
          <table:table-cell table:formula="of:=[.F20]" office:value-type="float" office:value="-0.212333225437286">
            <text:p>-0.2123332254</text:p>
          </table:table-cell>
          <table:table-cell table:formula="of:=[.G20]" office:value-type="float" office:value="217">
            <text:p>217</text:p>
          </table:table-cell>
          <table:table-cell table:formula="of:=[.H20]" office:value-type="float" office:value="247">
            <text:p>247</text:p>
          </table:table-cell>
          <table:table-cell table:formula="of:=[.K20]" office:value-type="float" office:value="-10">
            <text:p>-10</text:p>
          </table:table-cell>
          <table:table-cell table:formula="of:=[.L20]" office:value-type="float" office:value="-4">
            <text:p>-4</text:p>
          </table:table-cell>
          <table:table-cell table:formula="of:=[.M20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21]" office:value-type="string" office:string-value="M4595.fst">
            <text:p>M4595.fst</text:p>
          </table:table-cell>
          <table:table-cell table:formula="of:=[.B21]" office:value-type="float" office:value="-5.13317265657815">
            <text:p>-5.1331726566</text:p>
          </table:table-cell>
          <table:table-cell table:formula="of:=[.C21]" office:value-type="float" office:value="-0.00494770085842899">
            <text:p>-0.0049477009</text:p>
          </table:table-cell>
          <table:table-cell table:formula="of:=[.E21]" office:value-type="float" office:value="0.00920245398773001">
            <text:p>0.009202454</text:p>
          </table:table-cell>
          <table:table-cell table:formula="of:=[.F21]" office:value-type="float" office:value="-0.118864231678575">
            <text:p>-0.1188642317</text:p>
          </table:table-cell>
          <table:table-cell table:formula="of:=[.G21]" office:value-type="float" office:value="516">
            <text:p>516</text:p>
          </table:table-cell>
          <table:table-cell table:formula="of:=[.H21]" office:value-type="float" office:value="512">
            <text:p>512</text:p>
          </table:table-cell>
          <table:table-cell table:formula="of:=[.K21]" office:value-type="float" office:value="-8">
            <text:p>-8</text:p>
          </table:table-cell>
          <table:table-cell table:formula="of:=[.L21]" office:value-type="float" office:value="-6">
            <text:p>-6</text:p>
          </table:table-cell>
          <table:table-cell table:formula="of:=[.M21]" office:value-type="float" office:value="-2">
            <text:p>-2</text:p>
          </table:table-cell>
          <table:table-cell table:number-columns-repeated="3"/>
        </table:table-row>
        <table:table-row table:style-name="ro2">
          <table:table-cell table:formula="of:=[.A22]" office:value-type="string" office:string-value="M4828.fst">
            <text:p>M4828.fst</text:p>
          </table:table-cell>
          <table:table-cell table:formula="of:=[.B22]" office:value-type="float" office:value="-6.48317231668966">
            <text:p>-6.4831723167</text:p>
          </table:table-cell>
          <table:table-cell table:formula="of:=[.C22]" office:value-type="float" office:value="-0.00595576660152875">
            <text:p>-0.0059557666</text:p>
          </table:table-cell>
          <table:table-cell table:formula="of:=[.E22]" office:value-type="float" office:value="0.0263565891472868">
            <text:p>0.0263565891</text:p>
          </table:table-cell>
          <table:table-cell table:formula="of:=[.F22]" office:value-type="float" office:value="-0.253968924484769">
            <text:p>-0.2539689245</text:p>
          </table:table-cell>
          <table:table-cell table:formula="of:=[.G22]" office:value-type="float" office:value="3452">
            <text:p>3452</text:p>
          </table:table-cell>
          <table:table-cell table:formula="of:=[.H22]" office:value-type="float" office:value="2923">
            <text:p>2923</text:p>
          </table:table-cell>
          <table:table-cell table:formula="of:=[.K22]" office:value-type="float" office:value="-59">
            <text:p>-59</text:p>
          </table:table-cell>
          <table:table-cell table:formula="of:=[.L22]" office:value-type="float" office:value="-6">
            <text:p>-6</text:p>
          </table:table-cell>
          <table:table-cell table:formula="of:=[.M22]" office:value-type="float" office:value="-53">
            <text:p>-53</text:p>
          </table:table-cell>
          <table:table-cell table:number-columns-repeated="3"/>
        </table:table-row>
        <table:table-row table:style-name="ro2">
          <table:table-cell table:formula="of:=[.A23]" office:value-type="string" office:string-value="M570.fst">
            <text:p>M570.fst</text:p>
          </table:table-cell>
          <table:table-cell table:formula="of:=[.B23]" office:value-type="float" office:value="-20.2541331702744">
            <text:p>-20.2541331703</text:p>
          </table:table-cell>
          <table:table-cell table:formula="of:=[.C23]" office:value-type="float" office:value="-0.0197581512180991">
            <text:p>-0.0197581512</text:p>
          </table:table-cell>
          <table:table-cell table:formula="of:=[.E23]" office:value-type="float" office:value="0.0246768507638073">
            <text:p>0.0246768508</text:p>
          </table:table-cell>
          <table:table-cell table:formula="of:=[.F23]" office:value-type="float" office:value="0.671808837146398">
            <text:p>0.6718088371</text:p>
          </table:table-cell>
          <table:table-cell table:formula="of:=[.G23]" office:value-type="float" office:value="569">
            <text:p>569</text:p>
          </table:table-cell>
          <table:table-cell table:formula="of:=[.H23]" office:value-type="float" office:value="47">
            <text:p>47</text:p>
          </table:table-cell>
          <table:table-cell table:formula="of:=[.K23]" office:value-type="float" office:value="2">
            <text:p>2</text:p>
          </table:table-cell>
          <table:table-cell table:formula="of:=[.L23]" office:value-type="float" office:value="6">
            <text:p>6</text:p>
          </table:table-cell>
          <table:table-cell table:formula="of:=[.M23]" office:value-type="float" office:value="-4">
            <text:p>-4</text:p>
          </table:table-cell>
          <table:table-cell table:number-columns-repeated="3"/>
        </table:table-row>
        <table:table-row table:style-name="ro2">
          <table:table-cell table:formula="of:=[.A24]" office:value-type="string" office:string-value="M4624.fst">
            <text:p>M4624.fst</text:p>
          </table:table-cell>
          <table:table-cell table:formula="of:=[.B24]" office:value-type="float" office:value="-13.088796241912">
            <text:p>-13.0887962419</text:p>
          </table:table-cell>
          <table:table-cell table:formula="of:=[.C24]" office:value-type="float" office:value="-0.0125746412179447">
            <text:p>-0.0125746412</text:p>
          </table:table-cell>
          <table:table-cell table:formula="of:=[.E24]" office:value-type="float" office:value="0.0256410256410256">
            <text:p>0.0256410256</text:p>
          </table:table-cell>
          <table:table-cell table:formula="of:=[.F24]" office:value-type="float" office:value="0.061781839283527">
            <text:p>0.0617818393</text:p>
          </table:table-cell>
          <table:table-cell table:formula="of:=[.G24]" office:value-type="float" office:value="1157">
            <text:p>1157</text:p>
          </table:table-cell>
          <table:table-cell table:formula="of:=[.H24]" office:value-type="float" office:value="310">
            <text:p>310</text:p>
          </table:table-cell>
          <table:table-cell table:formula="of:=[.K24]" office:value-type="float" office:value="-28">
            <text:p>-28</text:p>
          </table:table-cell>
          <table:table-cell table:formula="of:=[.L24]" office:value-type="float" office:value="-21">
            <text:p>-21</text:p>
          </table:table-cell>
          <table:table-cell table:formula="of:=[.M24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25]" office:value-type="string" office:string-value="M4674.fst">
            <text:p>M4674.fst</text:p>
          </table:table-cell>
          <table:table-cell table:formula="of:=[.B25]" office:value-type="float" office:value="-1.8009079213931">
            <text:p>-1.8009079214</text:p>
          </table:table-cell>
          <table:table-cell table:formula="of:=[.C25]" office:value-type="float" office:value="-0.00165026787679323">
            <text:p>-0.0016502679</text:p>
          </table:table-cell>
          <table:table-cell table:formula="of:=[.E25]" office:value-type="float" office:value="0.00759878419452882">
            <text:p>0.0075987842</text:p>
          </table:table-cell>
          <table:table-cell table:formula="of:=[.F25]" office:value-type="float" office:value="0.510614636917279">
            <text:p>0.5106146369</text:p>
          </table:table-cell>
          <table:table-cell table:formula="of:=[.G25]" office:value-type="float" office:value="358">
            <text:p>358</text:p>
          </table:table-cell>
          <table:table-cell table:formula="of:=[.H25]" office:value-type="float" office:value="-253">
            <text:p>-253</text:p>
          </table:table-cell>
          <table:table-cell table:formula="of:=[.K25]" office:value-type="float" office:value="-31">
            <text:p>-31</text:p>
          </table:table-cell>
          <table:table-cell table:formula="of:=[.L25]" office:value-type="float" office:value="0">
            <text:p>0</text:p>
          </table:table-cell>
          <table:table-cell table:formula="of:=[.M25]" office:value-type="float" office:value="-31">
            <text:p>-31</text:p>
          </table:table-cell>
          <table:table-cell table:number-columns-repeated="3"/>
        </table:table-row>
        <table:table-row table:style-name="ro2">
          <table:table-cell table:formula="of:=[.A26]" office:value-type="string" office:string-value="M4466.fst">
            <text:p>M4466.fst</text:p>
          </table:table-cell>
          <table:table-cell table:formula="of:=[.B26]" office:value-type="float" office:value="-4.3239207462982">
            <text:p>-4.3239207463</text:p>
          </table:table-cell>
          <table:table-cell table:formula="of:=[.C26]" office:value-type="float" office:value="-0.00423683516863771">
            <text:p>-0.0042368352</text:p>
          </table:table-cell>
          <table:table-cell table:formula="of:=[.E26]" office:value-type="float" office:value="0.00433526011560709">
            <text:p>0.0043352601</text:p>
          </table:table-cell>
          <table:table-cell table:formula="of:=[.F26]" office:value-type="float" office:value="0.292520869701068">
            <text:p>0.2925208697</text:p>
          </table:table-cell>
          <table:table-cell table:formula="of:=[.G26]" office:value-type="float" office:value="291">
            <text:p>291</text:p>
          </table:table-cell>
          <table:table-cell table:formula="of:=[.H26]" office:value-type="float" office:value="14">
            <text:p>14</text:p>
          </table:table-cell>
          <table:table-cell table:formula="of:=[.K26]" office:value-type="float" office:value="1">
            <text:p>1</text:p>
          </table:table-cell>
          <table:table-cell table:formula="of:=[.L26]" office:value-type="float" office:value="-1">
            <text:p>-1</text:p>
          </table:table-cell>
          <table:table-cell table:formula="of:=[.M26]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formula="of:=[.A27]" office:value-type="string" office:string-value="M4297.fst">
            <text:p>M4297.fst</text:p>
          </table:table-cell>
          <table:table-cell table:formula="of:=[.B27]" office:value-type="float" office:value="58.8176772098637">
            <text:p>58.8176772099</text:p>
          </table:table-cell>
          <table:table-cell table:formula="of:=[.C27]" office:value-type="float" office:value="0.0570596762678474">
            <text:p>0.0570596763</text:p>
          </table:table-cell>
          <table:table-cell table:formula="of:=[.E27]" office:value-type="float" office:value="-0.0848806366047741">
            <text:p>-0.0848806366</text:p>
          </table:table-cell>
          <table:table-cell table:formula="of:=[.F27]" office:value-type="float" office:value="-3.75700934579439">
            <text:p>-3.7570093458</text:p>
          </table:table-cell>
          <table:table-cell table:formula="of:=[.G27]" office:value-type="float" office:value="-1056">
            <text:p>-1056</text:p>
          </table:table-cell>
          <table:table-cell table:formula="of:=[.H27]" office:value-type="float" office:value="-84">
            <text:p>-84</text:p>
          </table:table-cell>
          <table:table-cell table:formula="of:=[.K27]" office:value-type="float" office:value="21">
            <text:p>21</text:p>
          </table:table-cell>
          <table:table-cell table:formula="of:=[.L27]" office:value-type="float" office:value="28">
            <text:p>28</text:p>
          </table:table-cell>
          <table:table-cell table:formula="of:=[.M27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28]" office:value-type="string" office:string-value="M4587.fst">
            <text:p>M4587.fst</text:p>
          </table:table-cell>
          <table:table-cell table:formula="of:=[.B28]" office:value-type="float" office:value="-1.59681918914691">
            <text:p>-1.5968191891</text:p>
          </table:table-cell>
          <table:table-cell table:formula="of:=[.C28]" office:value-type="float" office:value="-0.00153152818856395">
            <text:p>-0.0015315282</text:p>
          </table:table-cell>
          <table:table-cell table:formula="of:=[.E28]" office:value-type="float" office:value="0.00321027287319421">
            <text:p>0.0032102729</text:p>
          </table:table-cell>
          <table:table-cell table:formula="of:=[.F28]" office:value-type="float" office:value="-0.317060442112107">
            <text:p>-0.3170604421</text:p>
          </table:table-cell>
          <table:table-cell table:formula="of:=[.G28]" office:value-type="float" office:value="179">
            <text:p>179</text:p>
          </table:table-cell>
          <table:table-cell table:formula="of:=[.H28]" office:value-type="float" office:value="187">
            <text:p>187</text:p>
          </table:table-cell>
          <table:table-cell table:formula="of:=[.K28]" office:value-type="float" office:value="-21">
            <text:p>-21</text:p>
          </table:table-cell>
          <table:table-cell table:formula="of:=[.L28]" office:value-type="float" office:value="-11">
            <text:p>-11</text:p>
          </table:table-cell>
          <table:table-cell table:formula="of:=[.M28]" office:value-type="float" office:value="-10">
            <text:p>-10</text:p>
          </table:table-cell>
          <table:table-cell table:number-columns-repeated="3"/>
        </table:table-row>
        <table:table-row table:style-name="ro2">
          <table:table-cell table:formula="of:=[.A29]" office:value-type="string" office:string-value="M124.fst">
            <text:p>M124.fst</text:p>
          </table:table-cell>
          <table:table-cell table:formula="of:=[.B29]" office:value-type="float" office:value="1.22929161194998">
            <text:p>1.2292916119</text:p>
          </table:table-cell>
          <table:table-cell table:formula="of:=[.C29]" office:value-type="float" office:value="0.00127904545269875">
            <text:p>0.0012790455</text:p>
          </table:table-cell>
          <table:table-cell table:formula="of:=[.E29]" office:value-type="float" office:value="0.0019980019980019">
            <text:p>0.001998002</text:p>
          </table:table-cell>
          <table:table-cell table:formula="of:=[.F29]" office:value-type="float" office:value="0.0000132348659291903">
            <text:p>1.32348659291903E-005</text:p>
          </table:table-cell>
          <table:table-cell table:formula="of:=[.G29]" office:value-type="float" office:value="55">
            <text:p>55</text:p>
          </table:table-cell>
          <table:table-cell table:formula="of:=[.H29]" office:value-type="float" office:value="37">
            <text:p>37</text:p>
          </table:table-cell>
          <table:table-cell table:formula="of:=[.K29]" office:value-type="float" office:value="-23">
            <text:p>-23</text:p>
          </table:table-cell>
          <table:table-cell table:formula="of:=[.L29]" office:value-type="float" office:value="-17">
            <text:p>-17</text:p>
          </table:table-cell>
          <table:table-cell table:formula="of:=[.M29]" office:value-type="float" office:value="-6">
            <text:p>-6</text:p>
          </table:table-cell>
          <table:table-cell table:number-columns-repeated="3"/>
        </table:table-row>
        <table:table-row table:style-name="ro2">
          <table:table-cell table:formula="of:=[.A30]" office:value-type="string" office:string-value="M4447.fst">
            <text:p>M4447.fst</text:p>
          </table:table-cell>
          <table:table-cell table:formula="of:=[.B30]" office:value-type="float" office:value="6.27791837175522">
            <text:p>6.2779183718</text:p>
          </table:table-cell>
          <table:table-cell table:formula="of:=[.C30]" office:value-type="float" office:value="0.00585639267730093">
            <text:p>0.0058563927</text:p>
          </table:table-cell>
          <table:table-cell table:formula="of:=[.E30]" office:value-type="float" office:value="-0.0205405405405402">
            <text:p>-0.0205405405</text:p>
          </table:table-cell>
          <table:table-cell table:formula="of:=[.F30]" office:value-type="float" office:value="0.612690440314704">
            <text:p>0.6126904403</text:p>
          </table:table-cell>
          <table:table-cell table:formula="of:=[.G30]" office:value-type="float" office:value="-174">
            <text:p>-174</text:p>
          </table:table-cell>
          <table:table-cell table:formula="of:=[.H30]" office:value-type="float" office:value="-16">
            <text:p>-16</text:p>
          </table:table-cell>
          <table:table-cell table:formula="of:=[.K30]" office:value-type="float" office:value="14">
            <text:p>14</text:p>
          </table:table-cell>
          <table:table-cell table:formula="of:=[.L30]" office:value-type="float" office:value="21">
            <text:p>21</text:p>
          </table:table-cell>
          <table:table-cell table:formula="of:=[.M30]" office:value-type="float" office:value="-7">
            <text:p>-7</text:p>
          </table:table-cell>
          <table:table-cell table:number-columns-repeated="3"/>
        </table:table-row>
        <table:table-row table:style-name="ro2">
          <table:table-cell table:formula="of:=[.A31]" office:value-type="string" office:string-value="M646.fst">
            <text:p>M646.fst</text:p>
          </table:table-cell>
          <table:table-cell table:formula="of:=[.B31]" office:value-type="float" office:value="-2.13068181818232">
            <text:p>-2.1306818182</text:p>
          </table:table-cell>
          <table:table-cell table:formula="of:=[.C31]" office:value-type="float" office:value="-0.00213068181818232">
            <text:p>-0.0021306818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0">
            <text:p>0</text:p>
          </table:table-cell>
          <table:table-cell table:formula="of:=[.G31]" office:value-type="float" office:value="0">
            <text:p>0</text:p>
          </table:table-cell>
          <table:table-cell table:formula="of:=[.H31]" office:value-type="float" office:value="0">
            <text:p>0</text:p>
          </table:table-cell>
          <table:table-cell table:formula="of:=[.K31]" office:value-type="float" office:value="5">
            <text:p>5</text:p>
          </table:table-cell>
          <table:table-cell table:formula="of:=[.L31]" office:value-type="float" office:value="5">
            <text:p>5</text:p>
          </table:table-cell>
          <table:table-cell table:formula="of:=[.M3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formula="of:=['its-mafft'.A69]" office:value-type="string" office:string-value="mean">
            <text:p>mean</text:p>
          </table:table-cell>
          <table:table-cell table:formula="of:=[.B33]" office:value-type="float" office:value="3.85506308076629">
            <text:p>3.8550630808</text:p>
          </table:table-cell>
          <table:table-cell table:formula="of:=[.C33]" office:value-type="float" office:value="0.0034956530155692">
            <text:p>0.003495653</text:p>
          </table:table-cell>
          <table:table-cell table:formula="of:=[.E33]" office:value-type="float" office:value="-0.017393288834664">
            <text:p>-0.0173932888</text:p>
          </table:table-cell>
          <table:table-cell table:formula="of:=[.F33]" office:value-type="float" office:value="-0.557348839428391">
            <text:p>-0.5573488394</text:p>
          </table:table-cell>
          <table:table-cell table:formula="of:=[.G33]" office:value-type="float" office:value="-1630.56666666667">
            <text:p>-1630.5666666667</text:p>
          </table:table-cell>
          <table:table-cell table:formula="of:=[.H33]" office:value-type="float" office:value="143.466666666667">
            <text:p>143.4666666667</text:p>
          </table:table-cell>
          <table:table-cell table:formula="of:=[.K33]" office:value-type="float" office:value="-8.36666666666667">
            <text:p>-8.3666666667</text:p>
          </table:table-cell>
          <table:table-cell table:formula="of:=[.L33]" office:value-type="float" office:value="-0.233333333333348">
            <text:p>-0.2333333333</text:p>
          </table:table-cell>
          <table:table-cell table:formula="of:=[.M33]" office:value-type="float" office:value="-8.13333333333333">
            <text:p>-8.1333333333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1">
          <table:table-cell table:formula="of:=['its-mafft'.A73]" office:value-type="string" office:string-value="alignment-file-rated">
            <text:p>alignment-file-rated</text:p>
          </table:table-cell>
          <table:table-cell table:formula="of:=[.C37]" office:value-type="string" office:string-value=" meanColumnValue">
            <text:p><text:s/>meanColumnValue</text:p>
          </table:table-cell>
          <table:table-cell table:formula="of:=[.I37]" office:value-type="string" office:string-value=" substitutionEvents">
            <text:p><text:s/>substitutionEvents</text:p>
          </table:table-cell>
          <table:table-cell table:formula="of:=[.J37]" office:value-type="string" office:string-value=" inDelEvents">
            <text:p><text:s/>inDelEvents</text:p>
          </table:table-cell>
          <table:table-cell office:value-type="string">
            <text:p>meanColumnValue Difference Ratio</text:p>
          </table:table-cell>
          <table:table-cell office:value-type="string">
            <text:p>subsitutionEvents Difference Ratio</text:p>
          </table:table-cell>
          <table:table-cell office:value-type="string">
            <text:p>InDelEvents Difference Ratio</text:p>
          </table:table-cell>
          <table:table-cell table:number-columns-repeated="6"/>
        </table:table-row>
        <table:table-row table:style-name="ro2">
          <table:table-cell table:formula="of:=[.A38]" office:value-type="string" office:string-value="M4570.fst">
            <text:p>M4570.fst</text:p>
          </table:table-cell>
          <table:table-cell table:formula="of:=[.C38]" office:value-type="float" office:value="-0.0000928792379868426">
            <text:p>-9.28792379868426E-005</text:p>
          </table:table-cell>
          <table:table-cell table:formula="of:=[.I38]" office:value-type="float" office:value="-7">
            <text:p>-7</text:p>
          </table:table-cell>
          <table:table-cell table:formula="of:=[.J38]" office:value-type="float" office:value="-5">
            <text:p>-5</text:p>
          </table:table-cell>
          <table:table-cell office:value-type="string">
            <text:p><text:s/></text:p>
          </table:table-cell>
          <table:table-cell table:formula="of:=[.C74]/['its-mafft'.C74]" office:value-type="float" office:value="-0.0155210643015521">
            <text:p>-0.0155210643</text:p>
          </table:table-cell>
          <table:table-cell table:formula="of:=[.D74]/['its-mafft'.D74]" office:value-type="float" office:value="-0.0625">
            <text:p>-0.0625</text:p>
          </table:table-cell>
          <table:table-cell table:number-columns-repeated="6"/>
        </table:table-row>
        <table:table-row table:style-name="ro2">
          <table:table-cell table:formula="of:=[.A39]" office:value-type="string" office:string-value="M588.fst">
            <text:p>M588.fst</text:p>
          </table:table-cell>
          <table:table-cell table:formula="of:=[.C39]" office:value-type="float" office:value="0.0327055078559679">
            <text:p>0.0327055079</text:p>
          </table:table-cell>
          <table:table-cell table:formula="of:=[.I39]" office:value-type="float" office:value="-136">
            <text:p>-136</text:p>
          </table:table-cell>
          <table:table-cell table:formula="of:=[.J39]" office:value-type="float" office:value="-26">
            <text:p>-26</text:p>
          </table:table-cell>
          <table:table-cell table:formula="of:=[.B75]/['its-mafft'.B75]" office:value-type="float" office:value="0.328727671253632">
            <text:p>0.3287276713</text:p>
          </table:table-cell>
          <table:table-cell table:formula="of:=[.C75]/['its-mafft'.C75]" office:value-type="float" office:value="-0.0606330806954971">
            <text:p>-0.0606330807</text:p>
          </table:table-cell>
          <table:table-cell table:formula="of:=[.D75]/['its-mafft'.D75]" office:value-type="float" office:value="-0.1">
            <text:p>-0.1</text:p>
          </table:table-cell>
          <table:table-cell table:number-columns-repeated="6"/>
        </table:table-row>
        <table:table-row table:style-name="ro2">
          <table:table-cell table:formula="of:=[.A40]" office:value-type="string" office:string-value="M4313.fst">
            <text:p>M4313.fst</text:p>
          </table:table-cell>
          <table:table-cell table:formula="of:=[.C40]" office:value-type="float" office:value="0.0172187738268842">
            <text:p>0.0172187738</text:p>
          </table:table-cell>
          <table:table-cell table:formula="of:=[.I40]" office:value-type="float" office:value="10">
            <text:p>10</text:p>
          </table:table-cell>
          <table:table-cell table:formula="of:=[.J40]" office:value-type="float" office:value="0">
            <text:p>0</text:p>
          </table:table-cell>
          <table:table-cell table:formula="of:=[.B76]/['its-mafft'.B76]" office:value-type="float" office:value="0.0200360064096126">
            <text:p>0.0200360064</text:p>
          </table:table-cell>
          <table:table-cell table:formula="of:=[.C76]/['its-mafft'.C76]" office:value-type="float" office:value="0.0598802395209581">
            <text:p>0.0598802395</text:p>
          </table:table-cell>
          <table:table-cell table:formula="of:=[.D76]/['its-mafft'.D7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[.A41]" office:value-type="string" office:string-value="M4832.fst">
            <text:p>M4832.fst</text:p>
          </table:table-cell>
          <table:table-cell table:formula="of:=[.C41]" office:value-type="float" office:value="-0.00159272573509028">
            <text:p>-0.0015927257</text:p>
          </table:table-cell>
          <table:table-cell table:formula="of:=[.I41]" office:value-type="float" office:value="1">
            <text:p>1</text:p>
          </table:table-cell>
          <table:table-cell table:formula="of:=[.J41]" office:value-type="float" office:value="0">
            <text:p>0</text:p>
          </table:table-cell>
          <table:table-cell table:formula="of:=[.B77]/['its-mafft'.B77]" office:value-type="float" office:value="-0.00172236116046629">
            <text:p>-0.0017223612</text:p>
          </table:table-cell>
          <table:table-cell table:formula="of:=[.C77]/['its-mafft'.C77]" office:value-type="float" office:value="0.00628930817610063">
            <text:p>0.0062893082</text:p>
          </table:table-cell>
          <table:table-cell table:formula="of:=[.D77]/['its-mafft'.D7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[.A42]" office:value-type="string" office:string-value="M575.fst">
            <text:p>M575.fst</text:p>
          </table:table-cell>
          <table:table-cell table:formula="of:=[.C42]" office:value-type="float" office:value="-0.0000613558772357692">
            <text:p>-6.13558772357692E-005</text:p>
          </table:table-cell>
          <table:table-cell table:formula="of:=[.I42]" office:value-type="float" office:value="0">
            <text:p>0</text:p>
          </table:table-cell>
          <table:table-cell table:formula="of:=[.J42]" office:value-type="float" office:value="0">
            <text:p>0</text:p>
          </table:table-cell>
          <table:table-cell table:formula="of:=[.B78]/['its-mafft'.B78]" office:value-type="float" office:value="-0.0000660032553749685">
            <text:p>-6.60032553749685E-005</text:p>
          </table:table-cell>
          <table:table-cell table:formula="of:=[.C78]/['its-mafft'.C78]" office:value-type="float" office:value="0">
            <text:p>0</text:p>
          </table:table-cell>
          <table:table-cell table:formula="of:=[.D78]/['its-mafft'.D7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[.A43]" office:value-type="string" office:string-value="M4887.fst">
            <text:p>M4887.fst</text:p>
          </table:table-cell>
          <table:table-cell table:formula="of:=[.C43]" office:value-type="float" office:value="0.000920750796859715">
            <text:p>0.0009207508</text:p>
          </table:table-cell>
          <table:table-cell table:formula="of:=[.I43]" office:value-type="float" office:value="5">
            <text:p>5</text:p>
          </table:table-cell>
          <table:table-cell table:formula="of:=[.J43]" office:value-type="float" office:value="-2">
            <text:p>-2</text:p>
          </table:table-cell>
          <table:table-cell table:formula="of:=[.B79]/['its-mafft'.B79]" office:value-type="float" office:value="0.00144495523922063">
            <text:p>0.0014449552</text:p>
          </table:table-cell>
          <table:table-cell table:formula="of:=[.C79]/['its-mafft'.C79]" office:value-type="float" office:value="0.357142857142857">
            <text:p>0.3571428571</text:p>
          </table:table-cell>
          <table:table-cell table:formula="of:=[.D79]/['its-mafft'.D79]" office:value-type="float" office:value="-0.4">
            <text:p>-0.4</text:p>
          </table:table-cell>
          <table:table-cell table:number-columns-repeated="6"/>
        </table:table-row>
        <table:table-row table:style-name="ro2">
          <table:table-cell table:formula="of:=[.A44]" office:value-type="string" office:string-value="M4353.fst">
            <text:p>M4353.fst</text:p>
          </table:table-cell>
          <table:table-cell table:formula="of:=[.C44]" office:value-type="float" office:value="0.0182872926503761">
            <text:p>0.0182872927</text:p>
          </table:table-cell>
          <table:table-cell table:formula="of:=[.I44]" office:value-type="float" office:value="11">
            <text:p>11</text:p>
          </table:table-cell>
          <table:table-cell table:formula="of:=[.J44]" office:value-type="float" office:value="4">
            <text:p>4</text:p>
          </table:table-cell>
          <table:table-cell table:formula="of:=[.B80]/['its-mafft'.B80]" office:value-type="float" office:value="0.0255658302461012">
            <text:p>0.0255658302</text:p>
          </table:table-cell>
          <table:table-cell table:formula="of:=[.C80]/['its-mafft'.C80]" office:value-type="float" office:value="0.0164179104477612">
            <text:p>0.0164179104</text:p>
          </table:table-cell>
          <table:table-cell table:formula="of:=[.D80]/['its-mafft'.D80]" office:value-type="float" office:value="0.0476190476190476">
            <text:p>0.0476190476</text:p>
          </table:table-cell>
          <table:table-cell table:number-columns-repeated="6"/>
        </table:table-row>
        <table:table-row table:style-name="ro2">
          <table:table-cell table:formula="of:=[.A45]" office:value-type="string" office:string-value="M4473.fst">
            <text:p>M4473.fst</text:p>
          </table:table-cell>
          <table:table-cell table:formula="of:=[.C45]" office:value-type="float" office:value="0.0107956876239997">
            <text:p>0.0107956876</text:p>
          </table:table-cell>
          <table:table-cell table:formula="of:=[.I45]" office:value-type="float" office:value="11">
            <text:p>11</text:p>
          </table:table-cell>
          <table:table-cell table:formula="of:=[.J45]" office:value-type="float" office:value="-17">
            <text:p>-17</text:p>
          </table:table-cell>
          <table:table-cell table:formula="of:=[.B81]/['its-mafft'.B81]" office:value-type="float" office:value="0.0149771513794807">
            <text:p>0.0149771514</text:p>
          </table:table-cell>
          <table:table-cell table:formula="of:=[.C81]/['its-mafft'.C81]" office:value-type="float" office:value="0.0182421227197347">
            <text:p>0.0182421227</text:p>
          </table:table-cell>
          <table:table-cell table:formula="of:=[.D81]/['its-mafft'.D81]" office:value-type="float" office:value="-0.144067796610169">
            <text:p>-0.1440677966</text:p>
          </table:table-cell>
          <table:table-cell table:number-columns-repeated="6"/>
        </table:table-row>
        <table:table-row table:style-name="ro2">
          <table:table-cell table:formula="of:=[.A46]" office:value-type="string" office:string-value="M7816.fst">
            <text:p>M7816.fst</text:p>
          </table:table-cell>
          <table:table-cell table:formula="of:=[.C46]" office:value-type="float" office:value="-0.00162186269337095">
            <text:p>-0.0016218627</text:p>
          </table:table-cell>
          <table:table-cell table:formula="of:=[.I46]" office:value-type="float" office:value="-1">
            <text:p>-1</text:p>
          </table:table-cell>
          <table:table-cell table:formula="of:=[.J46]" office:value-type="float" office:value="-5">
            <text:p>-5</text:p>
          </table:table-cell>
          <table:table-cell table:formula="of:=[.B82]/['its-mafft'.B82]" office:value-type="float" office:value="-0.00189160948768772">
            <text:p>-0.0018916095</text:p>
          </table:table-cell>
          <table:table-cell table:formula="of:=[.C82]/['its-mafft'.C82]" office:value-type="float" office:value="-0.00239234449760766">
            <text:p>-0.0023923445</text:p>
          </table:table-cell>
          <table:table-cell table:formula="of:=[.D82]/['its-mafft'.D82]" office:value-type="float" office:value="-0.0769230769230769">
            <text:p>-0.0769230769</text:p>
          </table:table-cell>
          <table:table-cell table:number-columns-repeated="6"/>
        </table:table-row>
        <table:table-row table:style-name="ro2">
          <table:table-cell table:formula="of:=[.A47]" office:value-type="string" office:string-value="M4526.fst">
            <text:p>M4526.fst</text:p>
          </table:table-cell>
          <table:table-cell table:formula="of:=[.C47]" office:value-type="float" office:value="0.00099868300380046">
            <text:p>0.000998683</text:p>
          </table:table-cell>
          <table:table-cell table:formula="of:=[.I47]" office:value-type="float" office:value="13">
            <text:p>13</text:p>
          </table:table-cell>
          <table:table-cell table:formula="of:=[.J47]" office:value-type="float" office:value="-9">
            <text:p>-9</text:p>
          </table:table-cell>
          <table:table-cell table:formula="of:=[.B83]/['its-mafft'.B83]" office:value-type="float" office:value="0.0012830273124862">
            <text:p>0.0012830273</text:p>
          </table:table-cell>
          <table:table-cell table:formula="of:=[.C83]/['its-mafft'.C83]" office:value-type="float" office:value="0.0285087719298246">
            <text:p>0.0285087719</text:p>
          </table:table-cell>
          <table:table-cell table:formula="of:=[.D83]/['its-mafft'.D83]" office:value-type="float" office:value="-0.0957446808510638">
            <text:p>-0.0957446809</text:p>
          </table:table-cell>
          <table:table-cell table:number-columns-repeated="6"/>
        </table:table-row>
        <table:table-row table:style-name="ro2">
          <table:table-cell table:formula="of:=[.A48]" office:value-type="string" office:string-value="M4693.fst">
            <text:p>M4693.fst</text:p>
          </table:table-cell>
          <table:table-cell table:formula="of:=[.C48]" office:value-type="float" office:value="-0.00103215067455864">
            <text:p>-0.0010321507</text:p>
          </table:table-cell>
          <table:table-cell table:formula="of:=[.I48]" office:value-type="float" office:value="-2">
            <text:p>-2</text:p>
          </table:table-cell>
          <table:table-cell table:formula="of:=[.J48]" office:value-type="float" office:value="0">
            <text:p>0</text:p>
          </table:table-cell>
          <table:table-cell table:formula="of:=[.B84]/['its-mafft'.B84]" office:value-type="float" office:value="-0.00120326042611909">
            <text:p>-0.0012032604</text:p>
          </table:table-cell>
          <table:table-cell table:formula="of:=[.C84]/['its-mafft'.C84]" office:value-type="float" office:value="-0.00704225352112676">
            <text:p>-0.0070422535</text:p>
          </table:table-cell>
          <table:table-cell table:formula="of:=[.D84]/['its-mafft'.D8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formula="of:=[.A49]" office:value-type="string" office:string-value="M131.fst">
            <text:p>M131.fst</text:p>
          </table:table-cell>
          <table:table-cell table:formula="of:=[.C49]" office:value-type="float" office:value="0.0158859686853428">
            <text:p>0.0158859687</text:p>
          </table:table-cell>
          <table:table-cell table:formula="of:=[.I49]" office:value-type="float" office:value="18">
            <text:p>18</text:p>
          </table:table-cell>
          <table:table-cell table:formula="of:=[.J49]" office:value-type="float" office:value="-5">
            <text:p>-5</text:p>
          </table:table-cell>
          <table:table-cell table:formula="of:=[.B85]/['its-mafft'.B85]" office:value-type="float" office:value="0.0201270561835073">
            <text:p>0.0201270562</text:p>
          </table:table-cell>
          <table:table-cell table:formula="of:=[.C85]/['its-mafft'.C85]" office:value-type="float" office:value="0.0365853658536585">
            <text:p>0.0365853659</text:p>
          </table:table-cell>
          <table:table-cell table:formula="of:=[.D85]/['its-mafft'.D85]" office:value-type="float" office:value="-0.087719298245614">
            <text:p>-0.0877192982</text:p>
          </table:table-cell>
          <table:table-cell table:number-columns-repeated="6"/>
        </table:table-row>
        <table:table-row table:style-name="ro2">
          <table:table-cell table:formula="of:=[.A50]" office:value-type="string" office:string-value="M4866.fst">
            <text:p>M4866.fst</text:p>
          </table:table-cell>
          <table:table-cell table:formula="of:=[.C50]" office:value-type="float" office:value="0.000195187273316133">
            <text:p>0.0001951873</text:p>
          </table:table-cell>
          <table:table-cell table:formula="of:=[.I50]" office:value-type="float" office:value="-1">
            <text:p>-1</text:p>
          </table:table-cell>
          <table:table-cell table:formula="of:=[.J50]" office:value-type="float" office:value="-1">
            <text:p>-1</text:p>
          </table:table-cell>
          <table:table-cell table:formula="of:=[.B86]/['its-mafft'.B86]" office:value-type="float" office:value="0.000198444197491192">
            <text:p>0.0001984442</text:p>
          </table:table-cell>
          <table:table-cell table:formula="of:=[.C86]/['its-mafft'.C86]" office:value-type="float" office:value="-0.0263157894736842">
            <text:p>-0.0263157895</text:p>
          </table:table-cell>
          <table:table-cell table:formula="of:=[.D86]/['its-mafft'.D86]" office:value-type="float" office:value="-0.166666666666667">
            <text:p>-0.1666666667</text:p>
          </table:table-cell>
          <table:table-cell table:number-columns-repeated="6"/>
        </table:table-row>
        <table:table-row table:style-name="ro2">
          <table:table-cell table:formula="of:=[.A51]" office:value-type="string" office:string-value="M4321.fst">
            <text:p>M4321.fst</text:p>
          </table:table-cell>
          <table:table-cell table:formula="of:=[.C51]" office:value-type="float" office:value="-0.00898526631595009">
            <text:p>-0.0089852663</text:p>
          </table:table-cell>
          <table:table-cell table:formula="of:=[.I51]" office:value-type="float" office:value="8">
            <text:p>8</text:p>
          </table:table-cell>
          <table:table-cell table:formula="of:=[.J51]" office:value-type="float" office:value="-6">
            <text:p>-6</text:p>
          </table:table-cell>
          <table:table-cell table:formula="of:=[.B87]/['its-mafft'.B87]" office:value-type="float" office:value="-0.0119512403044973">
            <text:p>-0.0119512403</text:p>
          </table:table-cell>
          <table:table-cell table:formula="of:=[.C87]/['its-mafft'.C87]" office:value-type="float" office:value="0.02088772845953">
            <text:p>0.0208877285</text:p>
          </table:table-cell>
          <table:table-cell table:formula="of:=[.D87]/['its-mafft'.D87]" office:value-type="float" office:value="-0.0983606557377049">
            <text:p>-0.0983606557</text:p>
          </table:table-cell>
          <table:table-cell table:number-columns-repeated="6"/>
        </table:table-row>
        <table:table-row table:style-name="ro2">
          <table:table-cell table:formula="of:=[.A52]" office:value-type="string" office:string-value="M4156.fst">
            <text:p>M4156.fst</text:p>
          </table:table-cell>
          <table:table-cell table:formula="of:=[.C52]" office:value-type="float" office:value="0.0207310561632016">
            <text:p>0.0207310562</text:p>
          </table:table-cell>
          <table:table-cell table:formula="of:=[.I52]" office:value-type="float" office:value="64">
            <text:p>64</text:p>
          </table:table-cell>
          <table:table-cell table:formula="of:=[.J52]" office:value-type="float" office:value="-28">
            <text:p>-28</text:p>
          </table:table-cell>
          <table:table-cell table:formula="of:=[.B88]/['its-mafft'.B88]" office:value-type="float" office:value="0.0671970226032964">
            <text:p>0.0671970226</text:p>
          </table:table-cell>
          <table:table-cell table:formula="of:=[.C88]/['its-mafft'.C88]" office:value-type="float" office:value="0.0473372781065089">
            <text:p>0.0473372781</text:p>
          </table:table-cell>
          <table:table-cell table:formula="of:=[.D88]/['its-mafft'.D88]" office:value-type="float" office:value="-0.126696832579186">
            <text:p>-0.1266968326</text:p>
          </table:table-cell>
          <table:table-cell table:number-columns-repeated="6"/>
        </table:table-row>
        <table:table-row table:style-name="ro2">
          <table:table-cell table:formula="of:=[.A53]" office:value-type="string" office:string-value="M4314.fst">
            <text:p>M4314.fst</text:p>
          </table:table-cell>
          <table:table-cell table:formula="of:=[.C53]" office:value-type="float" office:value="-0.00821982719919367">
            <text:p>-0.0082198272</text:p>
          </table:table-cell>
          <table:table-cell table:formula="of:=[.I53]" office:value-type="float" office:value="-5">
            <text:p>-5</text:p>
          </table:table-cell>
          <table:table-cell table:formula="of:=[.J53]" office:value-type="float" office:value="-1">
            <text:p>-1</text:p>
          </table:table-cell>
          <table:table-cell table:formula="of:=[.B89]/['its-mafft'.B89]" office:value-type="float" office:value="-0.0100905104549941">
            <text:p>-0.0100905105</text:p>
          </table:table-cell>
          <table:table-cell table:formula="of:=[.C89]/['its-mafft'.C89]" office:value-type="float" office:value="-0.00871080139372822">
            <text:p>-0.0087108014</text:p>
          </table:table-cell>
          <table:table-cell table:formula="of:=[.D89]/['its-mafft'.D89]" office:value-type="float" office:value="-0.0153846153846154">
            <text:p>-0.0153846154</text:p>
          </table:table-cell>
          <table:table-cell table:number-columns-repeated="6"/>
        </table:table-row>
        <table:table-row table:style-name="ro2">
          <table:table-cell table:formula="of:=[.A54]" office:value-type="string" office:string-value="M4628.fst">
            <text:p>M4628.fst</text:p>
          </table:table-cell>
          <table:table-cell table:formula="of:=[.C54]" office:value-type="float" office:value="-0.000490379587833489">
            <text:p>-0.0004903796</text:p>
          </table:table-cell>
          <table:table-cell table:formula="of:=[.I54]" office:value-type="float" office:value="-2">
            <text:p>-2</text:p>
          </table:table-cell>
          <table:table-cell table:formula="of:=[.J54]" office:value-type="float" office:value="-1">
            <text:p>-1</text:p>
          </table:table-cell>
          <table:table-cell table:formula="of:=[.B90]/['its-mafft'.B90]" office:value-type="float" office:value="-0.000513929599750826">
            <text:p>-0.0005139296</text:p>
          </table:table-cell>
          <table:table-cell table:formula="of:=[.C90]/['its-mafft'.C90]" office:value-type="float" office:value="-0.0238095238095238">
            <text:p>-0.0238095238</text:p>
          </table:table-cell>
          <table:table-cell table:formula="of:=[.D90]/['its-mafft'.D90]" office:value-type="float" office:value="-0.0769230769230769">
            <text:p>-0.0769230769</text:p>
          </table:table-cell>
          <table:table-cell table:number-columns-repeated="6"/>
        </table:table-row>
        <table:table-row table:style-name="ro2">
          <table:table-cell table:formula="of:=[.A55]" office:value-type="string" office:string-value="M4422.fst">
            <text:p>M4422.fst</text:p>
          </table:table-cell>
          <table:table-cell table:formula="of:=[.C55]" office:value-type="float" office:value="0.000223732780030628">
            <text:p>0.0002237328</text:p>
          </table:table-cell>
          <table:table-cell table:formula="of:=[.I55]" office:value-type="float" office:value="12">
            <text:p>12</text:p>
          </table:table-cell>
          <table:table-cell table:formula="of:=[.J55]" office:value-type="float" office:value="-11">
            <text:p>-11</text:p>
          </table:table-cell>
          <table:table-cell table:formula="of:=[.B91]/['its-mafft'.B91]" office:value-type="float" office:value="0.000444604716201305">
            <text:p>0.0004446047</text:p>
          </table:table-cell>
          <table:table-cell table:formula="of:=[.C91]/['its-mafft'.C91]" office:value-type="float" office:value="0.0574162679425837">
            <text:p>0.0574162679</text:p>
          </table:table-cell>
          <table:table-cell table:formula="of:=[.D91]/['its-mafft'.D91]" office:value-type="float" office:value="-0.161764705882353">
            <text:p>-0.1617647059</text:p>
          </table:table-cell>
          <table:table-cell table:number-columns-repeated="6"/>
        </table:table-row>
        <table:table-row table:style-name="ro2">
          <table:table-cell table:formula="of:=[.A56]" office:value-type="string" office:string-value="M4653.fst">
            <text:p>M4653.fst</text:p>
          </table:table-cell>
          <table:table-cell table:formula="of:=[.C56]" office:value-type="float" office:value="-0.00240614432115316">
            <text:p>-0.0024061443</text:p>
          </table:table-cell>
          <table:table-cell table:formula="of:=[.I56]" office:value-type="float" office:value="-4">
            <text:p>-4</text:p>
          </table:table-cell>
          <table:table-cell table:formula="of:=[.J56]" office:value-type="float" office:value="-6">
            <text:p>-6</text:p>
          </table:table-cell>
          <table:table-cell table:formula="of:=[.B92]/['its-mafft'.B92]" office:value-type="float" office:value="-0.00320625446079669">
            <text:p>-0.0032062545</text:p>
          </table:table-cell>
          <table:table-cell table:formula="of:=[.C92]/['its-mafft'.C92]" office:value-type="float" office:value="-0.0163265306122449">
            <text:p>-0.0163265306</text:p>
          </table:table-cell>
          <table:table-cell table:formula="of:=[.D92]/['its-mafft'.D92]" office:value-type="float" office:value="-0.0821917808219178">
            <text:p>-0.0821917808</text:p>
          </table:table-cell>
          <table:table-cell table:number-columns-repeated="6"/>
        </table:table-row>
        <table:table-row table:style-name="ro2">
          <table:table-cell table:formula="of:=[.A57]" office:value-type="string" office:string-value="M4595.fst">
            <text:p>M4595.fst</text:p>
          </table:table-cell>
          <table:table-cell table:formula="of:=[.C57]" office:value-type="float" office:value="-0.00494770085842899">
            <text:p>-0.0049477009</text:p>
          </table:table-cell>
          <table:table-cell table:formula="of:=[.I57]" office:value-type="float" office:value="-6">
            <text:p>-6</text:p>
          </table:table-cell>
          <table:table-cell table:formula="of:=[.J57]" office:value-type="float" office:value="-2">
            <text:p>-2</text:p>
          </table:table-cell>
          <table:table-cell table:formula="of:=[.B93]/['its-mafft'.B93]" office:value-type="float" office:value="-0.00577482219756994">
            <text:p>-0.0057748222</text:p>
          </table:table-cell>
          <table:table-cell table:formula="of:=[.C93]/['its-mafft'.C93]" office:value-type="float" office:value="-0.0137931034482759">
            <text:p>-0.0137931034</text:p>
          </table:table-cell>
          <table:table-cell table:formula="of:=[.D93]/['its-mafft'.D93]" office:value-type="float" office:value="-0.0285714285714286">
            <text:p>-0.0285714286</text:p>
          </table:table-cell>
          <table:table-cell table:number-columns-repeated="6"/>
        </table:table-row>
        <table:table-row table:style-name="ro2">
          <table:table-cell table:formula="of:=[.A58]" office:value-type="string" office:string-value="M4828.fst">
            <text:p>M4828.fst</text:p>
          </table:table-cell>
          <table:table-cell table:formula="of:=[.C58]" office:value-type="float" office:value="-0.00595576660152875">
            <text:p>-0.0059557666</text:p>
          </table:table-cell>
          <table:table-cell table:formula="of:=[.I58]" office:value-type="float" office:value="-6">
            <text:p>-6</text:p>
          </table:table-cell>
          <table:table-cell table:formula="of:=[.J58]" office:value-type="float" office:value="-53">
            <text:p>-53</text:p>
          </table:table-cell>
          <table:table-cell table:formula="of:=[.B94]/['its-mafft'.B94]" office:value-type="float" office:value="-0.0103863572377189">
            <text:p>-0.0103863572</text:p>
          </table:table-cell>
          <table:table-cell table:formula="of:=[.C94]/['its-mafft'.C94]" office:value-type="float" office:value="-0.00538599640933573">
            <text:p>-0.0053859964</text:p>
          </table:table-cell>
          <table:table-cell table:formula="of:=[.D94]/['its-mafft'.D94]" office:value-type="float" office:value="-0.16358024691358">
            <text:p>-0.1635802469</text:p>
          </table:table-cell>
          <table:table-cell table:number-columns-repeated="6"/>
        </table:table-row>
        <table:table-row table:style-name="ro2">
          <table:table-cell table:formula="of:=[.A59]" office:value-type="string" office:string-value="M570.fst">
            <text:p>M570.fst</text:p>
          </table:table-cell>
          <table:table-cell table:formula="of:=[.C59]" office:value-type="float" office:value="-0.0197581512180991">
            <text:p>-0.0197581512</text:p>
          </table:table-cell>
          <table:table-cell table:formula="of:=[.I59]" office:value-type="float" office:value="6">
            <text:p>6</text:p>
          </table:table-cell>
          <table:table-cell table:formula="of:=[.J59]" office:value-type="float" office:value="-4">
            <text:p>-4</text:p>
          </table:table-cell>
          <table:table-cell table:formula="of:=[.B95]/['its-mafft'.B95]" office:value-type="float" office:value="-0.0237106891347646">
            <text:p>-0.0237106891</text:p>
          </table:table-cell>
          <table:table-cell table:formula="of:=[.C95]/['its-mafft'.C95]" office:value-type="float" office:value="0.0101010101010101">
            <text:p>0.0101010101</text:p>
          </table:table-cell>
          <table:table-cell table:formula="of:=[.D95]/['its-mafft'.D95]" office:value-type="float" office:value="-0.0481927710843374">
            <text:p>-0.0481927711</text:p>
          </table:table-cell>
          <table:table-cell table:number-columns-repeated="6"/>
        </table:table-row>
        <table:table-row table:style-name="ro2">
          <table:table-cell table:formula="of:=[.A60]" office:value-type="string" office:string-value="M4624.fst">
            <text:p>M4624.fst</text:p>
          </table:table-cell>
          <table:table-cell table:formula="of:=[.C60]" office:value-type="float" office:value="-0.0125746412179447">
            <text:p>-0.0125746412</text:p>
          </table:table-cell>
          <table:table-cell table:formula="of:=[.I60]" office:value-type="float" office:value="-21">
            <text:p>-21</text:p>
          </table:table-cell>
          <table:table-cell table:formula="of:=[.J60]" office:value-type="float" office:value="-7">
            <text:p>-7</text:p>
          </table:table-cell>
          <table:table-cell table:formula="of:=[.B96]/['its-mafft'.B96]" office:value-type="float" office:value="-0.0176098333743803">
            <text:p>-0.0176098334</text:p>
          </table:table-cell>
          <table:table-cell table:formula="of:=[.C96]/['its-mafft'.C96]" office:value-type="float" office:value="-0.0353535353535353">
            <text:p>-0.0353535354</text:p>
          </table:table-cell>
          <table:table-cell table:formula="of:=[.D96]/['its-mafft'.D96]" office:value-type="float" office:value="-0.056">
            <text:p>-0.056</text:p>
          </table:table-cell>
          <table:table-cell table:number-columns-repeated="6"/>
        </table:table-row>
        <table:table-row table:style-name="ro2">
          <table:table-cell table:formula="of:=[.A61]" office:value-type="string" office:string-value="M4674.fst">
            <text:p>M4674.fst</text:p>
          </table:table-cell>
          <table:table-cell table:formula="of:=[.C61]" office:value-type="float" office:value="-0.00165026787679323">
            <text:p>-0.0016502679</text:p>
          </table:table-cell>
          <table:table-cell table:formula="of:=[.I61]" office:value-type="float" office:value="0">
            <text:p>0</text:p>
          </table:table-cell>
          <table:table-cell table:formula="of:=[.J61]" office:value-type="float" office:value="-31">
            <text:p>-31</text:p>
          </table:table-cell>
          <table:table-cell table:formula="of:=[.B97]/['its-mafft'.B97]" office:value-type="float" office:value="-0.00256032873400764">
            <text:p>-0.0025603287</text:p>
          </table:table-cell>
          <table:table-cell table:formula="of:=[.C97]/['its-mafft'.C97]" office:value-type="float" office:value="0">
            <text:p>0</text:p>
          </table:table-cell>
          <table:table-cell table:formula="of:=[.D97]/['its-mafft'.D97]" office:value-type="float" office:value="-0.246031746031746">
            <text:p>-0.246031746</text:p>
          </table:table-cell>
          <table:table-cell table:number-columns-repeated="6"/>
        </table:table-row>
        <table:table-row table:style-name="ro2">
          <table:table-cell table:formula="of:=[.A62]" office:value-type="string" office:string-value="M4466.fst">
            <text:p>M4466.fst</text:p>
          </table:table-cell>
          <table:table-cell table:formula="of:=[.C62]" office:value-type="float" office:value="-0.00423683516863771">
            <text:p>-0.0042368352</text:p>
          </table:table-cell>
          <table:table-cell table:formula="of:=[.I62]" office:value-type="float" office:value="-1">
            <text:p>-1</text:p>
          </table:table-cell>
          <table:table-cell table:formula="of:=[.J62]" office:value-type="float" office:value="2">
            <text:p>2</text:p>
          </table:table-cell>
          <table:table-cell table:formula="of:=[.B98]/['its-mafft'.B98]" office:value-type="float" office:value="-0.00460479457609381">
            <text:p>-0.0046047946</text:p>
          </table:table-cell>
          <table:table-cell table:formula="of:=[.C98]/['its-mafft'.C98]" office:value-type="float" office:value="-0.00467289719626168">
            <text:p>-0.0046728972</text:p>
          </table:table-cell>
          <table:table-cell table:formula="of:=[.D98]/['its-mafft'.D98]" office:value-type="float" office:value="0.0645161290322581">
            <text:p>0.064516129</text:p>
          </table:table-cell>
          <table:table-cell table:number-columns-repeated="6"/>
        </table:table-row>
        <table:table-row table:style-name="ro2">
          <table:table-cell table:formula="of:=[.A63]" office:value-type="string" office:string-value="M4297.fst">
            <text:p>M4297.fst</text:p>
          </table:table-cell>
          <table:table-cell table:formula="of:=[.C63]" office:value-type="float" office:value="0.0570596762678474">
            <text:p>0.0570596763</text:p>
          </table:table-cell>
          <table:table-cell table:formula="of:=[.I63]" office:value-type="float" office:value="28">
            <text:p>28</text:p>
          </table:table-cell>
          <table:table-cell table:formula="of:=[.J63]" office:value-type="float" office:value="-7">
            <text:p>-7</text:p>
          </table:table-cell>
          <table:table-cell table:formula="of:=[.B99]/['its-mafft'.B99]" office:value-type="float" office:value="0.0837676856575869">
            <text:p>0.0837676857</text:p>
          </table:table-cell>
          <table:table-cell table:formula="of:=[.C99]/['its-mafft'.C99]" office:value-type="float" office:value="0.0788732394366197">
            <text:p>0.0788732394</text:p>
          </table:table-cell>
          <table:table-cell table:formula="of:=[.D99]/['its-mafft'.D99]" office:value-type="float" office:value="-0.35">
            <text:p>-0.35</text:p>
          </table:table-cell>
          <table:table-cell table:number-columns-repeated="6"/>
        </table:table-row>
        <table:table-row table:style-name="ro2">
          <table:table-cell table:formula="of:=[.A64]" office:value-type="string" office:string-value="M4587.fst">
            <text:p>M4587.fst</text:p>
          </table:table-cell>
          <table:table-cell table:formula="of:=[.C64]" office:value-type="float" office:value="-0.00153152818856395">
            <text:p>-0.0015315282</text:p>
          </table:table-cell>
          <table:table-cell table:formula="of:=[.I64]" office:value-type="float" office:value="-11">
            <text:p>-11</text:p>
          </table:table-cell>
          <table:table-cell table:formula="of:=[.J64]" office:value-type="float" office:value="-10">
            <text:p>-10</text:p>
          </table:table-cell>
          <table:table-cell table:formula="of:=[.B100]/['its-mafft'.B100]" office:value-type="float" office:value="-0.00207444156457583">
            <text:p>-0.0020744416</text:p>
          </table:table-cell>
          <table:table-cell table:formula="of:=[.C100]/['its-mafft'.C100]" office:value-type="float" office:value="-0.0179153094462541">
            <text:p>-0.0179153094</text:p>
          </table:table-cell>
          <table:table-cell table:formula="of:=[.D100]/['its-mafft'.D100]" office:value-type="float" office:value="-0.0763358778625954">
            <text:p>-0.0763358779</text:p>
          </table:table-cell>
          <table:table-cell table:number-columns-repeated="6"/>
        </table:table-row>
        <table:table-row table:style-name="ro2">
          <table:table-cell table:formula="of:=[.A65]" office:value-type="string" office:string-value="M124.fst">
            <text:p>M124.fst</text:p>
          </table:table-cell>
          <table:table-cell table:formula="of:=[.C65]" office:value-type="float" office:value="0.00127904545269875">
            <text:p>0.0012790455</text:p>
          </table:table-cell>
          <table:table-cell table:formula="of:=[.I65]" office:value-type="float" office:value="-17">
            <text:p>-17</text:p>
          </table:table-cell>
          <table:table-cell table:formula="of:=[.J65]" office:value-type="float" office:value="-6">
            <text:p>-6</text:p>
          </table:table-cell>
          <table:table-cell table:formula="of:=[.B101]/['its-mafft'.B101]" office:value-type="float" office:value="0.00201497332320711">
            <text:p>0.0020149733</text:p>
          </table:table-cell>
          <table:table-cell table:formula="of:=[.C101]/['its-mafft'.C101]" office:value-type="float" office:value="-0.0858585858585859">
            <text:p>-0.0858585859</text:p>
          </table:table-cell>
          <table:table-cell table:formula="of:=[.D101]/['its-mafft'.D101]" office:value-type="float" office:value="-0.162162162162162">
            <text:p>-0.1621621622</text:p>
          </table:table-cell>
          <table:table-cell table:number-columns-repeated="6"/>
        </table:table-row>
        <table:table-row table:style-name="ro2">
          <table:table-cell table:formula="of:=[.A66]" office:value-type="string" office:string-value="M4447.fst">
            <text:p>M4447.fst</text:p>
          </table:table-cell>
          <table:table-cell table:formula="of:=[.C66]" office:value-type="float" office:value="0.00585639267730093">
            <text:p>0.0058563927</text:p>
          </table:table-cell>
          <table:table-cell table:formula="of:=[.I66]" office:value-type="float" office:value="21">
            <text:p>21</text:p>
          </table:table-cell>
          <table:table-cell table:formula="of:=[.J66]" office:value-type="float" office:value="-7">
            <text:p>-7</text:p>
          </table:table-cell>
          <table:table-cell table:formula="of:=[.B102]/['its-mafft'.B102]" office:value-type="float" office:value="0.0139800681203501">
            <text:p>0.0139800681</text:p>
          </table:table-cell>
          <table:table-cell table:formula="of:=[.C102]/['its-mafft'.C102]" office:value-type="float" office:value="0.0262172284644195">
            <text:p>0.0262172285</text:p>
          </table:table-cell>
          <table:table-cell table:formula="of:=[.D102]/['its-mafft'.D102]" office:value-type="float" office:value="-0.106060606060606">
            <text:p>-0.1060606061</text:p>
          </table:table-cell>
          <table:table-cell table:number-columns-repeated="6"/>
        </table:table-row>
        <table:table-row table:style-name="ro2">
          <table:table-cell table:formula="of:=[.A67]" office:value-type="string" office:string-value="M646.fst">
            <text:p>M646.fst</text:p>
          </table:table-cell>
          <table:table-cell table:formula="of:=[.C67]" office:value-type="float" office:value="-0.00213068181818232">
            <text:p>-0.0021306818</text:p>
          </table:table-cell>
          <table:table-cell table:formula="of:=[.I67]" office:value-type="float" office:value="5">
            <text:p>5</text:p>
          </table:table-cell>
          <table:table-cell table:formula="of:=[.J67]" office:value-type="float" office:value="0">
            <text:p>0</text:p>
          </table:table-cell>
          <table:table-cell table:formula="of:=[.B103]/['its-mafft'.B103]" office:value-type="float" office:value="-0.00266577807397597">
            <text:p>-0.0026657781</text:p>
          </table:table-cell>
          <table:table-cell table:formula="of:=[.C103]/['its-mafft'.C103]" office:value-type="float" office:value="0.0235849056603774">
            <text:p>0.0235849057</text:p>
          </table:table-cell>
          <table:table-cell table:formula="of:=[.D103]/['its-mafft'.D103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13"/>
        </table:table-row>
        <table:table-row table:style-name="ro2">
          <table:table-cell table:formula="of:=['its-mafft'.A105]" office:value-type="string" office:string-value="mean">
            <text:p>mean</text:p>
          </table:table-cell>
          <table:table-cell table:formula="of:=[.C69]" office:value-type="float" office:value="0.0034956530155692">
            <text:p>0.003495653</text:p>
          </table:table-cell>
          <table:table-cell table:formula="of:=[.I69]" office:value-type="float" office:value="-0.233333333333348">
            <text:p>-0.2333333333</text:p>
          </table:table-cell>
          <table:table-cell table:formula="of:=[.J69]" office:value-type="float" office:value="-8.13333333333333">
            <text:p>-8.1333333333</text:p>
          </table:table-cell>
          <table:table-cell table:formula="of:=[.B105]/['its-mafft'.B105]" office:value-type="float" office:value="0.00481476245002567">
            <text:p>0.0048147625</text:p>
          </table:table-cell>
          <table:table-cell table:formula="of:=[.C105]/['its-mafft'.C105]" office:value-type="float" office:value="-0.000476514635806702">
            <text:p>-0.0004765146</text:p>
          </table:table-cell>
          <table:table-cell table:formula="of:=[.D105]/['its-mafft'.D105]" office:value-type="float" office:value="-0.100993377483444">
            <text:p>-0.1009933775</text:p>
          </table:table-cell>
          <table:table-cell table:number-columns-repeated="6"/>
        </table:table-row>
      </table:table>
      <table:table table:name="charts" table:style-name="ta1">
        <table:shapes>
          <draw:frame draw:z-index="0" draw:name="ITS Results" draw:style-name="gr1" svg:width="8.7937in" svg:height="7.337in" svg:x="5.9165in" svg:y="0.2213in">
            <draw:object draw:notify-on-update-of-ranges="charts.A6:charts.A6 charts.B6:charts.D6 charts.A7:charts.A7 charts.B7:charts.D7 charts.A8:charts.A8 charts.B8:charts.D8 charts.A9:charts.A9 charts.B9:charts.D9" xlink:href="./Object 1" xlink:type="simple" xlink:show="embed" xlink:actuate="onLoad"/>
            <draw:image xlink:href="./ObjectReplacements/Object 1" xlink:type="simple" xlink:show="embed" xlink:actuate="onLoad"/>
            <svg:title>ITS Results</svg:title>
          </draw:frame>
        </table:shapes>
        <table:table-column table:style-name="co1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formula="of:=['its-mafft'.A73]" office:value-type="string" office:string-value="alignment-file-rated">
            <text:p>alignment-file-rated</text:p>
          </table:table-cell>
          <table:table-cell table:formula="of:=['its-mafft'.B73]" office:value-type="string" office:string-value=" meanColumnValue">
            <text:p><text:s/>meanColumnValue</text:p>
          </table:table-cell>
          <table:table-cell table:formula="of:=['its-mafft'.C73]" office:value-type="string" office:string-value=" substitutionEvents">
            <text:p><text:s/>substitutionEvents</text:p>
          </table:table-cell>
          <table:table-cell table:formula="of:=['its-mafft'.D73]" office:value-type="string" office:string-value=" inDelEvents">
            <text:p><text:s/>inDelEvents</text:p>
          </table:table-cell>
        </table:table-row>
        <table:table-row table:style-name="ro1">
          <table:table-cell office:value-type="string">
            <text:p>mafft</text:p>
          </table:table-cell>
          <table:table-cell table:formula="of:=['its-mafft'.B105]" office:value-type="float" office:value="0.726028137805753">
            <text:p>0.7260281378</text:p>
          </table:table-cell>
          <table:table-cell table:formula="of:=['its-mafft'.C105]" office:value-type="float" office:value="489.666666666667">
            <text:p>489.6666666667</text:p>
          </table:table-cell>
          <table:table-cell table:formula="of:=['its-mafft'.D105]" office:value-type="float" office:value="80.5333333333333">
            <text:p>80.5333333333</text:p>
          </table:table-cell>
        </table:table-row>
        <table:table-row table:style-name="ro1">
          <table:table-cell office:value-type="string">
            <text:p>dcca-10</text:p>
          </table:table-cell>
          <table:table-cell table:formula="of:=['its-dcca-10'.B105]" office:value-type="float" office:value="0.727673485115704">
            <text:p>0.7276734851</text:p>
          </table:table-cell>
          <table:table-cell table:formula="of:=['its-dcca-10'.C105]" office:value-type="float" office:value="490.366666666667">
            <text:p>490.3666666667</text:p>
          </table:table-cell>
          <table:table-cell table:formula="of:=['its-dcca-10'.D105]" office:value-type="float" office:value="71.2333333333333">
            <text:p>71.2333333333</text:p>
          </table:table-cell>
        </table:table-row>
        <table:table-row table:style-name="ro1">
          <table:table-cell office:value-type="string">
            <text:p>einsi</text:p>
          </table:table-cell>
          <table:table-cell table:formula="of:=['its-einsi'.B105]" office:value-type="float" office:value="0.729523790821322">
            <text:p>0.7295237908</text:p>
          </table:table-cell>
          <table:table-cell table:formula="of:=['its-einsi'.C105]" office:value-type="float" office:value="489.433333333333">
            <text:p>489.4333333333</text:p>
          </table:table-cell>
          <table:table-cell table:formula="of:=['its-einsi'.D105]" office:value-type="float" office:value="72.4">
            <text:p>72.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formula="of:=[.A1]" office:value-type="string" office:string-value="alignment-file-rated">
            <text:p>alignment-file-rated</text:p>
          </table:table-cell>
          <table:table-cell table:formula="of:=[.B1]" office:value-type="string" office:string-value=" meanColumnValue">
            <text:p><text:s/>meanColumnValue</text:p>
          </table:table-cell>
          <table:table-cell table:formula="of:=[.C1]" office:value-type="string" office:string-value=" substitutionEvents">
            <text:p><text:s/>substitutionEvents</text:p>
          </table:table-cell>
          <table:table-cell table:formula="of:=[.D1]" office:value-type="string" office:string-value=" inDelEvents">
            <text:p><text:s/>inDelEvents</text:p>
          </table:table-cell>
        </table:table-row>
        <table:table-row table:style-name="ro2">
          <table:table-cell table:formula="of:=[.A2]" office:value-type="string" office:string-value="mafft">
            <text:p>mafft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formula="of:=[.A3]" office:value-type="string" office:string-value="dcca-10">
            <text:p>dcca-10</text:p>
          </table:table-cell>
          <table:table-cell table:formula="of:=[.B3]/[.B2]" office:value-type="float" office:value="1.00226623077574">
            <text:p>1.0022662308</text:p>
          </table:table-cell>
          <table:table-cell table:formula="of:=[.C2]/[.C3]" office:value-type="float" office:value="0.998572496771124">
            <text:p>0.9985724968</text:p>
          </table:table-cell>
          <table:table-cell table:formula="of:=[.D2]/[.D3]" office:value-type="float" office:value="1.13055685540477">
            <text:p>1.1305568554</text:p>
          </table:table-cell>
        </table:table-row>
        <table:table-row table:style-name="ro2">
          <table:table-cell table:formula="of:=[.A4]" office:value-type="string" office:string-value="einsi">
            <text:p>einsi</text:p>
          </table:table-cell>
          <table:table-cell table:formula="of:=[.B4]/[.B2]" office:value-type="float" office:value="1.00481476245003">
            <text:p>1.0048147625</text:p>
          </table:table-cell>
          <table:table-cell table:formula="of:=[.C2]/[.C4]" office:value-type="float" office:value="1.00047674181026">
            <text:p>1.0004767418</text:p>
          </table:table-cell>
          <table:table-cell table:formula="of:=[.D2]/[.D4]" office:value-type="float" office:value="1.11233885819521">
            <text:p>1.1123388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6T18:21:19</meta:creation-date>
    <dc:date>2012-08-22T21:10:00</dc:date>
    <meta:editing-duration>P1DT32M39S</meta:editing-duration>
    <meta:editing-cycles>3</meta:editing-cycles>
    <meta:generator>LibreOffice/3.5$Linux_X86_64 LibreOffice_project/350m1$Build-2</meta:generator>
    <meta:document-statistic meta:table-count="6" meta:cell-count="45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37cm" svg:height="18.637cm" xlink:href=".." xlink:type="simple" chart:class="chart:radar" chart:style-name="ch1">
        <chart:title svg:x="9.921cm" svg:y="0.508cm" chart:style-name="ch2">
          <text:p>ITS Results</text:p>
        </chart:title>
        <chart:legend chart:legend-position="end" svg:x="19.776cm" svg:y="8.521cm" style:legend-expansion="high" chart:style-name="ch3"/>
        <chart:plot-area chart:style-name="ch4" table:cell-range-address="charts.A6:charts.D9" chart:data-source-has-labels="both" svg:x="0.896cm" svg:y="2.031cm" svg:width="18.434cm" svg:height="15.814cm">
          <chartooo:coordinate-region svg:x="3.945cm" svg:y="3.993cm" svg:width="13.342cm" svg:height="13.342cm"/>
          <chart:axis chart:dimension="x" chart:name="primary-x" chart:style-name="ch5" chartooo:axis-type="auto">
            <chartooo:date-scale/>
            <chart:categories table:cell-range-address="charts.B6:charts.D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harts.B7:charts.D7" chart:label-cell-address="charts.A7:charts.A7" chart:class="chart:radar">
            <chart:data-point chart:repeated="3"/>
          </chart:series>
          <chart:series chart:style-name="ch9" chart:values-cell-range-address="charts.B8:charts.D8" chart:label-cell-address="charts.A8:charts.A8" chart:class="chart:radar">
            <chart:data-point chart:repeated="3"/>
          </chart:series>
          <chart:series chart:style-name="ch10" chart:values-cell-range-address="charts.B9:charts.D9" chart:label-cell-address="charts.A9:charts.A9" chart:class="chart:rad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eanColumnValue</text:p>
                <draw:g>
                  <svg:desc>charts.B6:charts.D6</svg:desc>
                </draw:g>
              </table:table-cell>
              <table:table-cell office:value-type="string">
                <text:p> substitutionEvents</text:p>
              </table:table-cell>
              <table:table-cell office:value-type="string">
                <text:p> inDelEvents</text:p>
              </table:table-cell>
            </table:table-row>
          </table:table-header-rows>
          <table:table-rows>
            <table:table-row>
              <table:table-cell office:value-type="string">
                <text:p>mafft</text:p>
                <draw:g>
                  <svg:desc>charts.A7:charts.A7</svg:desc>
                </draw:g>
              </table:table-cell>
              <table:table-cell office:value-type="float" office:value="1">
                <text:p>1</text:p>
                <draw:g>
                  <svg:desc>charts.B7:charts.D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cca-10</text:p>
                <draw:g>
                  <svg:desc>charts.A8:charts.A8</svg:desc>
                </draw:g>
              </table:table-cell>
              <table:table-cell office:value-type="float" office:value="1.00226623077574">
                <text:p>1.00226623077574</text:p>
                <draw:g>
                  <svg:desc>charts.B8:charts.D8</svg:desc>
                </draw:g>
              </table:table-cell>
              <table:table-cell office:value-type="float" office:value="0.998572496771124">
                <text:p>0.998572496771124</text:p>
              </table:table-cell>
              <table:table-cell office:value-type="float" office:value="1.13055685540477">
                <text:p>1.13055685540477</text:p>
              </table:table-cell>
            </table:table-row>
            <table:table-row>
              <table:table-cell office:value-type="string">
                <text:p>einsi</text:p>
                <draw:g>
                  <svg:desc>charts.A9:charts.A9</svg:desc>
                </draw:g>
              </table:table-cell>
              <table:table-cell office:value-type="float" office:value="1.00481476245003">
                <text:p>1.00481476245003</text:p>
                <draw:g>
                  <svg:desc>charts.B9:charts.D9</svg:desc>
                </draw:g>
              </table:table-cell>
              <table:table-cell office:value-type="float" office:value="1.00047674181026">
                <text:p>1.00047674181026</text:p>
              </table:table-cell>
              <table:table-cell office:value-type="float" office:value="1.11233885819521">
                <text:p>1.112338858195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